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A_3_20217" table:style-name="ta1">
        <table:shapes>
          <draw:frame draw:z-index="0" draw:style-name="gr1" draw:text-style-name="P1" svg:width="39.609cm" svg:height="22.279cm" svg:x="3.597cm" svg:y="0.1cm">
            <draw:object draw:notify-on-update-of-ranges="27A_3_20217.A1:27A_3_20217.A983 27A_3_20217.B1:27A_3_20217.B9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.631625" calcext:value-type="float">
            <text:p>5,631625</text:p>
          </table:table-cell>
          <table:table-cell office:value-type="float" office:value="7.589243" calcext:value-type="float">
            <text:p>7,589243</text:p>
          </table:table-cell>
        </table:table-row>
        <table:table-row table:style-name="ro1">
          <table:table-cell office:value-type="float" office:value="1.868702" calcext:value-type="float">
            <text:p>1,868702</text:p>
          </table:table-cell>
          <table:table-cell office:value-type="float" office:value="2.203377" calcext:value-type="float">
            <text:p>2,203377</text:p>
          </table:table-cell>
        </table:table-row>
        <table:table-row table:style-name="ro1">
          <table:table-cell office:value-type="float" office:value="2.467311" calcext:value-type="float">
            <text:p>2,467311</text:p>
          </table:table-cell>
          <table:table-cell office:value-type="float" office:value="2.727577" calcext:value-type="float">
            <text:p>2,727577</text:p>
          </table:table-cell>
        </table:table-row>
        <table:table-row table:style-name="ro1">
          <table:table-cell office:value-type="float" office:value="4.949442" calcext:value-type="float">
            <text:p>4,949442</text:p>
          </table:table-cell>
          <table:table-cell office:value-type="float" office:value="6.339623" calcext:value-type="float">
            <text:p>6,339623</text:p>
          </table:table-cell>
        </table:table-row>
        <table:table-row table:style-name="ro1">
          <table:table-cell office:value-type="float" office:value="5.621995" calcext:value-type="float">
            <text:p>5,621995</text:p>
          </table:table-cell>
          <table:table-cell office:value-type="float" office:value="8.362551" calcext:value-type="float">
            <text:p>8,362551</text:p>
          </table:table-cell>
        </table:table-row>
        <table:table-row table:style-name="ro1">
          <table:table-cell office:value-type="float" office:value="3.579048" calcext:value-type="float">
            <text:p>3,579048</text:p>
          </table:table-cell>
          <table:table-cell office:value-type="float" office:value="6.108294" calcext:value-type="float">
            <text:p>6,108294</text:p>
          </table:table-cell>
        </table:table-row>
        <table:table-row table:style-name="ro1">
          <table:table-cell office:value-type="float" office:value="3.77397" calcext:value-type="float">
            <text:p>3,77397</text:p>
          </table:table-cell>
          <table:table-cell office:value-type="float" office:value="6.832873" calcext:value-type="float">
            <text:p>6,832873</text:p>
          </table:table-cell>
        </table:table-row>
        <table:table-row table:style-name="ro1">
          <table:table-cell office:value-type="float" office:value="2.674297" calcext:value-type="float">
            <text:p>2,674297</text:p>
          </table:table-cell>
          <table:table-cell office:value-type="float" office:value="1.770223" calcext:value-type="float">
            <text:p>1,770223</text:p>
          </table:table-cell>
        </table:table-row>
        <table:table-row table:style-name="ro1">
          <table:table-cell office:value-type="float" office:value="4.795038" calcext:value-type="float">
            <text:p>4,795038</text:p>
          </table:table-cell>
          <table:table-cell office:value-type="float" office:value="7.696586" calcext:value-type="float">
            <text:p>7,696586</text:p>
          </table:table-cell>
        </table:table-row>
        <table:table-row table:style-name="ro1">
          <table:table-cell office:value-type="float" office:value="5.835016" calcext:value-type="float">
            <text:p>5,835016</text:p>
          </table:table-cell>
          <table:table-cell office:value-type="float" office:value="6.548611" calcext:value-type="float">
            <text:p>6,548611</text:p>
          </table:table-cell>
        </table:table-row>
        <table:table-row table:style-name="ro1">
          <table:table-cell office:value-type="float" office:value="0.653963" calcext:value-type="float">
            <text:p>0,653963</text:p>
          </table:table-cell>
          <table:table-cell office:value-type="float" office:value="1.80873" calcext:value-type="float">
            <text:p>1,80873</text:p>
          </table:table-cell>
        </table:table-row>
        <table:table-row table:style-name="ro1">
          <table:table-cell office:value-type="float" office:value="1.878422" calcext:value-type="float">
            <text:p>1,878422</text:p>
          </table:table-cell>
          <table:table-cell office:value-type="float" office:value="3.769425" calcext:value-type="float">
            <text:p>3,769425</text:p>
          </table:table-cell>
        </table:table-row>
        <table:table-row table:style-name="ro1">
          <table:table-cell office:value-type="float" office:value="4.031307" calcext:value-type="float">
            <text:p>4,031307</text:p>
          </table:table-cell>
          <table:table-cell office:value-type="float" office:value="7.145948" calcext:value-type="float">
            <text:p>7,145948</text:p>
          </table:table-cell>
        </table:table-row>
        <table:table-row table:style-name="ro1">
          <table:table-cell office:value-type="float" office:value="0.471512" calcext:value-type="float">
            <text:p>0,471512</text:p>
          </table:table-cell>
          <table:table-cell office:value-type="float" office:value="2.918673" calcext:value-type="float">
            <text:p>2,918673</text:p>
          </table:table-cell>
        </table:table-row>
        <table:table-row table:style-name="ro1">
          <table:table-cell office:value-type="float" office:value="4.171769" calcext:value-type="float">
            <text:p>4,171769</text:p>
          </table:table-cell>
          <table:table-cell office:value-type="float" office:value="6.339868" calcext:value-type="float">
            <text:p>6,339868</text:p>
          </table:table-cell>
        </table:table-row>
        <table:table-row table:style-name="ro1">
          <table:table-cell office:value-type="float" office:value="1.07934" calcext:value-type="float">
            <text:p>1,07934</text:p>
          </table:table-cell>
          <table:table-cell office:value-type="float" office:value="2.059435" calcext:value-type="float">
            <text:p>2,059435</text:p>
          </table:table-cell>
        </table:table-row>
        <table:table-row table:style-name="ro1">
          <table:table-cell office:value-type="float" office:value="2.052584" calcext:value-type="float">
            <text:p>2,052584</text:p>
          </table:table-cell>
          <table:table-cell office:value-type="float" office:value="1.542036" calcext:value-type="float">
            <text:p>1,542036</text:p>
          </table:table-cell>
        </table:table-row>
        <table:table-row table:style-name="ro1">
          <table:table-cell office:value-type="float" office:value="4.440341" calcext:value-type="float">
            <text:p>4,440341</text:p>
          </table:table-cell>
          <table:table-cell office:value-type="float" office:value="7.407098" calcext:value-type="float">
            <text:p>7,407098</text:p>
          </table:table-cell>
        </table:table-row>
        <table:table-row table:style-name="ro1">
          <table:table-cell office:value-type="float" office:value="5.084529" calcext:value-type="float">
            <text:p>5,084529</text:p>
          </table:table-cell>
          <table:table-cell office:value-type="float" office:value="6.778813" calcext:value-type="float">
            <text:p>6,778813</text:p>
          </table:table-cell>
        </table:table-row>
        <table:table-row table:style-name="ro1">
          <table:table-cell office:value-type="float" office:value="1.851659" calcext:value-type="float">
            <text:p>1,851659</text:p>
          </table:table-cell>
          <table:table-cell office:value-type="float" office:value="3.010824" calcext:value-type="float">
            <text:p>3,010824</text:p>
          </table:table-cell>
        </table:table-row>
        <table:table-row table:style-name="ro1">
          <table:table-cell office:value-type="float" office:value="3.057431" calcext:value-type="float">
            <text:p>3,057431</text:p>
          </table:table-cell>
          <table:table-cell office:value-type="float" office:value="7.52905" calcext:value-type="float">
            <text:p>7,52905</text:p>
          </table:table-cell>
        </table:table-row>
        <table:table-row table:style-name="ro1">
          <table:table-cell office:value-type="float" office:value="1.923587" calcext:value-type="float">
            <text:p>1,923587</text:p>
          </table:table-cell>
          <table:table-cell office:value-type="float" office:value="2.881345" calcext:value-type="float">
            <text:p>2,881345</text:p>
          </table:table-cell>
        </table:table-row>
        <table:table-row table:style-name="ro1">
          <table:table-cell office:value-type="float" office:value="3.603404" calcext:value-type="float">
            <text:p>3,603404</text:p>
          </table:table-cell>
          <table:table-cell office:value-type="float" office:value="6.73496" calcext:value-type="float">
            <text:p>6,73496</text:p>
          </table:table-cell>
        </table:table-row>
        <table:table-row table:style-name="ro1">
          <table:table-cell office:value-type="float" office:value="3.759544" calcext:value-type="float">
            <text:p>3,759544</text:p>
          </table:table-cell>
          <table:table-cell office:value-type="float" office:value="6.941369" calcext:value-type="float">
            <text:p>6,941369</text:p>
          </table:table-cell>
        </table:table-row>
        <table:table-row table:style-name="ro1">
          <table:table-cell office:value-type="float" office:value="1.541646" calcext:value-type="float">
            <text:p>1,541646</text:p>
          </table:table-cell>
          <table:table-cell office:value-type="float" office:value="2.256402" calcext:value-type="float">
            <text:p>2,256402</text:p>
          </table:table-cell>
        </table:table-row>
        <table:table-row table:style-name="ro1">
          <table:table-cell office:value-type="float" office:value="4.738478" calcext:value-type="float">
            <text:p>4,738478</text:p>
          </table:table-cell>
          <table:table-cell office:value-type="float" office:value="7.309608" calcext:value-type="float">
            <text:p>7,309608</text:p>
          </table:table-cell>
        </table:table-row>
        <table:table-row table:style-name="ro1">
          <table:table-cell office:value-type="float" office:value="4.517601" calcext:value-type="float">
            <text:p>4,517601</text:p>
          </table:table-cell>
          <table:table-cell office:value-type="float" office:value="6.745765" calcext:value-type="float">
            <text:p>6,745765</text:p>
          </table:table-cell>
        </table:table-row>
        <table:table-row table:style-name="ro1">
          <table:table-cell office:value-type="float" office:value="2.844585" calcext:value-type="float">
            <text:p>2,844585</text:p>
          </table:table-cell>
          <table:table-cell office:value-type="float" office:value="1.862312" calcext:value-type="float">
            <text:p>1,862312</text:p>
          </table:table-cell>
        </table:table-row>
        <table:table-row table:style-name="ro1">
          <table:table-cell office:value-type="float" office:value="0.919339" calcext:value-type="float">
            <text:p>0,919339</text:p>
          </table:table-cell>
          <table:table-cell office:value-type="float" office:value="1.690411" calcext:value-type="float">
            <text:p>1,690411</text:p>
          </table:table-cell>
        </table:table-row>
        <table:table-row table:style-name="ro1">
          <table:table-cell office:value-type="float" office:value="4.439858" calcext:value-type="float">
            <text:p>4,439858</text:p>
          </table:table-cell>
          <table:table-cell office:value-type="float" office:value="6.174776" calcext:value-type="float">
            <text:p>6,174776</text:p>
          </table:table-cell>
        </table:table-row>
        <table:table-row table:style-name="ro1">
          <table:table-cell office:value-type="float" office:value="2.058778" calcext:value-type="float">
            <text:p>2,058778</text:p>
          </table:table-cell>
          <table:table-cell office:value-type="float" office:value="1.910961" calcext:value-type="float">
            <text:p>1,910961</text:p>
          </table:table-cell>
        </table:table-row>
        <table:table-row table:style-name="ro1">
          <table:table-cell office:value-type="float" office:value="2.731844" calcext:value-type="float">
            <text:p>2,731844</text:p>
          </table:table-cell>
          <table:table-cell office:value-type="float" office:value="1.860269" calcext:value-type="float">
            <text:p>1,860269</text:p>
          </table:table-cell>
        </table:table-row>
        <table:table-row table:style-name="ro1">
          <table:table-cell office:value-type="float" office:value="1.401302" calcext:value-type="float">
            <text:p>1,401302</text:p>
          </table:table-cell>
          <table:table-cell office:value-type="float" office:value="1.77493" calcext:value-type="float">
            <text:p>1,77493</text:p>
          </table:table-cell>
        </table:table-row>
        <table:table-row table:style-name="ro1">
          <table:table-cell office:value-type="float" office:value="4.259954" calcext:value-type="float">
            <text:p>4,259954</text:p>
          </table:table-cell>
          <table:table-cell office:value-type="float" office:value="7.376495" calcext:value-type="float">
            <text:p>7,376495</text:p>
          </table:table-cell>
        </table:table-row>
        <table:table-row table:style-name="ro1">
          <table:table-cell office:value-type="float" office:value="3.649792" calcext:value-type="float">
            <text:p>3,649792</text:p>
          </table:table-cell>
          <table:table-cell office:value-type="float" office:value="6.225045" calcext:value-type="float">
            <text:p>6,225045</text:p>
          </table:table-cell>
        </table:table-row>
        <table:table-row table:style-name="ro1">
          <table:table-cell office:value-type="float" office:value="0.901273" calcext:value-type="float">
            <text:p>0,901273</text:p>
          </table:table-cell>
          <table:table-cell office:value-type="float" office:value="3.170188" calcext:value-type="float">
            <text:p>3,170188</text:p>
          </table:table-cell>
        </table:table-row>
        <table:table-row table:style-name="ro1">
          <table:table-cell office:value-type="float" office:value="1.949477" calcext:value-type="float">
            <text:p>1,949477</text:p>
          </table:table-cell>
          <table:table-cell office:value-type="float" office:value="1.425976" calcext:value-type="float">
            <text:p>1,425976</text:p>
          </table:table-cell>
        </table:table-row>
        <table:table-row table:style-name="ro1">
          <table:table-cell office:value-type="float" office:value="2.104091" calcext:value-type="float">
            <text:p>2,104091</text:p>
          </table:table-cell>
          <table:table-cell office:value-type="float" office:value="2.469303" calcext:value-type="float">
            <text:p>2,469303</text:p>
          </table:table-cell>
        </table:table-row>
        <table:table-row table:style-name="ro1">
          <table:table-cell office:value-type="float" office:value="4.335092" calcext:value-type="float">
            <text:p>4,335092</text:p>
          </table:table-cell>
          <table:table-cell office:value-type="float" office:value="6.784296" calcext:value-type="float">
            <text:p>6,784296</text:p>
          </table:table-cell>
        </table:table-row>
        <table:table-row table:style-name="ro1">
          <table:table-cell office:value-type="float" office:value="2.511189" calcext:value-type="float">
            <text:p>2,511189</text:p>
          </table:table-cell>
          <table:table-cell office:value-type="float" office:value="3.43227" calcext:value-type="float">
            <text:p>3,43227</text:p>
          </table:table-cell>
        </table:table-row>
        <table:table-row table:style-name="ro1">
          <table:table-cell office:value-type="float" office:value="1.251176" calcext:value-type="float">
            <text:p>1,251176</text:p>
          </table:table-cell>
          <table:table-cell office:value-type="float" office:value="3.533844" calcext:value-type="float">
            <text:p>3,533844</text:p>
          </table:table-cell>
        </table:table-row>
        <table:table-row table:style-name="ro1">
          <table:table-cell office:value-type="float" office:value="1.136873" calcext:value-type="float">
            <text:p>1,136873</text:p>
          </table:table-cell>
          <table:table-cell office:value-type="float" office:value="2.292529" calcext:value-type="float">
            <text:p>2,292529</text:p>
          </table:table-cell>
        </table:table-row>
        <table:table-row table:style-name="ro1">
          <table:table-cell office:value-type="float" office:value="2.058942" calcext:value-type="float">
            <text:p>2,058942</text:p>
          </table:table-cell>
          <table:table-cell office:value-type="float" office:value="1.661706" calcext:value-type="float">
            <text:p>1,661706</text:p>
          </table:table-cell>
        </table:table-row>
        <table:table-row table:style-name="ro1">
          <table:table-cell office:value-type="float" office:value="2.268336" calcext:value-type="float">
            <text:p>2,268336</text:p>
          </table:table-cell>
          <table:table-cell office:value-type="float" office:value="3.105869" calcext:value-type="float">
            <text:p>3,105869</text:p>
          </table:table-cell>
        </table:table-row>
        <table:table-row table:style-name="ro1">
          <table:table-cell office:value-type="float" office:value="3.187679" calcext:value-type="float">
            <text:p>3,187679</text:p>
          </table:table-cell>
          <table:table-cell office:value-type="float" office:value="3.344202" calcext:value-type="float">
            <text:p>3,344202</text:p>
          </table:table-cell>
        </table:table-row>
        <table:table-row table:style-name="ro1">
          <table:table-cell office:value-type="float" office:value="1.824707" calcext:value-type="float">
            <text:p>1,824707</text:p>
          </table:table-cell>
          <table:table-cell office:value-type="float" office:value="1.844109" calcext:value-type="float">
            <text:p>1,844109</text:p>
          </table:table-cell>
        </table:table-row>
        <table:table-row table:style-name="ro1">
          <table:table-cell office:value-type="float" office:value="2.252499" calcext:value-type="float">
            <text:p>2,252499</text:p>
          </table:table-cell>
          <table:table-cell office:value-type="float" office:value="1.966527" calcext:value-type="float">
            <text:p>1,966527</text:p>
          </table:table-cell>
        </table:table-row>
        <table:table-row table:style-name="ro1">
          <table:table-cell office:value-type="float" office:value="4.144" calcext:value-type="float">
            <text:p>4,144</text:p>
          </table:table-cell>
          <table:table-cell office:value-type="float" office:value="7.644025" calcext:value-type="float">
            <text:p>7,644025</text:p>
          </table:table-cell>
        </table:table-row>
        <table:table-row table:style-name="ro1">
          <table:table-cell office:value-type="float" office:value="3.700753" calcext:value-type="float">
            <text:p>3,700753</text:p>
          </table:table-cell>
          <table:table-cell office:value-type="float" office:value="8.04823" calcext:value-type="float">
            <text:p>8,04823</text:p>
          </table:table-cell>
        </table:table-row>
        <table:table-row table:style-name="ro1">
          <table:table-cell office:value-type="float" office:value="4.793627" calcext:value-type="float">
            <text:p>4,793627</text:p>
          </table:table-cell>
          <table:table-cell office:value-type="float" office:value="7.016555" calcext:value-type="float">
            <text:p>7,016555</text:p>
          </table:table-cell>
        </table:table-row>
        <table:table-row table:style-name="ro1">
          <table:table-cell office:value-type="float" office:value="4.500416" calcext:value-type="float">
            <text:p>4,500416</text:p>
          </table:table-cell>
          <table:table-cell office:value-type="float" office:value="6.899027" calcext:value-type="float">
            <text:p>6,899027</text:p>
          </table:table-cell>
        </table:table-row>
        <table:table-row table:style-name="ro1">
          <table:table-cell office:value-type="float" office:value="4.57276" calcext:value-type="float">
            <text:p>4,57276</text:p>
          </table:table-cell>
          <table:table-cell office:value-type="float" office:value="8.102587" calcext:value-type="float">
            <text:p>8,102587</text:p>
          </table:table-cell>
        </table:table-row>
        <table:table-row table:style-name="ro1">
          <table:table-cell office:value-type="float" office:value="4.879175" calcext:value-type="float">
            <text:p>4,879175</text:p>
          </table:table-cell>
          <table:table-cell office:value-type="float" office:value="6.873148" calcext:value-type="float">
            <text:p>6,873148</text:p>
          </table:table-cell>
        </table:table-row>
        <table:table-row table:style-name="ro1">
          <table:table-cell office:value-type="float" office:value="2.612946" calcext:value-type="float">
            <text:p>2,612946</text:p>
          </table:table-cell>
          <table:table-cell office:value-type="float" office:value="2.382984" calcext:value-type="float">
            <text:p>2,382984</text:p>
          </table:table-cell>
        </table:table-row>
        <table:table-row table:style-name="ro1">
          <table:table-cell office:value-type="float" office:value="2.543831" calcext:value-type="float">
            <text:p>2,543831</text:p>
          </table:table-cell>
          <table:table-cell office:value-type="float" office:value="2.015898" calcext:value-type="float">
            <text:p>2,015898</text:p>
          </table:table-cell>
        </table:table-row>
        <table:table-row table:style-name="ro1">
          <table:table-cell office:value-type="float" office:value="4.333401" calcext:value-type="float">
            <text:p>4,333401</text:p>
          </table:table-cell>
          <table:table-cell office:value-type="float" office:value="6.958763" calcext:value-type="float">
            <text:p>6,958763</text:p>
          </table:table-cell>
        </table:table-row>
        <table:table-row table:style-name="ro1">
          <table:table-cell office:value-type="float" office:value="5.253138" calcext:value-type="float">
            <text:p>5,253138</text:p>
          </table:table-cell>
          <table:table-cell office:value-type="float" office:value="6.600387" calcext:value-type="float">
            <text:p>6,600387</text:p>
          </table:table-cell>
        </table:table-row>
        <table:table-row table:style-name="ro1">
          <table:table-cell office:value-type="float" office:value="5.779424" calcext:value-type="float">
            <text:p>5,779424</text:p>
          </table:table-cell>
          <table:table-cell office:value-type="float" office:value="5.605635" calcext:value-type="float">
            <text:p>5,605635</text:p>
          </table:table-cell>
        </table:table-row>
        <table:table-row table:style-name="ro1">
          <table:table-cell office:value-type="float" office:value="5.041009" calcext:value-type="float">
            <text:p>5,041009</text:p>
          </table:table-cell>
          <table:table-cell office:value-type="float" office:value="7.766113" calcext:value-type="float">
            <text:p>7,766113</text:p>
          </table:table-cell>
        </table:table-row>
        <table:table-row table:style-name="ro1">
          <table:table-cell office:value-type="float" office:value="2.015281" calcext:value-type="float">
            <text:p>2,015281</text:p>
          </table:table-cell>
          <table:table-cell office:value-type="float" office:value="2.356657" calcext:value-type="float">
            <text:p>2,356657</text:p>
          </table:table-cell>
        </table:table-row>
        <table:table-row table:style-name="ro1">
          <table:table-cell office:value-type="float" office:value="1.166181" calcext:value-type="float">
            <text:p>1,166181</text:p>
          </table:table-cell>
          <table:table-cell office:value-type="float" office:value="1.772713" calcext:value-type="float">
            <text:p>1,772713</text:p>
          </table:table-cell>
        </table:table-row>
        <table:table-row table:style-name="ro1">
          <table:table-cell office:value-type="float" office:value="4.945259" calcext:value-type="float">
            <text:p>4,945259</text:p>
          </table:table-cell>
          <table:table-cell office:value-type="float" office:value="6.252649" calcext:value-type="float">
            <text:p>6,252649</text:p>
          </table:table-cell>
        </table:table-row>
        <table:table-row table:style-name="ro1">
          <table:table-cell office:value-type="float" office:value="2.191809" calcext:value-type="float">
            <text:p>2,191809</text:p>
          </table:table-cell>
          <table:table-cell office:value-type="float" office:value="1.387578" calcext:value-type="float">
            <text:p>1,387578</text:p>
          </table:table-cell>
        </table:table-row>
        <table:table-row table:style-name="ro1">
          <table:table-cell office:value-type="float" office:value="4.198133" calcext:value-type="float">
            <text:p>4,198133</text:p>
          </table:table-cell>
          <table:table-cell office:value-type="float" office:value="6.271031" calcext:value-type="float">
            <text:p>6,271031</text:p>
          </table:table-cell>
        </table:table-row>
        <table:table-row table:style-name="ro1">
          <table:table-cell office:value-type="float" office:value="2.436926" calcext:value-type="float">
            <text:p>2,436926</text:p>
          </table:table-cell>
          <table:table-cell office:value-type="float" office:value="1.203846" calcext:value-type="float">
            <text:p>1,203846</text:p>
          </table:table-cell>
        </table:table-row>
        <table:table-row table:style-name="ro1">
          <table:table-cell office:value-type="float" office:value="1.578055" calcext:value-type="float">
            <text:p>1,578055</text:p>
          </table:table-cell>
          <table:table-cell office:value-type="float" office:value="2.843345" calcext:value-type="float">
            <text:p>2,843345</text:p>
          </table:table-cell>
        </table:table-row>
        <table:table-row table:style-name="ro1">
          <table:table-cell office:value-type="float" office:value="0.849279" calcext:value-type="float">
            <text:p>0,849279</text:p>
          </table:table-cell>
          <table:table-cell office:value-type="float" office:value="3.186433" calcext:value-type="float">
            <text:p>3,186433</text:p>
          </table:table-cell>
        </table:table-row>
        <table:table-row table:style-name="ro1">
          <table:table-cell office:value-type="float" office:value="4.936381" calcext:value-type="float">
            <text:p>4,936381</text:p>
          </table:table-cell>
          <table:table-cell office:value-type="float" office:value="8.30588" calcext:value-type="float">
            <text:p>8,30588</text:p>
          </table:table-cell>
        </table:table-row>
        <table:table-row table:style-name="ro1">
          <table:table-cell office:value-type="float" office:value="1.151604" calcext:value-type="float">
            <text:p>1,151604</text:p>
          </table:table-cell>
          <table:table-cell office:value-type="float" office:value="2.468599" calcext:value-type="float">
            <text:p>2,468599</text:p>
          </table:table-cell>
        </table:table-row>
        <table:table-row table:style-name="ro1">
          <table:table-cell office:value-type="float" office:value="0.864123" calcext:value-type="float">
            <text:p>0,864123</text:p>
          </table:table-cell>
          <table:table-cell office:value-type="float" office:value="2.291335" calcext:value-type="float">
            <text:p>2,291335</text:p>
          </table:table-cell>
        </table:table-row>
        <table:table-row table:style-name="ro1">
          <table:table-cell office:value-type="float" office:value="3.15856" calcext:value-type="float">
            <text:p>3,15856</text:p>
          </table:table-cell>
          <table:table-cell office:value-type="float" office:value="6.513527" calcext:value-type="float">
            <text:p>6,513527</text:p>
          </table:table-cell>
        </table:table-row>
        <table:table-row table:style-name="ro1">
          <table:table-cell office:value-type="float" office:value="4.560063" calcext:value-type="float">
            <text:p>4,560063</text:p>
          </table:table-cell>
          <table:table-cell office:value-type="float" office:value="7.541338" calcext:value-type="float">
            <text:p>7,541338</text:p>
          </table:table-cell>
        </table:table-row>
        <table:table-row table:style-name="ro1">
          <table:table-cell office:value-type="float" office:value="5.522662" calcext:value-type="float">
            <text:p>5,522662</text:p>
          </table:table-cell>
          <table:table-cell office:value-type="float" office:value="7.405482" calcext:value-type="float">
            <text:p>7,405482</text:p>
          </table:table-cell>
        </table:table-row>
        <table:table-row table:style-name="ro1">
          <table:table-cell office:value-type="float" office:value="2.18633" calcext:value-type="float">
            <text:p>2,18633</text:p>
          </table:table-cell>
          <table:table-cell office:value-type="float" office:value="3.671268" calcext:value-type="float">
            <text:p>3,671268</text:p>
          </table:table-cell>
        </table:table-row>
        <table:table-row table:style-name="ro1">
          <table:table-cell office:value-type="float" office:value="3.788388" calcext:value-type="float">
            <text:p>3,788388</text:p>
          </table:table-cell>
          <table:table-cell office:value-type="float" office:value="6.752383" calcext:value-type="float">
            <text:p>6,752383</text:p>
          </table:table-cell>
        </table:table-row>
        <table:table-row table:style-name="ro1">
          <table:table-cell office:value-type="float" office:value="4.67056" calcext:value-type="float">
            <text:p>4,67056</text:p>
          </table:table-cell>
          <table:table-cell office:value-type="float" office:value="6.028661" calcext:value-type="float">
            <text:p>6,028661</text:p>
          </table:table-cell>
        </table:table-row>
        <table:table-row table:style-name="ro1">
          <table:table-cell office:value-type="float" office:value="3.734609" calcext:value-type="float">
            <text:p>3,734609</text:p>
          </table:table-cell>
          <table:table-cell office:value-type="float" office:value="7.368118" calcext:value-type="float">
            <text:p>7,368118</text:p>
          </table:table-cell>
        </table:table-row>
        <table:table-row table:style-name="ro1">
          <table:table-cell office:value-type="float" office:value="5.383463" calcext:value-type="float">
            <text:p>5,383463</text:p>
          </table:table-cell>
          <table:table-cell office:value-type="float" office:value="6.974742" calcext:value-type="float">
            <text:p>6,974742</text:p>
          </table:table-cell>
        </table:table-row>
        <table:table-row table:style-name="ro1">
          <table:table-cell office:value-type="float" office:value="5.19281" calcext:value-type="float">
            <text:p>5,19281</text:p>
          </table:table-cell>
          <table:table-cell office:value-type="float" office:value="7.410071" calcext:value-type="float">
            <text:p>7,410071</text:p>
          </table:table-cell>
        </table:table-row>
        <table:table-row table:style-name="ro1">
          <table:table-cell office:value-type="float" office:value="2.71409" calcext:value-type="float">
            <text:p>2,71409</text:p>
          </table:table-cell>
          <table:table-cell office:value-type="float" office:value="1.577165" calcext:value-type="float">
            <text:p>1,577165</text:p>
          </table:table-cell>
        </table:table-row>
        <table:table-row table:style-name="ro1">
          <table:table-cell office:value-type="float" office:value="1.632383" calcext:value-type="float">
            <text:p>1,632383</text:p>
          </table:table-cell>
          <table:table-cell office:value-type="float" office:value="2.249753" calcext:value-type="float">
            <text:p>2,249753</text:p>
          </table:table-cell>
        </table:table-row>
        <table:table-row table:style-name="ro1">
          <table:table-cell office:value-type="float" office:value="1.791693" calcext:value-type="float">
            <text:p>1,791693</text:p>
          </table:table-cell>
          <table:table-cell office:value-type="float" office:value="2.62676" calcext:value-type="float">
            <text:p>2,62676</text:p>
          </table:table-cell>
        </table:table-row>
        <table:table-row table:style-name="ro1">
          <table:table-cell office:value-type="float" office:value="3.027243" calcext:value-type="float">
            <text:p>3,027243</text:p>
          </table:table-cell>
          <table:table-cell office:value-type="float" office:value="6.182833" calcext:value-type="float">
            <text:p>6,182833</text:p>
          </table:table-cell>
        </table:table-row>
        <table:table-row table:style-name="ro1">
          <table:table-cell office:value-type="float" office:value="2.697153" calcext:value-type="float">
            <text:p>2,697153</text:p>
          </table:table-cell>
          <table:table-cell office:value-type="float" office:value="3.21303" calcext:value-type="float">
            <text:p>3,21303</text:p>
          </table:table-cell>
        </table:table-row>
        <table:table-row table:style-name="ro1">
          <table:table-cell office:value-type="float" office:value="1.574787" calcext:value-type="float">
            <text:p>1,574787</text:p>
          </table:table-cell>
          <table:table-cell office:value-type="float" office:value="2.634761" calcext:value-type="float">
            <text:p>2,634761</text:p>
          </table:table-cell>
        </table:table-row>
        <table:table-row table:style-name="ro1">
          <table:table-cell office:value-type="float" office:value="1.198257" calcext:value-type="float">
            <text:p>1,198257</text:p>
          </table:table-cell>
          <table:table-cell office:value-type="float" office:value="1.956266" calcext:value-type="float">
            <text:p>1,956266</text:p>
          </table:table-cell>
        </table:table-row>
        <table:table-row table:style-name="ro1">
          <table:table-cell office:value-type="float" office:value="1.497131" calcext:value-type="float">
            <text:p>1,497131</text:p>
          </table:table-cell>
          <table:table-cell office:value-type="float" office:value="2.322495" calcext:value-type="float">
            <text:p>2,322495</text:p>
          </table:table-cell>
        </table:table-row>
        <table:table-row table:style-name="ro1">
          <table:table-cell office:value-type="float" office:value="4.920555" calcext:value-type="float">
            <text:p>4,920555</text:p>
          </table:table-cell>
          <table:table-cell office:value-type="float" office:value="6.386936" calcext:value-type="float">
            <text:p>6,386936</text:p>
          </table:table-cell>
        </table:table-row>
        <table:table-row table:style-name="ro1">
          <table:table-cell office:value-type="float" office:value="3.624382" calcext:value-type="float">
            <text:p>3,624382</text:p>
          </table:table-cell>
          <table:table-cell office:value-type="float" office:value="7.345565" calcext:value-type="float">
            <text:p>7,345565</text:p>
          </table:table-cell>
        </table:table-row>
        <table:table-row table:style-name="ro1">
          <table:table-cell office:value-type="float" office:value="1.147744" calcext:value-type="float">
            <text:p>1,147744</text:p>
          </table:table-cell>
          <table:table-cell office:value-type="float" office:value="2.675222" calcext:value-type="float">
            <text:p>2,675222</text:p>
          </table:table-cell>
        </table:table-row>
        <table:table-row table:style-name="ro1">
          <table:table-cell office:value-type="float" office:value="4.644015" calcext:value-type="float">
            <text:p>4,644015</text:p>
          </table:table-cell>
          <table:table-cell office:value-type="float" office:value="7.345183" calcext:value-type="float">
            <text:p>7,345183</text:p>
          </table:table-cell>
        </table:table-row>
        <table:table-row table:style-name="ro1">
          <table:table-cell office:value-type="float" office:value="5.192038" calcext:value-type="float">
            <text:p>5,192038</text:p>
          </table:table-cell>
          <table:table-cell office:value-type="float" office:value="7.736955" calcext:value-type="float">
            <text:p>7,736955</text:p>
          </table:table-cell>
        </table:table-row>
        <table:table-row table:style-name="ro1">
          <table:table-cell office:value-type="float" office:value="1.46825" calcext:value-type="float">
            <text:p>1,46825</text:p>
          </table:table-cell>
          <table:table-cell office:value-type="float" office:value="2.763448" calcext:value-type="float">
            <text:p>2,763448</text:p>
          </table:table-cell>
        </table:table-row>
        <table:table-row table:style-name="ro1">
          <table:table-cell office:value-type="float" office:value="3.781263" calcext:value-type="float">
            <text:p>3,781263</text:p>
          </table:table-cell>
          <table:table-cell office:value-type="float" office:value="5.994747" calcext:value-type="float">
            <text:p>5,994747</text:p>
          </table:table-cell>
        </table:table-row>
        <table:table-row table:style-name="ro1">
          <table:table-cell office:value-type="float" office:value="5.567798" calcext:value-type="float">
            <text:p>5,567798</text:p>
          </table:table-cell>
          <table:table-cell office:value-type="float" office:value="6.095733" calcext:value-type="float">
            <text:p>6,095733</text:p>
          </table:table-cell>
        </table:table-row>
        <table:table-row table:style-name="ro1">
          <table:table-cell office:value-type="float" office:value="1.852709" calcext:value-type="float">
            <text:p>1,852709</text:p>
          </table:table-cell>
          <table:table-cell office:value-type="float" office:value="1.628344" calcext:value-type="float">
            <text:p>1,628344</text:p>
          </table:table-cell>
        </table:table-row>
        <table:table-row table:style-name="ro1">
          <table:table-cell office:value-type="float" office:value="5.376804" calcext:value-type="float">
            <text:p>5,376804</text:p>
          </table:table-cell>
          <table:table-cell office:value-type="float" office:value="7.42128" calcext:value-type="float">
            <text:p>7,42128</text:p>
          </table:table-cell>
        </table:table-row>
        <table:table-row table:style-name="ro1">
          <table:table-cell office:value-type="float" office:value="1.121087" calcext:value-type="float">
            <text:p>1,121087</text:p>
          </table:table-cell>
          <table:table-cell office:value-type="float" office:value="3.51421" calcext:value-type="float">
            <text:p>3,51421</text:p>
          </table:table-cell>
        </table:table-row>
        <table:table-row table:style-name="ro1">
          <table:table-cell office:value-type="float" office:value="1.240387" calcext:value-type="float">
            <text:p>1,240387</text:p>
          </table:table-cell>
          <table:table-cell office:value-type="float" office:value="2.516705" calcext:value-type="float">
            <text:p>2,516705</text:p>
          </table:table-cell>
        </table:table-row>
        <table:table-row table:style-name="ro1">
          <table:table-cell office:value-type="float" office:value="3.362516" calcext:value-type="float">
            <text:p>3,362516</text:p>
          </table:table-cell>
          <table:table-cell office:value-type="float" office:value="5.664722" calcext:value-type="float">
            <text:p>5,664722</text:p>
          </table:table-cell>
        </table:table-row>
        <table:table-row table:style-name="ro1">
          <table:table-cell office:value-type="float" office:value="2.546996" calcext:value-type="float">
            <text:p>2,546996</text:p>
          </table:table-cell>
          <table:table-cell office:value-type="float" office:value="1.969607" calcext:value-type="float">
            <text:p>1,969607</text:p>
          </table:table-cell>
        </table:table-row>
        <table:table-row table:style-name="ro1">
          <table:table-cell office:value-type="float" office:value="2.12608" calcext:value-type="float">
            <text:p>2,12608</text:p>
          </table:table-cell>
          <table:table-cell office:value-type="float" office:value="2.47105" calcext:value-type="float">
            <text:p>2,47105</text:p>
          </table:table-cell>
        </table:table-row>
        <table:table-row table:style-name="ro1">
          <table:table-cell office:value-type="float" office:value="1.78553" calcext:value-type="float">
            <text:p>1,78553</text:p>
          </table:table-cell>
          <table:table-cell office:value-type="float" office:value="2.804041" calcext:value-type="float">
            <text:p>2,804041</text:p>
          </table:table-cell>
        </table:table-row>
        <table:table-row table:style-name="ro1">
          <table:table-cell office:value-type="float" office:value="2.985358" calcext:value-type="float">
            <text:p>2,985358</text:p>
          </table:table-cell>
          <table:table-cell office:value-type="float" office:value="2.361132" calcext:value-type="float">
            <text:p>2,361132</text:p>
          </table:table-cell>
        </table:table-row>
        <table:table-row table:style-name="ro1">
          <table:table-cell office:value-type="float" office:value="0.953632" calcext:value-type="float">
            <text:p>0,953632</text:p>
          </table:table-cell>
          <table:table-cell office:value-type="float" office:value="3.122582" calcext:value-type="float">
            <text:p>3,122582</text:p>
          </table:table-cell>
        </table:table-row>
        <table:table-row table:style-name="ro1">
          <table:table-cell office:value-type="float" office:value="2.1764" calcext:value-type="float">
            <text:p>2,1764</text:p>
          </table:table-cell>
          <table:table-cell office:value-type="float" office:value="2.499404" calcext:value-type="float">
            <text:p>2,499404</text:p>
          </table:table-cell>
        </table:table-row>
        <table:table-row table:style-name="ro1">
          <table:table-cell office:value-type="float" office:value="4.399526" calcext:value-type="float">
            <text:p>4,399526</text:p>
          </table:table-cell>
          <table:table-cell office:value-type="float" office:value="7.034387" calcext:value-type="float">
            <text:p>7,034387</text:p>
          </table:table-cell>
        </table:table-row>
        <table:table-row table:style-name="ro1">
          <table:table-cell office:value-type="float" office:value="4.81855" calcext:value-type="float">
            <text:p>4,81855</text:p>
          </table:table-cell>
          <table:table-cell office:value-type="float" office:value="6.408468" calcext:value-type="float">
            <text:p>6,408468</text:p>
          </table:table-cell>
        </table:table-row>
        <table:table-row table:style-name="ro1">
          <table:table-cell office:value-type="float" office:value="1.995621" calcext:value-type="float">
            <text:p>1,995621</text:p>
          </table:table-cell>
          <table:table-cell office:value-type="float" office:value="2.439022" calcext:value-type="float">
            <text:p>2,439022</text:p>
          </table:table-cell>
        </table:table-row>
        <table:table-row table:style-name="ro1">
          <table:table-cell office:value-type="float" office:value="2.597154" calcext:value-type="float">
            <text:p>2,597154</text:p>
          </table:table-cell>
          <table:table-cell office:value-type="float" office:value="3.280303" calcext:value-type="float">
            <text:p>3,280303</text:p>
          </table:table-cell>
        </table:table-row>
        <table:table-row table:style-name="ro1">
          <table:table-cell office:value-type="float" office:value="3.921543" calcext:value-type="float">
            <text:p>3,921543</text:p>
          </table:table-cell>
          <table:table-cell office:value-type="float" office:value="6.970847" calcext:value-type="float">
            <text:p>6,970847</text:p>
          </table:table-cell>
        </table:table-row>
        <table:table-row table:style-name="ro1">
          <table:table-cell office:value-type="float" office:value="4.706623" calcext:value-type="float">
            <text:p>4,706623</text:p>
          </table:table-cell>
          <table:table-cell office:value-type="float" office:value="7.860045" calcext:value-type="float">
            <text:p>7,860045</text:p>
          </table:table-cell>
        </table:table-row>
        <table:table-row table:style-name="ro1">
          <table:table-cell office:value-type="float" office:value="2.921066" calcext:value-type="float">
            <text:p>2,921066</text:p>
          </table:table-cell>
          <table:table-cell office:value-type="float" office:value="1.02989" calcext:value-type="float">
            <text:p>1,02989</text:p>
          </table:table-cell>
        </table:table-row>
        <table:table-row table:style-name="ro1">
          <table:table-cell office:value-type="float" office:value="4.181626" calcext:value-type="float">
            <text:p>4,181626</text:p>
          </table:table-cell>
          <table:table-cell office:value-type="float" office:value="7.679341" calcext:value-type="float">
            <text:p>7,679341</text:p>
          </table:table-cell>
        </table:table-row>
        <table:table-row table:style-name="ro1">
          <table:table-cell office:value-type="float" office:value="4.071024" calcext:value-type="float">
            <text:p>4,071024</text:p>
          </table:table-cell>
          <table:table-cell office:value-type="float" office:value="7.19889" calcext:value-type="float">
            <text:p>7,19889</text:p>
          </table:table-cell>
        </table:table-row>
        <table:table-row table:style-name="ro1">
          <table:table-cell office:value-type="float" office:value="5.710347" calcext:value-type="float">
            <text:p>5,710347</text:p>
          </table:table-cell>
          <table:table-cell office:value-type="float" office:value="7.032596" calcext:value-type="float">
            <text:p>7,032596</text:p>
          </table:table-cell>
        </table:table-row>
        <table:table-row table:style-name="ro1">
          <table:table-cell office:value-type="float" office:value="3.228555" calcext:value-type="float">
            <text:p>3,228555</text:p>
          </table:table-cell>
          <table:table-cell office:value-type="float" office:value="6.313306" calcext:value-type="float">
            <text:p>6,313306</text:p>
          </table:table-cell>
        </table:table-row>
        <table:table-row table:style-name="ro1">
          <table:table-cell office:value-type="float" office:value="4.570789" calcext:value-type="float">
            <text:p>4,570789</text:p>
          </table:table-cell>
          <table:table-cell office:value-type="float" office:value="6.858334" calcext:value-type="float">
            <text:p>6,858334</text:p>
          </table:table-cell>
        </table:table-row>
        <table:table-row table:style-name="ro1">
          <table:table-cell office:value-type="float" office:value="4.384252" calcext:value-type="float">
            <text:p>4,384252</text:p>
          </table:table-cell>
          <table:table-cell office:value-type="float" office:value="7.482218" calcext:value-type="float">
            <text:p>7,482218</text:p>
          </table:table-cell>
        </table:table-row>
        <table:table-row table:style-name="ro1">
          <table:table-cell office:value-type="float" office:value="1.214799" calcext:value-type="float">
            <text:p>1,214799</text:p>
          </table:table-cell>
          <table:table-cell office:value-type="float" office:value="2.419599" calcext:value-type="float">
            <text:p>2,419599</text:p>
          </table:table-cell>
        </table:table-row>
        <table:table-row table:style-name="ro1">
          <table:table-cell office:value-type="float" office:value="1.262716" calcext:value-type="float">
            <text:p>1,262716</text:p>
          </table:table-cell>
          <table:table-cell office:value-type="float" office:value="1.83773" calcext:value-type="float">
            <text:p>1,83773</text:p>
          </table:table-cell>
        </table:table-row>
        <table:table-row table:style-name="ro1">
          <table:table-cell office:value-type="float" office:value="1.400442" calcext:value-type="float">
            <text:p>1,400442</text:p>
          </table:table-cell>
          <table:table-cell office:value-type="float" office:value="1.908789" calcext:value-type="float">
            <text:p>1,908789</text:p>
          </table:table-cell>
        </table:table-row>
        <table:table-row table:style-name="ro1">
          <table:table-cell office:value-type="float" office:value="3.418918" calcext:value-type="float">
            <text:p>3,418918</text:p>
          </table:table-cell>
          <table:table-cell office:value-type="float" office:value="7.040379" calcext:value-type="float">
            <text:p>7,040379</text:p>
          </table:table-cell>
        </table:table-row>
        <table:table-row table:style-name="ro1">
          <table:table-cell office:value-type="float" office:value="3.955846" calcext:value-type="float">
            <text:p>3,955846</text:p>
          </table:table-cell>
          <table:table-cell office:value-type="float" office:value="6.085434" calcext:value-type="float">
            <text:p>6,085434</text:p>
          </table:table-cell>
        </table:table-row>
        <table:table-row table:style-name="ro1">
          <table:table-cell office:value-type="float" office:value="4.441108" calcext:value-type="float">
            <text:p>4,441108</text:p>
          </table:table-cell>
          <table:table-cell office:value-type="float" office:value="5.926766" calcext:value-type="float">
            <text:p>5,926766</text:p>
          </table:table-cell>
        </table:table-row>
        <table:table-row table:style-name="ro1">
          <table:table-cell office:value-type="float" office:value="1.053221" calcext:value-type="float">
            <text:p>1,053221</text:p>
          </table:table-cell>
          <table:table-cell office:value-type="float" office:value="3.008487" calcext:value-type="float">
            <text:p>3,008487</text:p>
          </table:table-cell>
        </table:table-row>
        <table:table-row table:style-name="ro1">
          <table:table-cell office:value-type="float" office:value="1.267348" calcext:value-type="float">
            <text:p>1,267348</text:p>
          </table:table-cell>
          <table:table-cell office:value-type="float" office:value="1.714291" calcext:value-type="float">
            <text:p>1,714291</text:p>
          </table:table-cell>
        </table:table-row>
        <table:table-row table:style-name="ro1">
          <table:table-cell office:value-type="float" office:value="5.457034" calcext:value-type="float">
            <text:p>5,457034</text:p>
          </table:table-cell>
          <table:table-cell office:value-type="float" office:value="7.46818" calcext:value-type="float">
            <text:p>7,46818</text:p>
          </table:table-cell>
        </table:table-row>
        <table:table-row table:style-name="ro1">
          <table:table-cell office:value-type="float" office:value="1.625007" calcext:value-type="float">
            <text:p>1,625007</text:p>
          </table:table-cell>
          <table:table-cell office:value-type="float" office:value="1.758562" calcext:value-type="float">
            <text:p>1,758562</text:p>
          </table:table-cell>
        </table:table-row>
        <table:table-row table:style-name="ro1">
          <table:table-cell office:value-type="float" office:value="2.201836" calcext:value-type="float">
            <text:p>2,201836</text:p>
          </table:table-cell>
          <table:table-cell office:value-type="float" office:value="2.623082" calcext:value-type="float">
            <text:p>2,623082</text:p>
          </table:table-cell>
        </table:table-row>
        <table:table-row table:style-name="ro1">
          <table:table-cell office:value-type="float" office:value="1.991123" calcext:value-type="float">
            <text:p>1,991123</text:p>
          </table:table-cell>
          <table:table-cell office:value-type="float" office:value="1.075405" calcext:value-type="float">
            <text:p>1,075405</text:p>
          </table:table-cell>
        </table:table-row>
        <table:table-row table:style-name="ro1">
          <table:table-cell office:value-type="float" office:value="2.15222" calcext:value-type="float">
            <text:p>2,15222</text:p>
          </table:table-cell>
          <table:table-cell office:value-type="float" office:value="2.02655" calcext:value-type="float">
            <text:p>2,02655</text:p>
          </table:table-cell>
        </table:table-row>
        <table:table-row table:style-name="ro1">
          <table:table-cell office:value-type="float" office:value="4.454623" calcext:value-type="float">
            <text:p>4,454623</text:p>
          </table:table-cell>
          <table:table-cell office:value-type="float" office:value="6.703009" calcext:value-type="float">
            <text:p>6,703009</text:p>
          </table:table-cell>
        </table:table-row>
        <table:table-row table:style-name="ro1">
          <table:table-cell office:value-type="float" office:value="4.762211" calcext:value-type="float">
            <text:p>4,762211</text:p>
          </table:table-cell>
          <table:table-cell office:value-type="float" office:value="8.087628" calcext:value-type="float">
            <text:p>8,087628</text:p>
          </table:table-cell>
        </table:table-row>
        <table:table-row table:style-name="ro1">
          <table:table-cell office:value-type="float" office:value="2.282523" calcext:value-type="float">
            <text:p>2,282523</text:p>
          </table:table-cell>
          <table:table-cell office:value-type="float" office:value="2.647158" calcext:value-type="float">
            <text:p>2,647158</text:p>
          </table:table-cell>
        </table:table-row>
        <table:table-row table:style-name="ro1">
          <table:table-cell office:value-type="float" office:value="5.414971" calcext:value-type="float">
            <text:p>5,414971</text:p>
          </table:table-cell>
          <table:table-cell office:value-type="float" office:value="6.238708" calcext:value-type="float">
            <text:p>6,238708</text:p>
          </table:table-cell>
        </table:table-row>
        <table:table-row table:style-name="ro1">
          <table:table-cell office:value-type="float" office:value="4.64311" calcext:value-type="float">
            <text:p>4,64311</text:p>
          </table:table-cell>
          <table:table-cell office:value-type="float" office:value="7.285965" calcext:value-type="float">
            <text:p>7,285965</text:p>
          </table:table-cell>
        </table:table-row>
        <table:table-row table:style-name="ro1">
          <table:table-cell office:value-type="float" office:value="5.093561" calcext:value-type="float">
            <text:p>5,093561</text:p>
          </table:table-cell>
          <table:table-cell office:value-type="float" office:value="6.352744" calcext:value-type="float">
            <text:p>6,352744</text:p>
          </table:table-cell>
        </table:table-row>
        <table:table-row table:style-name="ro1">
          <table:table-cell office:value-type="float" office:value="3.808721" calcext:value-type="float">
            <text:p>3,808721</text:p>
          </table:table-cell>
          <table:table-cell office:value-type="float" office:value="7.832779" calcext:value-type="float">
            <text:p>7,832779</text:p>
          </table:table-cell>
        </table:table-row>
        <table:table-row table:style-name="ro1">
          <table:table-cell office:value-type="float" office:value="1.460927" calcext:value-type="float">
            <text:p>1,460927</text:p>
          </table:table-cell>
          <table:table-cell office:value-type="float" office:value="1.706395" calcext:value-type="float">
            <text:p>1,706395</text:p>
          </table:table-cell>
        </table:table-row>
        <table:table-row table:style-name="ro1">
          <table:table-cell office:value-type="float" office:value="5.06353" calcext:value-type="float">
            <text:p>5,06353</text:p>
          </table:table-cell>
          <table:table-cell office:value-type="float" office:value="7.0137" calcext:value-type="float">
            <text:p>7,0137</text:p>
          </table:table-cell>
        </table:table-row>
        <table:table-row table:style-name="ro1">
          <table:table-cell office:value-type="float" office:value="3.970492" calcext:value-type="float">
            <text:p>3,970492</text:p>
          </table:table-cell>
          <table:table-cell office:value-type="float" office:value="6.827598" calcext:value-type="float">
            <text:p>6,827598</text:p>
          </table:table-cell>
        </table:table-row>
        <table:table-row table:style-name="ro1">
          <table:table-cell office:value-type="float" office:value="4.662295" calcext:value-type="float">
            <text:p>4,662295</text:p>
          </table:table-cell>
          <table:table-cell office:value-type="float" office:value="6.447907" calcext:value-type="float">
            <text:p>6,447907</text:p>
          </table:table-cell>
        </table:table-row>
        <table:table-row table:style-name="ro1">
          <table:table-cell office:value-type="float" office:value="3.194737" calcext:value-type="float">
            <text:p>3,194737</text:p>
          </table:table-cell>
          <table:table-cell office:value-type="float" office:value="2.599198" calcext:value-type="float">
            <text:p>2,599198</text:p>
          </table:table-cell>
        </table:table-row>
        <table:table-row table:style-name="ro1">
          <table:table-cell office:value-type="float" office:value="4.635149" calcext:value-type="float">
            <text:p>4,635149</text:p>
          </table:table-cell>
          <table:table-cell office:value-type="float" office:value="6.584363" calcext:value-type="float">
            <text:p>6,584363</text:p>
          </table:table-cell>
        </table:table-row>
        <table:table-row table:style-name="ro1">
          <table:table-cell office:value-type="float" office:value="4.918521" calcext:value-type="float">
            <text:p>4,918521</text:p>
          </table:table-cell>
          <table:table-cell office:value-type="float" office:value="6.470139" calcext:value-type="float">
            <text:p>6,470139</text:p>
          </table:table-cell>
        </table:table-row>
        <table:table-row table:style-name="ro1">
          <table:table-cell office:value-type="float" office:value="1.432847" calcext:value-type="float">
            <text:p>1,432847</text:p>
          </table:table-cell>
          <table:table-cell office:value-type="float" office:value="3.004361" calcext:value-type="float">
            <text:p>3,004361</text:p>
          </table:table-cell>
        </table:table-row>
        <table:table-row table:style-name="ro1">
          <table:table-cell office:value-type="float" office:value="4.300832" calcext:value-type="float">
            <text:p>4,300832</text:p>
          </table:table-cell>
          <table:table-cell office:value-type="float" office:value="6.500008" calcext:value-type="float">
            <text:p>6,500008</text:p>
          </table:table-cell>
        </table:table-row>
        <table:table-row table:style-name="ro1">
          <table:table-cell office:value-type="float" office:value="3.604741" calcext:value-type="float">
            <text:p>3,604741</text:p>
          </table:table-cell>
          <table:table-cell office:value-type="float" office:value="7.762902" calcext:value-type="float">
            <text:p>7,762902</text:p>
          </table:table-cell>
        </table:table-row>
        <table:table-row table:style-name="ro1">
          <table:table-cell office:value-type="float" office:value="4.589608" calcext:value-type="float">
            <text:p>4,589608</text:p>
          </table:table-cell>
          <table:table-cell office:value-type="float" office:value="7.801534" calcext:value-type="float">
            <text:p>7,801534</text:p>
          </table:table-cell>
        </table:table-row>
        <table:table-row table:style-name="ro1">
          <table:table-cell office:value-type="float" office:value="1.96163" calcext:value-type="float">
            <text:p>1,96163</text:p>
          </table:table-cell>
          <table:table-cell office:value-type="float" office:value="3.234605" calcext:value-type="float">
            <text:p>3,234605</text:p>
          </table:table-cell>
        </table:table-row>
        <table:table-row table:style-name="ro1">
          <table:table-cell office:value-type="float" office:value="2.749945" calcext:value-type="float">
            <text:p>2,749945</text:p>
          </table:table-cell>
          <table:table-cell office:value-type="float" office:value="2.723528" calcext:value-type="float">
            <text:p>2,723528</text:p>
          </table:table-cell>
        </table:table-row>
        <table:table-row table:style-name="ro1">
          <table:table-cell office:value-type="float" office:value="4.557804" calcext:value-type="float">
            <text:p>4,557804</text:p>
          </table:table-cell>
          <table:table-cell office:value-type="float" office:value="7.087838" calcext:value-type="float">
            <text:p>7,087838</text:p>
          </table:table-cell>
        </table:table-row>
        <table:table-row table:style-name="ro1">
          <table:table-cell office:value-type="float" office:value="1.518516" calcext:value-type="float">
            <text:p>1,518516</text:p>
          </table:table-cell>
          <table:table-cell office:value-type="float" office:value="2.744986" calcext:value-type="float">
            <text:p>2,744986</text:p>
          </table:table-cell>
        </table:table-row>
        <table:table-row table:style-name="ro1">
          <table:table-cell office:value-type="float" office:value="1.434105" calcext:value-type="float">
            <text:p>1,434105</text:p>
          </table:table-cell>
          <table:table-cell office:value-type="float" office:value="2.874518" calcext:value-type="float">
            <text:p>2,874518</text:p>
          </table:table-cell>
        </table:table-row>
        <table:table-row table:style-name="ro1">
          <table:table-cell office:value-type="float" office:value="4.267613" calcext:value-type="float">
            <text:p>4,267613</text:p>
          </table:table-cell>
          <table:table-cell office:value-type="float" office:value="6.929174" calcext:value-type="float">
            <text:p>6,929174</text:p>
          </table:table-cell>
        </table:table-row>
        <table:table-row table:style-name="ro1">
          <table:table-cell office:value-type="float" office:value="4.531115" calcext:value-type="float">
            <text:p>4,531115</text:p>
          </table:table-cell>
          <table:table-cell office:value-type="float" office:value="6.767605" calcext:value-type="float">
            <text:p>6,767605</text:p>
          </table:table-cell>
        </table:table-row>
        <table:table-row table:style-name="ro1">
          <table:table-cell office:value-type="float" office:value="4.513253" calcext:value-type="float">
            <text:p>4,513253</text:p>
          </table:table-cell>
          <table:table-cell office:value-type="float" office:value="6.984827" calcext:value-type="float">
            <text:p>6,984827</text:p>
          </table:table-cell>
        </table:table-row>
        <table:table-row table:style-name="ro1">
          <table:table-cell office:value-type="float" office:value="4.699152" calcext:value-type="float">
            <text:p>4,699152</text:p>
          </table:table-cell>
          <table:table-cell office:value-type="float" office:value="7.635395" calcext:value-type="float">
            <text:p>7,635395</text:p>
          </table:table-cell>
        </table:table-row>
        <table:table-row table:style-name="ro1">
          <table:table-cell office:value-type="float" office:value="1.528537" calcext:value-type="float">
            <text:p>1,528537</text:p>
          </table:table-cell>
          <table:table-cell office:value-type="float" office:value="1.947086" calcext:value-type="float">
            <text:p>1,947086</text:p>
          </table:table-cell>
        </table:table-row>
        <table:table-row table:style-name="ro1">
          <table:table-cell office:value-type="float" office:value="1.591508" calcext:value-type="float">
            <text:p>1,591508</text:p>
          </table:table-cell>
          <table:table-cell office:value-type="float" office:value="2.571842" calcext:value-type="float">
            <text:p>2,571842</text:p>
          </table:table-cell>
        </table:table-row>
        <table:table-row table:style-name="ro1">
          <table:table-cell office:value-type="float" office:value="2.183739" calcext:value-type="float">
            <text:p>2,183739</text:p>
          </table:table-cell>
          <table:table-cell office:value-type="float" office:value="2.090254" calcext:value-type="float">
            <text:p>2,090254</text:p>
          </table:table-cell>
        </table:table-row>
        <table:table-row table:style-name="ro1">
          <table:table-cell office:value-type="float" office:value="3.534673" calcext:value-type="float">
            <text:p>3,534673</text:p>
          </table:table-cell>
          <table:table-cell office:value-type="float" office:value="7.773221" calcext:value-type="float">
            <text:p>7,773221</text:p>
          </table:table-cell>
        </table:table-row>
        <table:table-row table:style-name="ro1">
          <table:table-cell office:value-type="float" office:value="4.170558" calcext:value-type="float">
            <text:p>4,170558</text:p>
          </table:table-cell>
          <table:table-cell office:value-type="float" office:value="6.393075" calcext:value-type="float">
            <text:p>6,393075</text:p>
          </table:table-cell>
        </table:table-row>
        <table:table-row table:style-name="ro1">
          <table:table-cell office:value-type="float" office:value="5.150284" calcext:value-type="float">
            <text:p>5,150284</text:p>
          </table:table-cell>
          <table:table-cell office:value-type="float" office:value="7.932336" calcext:value-type="float">
            <text:p>7,932336</text:p>
          </table:table-cell>
        </table:table-row>
        <table:table-row table:style-name="ro1">
          <table:table-cell office:value-type="float" office:value="1.837406" calcext:value-type="float">
            <text:p>1,837406</text:p>
          </table:table-cell>
          <table:table-cell office:value-type="float" office:value="2.172181" calcext:value-type="float">
            <text:p>2,172181</text:p>
          </table:table-cell>
        </table:table-row>
        <table:table-row table:style-name="ro1">
          <table:table-cell office:value-type="float" office:value="0.551328" calcext:value-type="float">
            <text:p>0,551328</text:p>
          </table:table-cell>
          <table:table-cell office:value-type="float" office:value="3.475711" calcext:value-type="float">
            <text:p>3,475711</text:p>
          </table:table-cell>
        </table:table-row>
        <table:table-row table:style-name="ro1">
          <table:table-cell office:value-type="float" office:value="4.300549" calcext:value-type="float">
            <text:p>4,300549</text:p>
          </table:table-cell>
          <table:table-cell office:value-type="float" office:value="7.081499" calcext:value-type="float">
            <text:p>7,081499</text:p>
          </table:table-cell>
        </table:table-row>
        <table:table-row table:style-name="ro1">
          <table:table-cell office:value-type="float" office:value="3.566151" calcext:value-type="float">
            <text:p>3,566151</text:p>
          </table:table-cell>
          <table:table-cell office:value-type="float" office:value="6.547879" calcext:value-type="float">
            <text:p>6,547879</text:p>
          </table:table-cell>
        </table:table-row>
        <table:table-row table:style-name="ro1">
          <table:table-cell office:value-type="float" office:value="1.710358" calcext:value-type="float">
            <text:p>1,710358</text:p>
          </table:table-cell>
          <table:table-cell office:value-type="float" office:value="2.60007" calcext:value-type="float">
            <text:p>2,60007</text:p>
          </table:table-cell>
        </table:table-row>
        <table:table-row table:style-name="ro1">
          <table:table-cell office:value-type="float" office:value="4.861333" calcext:value-type="float">
            <text:p>4,861333</text:p>
          </table:table-cell>
          <table:table-cell office:value-type="float" office:value="6.677089" calcext:value-type="float">
            <text:p>6,677089</text:p>
          </table:table-cell>
        </table:table-row>
        <table:table-row table:style-name="ro1">
          <table:table-cell office:value-type="float" office:value="4.609312" calcext:value-type="float">
            <text:p>4,609312</text:p>
          </table:table-cell>
          <table:table-cell office:value-type="float" office:value="6.317726" calcext:value-type="float">
            <text:p>6,317726</text:p>
          </table:table-cell>
        </table:table-row>
        <table:table-row table:style-name="ro1">
          <table:table-cell office:value-type="float" office:value="4.828869" calcext:value-type="float">
            <text:p>4,828869</text:p>
          </table:table-cell>
          <table:table-cell office:value-type="float" office:value="7.323054" calcext:value-type="float">
            <text:p>7,323054</text:p>
          </table:table-cell>
        </table:table-row>
        <table:table-row table:style-name="ro1">
          <table:table-cell office:value-type="float" office:value="3.719191" calcext:value-type="float">
            <text:p>3,719191</text:p>
          </table:table-cell>
          <table:table-cell office:value-type="float" office:value="7.331418" calcext:value-type="float">
            <text:p>7,331418</text:p>
          </table:table-cell>
        </table:table-row>
        <table:table-row table:style-name="ro1">
          <table:table-cell office:value-type="float" office:value="4.658538" calcext:value-type="float">
            <text:p>4,658538</text:p>
          </table:table-cell>
          <table:table-cell office:value-type="float" office:value="7.696753" calcext:value-type="float">
            <text:p>7,696753</text:p>
          </table:table-cell>
        </table:table-row>
        <table:table-row table:style-name="ro1">
          <table:table-cell office:value-type="float" office:value="4.336799" calcext:value-type="float">
            <text:p>4,336799</text:p>
          </table:table-cell>
          <table:table-cell office:value-type="float" office:value="8.171711" calcext:value-type="float">
            <text:p>8,171711</text:p>
          </table:table-cell>
        </table:table-row>
        <table:table-row table:style-name="ro1">
          <table:table-cell office:value-type="float" office:value="1.514029" calcext:value-type="float">
            <text:p>1,514029</text:p>
          </table:table-cell>
          <table:table-cell office:value-type="float" office:value="1.746309" calcext:value-type="float">
            <text:p>1,746309</text:p>
          </table:table-cell>
        </table:table-row>
        <table:table-row table:style-name="ro1">
          <table:table-cell office:value-type="float" office:value="1.681918" calcext:value-type="float">
            <text:p>1,681918</text:p>
          </table:table-cell>
          <table:table-cell office:value-type="float" office:value="2.949224" calcext:value-type="float">
            <text:p>2,949224</text:p>
          </table:table-cell>
        </table:table-row>
        <table:table-row table:style-name="ro1">
          <table:table-cell office:value-type="float" office:value="4.98321" calcext:value-type="float">
            <text:p>4,98321</text:p>
          </table:table-cell>
          <table:table-cell office:value-type="float" office:value="6.793037" calcext:value-type="float">
            <text:p>6,793037</text:p>
          </table:table-cell>
        </table:table-row>
        <table:table-row table:style-name="ro1">
          <table:table-cell office:value-type="float" office:value="4.992096" calcext:value-type="float">
            <text:p>4,992096</text:p>
          </table:table-cell>
          <table:table-cell office:value-type="float" office:value="7.544369" calcext:value-type="float">
            <text:p>7,544369</text:p>
          </table:table-cell>
        </table:table-row>
        <table:table-row table:style-name="ro1">
          <table:table-cell office:value-type="float" office:value="1.230397" calcext:value-type="float">
            <text:p>1,230397</text:p>
          </table:table-cell>
          <table:table-cell office:value-type="float" office:value="1.957977" calcext:value-type="float">
            <text:p>1,957977</text:p>
          </table:table-cell>
        </table:table-row>
        <table:table-row table:style-name="ro1">
          <table:table-cell office:value-type="float" office:value="0.525642" calcext:value-type="float">
            <text:p>0,525642</text:p>
          </table:table-cell>
          <table:table-cell office:value-type="float" office:value="1.963861" calcext:value-type="float">
            <text:p>1,963861</text:p>
          </table:table-cell>
        </table:table-row>
        <table:table-row table:style-name="ro1">
          <table:table-cell office:value-type="float" office:value="5.273255" calcext:value-type="float">
            <text:p>5,273255</text:p>
          </table:table-cell>
          <table:table-cell office:value-type="float" office:value="6.094734" calcext:value-type="float">
            <text:p>6,094734</text:p>
          </table:table-cell>
        </table:table-row>
        <table:table-row table:style-name="ro1">
          <table:table-cell office:value-type="float" office:value="4.627853" calcext:value-type="float">
            <text:p>4,627853</text:p>
          </table:table-cell>
          <table:table-cell office:value-type="float" office:value="6.082155" calcext:value-type="float">
            <text:p>6,082155</text:p>
          </table:table-cell>
        </table:table-row>
        <table:table-row table:style-name="ro1">
          <table:table-cell office:value-type="float" office:value="2.331047" calcext:value-type="float">
            <text:p>2,331047</text:p>
          </table:table-cell>
          <table:table-cell office:value-type="float" office:value="1.606938" calcext:value-type="float">
            <text:p>1,606938</text:p>
          </table:table-cell>
        </table:table-row>
        <table:table-row table:style-name="ro1">
          <table:table-cell office:value-type="float" office:value="4.133196" calcext:value-type="float">
            <text:p>4,133196</text:p>
          </table:table-cell>
          <table:table-cell office:value-type="float" office:value="6.421044" calcext:value-type="float">
            <text:p>6,421044</text:p>
          </table:table-cell>
        </table:table-row>
        <table:table-row table:style-name="ro1">
          <table:table-cell office:value-type="float" office:value="4.21627" calcext:value-type="float">
            <text:p>4,21627</text:p>
          </table:table-cell>
          <table:table-cell office:value-type="float" office:value="7.333717" calcext:value-type="float">
            <text:p>7,333717</text:p>
          </table:table-cell>
        </table:table-row>
        <table:table-row table:style-name="ro1">
          <table:table-cell office:value-type="float" office:value="4.423784" calcext:value-type="float">
            <text:p>4,423784</text:p>
          </table:table-cell>
          <table:table-cell office:value-type="float" office:value="7.234378" calcext:value-type="float">
            <text:p>7,234378</text:p>
          </table:table-cell>
        </table:table-row>
        <table:table-row table:style-name="ro1">
          <table:table-cell office:value-type="float" office:value="1.871404" calcext:value-type="float">
            <text:p>1,871404</text:p>
          </table:table-cell>
          <table:table-cell office:value-type="float" office:value="1.592549" calcext:value-type="float">
            <text:p>1,592549</text:p>
          </table:table-cell>
        </table:table-row>
        <table:table-row table:style-name="ro1">
          <table:table-cell office:value-type="float" office:value="4.656869" calcext:value-type="float">
            <text:p>4,656869</text:p>
          </table:table-cell>
          <table:table-cell office:value-type="float" office:value="7.644117" calcext:value-type="float">
            <text:p>7,644117</text:p>
          </table:table-cell>
        </table:table-row>
        <table:table-row table:style-name="ro1">
          <table:table-cell office:value-type="float" office:value="4.30067" calcext:value-type="float">
            <text:p>4,30067</text:p>
          </table:table-cell>
          <table:table-cell office:value-type="float" office:value="6.073605" calcext:value-type="float">
            <text:p>6,073605</text:p>
          </table:table-cell>
        </table:table-row>
        <table:table-row table:style-name="ro1">
          <table:table-cell office:value-type="float" office:value="4.29032" calcext:value-type="float">
            <text:p>4,29032</text:p>
          </table:table-cell>
          <table:table-cell office:value-type="float" office:value="6.534484" calcext:value-type="float">
            <text:p>6,534484</text:p>
          </table:table-cell>
        </table:table-row>
        <table:table-row table:style-name="ro1">
          <table:table-cell office:value-type="float" office:value="4.26362" calcext:value-type="float">
            <text:p>4,26362</text:p>
          </table:table-cell>
          <table:table-cell office:value-type="float" office:value="6.870457" calcext:value-type="float">
            <text:p>6,870457</text:p>
          </table:table-cell>
        </table:table-row>
        <table:table-row table:style-name="ro1">
          <table:table-cell office:value-type="float" office:value="1.244024" calcext:value-type="float">
            <text:p>1,244024</text:p>
          </table:table-cell>
          <table:table-cell office:value-type="float" office:value="2.750664" calcext:value-type="float">
            <text:p>2,750664</text:p>
          </table:table-cell>
        </table:table-row>
        <table:table-row table:style-name="ro1">
          <table:table-cell office:value-type="float" office:value="1.930908" calcext:value-type="float">
            <text:p>1,930908</text:p>
          </table:table-cell>
          <table:table-cell office:value-type="float" office:value="3.221958" calcext:value-type="float">
            <text:p>3,221958</text:p>
          </table:table-cell>
        </table:table-row>
        <table:table-row table:style-name="ro1">
          <table:table-cell office:value-type="float" office:value="0.918948" calcext:value-type="float">
            <text:p>0,918948</text:p>
          </table:table-cell>
          <table:table-cell office:value-type="float" office:value="2.204307" calcext:value-type="float">
            <text:p>2,204307</text:p>
          </table:table-cell>
        </table:table-row>
        <table:table-row table:style-name="ro1">
          <table:table-cell office:value-type="float" office:value="2.492615" calcext:value-type="float">
            <text:p>2,492615</text:p>
          </table:table-cell>
          <table:table-cell office:value-type="float" office:value="2.770591" calcext:value-type="float">
            <text:p>2,770591</text:p>
          </table:table-cell>
        </table:table-row>
        <table:table-row table:style-name="ro1">
          <table:table-cell office:value-type="float" office:value="4.431329" calcext:value-type="float">
            <text:p>4,431329</text:p>
          </table:table-cell>
          <table:table-cell office:value-type="float" office:value="6.083175" calcext:value-type="float">
            <text:p>6,083175</text:p>
          </table:table-cell>
        </table:table-row>
        <table:table-row table:style-name="ro1">
          <table:table-cell office:value-type="float" office:value="1.024638" calcext:value-type="float">
            <text:p>1,024638</text:p>
          </table:table-cell>
          <table:table-cell office:value-type="float" office:value="2.328167" calcext:value-type="float">
            <text:p>2,328167</text:p>
          </table:table-cell>
        </table:table-row>
        <table:table-row table:style-name="ro1">
          <table:table-cell office:value-type="float" office:value="2.039593" calcext:value-type="float">
            <text:p>2,039593</text:p>
          </table:table-cell>
          <table:table-cell office:value-type="float" office:value="2.490943" calcext:value-type="float">
            <text:p>2,490943</text:p>
          </table:table-cell>
        </table:table-row>
        <table:table-row table:style-name="ro1">
          <table:table-cell office:value-type="float" office:value="2.107209" calcext:value-type="float">
            <text:p>2,107209</text:p>
          </table:table-cell>
          <table:table-cell office:value-type="float" office:value="0.961337" calcext:value-type="float">
            <text:p>0,961337</text:p>
          </table:table-cell>
        </table:table-row>
        <table:table-row table:style-name="ro1">
          <table:table-cell office:value-type="float" office:value="5.677564" calcext:value-type="float">
            <text:p>5,677564</text:p>
          </table:table-cell>
          <table:table-cell office:value-type="float" office:value="8.239495" calcext:value-type="float">
            <text:p>8,239495</text:p>
          </table:table-cell>
        </table:table-row>
        <table:table-row table:style-name="ro1">
          <table:table-cell office:value-type="float" office:value="4.021379" calcext:value-type="float">
            <text:p>4,021379</text:p>
          </table:table-cell>
          <table:table-cell office:value-type="float" office:value="7.415741" calcext:value-type="float">
            <text:p>7,415741</text:p>
          </table:table-cell>
        </table:table-row>
        <table:table-row table:style-name="ro1">
          <table:table-cell office:value-type="float" office:value="5.039881" calcext:value-type="float">
            <text:p>5,039881</text:p>
          </table:table-cell>
          <table:table-cell office:value-type="float" office:value="7.211371" calcext:value-type="float">
            <text:p>7,211371</text:p>
          </table:table-cell>
        </table:table-row>
        <table:table-row table:style-name="ro1">
          <table:table-cell office:value-type="float" office:value="5.142647" calcext:value-type="float">
            <text:p>5,142647</text:p>
          </table:table-cell>
          <table:table-cell office:value-type="float" office:value="6.985372" calcext:value-type="float">
            <text:p>6,985372</text:p>
          </table:table-cell>
        </table:table-row>
        <table:table-row table:style-name="ro1">
          <table:table-cell office:value-type="float" office:value="1.980689" calcext:value-type="float">
            <text:p>1,980689</text:p>
          </table:table-cell>
          <table:table-cell office:value-type="float" office:value="2.197704" calcext:value-type="float">
            <text:p>2,197704</text:p>
          </table:table-cell>
        </table:table-row>
        <table:table-row table:style-name="ro1">
          <table:table-cell office:value-type="float" office:value="3.708265" calcext:value-type="float">
            <text:p>3,708265</text:p>
          </table:table-cell>
          <table:table-cell office:value-type="float" office:value="7.901408" calcext:value-type="float">
            <text:p>7,901408</text:p>
          </table:table-cell>
        </table:table-row>
        <table:table-row table:style-name="ro1">
          <table:table-cell office:value-type="float" office:value="3.197173" calcext:value-type="float">
            <text:p>3,197173</text:p>
          </table:table-cell>
          <table:table-cell office:value-type="float" office:value="1.176435" calcext:value-type="float">
            <text:p>1,176435</text:p>
          </table:table-cell>
        </table:table-row>
        <table:table-row table:style-name="ro1">
          <table:table-cell office:value-type="float" office:value="3.700675" calcext:value-type="float">
            <text:p>3,700675</text:p>
          </table:table-cell>
          <table:table-cell office:value-type="float" office:value="7.01159" calcext:value-type="float">
            <text:p>7,01159</text:p>
          </table:table-cell>
        </table:table-row>
        <table:table-row table:style-name="ro1">
          <table:table-cell office:value-type="float" office:value="2.449474" calcext:value-type="float">
            <text:p>2,449474</text:p>
          </table:table-cell>
          <table:table-cell office:value-type="float" office:value="2.564099" calcext:value-type="float">
            <text:p>2,564099</text:p>
          </table:table-cell>
        </table:table-row>
        <table:table-row table:style-name="ro1">
          <table:table-cell office:value-type="float" office:value="3.554641" calcext:value-type="float">
            <text:p>3,554641</text:p>
          </table:table-cell>
          <table:table-cell office:value-type="float" office:value="7.759511" calcext:value-type="float">
            <text:p>7,759511</text:p>
          </table:table-cell>
        </table:table-row>
        <table:table-row table:style-name="ro1">
          <table:table-cell office:value-type="float" office:value="5.141885" calcext:value-type="float">
            <text:p>5,141885</text:p>
          </table:table-cell>
          <table:table-cell office:value-type="float" office:value="6.950822" calcext:value-type="float">
            <text:p>6,950822</text:p>
          </table:table-cell>
        </table:table-row>
        <table:table-row table:style-name="ro1">
          <table:table-cell office:value-type="float" office:value="4.895105" calcext:value-type="float">
            <text:p>4,895105</text:p>
          </table:table-cell>
          <table:table-cell office:value-type="float" office:value="7.49831" calcext:value-type="float">
            <text:p>7,49831</text:p>
          </table:table-cell>
        </table:table-row>
        <table:table-row table:style-name="ro1">
          <table:table-cell office:value-type="float" office:value="4.067553" calcext:value-type="float">
            <text:p>4,067553</text:p>
          </table:table-cell>
          <table:table-cell office:value-type="float" office:value="6.803695" calcext:value-type="float">
            <text:p>6,803695</text:p>
          </table:table-cell>
        </table:table-row>
        <table:table-row table:style-name="ro1">
          <table:table-cell office:value-type="float" office:value="4.777009" calcext:value-type="float">
            <text:p>4,777009</text:p>
          </table:table-cell>
          <table:table-cell office:value-type="float" office:value="6.755087" calcext:value-type="float">
            <text:p>6,755087</text:p>
          </table:table-cell>
        </table:table-row>
        <table:table-row table:style-name="ro1">
          <table:table-cell office:value-type="float" office:value="1.505476" calcext:value-type="float">
            <text:p>1,505476</text:p>
          </table:table-cell>
          <table:table-cell office:value-type="float" office:value="2.290107" calcext:value-type="float">
            <text:p>2,290107</text:p>
          </table:table-cell>
        </table:table-row>
        <table:table-row table:style-name="ro1">
          <table:table-cell office:value-type="float" office:value="1.94783" calcext:value-type="float">
            <text:p>1,94783</text:p>
          </table:table-cell>
          <table:table-cell office:value-type="float" office:value="1.983824" calcext:value-type="float">
            <text:p>1,983824</text:p>
          </table:table-cell>
        </table:table-row>
        <table:table-row table:style-name="ro1">
          <table:table-cell office:value-type="float" office:value="5.22407" calcext:value-type="float">
            <text:p>5,22407</text:p>
          </table:table-cell>
          <table:table-cell office:value-type="float" office:value="6.940133" calcext:value-type="float">
            <text:p>6,940133</text:p>
          </table:table-cell>
        </table:table-row>
        <table:table-row table:style-name="ro1">
          <table:table-cell office:value-type="float" office:value="1.796505" calcext:value-type="float">
            <text:p>1,796505</text:p>
          </table:table-cell>
          <table:table-cell office:value-type="float" office:value="2.197051" calcext:value-type="float">
            <text:p>2,197051</text:p>
          </table:table-cell>
        </table:table-row>
        <table:table-row table:style-name="ro1">
          <table:table-cell office:value-type="float" office:value="2.388707" calcext:value-type="float">
            <text:p>2,388707</text:p>
          </table:table-cell>
          <table:table-cell office:value-type="float" office:value="1.873803" calcext:value-type="float">
            <text:p>1,873803</text:p>
          </table:table-cell>
        </table:table-row>
        <table:table-row table:style-name="ro1">
          <table:table-cell office:value-type="float" office:value="2.167112" calcext:value-type="float">
            <text:p>2,167112</text:p>
          </table:table-cell>
          <table:table-cell office:value-type="float" office:value="2.20126" calcext:value-type="float">
            <text:p>2,20126</text:p>
          </table:table-cell>
        </table:table-row>
        <table:table-row table:style-name="ro1">
          <table:table-cell office:value-type="float" office:value="5.081296" calcext:value-type="float">
            <text:p>5,081296</text:p>
          </table:table-cell>
          <table:table-cell office:value-type="float" office:value="8.495008" calcext:value-type="float">
            <text:p>8,495008</text:p>
          </table:table-cell>
        </table:table-row>
        <table:table-row table:style-name="ro1">
          <table:table-cell office:value-type="float" office:value="5.311082" calcext:value-type="float">
            <text:p>5,311082</text:p>
          </table:table-cell>
          <table:table-cell office:value-type="float" office:value="6.91341" calcext:value-type="float">
            <text:p>6,91341</text:p>
          </table:table-cell>
        </table:table-row>
        <table:table-row table:style-name="ro1">
          <table:table-cell office:value-type="float" office:value="2.117276" calcext:value-type="float">
            <text:p>2,117276</text:p>
          </table:table-cell>
          <table:table-cell office:value-type="float" office:value="1.447634" calcext:value-type="float">
            <text:p>1,447634</text:p>
          </table:table-cell>
        </table:table-row>
        <table:table-row table:style-name="ro1">
          <table:table-cell office:value-type="float" office:value="1.337398" calcext:value-type="float">
            <text:p>1,337398</text:p>
          </table:table-cell>
          <table:table-cell office:value-type="float" office:value="2.155418" calcext:value-type="float">
            <text:p>2,155418</text:p>
          </table:table-cell>
        </table:table-row>
        <table:table-row table:style-name="ro1">
          <table:table-cell office:value-type="float" office:value="4.359951" calcext:value-type="float">
            <text:p>4,359951</text:p>
          </table:table-cell>
          <table:table-cell office:value-type="float" office:value="7.044924" calcext:value-type="float">
            <text:p>7,044924</text:p>
          </table:table-cell>
        </table:table-row>
        <table:table-row table:style-name="ro1">
          <table:table-cell office:value-type="float" office:value="0.885117" calcext:value-type="float">
            <text:p>0,885117</text:p>
          </table:table-cell>
          <table:table-cell office:value-type="float" office:value="1.882499" calcext:value-type="float">
            <text:p>1,882499</text:p>
          </table:table-cell>
        </table:table-row>
        <table:table-row table:style-name="ro1">
          <table:table-cell office:value-type="float" office:value="4.225522" calcext:value-type="float">
            <text:p>4,225522</text:p>
          </table:table-cell>
          <table:table-cell office:value-type="float" office:value="7.780919" calcext:value-type="float">
            <text:p>7,780919</text:p>
          </table:table-cell>
        </table:table-row>
        <table:table-row table:style-name="ro1">
          <table:table-cell office:value-type="float" office:value="4.112011" calcext:value-type="float">
            <text:p>4,112011</text:p>
          </table:table-cell>
          <table:table-cell office:value-type="float" office:value="7.678837" calcext:value-type="float">
            <text:p>7,678837</text:p>
          </table:table-cell>
        </table:table-row>
        <table:table-row table:style-name="ro1">
          <table:table-cell office:value-type="float" office:value="5.238539" calcext:value-type="float">
            <text:p>5,238539</text:p>
          </table:table-cell>
          <table:table-cell office:value-type="float" office:value="6.521696" calcext:value-type="float">
            <text:p>6,521696</text:p>
          </table:table-cell>
        </table:table-row>
        <table:table-row table:style-name="ro1">
          <table:table-cell office:value-type="float" office:value="3.873747" calcext:value-type="float">
            <text:p>3,873747</text:p>
          </table:table-cell>
          <table:table-cell office:value-type="float" office:value="7.651391" calcext:value-type="float">
            <text:p>7,651391</text:p>
          </table:table-cell>
        </table:table-row>
        <table:table-row table:style-name="ro1">
          <table:table-cell office:value-type="float" office:value="4.866156" calcext:value-type="float">
            <text:p>4,866156</text:p>
          </table:table-cell>
          <table:table-cell office:value-type="float" office:value="6.481072" calcext:value-type="float">
            <text:p>6,481072</text:p>
          </table:table-cell>
        </table:table-row>
        <table:table-row table:style-name="ro1">
          <table:table-cell office:value-type="float" office:value="1.583553" calcext:value-type="float">
            <text:p>1,583553</text:p>
          </table:table-cell>
          <table:table-cell office:value-type="float" office:value="1.952173" calcext:value-type="float">
            <text:p>1,952173</text:p>
          </table:table-cell>
        </table:table-row>
        <table:table-row table:style-name="ro1">
          <table:table-cell office:value-type="float" office:value="3.908417" calcext:value-type="float">
            <text:p>3,908417</text:p>
          </table:table-cell>
          <table:table-cell office:value-type="float" office:value="6.909095" calcext:value-type="float">
            <text:p>6,909095</text:p>
          </table:table-cell>
        </table:table-row>
        <table:table-row table:style-name="ro1">
          <table:table-cell office:value-type="float" office:value="2.271215" calcext:value-type="float">
            <text:p>2,271215</text:p>
          </table:table-cell>
          <table:table-cell office:value-type="float" office:value="2.182433" calcext:value-type="float">
            <text:p>2,182433</text:p>
          </table:table-cell>
        </table:table-row>
        <table:table-row table:style-name="ro1">
          <table:table-cell office:value-type="float" office:value="3.814287" calcext:value-type="float">
            <text:p>3,814287</text:p>
          </table:table-cell>
          <table:table-cell office:value-type="float" office:value="6.626203" calcext:value-type="float">
            <text:p>6,626203</text:p>
          </table:table-cell>
        </table:table-row>
        <table:table-row table:style-name="ro1">
          <table:table-cell office:value-type="float" office:value="1.539329" calcext:value-type="float">
            <text:p>1,539329</text:p>
          </table:table-cell>
          <table:table-cell office:value-type="float" office:value="3.07556" calcext:value-type="float">
            <text:p>3,07556</text:p>
          </table:table-cell>
        </table:table-row>
        <table:table-row table:style-name="ro1">
          <table:table-cell office:value-type="float" office:value="5.044748" calcext:value-type="float">
            <text:p>5,044748</text:p>
          </table:table-cell>
          <table:table-cell office:value-type="float" office:value="6.610396" calcext:value-type="float">
            <text:p>6,610396</text:p>
          </table:table-cell>
        </table:table-row>
        <table:table-row table:style-name="ro1">
          <table:table-cell office:value-type="float" office:value="4.826791" calcext:value-type="float">
            <text:p>4,826791</text:p>
          </table:table-cell>
          <table:table-cell office:value-type="float" office:value="6.58088" calcext:value-type="float">
            <text:p>6,58088</text:p>
          </table:table-cell>
        </table:table-row>
        <table:table-row table:style-name="ro1">
          <table:table-cell office:value-type="float" office:value="4.885059" calcext:value-type="float">
            <text:p>4,885059</text:p>
          </table:table-cell>
          <table:table-cell office:value-type="float" office:value="6.231669" calcext:value-type="float">
            <text:p>6,231669</text:p>
          </table:table-cell>
        </table:table-row>
        <table:table-row table:style-name="ro1">
          <table:table-cell office:value-type="float" office:value="4.763524" calcext:value-type="float">
            <text:p>4,763524</text:p>
          </table:table-cell>
          <table:table-cell office:value-type="float" office:value="7.314563" calcext:value-type="float">
            <text:p>7,314563</text:p>
          </table:table-cell>
        </table:table-row>
        <table:table-row table:style-name="ro1">
          <table:table-cell office:value-type="float" office:value="2.432922" calcext:value-type="float">
            <text:p>2,432922</text:p>
          </table:table-cell>
          <table:table-cell office:value-type="float" office:value="2.696437" calcext:value-type="float">
            <text:p>2,696437</text:p>
          </table:table-cell>
        </table:table-row>
        <table:table-row table:style-name="ro1">
          <table:table-cell office:value-type="float" office:value="5.126869" calcext:value-type="float">
            <text:p>5,126869</text:p>
          </table:table-cell>
          <table:table-cell office:value-type="float" office:value="7.877149" calcext:value-type="float">
            <text:p>7,877149</text:p>
          </table:table-cell>
        </table:table-row>
        <table:table-row table:style-name="ro1">
          <table:table-cell office:value-type="float" office:value="5.715965" calcext:value-type="float">
            <text:p>5,715965</text:p>
          </table:table-cell>
          <table:table-cell office:value-type="float" office:value="5.708619" calcext:value-type="float">
            <text:p>5,708619</text:p>
          </table:table-cell>
        </table:table-row>
        <table:table-row table:style-name="ro1">
          <table:table-cell office:value-type="float" office:value="5.213734" calcext:value-type="float">
            <text:p>5,213734</text:p>
          </table:table-cell>
          <table:table-cell office:value-type="float" office:value="6.197453" calcext:value-type="float">
            <text:p>6,197453</text:p>
          </table:table-cell>
        </table:table-row>
        <table:table-row table:style-name="ro1">
          <table:table-cell office:value-type="float" office:value="1.176283" calcext:value-type="float">
            <text:p>1,176283</text:p>
          </table:table-cell>
          <table:table-cell office:value-type="float" office:value="3.193806" calcext:value-type="float">
            <text:p>3,193806</text:p>
          </table:table-cell>
        </table:table-row>
        <table:table-row table:style-name="ro1">
          <table:table-cell office:value-type="float" office:value="3.403417" calcext:value-type="float">
            <text:p>3,403417</text:p>
          </table:table-cell>
          <table:table-cell office:value-type="float" office:value="7.316637" calcext:value-type="float">
            <text:p>7,316637</text:p>
          </table:table-cell>
        </table:table-row>
        <table:table-row table:style-name="ro1">
          <table:table-cell office:value-type="float" office:value="4.463952" calcext:value-type="float">
            <text:p>4,463952</text:p>
          </table:table-cell>
          <table:table-cell office:value-type="float" office:value="7.407535" calcext:value-type="float">
            <text:p>7,407535</text:p>
          </table:table-cell>
        </table:table-row>
        <table:table-row table:style-name="ro1">
          <table:table-cell office:value-type="float" office:value="0.734921" calcext:value-type="float">
            <text:p>0,734921</text:p>
          </table:table-cell>
          <table:table-cell office:value-type="float" office:value="2.703895" calcext:value-type="float">
            <text:p>2,703895</text:p>
          </table:table-cell>
        </table:table-row>
        <table:table-row table:style-name="ro1">
          <table:table-cell office:value-type="float" office:value="0.828241" calcext:value-type="float">
            <text:p>0,828241</text:p>
          </table:table-cell>
          <table:table-cell office:value-type="float" office:value="2.846222" calcext:value-type="float">
            <text:p>2,846222</text:p>
          </table:table-cell>
        </table:table-row>
        <table:table-row table:style-name="ro1">
          <table:table-cell office:value-type="float" office:value="4.126629" calcext:value-type="float">
            <text:p>4,126629</text:p>
          </table:table-cell>
          <table:table-cell office:value-type="float" office:value="6.63735" calcext:value-type="float">
            <text:p>6,63735</text:p>
          </table:table-cell>
        </table:table-row>
        <table:table-row table:style-name="ro1">
          <table:table-cell office:value-type="float" office:value="1.210276" calcext:value-type="float">
            <text:p>1,210276</text:p>
          </table:table-cell>
          <table:table-cell office:value-type="float" office:value="2.530477" calcext:value-type="float">
            <text:p>2,530477</text:p>
          </table:table-cell>
        </table:table-row>
        <table:table-row table:style-name="ro1">
          <table:table-cell office:value-type="float" office:value="3.716866" calcext:value-type="float">
            <text:p>3,716866</text:p>
          </table:table-cell>
          <table:table-cell office:value-type="float" office:value="6.662037" calcext:value-type="float">
            <text:p>6,662037</text:p>
          </table:table-cell>
        </table:table-row>
        <table:table-row table:style-name="ro1">
          <table:table-cell office:value-type="float" office:value="2.617705" calcext:value-type="float">
            <text:p>2,617705</text:p>
          </table:table-cell>
          <table:table-cell office:value-type="float" office:value="1.890681" calcext:value-type="float">
            <text:p>1,890681</text:p>
          </table:table-cell>
        </table:table-row>
        <table:table-row table:style-name="ro1">
          <table:table-cell office:value-type="float" office:value="4.949602" calcext:value-type="float">
            <text:p>4,949602</text:p>
          </table:table-cell>
          <table:table-cell office:value-type="float" office:value="7.132495" calcext:value-type="float">
            <text:p>7,132495</text:p>
          </table:table-cell>
        </table:table-row>
        <table:table-row table:style-name="ro1">
          <table:table-cell office:value-type="float" office:value="3.642326" calcext:value-type="float">
            <text:p>3,642326</text:p>
          </table:table-cell>
          <table:table-cell office:value-type="float" office:value="7.671764" calcext:value-type="float">
            <text:p>7,671764</text:p>
          </table:table-cell>
        </table:table-row>
        <table:table-row table:style-name="ro1">
          <table:table-cell office:value-type="float" office:value="1.709012" calcext:value-type="float">
            <text:p>1,709012</text:p>
          </table:table-cell>
          <table:table-cell office:value-type="float" office:value="1.462237" calcext:value-type="float">
            <text:p>1,462237</text:p>
          </table:table-cell>
        </table:table-row>
        <table:table-row table:style-name="ro1">
          <table:table-cell office:value-type="float" office:value="2.413384" calcext:value-type="float">
            <text:p>2,413384</text:p>
          </table:table-cell>
          <table:table-cell office:value-type="float" office:value="1.510291" calcext:value-type="float">
            <text:p>1,510291</text:p>
          </table:table-cell>
        </table:table-row>
        <table:table-row table:style-name="ro1">
          <table:table-cell office:value-type="float" office:value="1.437852" calcext:value-type="float">
            <text:p>1,437852</text:p>
          </table:table-cell>
          <table:table-cell office:value-type="float" office:value="2.561925" calcext:value-type="float">
            <text:p>2,561925</text:p>
          </table:table-cell>
        </table:table-row>
        <table:table-row table:style-name="ro1">
          <table:table-cell office:value-type="float" office:value="5.021764" calcext:value-type="float">
            <text:p>5,021764</text:p>
          </table:table-cell>
          <table:table-cell office:value-type="float" office:value="7.37056" calcext:value-type="float">
            <text:p>7,37056</text:p>
          </table:table-cell>
        </table:table-row>
        <table:table-row table:style-name="ro1">
          <table:table-cell office:value-type="float" office:value="1.869248" calcext:value-type="float">
            <text:p>1,869248</text:p>
          </table:table-cell>
          <table:table-cell office:value-type="float" office:value="2.974686" calcext:value-type="float">
            <text:p>2,974686</text:p>
          </table:table-cell>
        </table:table-row>
        <table:table-row table:style-name="ro1">
          <table:table-cell office:value-type="float" office:value="1.432211" calcext:value-type="float">
            <text:p>1,432211</text:p>
          </table:table-cell>
          <table:table-cell office:value-type="float" office:value="1.965969" calcext:value-type="float">
            <text:p>1,965969</text:p>
          </table:table-cell>
        </table:table-row>
        <table:table-row table:style-name="ro1">
          <table:table-cell office:value-type="float" office:value="4.166781" calcext:value-type="float">
            <text:p>4,166781</text:p>
          </table:table-cell>
          <table:table-cell office:value-type="float" office:value="7.598846" calcext:value-type="float">
            <text:p>7,598846</text:p>
          </table:table-cell>
        </table:table-row>
        <table:table-row table:style-name="ro1">
          <table:table-cell office:value-type="float" office:value="5.369541" calcext:value-type="float">
            <text:p>5,369541</text:p>
          </table:table-cell>
          <table:table-cell office:value-type="float" office:value="6.668337" calcext:value-type="float">
            <text:p>6,668337</text:p>
          </table:table-cell>
        </table:table-row>
        <table:table-row table:style-name="ro1">
          <table:table-cell office:value-type="float" office:value="4.995035" calcext:value-type="float">
            <text:p>4,995035</text:p>
          </table:table-cell>
          <table:table-cell office:value-type="float" office:value="6.692147" calcext:value-type="float">
            <text:p>6,692147</text:p>
          </table:table-cell>
        </table:table-row>
        <table:table-row table:style-name="ro1">
          <table:table-cell office:value-type="float" office:value="4.67753" calcext:value-type="float">
            <text:p>4,67753</text:p>
          </table:table-cell>
          <table:table-cell office:value-type="float" office:value="7.286959" calcext:value-type="float">
            <text:p>7,286959</text:p>
          </table:table-cell>
        </table:table-row>
        <table:table-row table:style-name="ro1">
          <table:table-cell office:value-type="float" office:value="2.323671" calcext:value-type="float">
            <text:p>2,323671</text:p>
          </table:table-cell>
          <table:table-cell office:value-type="float" office:value="2.29255" calcext:value-type="float">
            <text:p>2,29255</text:p>
          </table:table-cell>
        </table:table-row>
        <table:table-row table:style-name="ro1">
          <table:table-cell office:value-type="float" office:value="1.757392" calcext:value-type="float">
            <text:p>1,757392</text:p>
          </table:table-cell>
          <table:table-cell office:value-type="float" office:value="1.595131" calcext:value-type="float">
            <text:p>1,595131</text:p>
          </table:table-cell>
        </table:table-row>
        <table:table-row table:style-name="ro1">
          <table:table-cell office:value-type="float" office:value="1.910984" calcext:value-type="float">
            <text:p>1,910984</text:p>
          </table:table-cell>
          <table:table-cell office:value-type="float" office:value="1.473346" calcext:value-type="float">
            <text:p>1,473346</text:p>
          </table:table-cell>
        </table:table-row>
        <table:table-row table:style-name="ro1">
          <table:table-cell office:value-type="float" office:value="1.375661" calcext:value-type="float">
            <text:p>1,375661</text:p>
          </table:table-cell>
          <table:table-cell office:value-type="float" office:value="3.062628" calcext:value-type="float">
            <text:p>3,062628</text:p>
          </table:table-cell>
        </table:table-row>
        <table:table-row table:style-name="ro1">
          <table:table-cell office:value-type="float" office:value="3.33156" calcext:value-type="float">
            <text:p>3,33156</text:p>
          </table:table-cell>
          <table:table-cell office:value-type="float" office:value="6.694749" calcext:value-type="float">
            <text:p>6,694749</text:p>
          </table:table-cell>
        </table:table-row>
        <table:table-row table:style-name="ro1">
          <table:table-cell office:value-type="float" office:value="2.063283" calcext:value-type="float">
            <text:p>2,063283</text:p>
          </table:table-cell>
          <table:table-cell office:value-type="float" office:value="1.853067" calcext:value-type="float">
            <text:p>1,853067</text:p>
          </table:table-cell>
        </table:table-row>
        <table:table-row table:style-name="ro1">
          <table:table-cell office:value-type="float" office:value="1.614811" calcext:value-type="float">
            <text:p>1,614811</text:p>
          </table:table-cell>
          <table:table-cell office:value-type="float" office:value="2.230816" calcext:value-type="float">
            <text:p>2,230816</text:p>
          </table:table-cell>
        </table:table-row>
        <table:table-row table:style-name="ro1">
          <table:table-cell office:value-type="float" office:value="2.502935" calcext:value-type="float">
            <text:p>2,502935</text:p>
          </table:table-cell>
          <table:table-cell office:value-type="float" office:value="1.789866" calcext:value-type="float">
            <text:p>1,789866</text:p>
          </table:table-cell>
        </table:table-row>
        <table:table-row table:style-name="ro1">
          <table:table-cell office:value-type="float" office:value="0.996874" calcext:value-type="float">
            <text:p>0,996874</text:p>
          </table:table-cell>
          <table:table-cell office:value-type="float" office:value="1.061991" calcext:value-type="float">
            <text:p>1,061991</text:p>
          </table:table-cell>
        </table:table-row>
        <table:table-row table:style-name="ro1">
          <table:table-cell office:value-type="float" office:value="2.486827" calcext:value-type="float">
            <text:p>2,486827</text:p>
          </table:table-cell>
          <table:table-cell office:value-type="float" office:value="1.187929" calcext:value-type="float">
            <text:p>1,187929</text:p>
          </table:table-cell>
        </table:table-row>
        <table:table-row table:style-name="ro1">
          <table:table-cell office:value-type="float" office:value="3.781474" calcext:value-type="float">
            <text:p>3,781474</text:p>
          </table:table-cell>
          <table:table-cell office:value-type="float" office:value="6.219205" calcext:value-type="float">
            <text:p>6,219205</text:p>
          </table:table-cell>
        </table:table-row>
        <table:table-row table:style-name="ro1">
          <table:table-cell office:value-type="float" office:value="2.120996" calcext:value-type="float">
            <text:p>2,120996</text:p>
          </table:table-cell>
          <table:table-cell office:value-type="float" office:value="2.057084" calcext:value-type="float">
            <text:p>2,057084</text:p>
          </table:table-cell>
        </table:table-row>
        <table:table-row table:style-name="ro1">
          <table:table-cell office:value-type="float" office:value="1.368207" calcext:value-type="float">
            <text:p>1,368207</text:p>
          </table:table-cell>
          <table:table-cell office:value-type="float" office:value="3.251614" calcext:value-type="float">
            <text:p>3,251614</text:p>
          </table:table-cell>
        </table:table-row>
        <table:table-row table:style-name="ro1">
          <table:table-cell office:value-type="float" office:value="3.684021" calcext:value-type="float">
            <text:p>3,684021</text:p>
          </table:table-cell>
          <table:table-cell office:value-type="float" office:value="7.523937" calcext:value-type="float">
            <text:p>7,523937</text:p>
          </table:table-cell>
        </table:table-row>
        <table:table-row table:style-name="ro1">
          <table:table-cell office:value-type="float" office:value="5.137104" calcext:value-type="float">
            <text:p>5,137104</text:p>
          </table:table-cell>
          <table:table-cell office:value-type="float" office:value="6.058293" calcext:value-type="float">
            <text:p>6,058293</text:p>
          </table:table-cell>
        </table:table-row>
        <table:table-row table:style-name="ro1">
          <table:table-cell office:value-type="float" office:value="2.606579" calcext:value-type="float">
            <text:p>2,606579</text:p>
          </table:table-cell>
          <table:table-cell office:value-type="float" office:value="2.35724" calcext:value-type="float">
            <text:p>2,35724</text:p>
          </table:table-cell>
        </table:table-row>
        <table:table-row table:style-name="ro1">
          <table:table-cell office:value-type="float" office:value="1.978344" calcext:value-type="float">
            <text:p>1,978344</text:p>
          </table:table-cell>
          <table:table-cell office:value-type="float" office:value="1.904858" calcext:value-type="float">
            <text:p>1,904858</text:p>
          </table:table-cell>
        </table:table-row>
        <table:table-row table:style-name="ro1">
          <table:table-cell office:value-type="float" office:value="1.863323" calcext:value-type="float">
            <text:p>1,863323</text:p>
          </table:table-cell>
          <table:table-cell office:value-type="float" office:value="1.674631" calcext:value-type="float">
            <text:p>1,674631</text:p>
          </table:table-cell>
        </table:table-row>
        <table:table-row table:style-name="ro1">
          <table:table-cell office:value-type="float" office:value="4.257905" calcext:value-type="float">
            <text:p>4,257905</text:p>
          </table:table-cell>
          <table:table-cell office:value-type="float" office:value="6.676042" calcext:value-type="float">
            <text:p>6,676042</text:p>
          </table:table-cell>
        </table:table-row>
        <table:table-row table:style-name="ro1">
          <table:table-cell office:value-type="float" office:value="2.051017" calcext:value-type="float">
            <text:p>2,051017</text:p>
          </table:table-cell>
          <table:table-cell office:value-type="float" office:value="1.79451" calcext:value-type="float">
            <text:p>1,79451</text:p>
          </table:table-cell>
        </table:table-row>
        <table:table-row table:style-name="ro1">
          <table:table-cell office:value-type="float" office:value="3.675607" calcext:value-type="float">
            <text:p>3,675607</text:p>
          </table:table-cell>
          <table:table-cell office:value-type="float" office:value="6.897991" calcext:value-type="float">
            <text:p>6,897991</text:p>
          </table:table-cell>
        </table:table-row>
        <table:table-row table:style-name="ro1">
          <table:table-cell office:value-type="float" office:value="1.126132" calcext:value-type="float">
            <text:p>1,126132</text:p>
          </table:table-cell>
          <table:table-cell office:value-type="float" office:value="2.74134" calcext:value-type="float">
            <text:p>2,74134</text:p>
          </table:table-cell>
        </table:table-row>
        <table:table-row table:style-name="ro1">
          <table:table-cell office:value-type="float" office:value="1.19817" calcext:value-type="float">
            <text:p>1,19817</text:p>
          </table:table-cell>
          <table:table-cell office:value-type="float" office:value="1.900347" calcext:value-type="float">
            <text:p>1,900347</text:p>
          </table:table-cell>
        </table:table-row>
        <table:table-row table:style-name="ro1">
          <table:table-cell office:value-type="float" office:value="3.481882" calcext:value-type="float">
            <text:p>3,481882</text:p>
          </table:table-cell>
          <table:table-cell office:value-type="float" office:value="6.623576" calcext:value-type="float">
            <text:p>6,623576</text:p>
          </table:table-cell>
        </table:table-row>
        <table:table-row table:style-name="ro1">
          <table:table-cell office:value-type="float" office:value="1.125754" calcext:value-type="float">
            <text:p>1,125754</text:p>
          </table:table-cell>
          <table:table-cell office:value-type="float" office:value="2.297709" calcext:value-type="float">
            <text:p>2,297709</text:p>
          </table:table-cell>
        </table:table-row>
        <table:table-row table:style-name="ro1">
          <table:table-cell office:value-type="float" office:value="1.666306" calcext:value-type="float">
            <text:p>1,666306</text:p>
          </table:table-cell>
          <table:table-cell office:value-type="float" office:value="1.630745" calcext:value-type="float">
            <text:p>1,630745</text:p>
          </table:table-cell>
        </table:table-row>
        <table:table-row table:style-name="ro1">
          <table:table-cell office:value-type="float" office:value="3.941284" calcext:value-type="float">
            <text:p>3,941284</text:p>
          </table:table-cell>
          <table:table-cell office:value-type="float" office:value="7.804961" calcext:value-type="float">
            <text:p>7,804961</text:p>
          </table:table-cell>
        </table:table-row>
        <table:table-row table:style-name="ro1">
          <table:table-cell office:value-type="float" office:value="2.873767" calcext:value-type="float">
            <text:p>2,873767</text:p>
          </table:table-cell>
          <table:table-cell office:value-type="float" office:value="1.599458" calcext:value-type="float">
            <text:p>1,599458</text:p>
          </table:table-cell>
        </table:table-row>
        <table:table-row table:style-name="ro1">
          <table:table-cell office:value-type="float" office:value="1.940669" calcext:value-type="float">
            <text:p>1,940669</text:p>
          </table:table-cell>
          <table:table-cell office:value-type="float" office:value="1.666324" calcext:value-type="float">
            <text:p>1,666324</text:p>
          </table:table-cell>
        </table:table-row>
        <table:table-row table:style-name="ro1">
          <table:table-cell office:value-type="float" office:value="4.230426" calcext:value-type="float">
            <text:p>4,230426</text:p>
          </table:table-cell>
          <table:table-cell office:value-type="float" office:value="6.469774" calcext:value-type="float">
            <text:p>6,469774</text:p>
          </table:table-cell>
        </table:table-row>
        <table:table-row table:style-name="ro1">
          <table:table-cell office:value-type="float" office:value="1.614366" calcext:value-type="float">
            <text:p>1,614366</text:p>
          </table:table-cell>
          <table:table-cell office:value-type="float" office:value="2.168933" calcext:value-type="float">
            <text:p>2,168933</text:p>
          </table:table-cell>
        </table:table-row>
        <table:table-row table:style-name="ro1">
          <table:table-cell office:value-type="float" office:value="1.777365" calcext:value-type="float">
            <text:p>1,777365</text:p>
          </table:table-cell>
          <table:table-cell office:value-type="float" office:value="2.684074" calcext:value-type="float">
            <text:p>2,684074</text:p>
          </table:table-cell>
        </table:table-row>
        <table:table-row table:style-name="ro1">
          <table:table-cell office:value-type="float" office:value="0.972334" calcext:value-type="float">
            <text:p>0,972334</text:p>
          </table:table-cell>
          <table:table-cell office:value-type="float" office:value="2.068044" calcext:value-type="float">
            <text:p>2,068044</text:p>
          </table:table-cell>
        </table:table-row>
        <table:table-row table:style-name="ro1">
          <table:table-cell office:value-type="float" office:value="1.415821" calcext:value-type="float">
            <text:p>1,415821</text:p>
          </table:table-cell>
          <table:table-cell office:value-type="float" office:value="2.823746" calcext:value-type="float">
            <text:p>2,823746</text:p>
          </table:table-cell>
        </table:table-row>
        <table:table-row table:style-name="ro1">
          <table:table-cell office:value-type="float" office:value="1.40256" calcext:value-type="float">
            <text:p>1,40256</text:p>
          </table:table-cell>
          <table:table-cell office:value-type="float" office:value="3.281348" calcext:value-type="float">
            <text:p>3,281348</text:p>
          </table:table-cell>
        </table:table-row>
        <table:table-row table:style-name="ro1">
          <table:table-cell office:value-type="float" office:value="2.372595" calcext:value-type="float">
            <text:p>2,372595</text:p>
          </table:table-cell>
          <table:table-cell office:value-type="float" office:value="3.160454" calcext:value-type="float">
            <text:p>3,160454</text:p>
          </table:table-cell>
        </table:table-row>
        <table:table-row table:style-name="ro1">
          <table:table-cell office:value-type="float" office:value="2.564158" calcext:value-type="float">
            <text:p>2,564158</text:p>
          </table:table-cell>
          <table:table-cell office:value-type="float" office:value="1.276553" calcext:value-type="float">
            <text:p>1,276553</text:p>
          </table:table-cell>
        </table:table-row>
        <table:table-row table:style-name="ro1">
          <table:table-cell office:value-type="float" office:value="2.156328" calcext:value-type="float">
            <text:p>2,156328</text:p>
          </table:table-cell>
          <table:table-cell office:value-type="float" office:value="2.564848" calcext:value-type="float">
            <text:p>2,564848</text:p>
          </table:table-cell>
        </table:table-row>
        <table:table-row table:style-name="ro1">
          <table:table-cell office:value-type="float" office:value="2.647632" calcext:value-type="float">
            <text:p>2,647632</text:p>
          </table:table-cell>
          <table:table-cell office:value-type="float" office:value="1.828991" calcext:value-type="float">
            <text:p>1,828991</text:p>
          </table:table-cell>
        </table:table-row>
        <table:table-row table:style-name="ro1">
          <table:table-cell office:value-type="float" office:value="1.807446" calcext:value-type="float">
            <text:p>1,807446</text:p>
          </table:table-cell>
          <table:table-cell office:value-type="float" office:value="2.971561" calcext:value-type="float">
            <text:p>2,971561</text:p>
          </table:table-cell>
        </table:table-row>
        <table:table-row table:style-name="ro1">
          <table:table-cell office:value-type="float" office:value="1.424492" calcext:value-type="float">
            <text:p>1,424492</text:p>
          </table:table-cell>
          <table:table-cell office:value-type="float" office:value="1.267813" calcext:value-type="float">
            <text:p>1,267813</text:p>
          </table:table-cell>
        </table:table-row>
        <table:table-row table:style-name="ro1">
          <table:table-cell office:value-type="float" office:value="3.764433" calcext:value-type="float">
            <text:p>3,764433</text:p>
          </table:table-cell>
          <table:table-cell office:value-type="float" office:value="7.498604" calcext:value-type="float">
            <text:p>7,498604</text:p>
          </table:table-cell>
        </table:table-row>
        <table:table-row table:style-name="ro1">
          <table:table-cell office:value-type="float" office:value="2.125697" calcext:value-type="float">
            <text:p>2,125697</text:p>
          </table:table-cell>
          <table:table-cell office:value-type="float" office:value="2.496747" calcext:value-type="float">
            <text:p>2,496747</text:p>
          </table:table-cell>
        </table:table-row>
        <table:table-row table:style-name="ro1">
          <table:table-cell office:value-type="float" office:value="1.864791" calcext:value-type="float">
            <text:p>1,864791</text:p>
          </table:table-cell>
          <table:table-cell office:value-type="float" office:value="3.431045" calcext:value-type="float">
            <text:p>3,431045</text:p>
          </table:table-cell>
        </table:table-row>
        <table:table-row table:style-name="ro1">
          <table:table-cell office:value-type="float" office:value="2.523178" calcext:value-type="float">
            <text:p>2,523178</text:p>
          </table:table-cell>
          <table:table-cell office:value-type="float" office:value="2.581583" calcext:value-type="float">
            <text:p>2,581583</text:p>
          </table:table-cell>
        </table:table-row>
        <table:table-row table:style-name="ro1">
          <table:table-cell office:value-type="float" office:value="4.863746" calcext:value-type="float">
            <text:p>4,863746</text:p>
          </table:table-cell>
          <table:table-cell office:value-type="float" office:value="6.455273" calcext:value-type="float">
            <text:p>6,455273</text:p>
          </table:table-cell>
        </table:table-row>
        <table:table-row table:style-name="ro1">
          <table:table-cell office:value-type="float" office:value="4.275169" calcext:value-type="float">
            <text:p>4,275169</text:p>
          </table:table-cell>
          <table:table-cell office:value-type="float" office:value="6.270288" calcext:value-type="float">
            <text:p>6,270288</text:p>
          </table:table-cell>
        </table:table-row>
        <table:table-row table:style-name="ro1">
          <table:table-cell office:value-type="float" office:value="1.641477" calcext:value-type="float">
            <text:p>1,641477</text:p>
          </table:table-cell>
          <table:table-cell office:value-type="float" office:value="2.265209" calcext:value-type="float">
            <text:p>2,265209</text:p>
          </table:table-cell>
        </table:table-row>
        <table:table-row table:style-name="ro1">
          <table:table-cell office:value-type="float" office:value="2.470512" calcext:value-type="float">
            <text:p>2,470512</text:p>
          </table:table-cell>
          <table:table-cell office:value-type="float" office:value="2.812382" calcext:value-type="float">
            <text:p>2,812382</text:p>
          </table:table-cell>
        </table:table-row>
        <table:table-row table:style-name="ro1">
          <table:table-cell office:value-type="float" office:value="2.132291" calcext:value-type="float">
            <text:p>2,132291</text:p>
          </table:table-cell>
          <table:table-cell office:value-type="float" office:value="1.812083" calcext:value-type="float">
            <text:p>1,812083</text:p>
          </table:table-cell>
        </table:table-row>
        <table:table-row table:style-name="ro1">
          <table:table-cell office:value-type="float" office:value="3.757752" calcext:value-type="float">
            <text:p>3,757752</text:p>
          </table:table-cell>
          <table:table-cell office:value-type="float" office:value="7.451546" calcext:value-type="float">
            <text:p>7,451546</text:p>
          </table:table-cell>
        </table:table-row>
        <table:table-row table:style-name="ro1">
          <table:table-cell office:value-type="float" office:value="2.827947" calcext:value-type="float">
            <text:p>2,827947</text:p>
          </table:table-cell>
          <table:table-cell office:value-type="float" office:value="1.851471" calcext:value-type="float">
            <text:p>1,851471</text:p>
          </table:table-cell>
        </table:table-row>
        <table:table-row table:style-name="ro1">
          <table:table-cell office:value-type="float" office:value="2.164796" calcext:value-type="float">
            <text:p>2,164796</text:p>
          </table:table-cell>
          <table:table-cell office:value-type="float" office:value="1.742254" calcext:value-type="float">
            <text:p>1,742254</text:p>
          </table:table-cell>
        </table:table-row>
        <table:table-row table:style-name="ro1">
          <table:table-cell office:value-type="float" office:value="4.668171" calcext:value-type="float">
            <text:p>4,668171</text:p>
          </table:table-cell>
          <table:table-cell office:value-type="float" office:value="7.397221" calcext:value-type="float">
            <text:p>7,397221</text:p>
          </table:table-cell>
        </table:table-row>
        <table:table-row table:style-name="ro1">
          <table:table-cell office:value-type="float" office:value="4.744698" calcext:value-type="float">
            <text:p>4,744698</text:p>
          </table:table-cell>
          <table:table-cell office:value-type="float" office:value="7.571608" calcext:value-type="float">
            <text:p>7,571608</text:p>
          </table:table-cell>
        </table:table-row>
        <table:table-row table:style-name="ro1">
          <table:table-cell office:value-type="float" office:value="2.363825" calcext:value-type="float">
            <text:p>2,363825</text:p>
          </table:table-cell>
          <table:table-cell office:value-type="float" office:value="1.399208" calcext:value-type="float">
            <text:p>1,399208</text:p>
          </table:table-cell>
        </table:table-row>
        <table:table-row table:style-name="ro1">
          <table:table-cell office:value-type="float" office:value="2.047462" calcext:value-type="float">
            <text:p>2,047462</text:p>
          </table:table-cell>
          <table:table-cell office:value-type="float" office:value="3.258627" calcext:value-type="float">
            <text:p>3,258627</text:p>
          </table:table-cell>
        </table:table-row>
        <table:table-row table:style-name="ro1">
          <table:table-cell office:value-type="float" office:value="4.078694" calcext:value-type="float">
            <text:p>4,078694</text:p>
          </table:table-cell>
          <table:table-cell office:value-type="float" office:value="7.553354" calcext:value-type="float">
            <text:p>7,553354</text:p>
          </table:table-cell>
        </table:table-row>
        <table:table-row table:style-name="ro1">
          <table:table-cell office:value-type="float" office:value="2.407193" calcext:value-type="float">
            <text:p>2,407193</text:p>
          </table:table-cell>
          <table:table-cell office:value-type="float" office:value="2.386466" calcext:value-type="float">
            <text:p>2,386466</text:p>
          </table:table-cell>
        </table:table-row>
        <table:table-row table:style-name="ro1">
          <table:table-cell office:value-type="float" office:value="2.343299" calcext:value-type="float">
            <text:p>2,343299</text:p>
          </table:table-cell>
          <table:table-cell office:value-type="float" office:value="2.968428" calcext:value-type="float">
            <text:p>2,968428</text:p>
          </table:table-cell>
        </table:table-row>
        <table:table-row table:style-name="ro1">
          <table:table-cell office:value-type="float" office:value="2.325223" calcext:value-type="float">
            <text:p>2,325223</text:p>
          </table:table-cell>
          <table:table-cell office:value-type="float" office:value="3.317066" calcext:value-type="float">
            <text:p>3,317066</text:p>
          </table:table-cell>
        </table:table-row>
        <table:table-row table:style-name="ro1">
          <table:table-cell office:value-type="float" office:value="1.056576" calcext:value-type="float">
            <text:p>1,056576</text:p>
          </table:table-cell>
          <table:table-cell office:value-type="float" office:value="2.338176" calcext:value-type="float">
            <text:p>2,338176</text:p>
          </table:table-cell>
        </table:table-row>
        <table:table-row table:style-name="ro1">
          <table:table-cell office:value-type="float" office:value="1.779227" calcext:value-type="float">
            <text:p>1,779227</text:p>
          </table:table-cell>
          <table:table-cell office:value-type="float" office:value="1.767912" calcext:value-type="float">
            <text:p>1,767912</text:p>
          </table:table-cell>
        </table:table-row>
        <table:table-row table:style-name="ro1">
          <table:table-cell office:value-type="float" office:value="1.416324" calcext:value-type="float">
            <text:p>1,416324</text:p>
          </table:table-cell>
          <table:table-cell office:value-type="float" office:value="1.492473" calcext:value-type="float">
            <text:p>1,492473</text:p>
          </table:table-cell>
        </table:table-row>
        <table:table-row table:style-name="ro1">
          <table:table-cell office:value-type="float" office:value="4.141748" calcext:value-type="float">
            <text:p>4,141748</text:p>
          </table:table-cell>
          <table:table-cell office:value-type="float" office:value="7.322324" calcext:value-type="float">
            <text:p>7,322324</text:p>
          </table:table-cell>
        </table:table-row>
        <table:table-row table:style-name="ro1">
          <table:table-cell office:value-type="float" office:value="1.798397" calcext:value-type="float">
            <text:p>1,798397</text:p>
          </table:table-cell>
          <table:table-cell office:value-type="float" office:value="2.779362" calcext:value-type="float">
            <text:p>2,779362</text:p>
          </table:table-cell>
        </table:table-row>
        <table:table-row table:style-name="ro1">
          <table:table-cell office:value-type="float" office:value="1.012849" calcext:value-type="float">
            <text:p>1,012849</text:p>
          </table:table-cell>
          <table:table-cell office:value-type="float" office:value="2.519087" calcext:value-type="float">
            <text:p>2,519087</text:p>
          </table:table-cell>
        </table:table-row>
        <table:table-row table:style-name="ro1">
          <table:table-cell office:value-type="float" office:value="2.212135" calcext:value-type="float">
            <text:p>2,212135</text:p>
          </table:table-cell>
          <table:table-cell office:value-type="float" office:value="2.985898" calcext:value-type="float">
            <text:p>2,985898</text:p>
          </table:table-cell>
        </table:table-row>
        <table:table-row table:style-name="ro1">
          <table:table-cell office:value-type="float" office:value="2.335965" calcext:value-type="float">
            <text:p>2,335965</text:p>
          </table:table-cell>
          <table:table-cell office:value-type="float" office:value="2.746393" calcext:value-type="float">
            <text:p>2,746393</text:p>
          </table:table-cell>
        </table:table-row>
        <table:table-row table:style-name="ro1">
          <table:table-cell office:value-type="float" office:value="4.599293" calcext:value-type="float">
            <text:p>4,599293</text:p>
          </table:table-cell>
          <table:table-cell office:value-type="float" office:value="7.23655" calcext:value-type="float">
            <text:p>7,23655</text:p>
          </table:table-cell>
        </table:table-row>
        <table:table-row table:style-name="ro1">
          <table:table-cell office:value-type="float" office:value="2.235226" calcext:value-type="float">
            <text:p>2,235226</text:p>
          </table:table-cell>
          <table:table-cell office:value-type="float" office:value="2.516498" calcext:value-type="float">
            <text:p>2,516498</text:p>
          </table:table-cell>
        </table:table-row>
        <table:table-row table:style-name="ro1">
          <table:table-cell office:value-type="float" office:value="3.65132" calcext:value-type="float">
            <text:p>3,65132</text:p>
          </table:table-cell>
          <table:table-cell office:value-type="float" office:value="7.92055" calcext:value-type="float">
            <text:p>7,92055</text:p>
          </table:table-cell>
        </table:table-row>
        <table:table-row table:style-name="ro1">
          <table:table-cell office:value-type="float" office:value="5.472492" calcext:value-type="float">
            <text:p>5,472492</text:p>
          </table:table-cell>
          <table:table-cell office:value-type="float" office:value="7.342008" calcext:value-type="float">
            <text:p>7,342008</text:p>
          </table:table-cell>
        </table:table-row>
        <table:table-row table:style-name="ro1">
          <table:table-cell office:value-type="float" office:value="1.787443" calcext:value-type="float">
            <text:p>1,787443</text:p>
          </table:table-cell>
          <table:table-cell office:value-type="float" office:value="2.629607" calcext:value-type="float">
            <text:p>2,629607</text:p>
          </table:table-cell>
        </table:table-row>
        <table:table-row table:style-name="ro1">
          <table:table-cell office:value-type="float" office:value="3.085926" calcext:value-type="float">
            <text:p>3,085926</text:p>
          </table:table-cell>
          <table:table-cell office:value-type="float" office:value="2.567653" calcext:value-type="float">
            <text:p>2,567653</text:p>
          </table:table-cell>
        </table:table-row>
        <table:table-row table:style-name="ro1">
          <table:table-cell office:value-type="float" office:value="1.559274" calcext:value-type="float">
            <text:p>1,559274</text:p>
          </table:table-cell>
          <table:table-cell office:value-type="float" office:value="2.734174" calcext:value-type="float">
            <text:p>2,734174</text:p>
          </table:table-cell>
        </table:table-row>
        <table:table-row table:style-name="ro1">
          <table:table-cell office:value-type="float" office:value="5.617768" calcext:value-type="float">
            <text:p>5,617768</text:p>
          </table:table-cell>
          <table:table-cell office:value-type="float" office:value="6.28793" calcext:value-type="float">
            <text:p>6,28793</text:p>
          </table:table-cell>
        </table:table-row>
        <table:table-row table:style-name="ro1">
          <table:table-cell office:value-type="float" office:value="4.157414" calcext:value-type="float">
            <text:p>4,157414</text:p>
          </table:table-cell>
          <table:table-cell office:value-type="float" office:value="6.199199" calcext:value-type="float">
            <text:p>6,199199</text:p>
          </table:table-cell>
        </table:table-row>
        <table:table-row table:style-name="ro1">
          <table:table-cell office:value-type="float" office:value="4.613955" calcext:value-type="float">
            <text:p>4,613955</text:p>
          </table:table-cell>
          <table:table-cell office:value-type="float" office:value="5.806362" calcext:value-type="float">
            <text:p>5,806362</text:p>
          </table:table-cell>
        </table:table-row>
        <table:table-row table:style-name="ro1">
          <table:table-cell office:value-type="float" office:value="5.339706" calcext:value-type="float">
            <text:p>5,339706</text:p>
          </table:table-cell>
          <table:table-cell office:value-type="float" office:value="6.406142" calcext:value-type="float">
            <text:p>6,406142</text:p>
          </table:table-cell>
        </table:table-row>
        <table:table-row table:style-name="ro1">
          <table:table-cell office:value-type="float" office:value="4.995239" calcext:value-type="float">
            <text:p>4,995239</text:p>
          </table:table-cell>
          <table:table-cell office:value-type="float" office:value="6.818521" calcext:value-type="float">
            <text:p>6,818521</text:p>
          </table:table-cell>
        </table:table-row>
        <table:table-row table:style-name="ro1">
          <table:table-cell office:value-type="float" office:value="4.240641" calcext:value-type="float">
            <text:p>4,240641</text:p>
          </table:table-cell>
          <table:table-cell office:value-type="float" office:value="7.963768" calcext:value-type="float">
            <text:p>7,963768</text:p>
          </table:table-cell>
        </table:table-row>
        <table:table-row table:style-name="ro1">
          <table:table-cell office:value-type="float" office:value="3.475667" calcext:value-type="float">
            <text:p>3,475667</text:p>
          </table:table-cell>
          <table:table-cell office:value-type="float" office:value="6.692948" calcext:value-type="float">
            <text:p>6,692948</text:p>
          </table:table-cell>
        </table:table-row>
        <table:table-row table:style-name="ro1">
          <table:table-cell office:value-type="float" office:value="3.017565" calcext:value-type="float">
            <text:p>3,017565</text:p>
          </table:table-cell>
          <table:table-cell office:value-type="float" office:value="1.77027" calcext:value-type="float">
            <text:p>1,77027</text:p>
          </table:table-cell>
        </table:table-row>
        <table:table-row table:style-name="ro1">
          <table:table-cell office:value-type="float" office:value="1.2687" calcext:value-type="float">
            <text:p>1,2687</text:p>
          </table:table-cell>
          <table:table-cell office:value-type="float" office:value="2.741885" calcext:value-type="float">
            <text:p>2,741885</text:p>
          </table:table-cell>
        </table:table-row>
        <table:table-row table:style-name="ro1">
          <table:table-cell office:value-type="float" office:value="1.859532" calcext:value-type="float">
            <text:p>1,859532</text:p>
          </table:table-cell>
          <table:table-cell office:value-type="float" office:value="2.496732" calcext:value-type="float">
            <text:p>2,496732</text:p>
          </table:table-cell>
        </table:table-row>
        <table:table-row table:style-name="ro1">
          <table:table-cell office:value-type="float" office:value="4.044018" calcext:value-type="float">
            <text:p>4,044018</text:p>
          </table:table-cell>
          <table:table-cell office:value-type="float" office:value="6.798508" calcext:value-type="float">
            <text:p>6,798508</text:p>
          </table:table-cell>
        </table:table-row>
        <table:table-row table:style-name="ro1">
          <table:table-cell office:value-type="float" office:value="4.063662" calcext:value-type="float">
            <text:p>4,063662</text:p>
          </table:table-cell>
          <table:table-cell office:value-type="float" office:value="6.498246" calcext:value-type="float">
            <text:p>6,498246</text:p>
          </table:table-cell>
        </table:table-row>
        <table:table-row table:style-name="ro1">
          <table:table-cell office:value-type="float" office:value="2.605926" calcext:value-type="float">
            <text:p>2,605926</text:p>
          </table:table-cell>
          <table:table-cell office:value-type="float" office:value="2.069786" calcext:value-type="float">
            <text:p>2,069786</text:p>
          </table:table-cell>
        </table:table-row>
        <table:table-row table:style-name="ro1">
          <table:table-cell office:value-type="float" office:value="2.213342" calcext:value-type="float">
            <text:p>2,213342</text:p>
          </table:table-cell>
          <table:table-cell office:value-type="float" office:value="2.647523" calcext:value-type="float">
            <text:p>2,647523</text:p>
          </table:table-cell>
        </table:table-row>
        <table:table-row table:style-name="ro1">
          <table:table-cell office:value-type="float" office:value="1.43544" calcext:value-type="float">
            <text:p>1,43544</text:p>
          </table:table-cell>
          <table:table-cell office:value-type="float" office:value="2.527404" calcext:value-type="float">
            <text:p>2,527404</text:p>
          </table:table-cell>
        </table:table-row>
        <table:table-row table:style-name="ro1">
          <table:table-cell office:value-type="float" office:value="1.301598" calcext:value-type="float">
            <text:p>1,301598</text:p>
          </table:table-cell>
          <table:table-cell office:value-type="float" office:value="2.702692" calcext:value-type="float">
            <text:p>2,702692</text:p>
          </table:table-cell>
        </table:table-row>
        <table:table-row table:style-name="ro1">
          <table:table-cell office:value-type="float" office:value="5.154569" calcext:value-type="float">
            <text:p>5,154569</text:p>
          </table:table-cell>
          <table:table-cell office:value-type="float" office:value="7.122086" calcext:value-type="float">
            <text:p>7,122086</text:p>
          </table:table-cell>
        </table:table-row>
        <table:table-row table:style-name="ro1">
          <table:table-cell office:value-type="float" office:value="2.40022" calcext:value-type="float">
            <text:p>2,40022</text:p>
          </table:table-cell>
          <table:table-cell office:value-type="float" office:value="3.44802" calcext:value-type="float">
            <text:p>3,44802</text:p>
          </table:table-cell>
        </table:table-row>
        <table:table-row table:style-name="ro1">
          <table:table-cell office:value-type="float" office:value="1.039459" calcext:value-type="float">
            <text:p>1,039459</text:p>
          </table:table-cell>
          <table:table-cell office:value-type="float" office:value="1.421871" calcext:value-type="float">
            <text:p>1,421871</text:p>
          </table:table-cell>
        </table:table-row>
        <table:table-row table:style-name="ro1">
          <table:table-cell office:value-type="float" office:value="3.363006" calcext:value-type="float">
            <text:p>3,363006</text:p>
          </table:table-cell>
          <table:table-cell office:value-type="float" office:value="7.062231" calcext:value-type="float">
            <text:p>7,062231</text:p>
          </table:table-cell>
        </table:table-row>
        <table:table-row table:style-name="ro1">
          <table:table-cell office:value-type="float" office:value="5.23465" calcext:value-type="float">
            <text:p>5,23465</text:p>
          </table:table-cell>
          <table:table-cell office:value-type="float" office:value="8.038796" calcext:value-type="float">
            <text:p>8,038796</text:p>
          </table:table-cell>
        </table:table-row>
        <table:table-row table:style-name="ro1">
          <table:table-cell office:value-type="float" office:value="1.392456" calcext:value-type="float">
            <text:p>1,392456</text:p>
          </table:table-cell>
          <table:table-cell office:value-type="float" office:value="1.691538" calcext:value-type="float">
            <text:p>1,691538</text:p>
          </table:table-cell>
        </table:table-row>
        <table:table-row table:style-name="ro1">
          <table:table-cell office:value-type="float" office:value="2.127721" calcext:value-type="float">
            <text:p>2,127721</text:p>
          </table:table-cell>
          <table:table-cell office:value-type="float" office:value="1.827062" calcext:value-type="float">
            <text:p>1,827062</text:p>
          </table:table-cell>
        </table:table-row>
        <table:table-row table:style-name="ro1">
          <table:table-cell office:value-type="float" office:value="4.140822" calcext:value-type="float">
            <text:p>4,140822</text:p>
          </table:table-cell>
          <table:table-cell office:value-type="float" office:value="6.659522" calcext:value-type="float">
            <text:p>6,659522</text:p>
          </table:table-cell>
        </table:table-row>
        <table:table-row table:style-name="ro1">
          <table:table-cell office:value-type="float" office:value="4.328033" calcext:value-type="float">
            <text:p>4,328033</text:p>
          </table:table-cell>
          <table:table-cell office:value-type="float" office:value="7.38281" calcext:value-type="float">
            <text:p>7,38281</text:p>
          </table:table-cell>
        </table:table-row>
        <table:table-row table:style-name="ro1">
          <table:table-cell office:value-type="float" office:value="1.271673" calcext:value-type="float">
            <text:p>1,271673</text:p>
          </table:table-cell>
          <table:table-cell office:value-type="float" office:value="3.49009" calcext:value-type="float">
            <text:p>3,49009</text:p>
          </table:table-cell>
        </table:table-row>
        <table:table-row table:style-name="ro1">
          <table:table-cell office:value-type="float" office:value="5.354104" calcext:value-type="float">
            <text:p>5,354104</text:p>
          </table:table-cell>
          <table:table-cell office:value-type="float" office:value="6.834747" calcext:value-type="float">
            <text:p>6,834747</text:p>
          </table:table-cell>
        </table:table-row>
        <table:table-row table:style-name="ro1">
          <table:table-cell office:value-type="float" office:value="3.289833" calcext:value-type="float">
            <text:p>3,289833</text:p>
          </table:table-cell>
          <table:table-cell office:value-type="float" office:value="7.266424" calcext:value-type="float">
            <text:p>7,266424</text:p>
          </table:table-cell>
        </table:table-row>
        <table:table-row table:style-name="ro1">
          <table:table-cell office:value-type="float" office:value="2.30247" calcext:value-type="float">
            <text:p>2,30247</text:p>
          </table:table-cell>
          <table:table-cell office:value-type="float" office:value="2.620595" calcext:value-type="float">
            <text:p>2,620595</text:p>
          </table:table-cell>
        </table:table-row>
        <table:table-row table:style-name="ro1">
          <table:table-cell office:value-type="float" office:value="4.535451" calcext:value-type="float">
            <text:p>4,535451</text:p>
          </table:table-cell>
          <table:table-cell office:value-type="float" office:value="7.025644" calcext:value-type="float">
            <text:p>7,025644</text:p>
          </table:table-cell>
        </table:table-row>
        <table:table-row table:style-name="ro1">
          <table:table-cell office:value-type="float" office:value="2.571244" calcext:value-type="float">
            <text:p>2,571244</text:p>
          </table:table-cell>
          <table:table-cell office:value-type="float" office:value="1.134242" calcext:value-type="float">
            <text:p>1,134242</text:p>
          </table:table-cell>
        </table:table-row>
        <table:table-row table:style-name="ro1">
          <table:table-cell office:value-type="float" office:value="5.034807" calcext:value-type="float">
            <text:p>5,034807</text:p>
          </table:table-cell>
          <table:table-cell office:value-type="float" office:value="7.830608" calcext:value-type="float">
            <text:p>7,830608</text:p>
          </table:table-cell>
        </table:table-row>
        <table:table-row table:style-name="ro1">
          <table:table-cell office:value-type="float" office:value="0.971119" calcext:value-type="float">
            <text:p>0,971119</text:p>
          </table:table-cell>
          <table:table-cell office:value-type="float" office:value="2.749081" calcext:value-type="float">
            <text:p>2,749081</text:p>
          </table:table-cell>
        </table:table-row>
        <table:table-row table:style-name="ro1">
          <table:table-cell office:value-type="float" office:value="2.077305" calcext:value-type="float">
            <text:p>2,077305</text:p>
          </table:table-cell>
          <table:table-cell office:value-type="float" office:value="2.58932" calcext:value-type="float">
            <text:p>2,58932</text:p>
          </table:table-cell>
        </table:table-row>
        <table:table-row table:style-name="ro1">
          <table:table-cell office:value-type="float" office:value="1.263578" calcext:value-type="float">
            <text:p>1,263578</text:p>
          </table:table-cell>
          <table:table-cell office:value-type="float" office:value="2.789074" calcext:value-type="float">
            <text:p>2,789074</text:p>
          </table:table-cell>
        </table:table-row>
        <table:table-row table:style-name="ro1">
          <table:table-cell office:value-type="float" office:value="4.44144" calcext:value-type="float">
            <text:p>4,44144</text:p>
          </table:table-cell>
          <table:table-cell office:value-type="float" office:value="6.935338" calcext:value-type="float">
            <text:p>6,935338</text:p>
          </table:table-cell>
        </table:table-row>
        <table:table-row table:style-name="ro1">
          <table:table-cell office:value-type="float" office:value="4.099036" calcext:value-type="float">
            <text:p>4,099036</text:p>
          </table:table-cell>
          <table:table-cell office:value-type="float" office:value="7.52946" calcext:value-type="float">
            <text:p>7,52946</text:p>
          </table:table-cell>
        </table:table-row>
        <table:table-row table:style-name="ro1">
          <table:table-cell office:value-type="float" office:value="3.748161" calcext:value-type="float">
            <text:p>3,748161</text:p>
          </table:table-cell>
          <table:table-cell office:value-type="float" office:value="8.173792" calcext:value-type="float">
            <text:p>8,173792</text:p>
          </table:table-cell>
        </table:table-row>
        <table:table-row table:style-name="ro1">
          <table:table-cell office:value-type="float" office:value="2.059303" calcext:value-type="float">
            <text:p>2,059303</text:p>
          </table:table-cell>
          <table:table-cell office:value-type="float" office:value="2.916088" calcext:value-type="float">
            <text:p>2,916088</text:p>
          </table:table-cell>
        </table:table-row>
        <table:table-row table:style-name="ro1">
          <table:table-cell office:value-type="float" office:value="1.743851" calcext:value-type="float">
            <text:p>1,743851</text:p>
          </table:table-cell>
          <table:table-cell office:value-type="float" office:value="2.132391" calcext:value-type="float">
            <text:p>2,132391</text:p>
          </table:table-cell>
        </table:table-row>
        <table:table-row table:style-name="ro1">
          <table:table-cell office:value-type="float" office:value="4.086465" calcext:value-type="float">
            <text:p>4,086465</text:p>
          </table:table-cell>
          <table:table-cell office:value-type="float" office:value="6.561323" calcext:value-type="float">
            <text:p>6,561323</text:p>
          </table:table-cell>
        </table:table-row>
        <table:table-row table:style-name="ro1">
          <table:table-cell office:value-type="float" office:value="4.44355" calcext:value-type="float">
            <text:p>4,44355</text:p>
          </table:table-cell>
          <table:table-cell office:value-type="float" office:value="7.79758" calcext:value-type="float">
            <text:p>7,79758</text:p>
          </table:table-cell>
        </table:table-row>
        <table:table-row table:style-name="ro1">
          <table:table-cell office:value-type="float" office:value="4.968638" calcext:value-type="float">
            <text:p>4,968638</text:p>
          </table:table-cell>
          <table:table-cell office:value-type="float" office:value="6.772435" calcext:value-type="float">
            <text:p>6,772435</text:p>
          </table:table-cell>
        </table:table-row>
        <table:table-row table:style-name="ro1">
          <table:table-cell office:value-type="float" office:value="2.263114" calcext:value-type="float">
            <text:p>2,263114</text:p>
          </table:table-cell>
          <table:table-cell office:value-type="float" office:value="1.953282" calcext:value-type="float">
            <text:p>1,953282</text:p>
          </table:table-cell>
        </table:table-row>
        <table:table-row table:style-name="ro1">
          <table:table-cell office:value-type="float" office:value="1.422" calcext:value-type="float">
            <text:p>1,422</text:p>
          </table:table-cell>
          <table:table-cell office:value-type="float" office:value="2.326192" calcext:value-type="float">
            <text:p>2,326192</text:p>
          </table:table-cell>
        </table:table-row>
        <table:table-row table:style-name="ro1">
          <table:table-cell office:value-type="float" office:value="3.920844" calcext:value-type="float">
            <text:p>3,920844</text:p>
          </table:table-cell>
          <table:table-cell office:value-type="float" office:value="6.205769" calcext:value-type="float">
            <text:p>6,205769</text:p>
          </table:table-cell>
        </table:table-row>
        <table:table-row table:style-name="ro1">
          <table:table-cell office:value-type="float" office:value="4.429207" calcext:value-type="float">
            <text:p>4,429207</text:p>
          </table:table-cell>
          <table:table-cell office:value-type="float" office:value="7.263013" calcext:value-type="float">
            <text:p>7,263013</text:p>
          </table:table-cell>
        </table:table-row>
        <table:table-row table:style-name="ro1">
          <table:table-cell office:value-type="float" office:value="4.336692" calcext:value-type="float">
            <text:p>4,336692</text:p>
          </table:table-cell>
          <table:table-cell office:value-type="float" office:value="6.409734" calcext:value-type="float">
            <text:p>6,409734</text:p>
          </table:table-cell>
        </table:table-row>
        <table:table-row table:style-name="ro1">
          <table:table-cell office:value-type="float" office:value="4.297173" calcext:value-type="float">
            <text:p>4,297173</text:p>
          </table:table-cell>
          <table:table-cell office:value-type="float" office:value="7.807272" calcext:value-type="float">
            <text:p>7,807272</text:p>
          </table:table-cell>
        </table:table-row>
        <table:table-row table:style-name="ro1">
          <table:table-cell office:value-type="float" office:value="5.523258" calcext:value-type="float">
            <text:p>5,523258</text:p>
          </table:table-cell>
          <table:table-cell office:value-type="float" office:value="6.115203" calcext:value-type="float">
            <text:p>6,115203</text:p>
          </table:table-cell>
        </table:table-row>
        <table:table-row table:style-name="ro1">
          <table:table-cell office:value-type="float" office:value="4.195758" calcext:value-type="float">
            <text:p>4,195758</text:p>
          </table:table-cell>
          <table:table-cell office:value-type="float" office:value="8.141458" calcext:value-type="float">
            <text:p>8,141458</text:p>
          </table:table-cell>
        </table:table-row>
        <table:table-row table:style-name="ro1">
          <table:table-cell office:value-type="float" office:value="4.121087" calcext:value-type="float">
            <text:p>4,121087</text:p>
          </table:table-cell>
          <table:table-cell office:value-type="float" office:value="6.665825" calcext:value-type="float">
            <text:p>6,665825</text:p>
          </table:table-cell>
        </table:table-row>
        <table:table-row table:style-name="ro1">
          <table:table-cell office:value-type="float" office:value="5.27018" calcext:value-type="float">
            <text:p>5,27018</text:p>
          </table:table-cell>
          <table:table-cell office:value-type="float" office:value="6.896374" calcext:value-type="float">
            <text:p>6,896374</text:p>
          </table:table-cell>
        </table:table-row>
        <table:table-row table:style-name="ro1">
          <table:table-cell office:value-type="float" office:value="4.284078" calcext:value-type="float">
            <text:p>4,284078</text:p>
          </table:table-cell>
          <table:table-cell office:value-type="float" office:value="8.159612" calcext:value-type="float">
            <text:p>8,159612</text:p>
          </table:table-cell>
        </table:table-row>
        <table:table-row table:style-name="ro1">
          <table:table-cell office:value-type="float" office:value="1.892532" calcext:value-type="float">
            <text:p>1,892532</text:p>
          </table:table-cell>
          <table:table-cell office:value-type="float" office:value="2.204969" calcext:value-type="float">
            <text:p>2,204969</text:p>
          </table:table-cell>
        </table:table-row>
        <table:table-row table:style-name="ro1">
          <table:table-cell office:value-type="float" office:value="4.134097" calcext:value-type="float">
            <text:p>4,134097</text:p>
          </table:table-cell>
          <table:table-cell office:value-type="float" office:value="6.161292" calcext:value-type="float">
            <text:p>6,161292</text:p>
          </table:table-cell>
        </table:table-row>
        <table:table-row table:style-name="ro1">
          <table:table-cell office:value-type="float" office:value="0.871877" calcext:value-type="float">
            <text:p>0,871877</text:p>
          </table:table-cell>
          <table:table-cell office:value-type="float" office:value="3.0944" calcext:value-type="float">
            <text:p>3,0944</text:p>
          </table:table-cell>
        </table:table-row>
        <table:table-row table:style-name="ro1">
          <table:table-cell office:value-type="float" office:value="1.100639" calcext:value-type="float">
            <text:p>1,100639</text:p>
          </table:table-cell>
          <table:table-cell office:value-type="float" office:value="2.636198" calcext:value-type="float">
            <text:p>2,636198</text:p>
          </table:table-cell>
        </table:table-row>
        <table:table-row table:style-name="ro1">
          <table:table-cell office:value-type="float" office:value="4.663298" calcext:value-type="float">
            <text:p>4,663298</text:p>
          </table:table-cell>
          <table:table-cell office:value-type="float" office:value="7.529383" calcext:value-type="float">
            <text:p>7,529383</text:p>
          </table:table-cell>
        </table:table-row>
        <table:table-row table:style-name="ro1">
          <table:table-cell office:value-type="float" office:value="5.308146" calcext:value-type="float">
            <text:p>5,308146</text:p>
          </table:table-cell>
          <table:table-cell office:value-type="float" office:value="7.650619" calcext:value-type="float">
            <text:p>7,650619</text:p>
          </table:table-cell>
        </table:table-row>
        <table:table-row table:style-name="ro1">
          <table:table-cell office:value-type="float" office:value="4.33091" calcext:value-type="float">
            <text:p>4,33091</text:p>
          </table:table-cell>
          <table:table-cell office:value-type="float" office:value="7.467961" calcext:value-type="float">
            <text:p>7,467961</text:p>
          </table:table-cell>
        </table:table-row>
        <table:table-row table:style-name="ro1">
          <table:table-cell office:value-type="float" office:value="4.677037" calcext:value-type="float">
            <text:p>4,677037</text:p>
          </table:table-cell>
          <table:table-cell office:value-type="float" office:value="7.806978" calcext:value-type="float">
            <text:p>7,806978</text:p>
          </table:table-cell>
        </table:table-row>
        <table:table-row table:style-name="ro1">
          <table:table-cell office:value-type="float" office:value="0.694948" calcext:value-type="float">
            <text:p>0,694948</text:p>
          </table:table-cell>
          <table:table-cell office:value-type="float" office:value="1.189525" calcext:value-type="float">
            <text:p>1,189525</text:p>
          </table:table-cell>
        </table:table-row>
        <table:table-row table:style-name="ro1">
          <table:table-cell office:value-type="float" office:value="3.495275" calcext:value-type="float">
            <text:p>3,495275</text:p>
          </table:table-cell>
          <table:table-cell office:value-type="float" office:value="6.843658" calcext:value-type="float">
            <text:p>6,843658</text:p>
          </table:table-cell>
        </table:table-row>
        <table:table-row table:style-name="ro1">
          <table:table-cell office:value-type="float" office:value="5.736722" calcext:value-type="float">
            <text:p>5,736722</text:p>
          </table:table-cell>
          <table:table-cell office:value-type="float" office:value="6.050857" calcext:value-type="float">
            <text:p>6,050857</text:p>
          </table:table-cell>
        </table:table-row>
        <table:table-row table:style-name="ro1">
          <table:table-cell office:value-type="float" office:value="4.775086" calcext:value-type="float">
            <text:p>4,775086</text:p>
          </table:table-cell>
          <table:table-cell office:value-type="float" office:value="7.277006" calcext:value-type="float">
            <text:p>7,277006</text:p>
          </table:table-cell>
        </table:table-row>
        <table:table-row table:style-name="ro1">
          <table:table-cell office:value-type="float" office:value="3.422785" calcext:value-type="float">
            <text:p>3,422785</text:p>
          </table:table-cell>
          <table:table-cell office:value-type="float" office:value="6.568821" calcext:value-type="float">
            <text:p>6,568821</text:p>
          </table:table-cell>
        </table:table-row>
        <table:table-row table:style-name="ro1">
          <table:table-cell office:value-type="float" office:value="4.987104" calcext:value-type="float">
            <text:p>4,987104</text:p>
          </table:table-cell>
          <table:table-cell office:value-type="float" office:value="6.53645" calcext:value-type="float">
            <text:p>6,53645</text:p>
          </table:table-cell>
        </table:table-row>
        <table:table-row table:style-name="ro1">
          <table:table-cell office:value-type="float" office:value="3.854783" calcext:value-type="float">
            <text:p>3,854783</text:p>
          </table:table-cell>
          <table:table-cell office:value-type="float" office:value="7.219762" calcext:value-type="float">
            <text:p>7,219762</text:p>
          </table:table-cell>
        </table:table-row>
        <table:table-row table:style-name="ro1">
          <table:table-cell office:value-type="float" office:value="2.076347" calcext:value-type="float">
            <text:p>2,076347</text:p>
          </table:table-cell>
          <table:table-cell office:value-type="float" office:value="1.55959" calcext:value-type="float">
            <text:p>1,55959</text:p>
          </table:table-cell>
        </table:table-row>
        <table:table-row table:style-name="ro1">
          <table:table-cell office:value-type="float" office:value="2.72145" calcext:value-type="float">
            <text:p>2,72145</text:p>
          </table:table-cell>
          <table:table-cell office:value-type="float" office:value="2.757193" calcext:value-type="float">
            <text:p>2,757193</text:p>
          </table:table-cell>
        </table:table-row>
        <table:table-row table:style-name="ro1">
          <table:table-cell office:value-type="float" office:value="0.982213" calcext:value-type="float">
            <text:p>0,982213</text:p>
          </table:table-cell>
          <table:table-cell office:value-type="float" office:value="1.833232" calcext:value-type="float">
            <text:p>1,833232</text:p>
          </table:table-cell>
        </table:table-row>
        <table:table-row table:style-name="ro1">
          <table:table-cell office:value-type="float" office:value="4.378798" calcext:value-type="float">
            <text:p>4,378798</text:p>
          </table:table-cell>
          <table:table-cell office:value-type="float" office:value="5.820701" calcext:value-type="float">
            <text:p>5,820701</text:p>
          </table:table-cell>
        </table:table-row>
        <table:table-row table:style-name="ro1">
          <table:table-cell office:value-type="float" office:value="1.552691" calcext:value-type="float">
            <text:p>1,552691</text:p>
          </table:table-cell>
          <table:table-cell office:value-type="float" office:value="2.829762" calcext:value-type="float">
            <text:p>2,829762</text:p>
          </table:table-cell>
        </table:table-row>
        <table:table-row table:style-name="ro1">
          <table:table-cell office:value-type="float" office:value="0.604348" calcext:value-type="float">
            <text:p>0,604348</text:p>
          </table:table-cell>
          <table:table-cell office:value-type="float" office:value="2.67113" calcext:value-type="float">
            <text:p>2,67113</text:p>
          </table:table-cell>
        </table:table-row>
        <table:table-row table:style-name="ro1">
          <table:table-cell office:value-type="float" office:value="1.906529" calcext:value-type="float">
            <text:p>1,906529</text:p>
          </table:table-cell>
          <table:table-cell office:value-type="float" office:value="2.396667" calcext:value-type="float">
            <text:p>2,396667</text:p>
          </table:table-cell>
        </table:table-row>
        <table:table-row table:style-name="ro1">
          <table:table-cell office:value-type="float" office:value="2.313693" calcext:value-type="float">
            <text:p>2,313693</text:p>
          </table:table-cell>
          <table:table-cell office:value-type="float" office:value="3.009215" calcext:value-type="float">
            <text:p>3,009215</text:p>
          </table:table-cell>
        </table:table-row>
        <table:table-row table:style-name="ro1">
          <table:table-cell office:value-type="float" office:value="5.251769" calcext:value-type="float">
            <text:p>5,251769</text:p>
          </table:table-cell>
          <table:table-cell office:value-type="float" office:value="7.4099" calcext:value-type="float">
            <text:p>7,4099</text:p>
          </table:table-cell>
        </table:table-row>
        <table:table-row table:style-name="ro1">
          <table:table-cell office:value-type="float" office:value="4.019118" calcext:value-type="float">
            <text:p>4,019118</text:p>
          </table:table-cell>
          <table:table-cell office:value-type="float" office:value="7.816431" calcext:value-type="float">
            <text:p>7,816431</text:p>
          </table:table-cell>
        </table:table-row>
        <table:table-row table:style-name="ro1">
          <table:table-cell office:value-type="float" office:value="4.651094" calcext:value-type="float">
            <text:p>4,651094</text:p>
          </table:table-cell>
          <table:table-cell office:value-type="float" office:value="6.851703" calcext:value-type="float">
            <text:p>6,851703</text:p>
          </table:table-cell>
        </table:table-row>
        <table:table-row table:style-name="ro1">
          <table:table-cell office:value-type="float" office:value="4.606348" calcext:value-type="float">
            <text:p>4,606348</text:p>
          </table:table-cell>
          <table:table-cell office:value-type="float" office:value="6.985652" calcext:value-type="float">
            <text:p>6,985652</text:p>
          </table:table-cell>
        </table:table-row>
        <table:table-row table:style-name="ro1">
          <table:table-cell office:value-type="float" office:value="5.242402" calcext:value-type="float">
            <text:p>5,242402</text:p>
          </table:table-cell>
          <table:table-cell office:value-type="float" office:value="7.095242" calcext:value-type="float">
            <text:p>7,095242</text:p>
          </table:table-cell>
        </table:table-row>
        <table:table-row table:style-name="ro1">
          <table:table-cell office:value-type="float" office:value="0.868854" calcext:value-type="float">
            <text:p>0,868854</text:p>
          </table:table-cell>
          <table:table-cell office:value-type="float" office:value="1.170298" calcext:value-type="float">
            <text:p>1,170298</text:p>
          </table:table-cell>
        </table:table-row>
        <table:table-row table:style-name="ro1">
          <table:table-cell office:value-type="float" office:value="2.018259" calcext:value-type="float">
            <text:p>2,018259</text:p>
          </table:table-cell>
          <table:table-cell office:value-type="float" office:value="1.563627" calcext:value-type="float">
            <text:p>1,563627</text:p>
          </table:table-cell>
        </table:table-row>
        <table:table-row table:style-name="ro1">
          <table:table-cell office:value-type="float" office:value="1.6881" calcext:value-type="float">
            <text:p>1,6881</text:p>
          </table:table-cell>
          <table:table-cell office:value-type="float" office:value="1.538059" calcext:value-type="float">
            <text:p>1,538059</text:p>
          </table:table-cell>
        </table:table-row>
        <table:table-row table:style-name="ro1">
          <table:table-cell office:value-type="float" office:value="4.241127" calcext:value-type="float">
            <text:p>4,241127</text:p>
          </table:table-cell>
          <table:table-cell office:value-type="float" office:value="7.281743" calcext:value-type="float">
            <text:p>7,281743</text:p>
          </table:table-cell>
        </table:table-row>
        <table:table-row table:style-name="ro1">
          <table:table-cell office:value-type="float" office:value="4.718374" calcext:value-type="float">
            <text:p>4,718374</text:p>
          </table:table-cell>
          <table:table-cell office:value-type="float" office:value="6.72349" calcext:value-type="float">
            <text:p>6,72349</text:p>
          </table:table-cell>
        </table:table-row>
        <table:table-row table:style-name="ro1">
          <table:table-cell office:value-type="float" office:value="2.878354" calcext:value-type="float">
            <text:p>2,878354</text:p>
          </table:table-cell>
          <table:table-cell office:value-type="float" office:value="1.470162" calcext:value-type="float">
            <text:p>1,470162</text:p>
          </table:table-cell>
        </table:table-row>
        <table:table-row table:style-name="ro1">
          <table:table-cell office:value-type="float" office:value="3.259258" calcext:value-type="float">
            <text:p>3,259258</text:p>
          </table:table-cell>
          <table:table-cell office:value-type="float" office:value="7.395919" calcext:value-type="float">
            <text:p>7,395919</text:p>
          </table:table-cell>
        </table:table-row>
        <table:table-row table:style-name="ro1">
          <table:table-cell office:value-type="float" office:value="3.496511" calcext:value-type="float">
            <text:p>3,496511</text:p>
          </table:table-cell>
          <table:table-cell office:value-type="float" office:value="7.730028" calcext:value-type="float">
            <text:p>7,730028</text:p>
          </table:table-cell>
        </table:table-row>
        <table:table-row table:style-name="ro1">
          <table:table-cell office:value-type="float" office:value="5.053137" calcext:value-type="float">
            <text:p>5,053137</text:p>
          </table:table-cell>
          <table:table-cell office:value-type="float" office:value="6.885446" calcext:value-type="float">
            <text:p>6,885446</text:p>
          </table:table-cell>
        </table:table-row>
        <table:table-row table:style-name="ro1">
          <table:table-cell office:value-type="float" office:value="1.350347" calcext:value-type="float">
            <text:p>1,350347</text:p>
          </table:table-cell>
          <table:table-cell office:value-type="float" office:value="1.756831" calcext:value-type="float">
            <text:p>1,756831</text:p>
          </table:table-cell>
        </table:table-row>
        <table:table-row table:style-name="ro1">
          <table:table-cell office:value-type="float" office:value="3.921775" calcext:value-type="float">
            <text:p>3,921775</text:p>
          </table:table-cell>
          <table:table-cell office:value-type="float" office:value="6.793525" calcext:value-type="float">
            <text:p>6,793525</text:p>
          </table:table-cell>
        </table:table-row>
        <table:table-row table:style-name="ro1">
          <table:table-cell office:value-type="float" office:value="5.026145" calcext:value-type="float">
            <text:p>5,026145</text:p>
          </table:table-cell>
          <table:table-cell office:value-type="float" office:value="6.401836" calcext:value-type="float">
            <text:p>6,401836</text:p>
          </table:table-cell>
        </table:table-row>
        <table:table-row table:style-name="ro1">
          <table:table-cell office:value-type="float" office:value="5.052737" calcext:value-type="float">
            <text:p>5,052737</text:p>
          </table:table-cell>
          <table:table-cell office:value-type="float" office:value="6.897705" calcext:value-type="float">
            <text:p>6,897705</text:p>
          </table:table-cell>
        </table:table-row>
        <table:table-row table:style-name="ro1">
          <table:table-cell office:value-type="float" office:value="5.109862" calcext:value-type="float">
            <text:p>5,109862</text:p>
          </table:table-cell>
          <table:table-cell office:value-type="float" office:value="7.161525" calcext:value-type="float">
            <text:p>7,161525</text:p>
          </table:table-cell>
        </table:table-row>
        <table:table-row table:style-name="ro1">
          <table:table-cell office:value-type="float" office:value="1.678285" calcext:value-type="float">
            <text:p>1,678285</text:p>
          </table:table-cell>
          <table:table-cell office:value-type="float" office:value="2.212671" calcext:value-type="float">
            <text:p>2,212671</text:p>
          </table:table-cell>
        </table:table-row>
        <table:table-row table:style-name="ro1">
          <table:table-cell office:value-type="float" office:value="2.235937" calcext:value-type="float">
            <text:p>2,235937</text:p>
          </table:table-cell>
          <table:table-cell office:value-type="float" office:value="2.618743" calcext:value-type="float">
            <text:p>2,618743</text:p>
          </table:table-cell>
        </table:table-row>
        <table:table-row table:style-name="ro1">
          <table:table-cell office:value-type="float" office:value="2.687903" calcext:value-type="float">
            <text:p>2,687903</text:p>
          </table:table-cell>
          <table:table-cell office:value-type="float" office:value="2.200685" calcext:value-type="float">
            <text:p>2,200685</text:p>
          </table:table-cell>
        </table:table-row>
        <table:table-row table:style-name="ro1">
          <table:table-cell office:value-type="float" office:value="4.01796" calcext:value-type="float">
            <text:p>4,01796</text:p>
          </table:table-cell>
          <table:table-cell office:value-type="float" office:value="6.785127" calcext:value-type="float">
            <text:p>6,785127</text:p>
          </table:table-cell>
        </table:table-row>
        <table:table-row table:style-name="ro1">
          <table:table-cell office:value-type="float" office:value="4.269147" calcext:value-type="float">
            <text:p>4,269147</text:p>
          </table:table-cell>
          <table:table-cell office:value-type="float" office:value="7.434888" calcext:value-type="float">
            <text:p>7,434888</text:p>
          </table:table-cell>
        </table:table-row>
        <table:table-row table:style-name="ro1">
          <table:table-cell office:value-type="float" office:value="3.492805" calcext:value-type="float">
            <text:p>3,492805</text:p>
          </table:table-cell>
          <table:table-cell office:value-type="float" office:value="7.127123" calcext:value-type="float">
            <text:p>7,127123</text:p>
          </table:table-cell>
        </table:table-row>
        <table:table-row table:style-name="ro1">
          <table:table-cell office:value-type="float" office:value="3.118583" calcext:value-type="float">
            <text:p>3,118583</text:p>
          </table:table-cell>
          <table:table-cell office:value-type="float" office:value="1.256587" calcext:value-type="float">
            <text:p>1,256587</text:p>
          </table:table-cell>
        </table:table-row>
        <table:table-row table:style-name="ro1">
          <table:table-cell office:value-type="float" office:value="1.656909" calcext:value-type="float">
            <text:p>1,656909</text:p>
          </table:table-cell>
          <table:table-cell office:value-type="float" office:value="0.973838" calcext:value-type="float">
            <text:p>0,973838</text:p>
          </table:table-cell>
        </table:table-row>
        <table:table-row table:style-name="ro1">
          <table:table-cell office:value-type="float" office:value="4.968475" calcext:value-type="float">
            <text:p>4,968475</text:p>
          </table:table-cell>
          <table:table-cell office:value-type="float" office:value="7.062208" calcext:value-type="float">
            <text:p>7,062208</text:p>
          </table:table-cell>
        </table:table-row>
        <table:table-row table:style-name="ro1">
          <table:table-cell office:value-type="float" office:value="4.75227" calcext:value-type="float">
            <text:p>4,75227</text:p>
          </table:table-cell>
          <table:table-cell office:value-type="float" office:value="5.864775" calcext:value-type="float">
            <text:p>5,864775</text:p>
          </table:table-cell>
        </table:table-row>
        <table:table-row table:style-name="ro1">
          <table:table-cell office:value-type="float" office:value="4.754196" calcext:value-type="float">
            <text:p>4,754196</text:p>
          </table:table-cell>
          <table:table-cell office:value-type="float" office:value="8.159986" calcext:value-type="float">
            <text:p>8,159986</text:p>
          </table:table-cell>
        </table:table-row>
        <table:table-row table:style-name="ro1">
          <table:table-cell office:value-type="float" office:value="3.897448" calcext:value-type="float">
            <text:p>3,897448</text:p>
          </table:table-cell>
          <table:table-cell office:value-type="float" office:value="7.449826" calcext:value-type="float">
            <text:p>7,449826</text:p>
          </table:table-cell>
        </table:table-row>
        <table:table-row table:style-name="ro1">
          <table:table-cell office:value-type="float" office:value="1.059498" calcext:value-type="float">
            <text:p>1,059498</text:p>
          </table:table-cell>
          <table:table-cell office:value-type="float" office:value="3.666529" calcext:value-type="float">
            <text:p>3,666529</text:p>
          </table:table-cell>
        </table:table-row>
        <table:table-row table:style-name="ro1">
          <table:table-cell office:value-type="float" office:value="4.904954" calcext:value-type="float">
            <text:p>4,904954</text:p>
          </table:table-cell>
          <table:table-cell office:value-type="float" office:value="7.143639" calcext:value-type="float">
            <text:p>7,143639</text:p>
          </table:table-cell>
        </table:table-row>
        <table:table-row table:style-name="ro1">
          <table:table-cell office:value-type="float" office:value="4.346841" calcext:value-type="float">
            <text:p>4,346841</text:p>
          </table:table-cell>
          <table:table-cell office:value-type="float" office:value="7.877595" calcext:value-type="float">
            <text:p>7,877595</text:p>
          </table:table-cell>
        </table:table-row>
        <table:table-row table:style-name="ro1">
          <table:table-cell office:value-type="float" office:value="3.284401" calcext:value-type="float">
            <text:p>3,284401</text:p>
          </table:table-cell>
          <table:table-cell office:value-type="float" office:value="7.346644" calcext:value-type="float">
            <text:p>7,346644</text:p>
          </table:table-cell>
        </table:table-row>
        <table:table-row table:style-name="ro1">
          <table:table-cell office:value-type="float" office:value="1.564917" calcext:value-type="float">
            <text:p>1,564917</text:p>
          </table:table-cell>
          <table:table-cell office:value-type="float" office:value="3.373632" calcext:value-type="float">
            <text:p>3,373632</text:p>
          </table:table-cell>
        </table:table-row>
        <table:table-row table:style-name="ro1">
          <table:table-cell office:value-type="float" office:value="4.046405" calcext:value-type="float">
            <text:p>4,046405</text:p>
          </table:table-cell>
          <table:table-cell office:value-type="float" office:value="6.627937" calcext:value-type="float">
            <text:p>6,627937</text:p>
          </table:table-cell>
        </table:table-row>
        <table:table-row table:style-name="ro1">
          <table:table-cell office:value-type="float" office:value="0.814454" calcext:value-type="float">
            <text:p>0,814454</text:p>
          </table:table-cell>
          <table:table-cell office:value-type="float" office:value="2.44399" calcext:value-type="float">
            <text:p>2,44399</text:p>
          </table:table-cell>
        </table:table-row>
        <table:table-row table:style-name="ro1">
          <table:table-cell office:value-type="float" office:value="2.438037" calcext:value-type="float">
            <text:p>2,438037</text:p>
          </table:table-cell>
          <table:table-cell office:value-type="float" office:value="2.370363" calcext:value-type="float">
            <text:p>2,370363</text:p>
          </table:table-cell>
        </table:table-row>
        <table:table-row table:style-name="ro1">
          <table:table-cell office:value-type="float" office:value="4.356124" calcext:value-type="float">
            <text:p>4,356124</text:p>
          </table:table-cell>
          <table:table-cell office:value-type="float" office:value="6.53867" calcext:value-type="float">
            <text:p>6,53867</text:p>
          </table:table-cell>
        </table:table-row>
        <table:table-row table:style-name="ro1">
          <table:table-cell office:value-type="float" office:value="2.377536" calcext:value-type="float">
            <text:p>2,377536</text:p>
          </table:table-cell>
          <table:table-cell office:value-type="float" office:value="3.375698" calcext:value-type="float">
            <text:p>3,375698</text:p>
          </table:table-cell>
        </table:table-row>
        <table:table-row table:style-name="ro1">
          <table:table-cell office:value-type="float" office:value="3.775669" calcext:value-type="float">
            <text:p>3,775669</text:p>
          </table:table-cell>
          <table:table-cell office:value-type="float" office:value="6.113225" calcext:value-type="float">
            <text:p>6,113225</text:p>
          </table:table-cell>
        </table:table-row>
        <table:table-row table:style-name="ro1">
          <table:table-cell office:value-type="float" office:value="1.464006" calcext:value-type="float">
            <text:p>1,464006</text:p>
          </table:table-cell>
          <table:table-cell office:value-type="float" office:value="2.499525" calcext:value-type="float">
            <text:p>2,499525</text:p>
          </table:table-cell>
        </table:table-row>
        <table:table-row table:style-name="ro1">
          <table:table-cell office:value-type="float" office:value="4.202612" calcext:value-type="float">
            <text:p>4,202612</text:p>
          </table:table-cell>
          <table:table-cell office:value-type="float" office:value="5.855508" calcext:value-type="float">
            <text:p>5,855508</text:p>
          </table:table-cell>
        </table:table-row>
        <table:table-row table:style-name="ro1">
          <table:table-cell office:value-type="float" office:value="3.718469" calcext:value-type="float">
            <text:p>3,718469</text:p>
          </table:table-cell>
          <table:table-cell office:value-type="float" office:value="6.751613" calcext:value-type="float">
            <text:p>6,751613</text:p>
          </table:table-cell>
        </table:table-row>
        <table:table-row table:style-name="ro1">
          <table:table-cell office:value-type="float" office:value="4.769122" calcext:value-type="float">
            <text:p>4,769122</text:p>
          </table:table-cell>
          <table:table-cell office:value-type="float" office:value="5.91485" calcext:value-type="float">
            <text:p>5,91485</text:p>
          </table:table-cell>
        </table:table-row>
        <table:table-row table:style-name="ro1">
          <table:table-cell office:value-type="float" office:value="4.150152" calcext:value-type="float">
            <text:p>4,150152</text:p>
          </table:table-cell>
          <table:table-cell office:value-type="float" office:value="7.677036" calcext:value-type="float">
            <text:p>7,677036</text:p>
          </table:table-cell>
        </table:table-row>
        <table:table-row table:style-name="ro1">
          <table:table-cell office:value-type="float" office:value="4.429926" calcext:value-type="float">
            <text:p>4,429926</text:p>
          </table:table-cell>
          <table:table-cell office:value-type="float" office:value="6.34565" calcext:value-type="float">
            <text:p>6,34565</text:p>
          </table:table-cell>
        </table:table-row>
        <table:table-row table:style-name="ro1">
          <table:table-cell office:value-type="float" office:value="5.237169" calcext:value-type="float">
            <text:p>5,237169</text:p>
          </table:table-cell>
          <table:table-cell office:value-type="float" office:value="7.620454" calcext:value-type="float">
            <text:p>7,620454</text:p>
          </table:table-cell>
        </table:table-row>
        <table:table-row table:style-name="ro1">
          <table:table-cell office:value-type="float" office:value="5.708962" calcext:value-type="float">
            <text:p>5,708962</text:p>
          </table:table-cell>
          <table:table-cell office:value-type="float" office:value="7.439896" calcext:value-type="float">
            <text:p>7,439896</text:p>
          </table:table-cell>
        </table:table-row>
        <table:table-row table:style-name="ro1">
          <table:table-cell office:value-type="float" office:value="2.745463" calcext:value-type="float">
            <text:p>2,745463</text:p>
          </table:table-cell>
          <table:table-cell office:value-type="float" office:value="1.338724" calcext:value-type="float">
            <text:p>1,338724</text:p>
          </table:table-cell>
        </table:table-row>
        <table:table-row table:style-name="ro1">
          <table:table-cell office:value-type="float" office:value="3.678" calcext:value-type="float">
            <text:p>3,678</text:p>
          </table:table-cell>
          <table:table-cell office:value-type="float" office:value="6.611138" calcext:value-type="float">
            <text:p>6,611138</text:p>
          </table:table-cell>
        </table:table-row>
        <table:table-row table:style-name="ro1">
          <table:table-cell office:value-type="float" office:value="1.942558" calcext:value-type="float">
            <text:p>1,942558</text:p>
          </table:table-cell>
          <table:table-cell office:value-type="float" office:value="2.036905" calcext:value-type="float">
            <text:p>2,036905</text:p>
          </table:table-cell>
        </table:table-row>
        <table:table-row table:style-name="ro1">
          <table:table-cell office:value-type="float" office:value="1.753096" calcext:value-type="float">
            <text:p>1,753096</text:p>
          </table:table-cell>
          <table:table-cell office:value-type="float" office:value="1.806645" calcext:value-type="float">
            <text:p>1,806645</text:p>
          </table:table-cell>
        </table:table-row>
        <table:table-row table:style-name="ro1">
          <table:table-cell office:value-type="float" office:value="4.661627" calcext:value-type="float">
            <text:p>4,661627</text:p>
          </table:table-cell>
          <table:table-cell office:value-type="float" office:value="6.868206" calcext:value-type="float">
            <text:p>6,868206</text:p>
          </table:table-cell>
        </table:table-row>
        <table:table-row table:style-name="ro1">
          <table:table-cell office:value-type="float" office:value="2.803351" calcext:value-type="float">
            <text:p>2,803351</text:p>
          </table:table-cell>
          <table:table-cell office:value-type="float" office:value="1.441425" calcext:value-type="float">
            <text:p>1,441425</text:p>
          </table:table-cell>
        </table:table-row>
        <table:table-row table:style-name="ro1">
          <table:table-cell office:value-type="float" office:value="1.484554" calcext:value-type="float">
            <text:p>1,484554</text:p>
          </table:table-cell>
          <table:table-cell office:value-type="float" office:value="1.895296" calcext:value-type="float">
            <text:p>1,895296</text:p>
          </table:table-cell>
        </table:table-row>
        <table:table-row table:style-name="ro1">
          <table:table-cell office:value-type="float" office:value="1.944534" calcext:value-type="float">
            <text:p>1,944534</text:p>
          </table:table-cell>
          <table:table-cell office:value-type="float" office:value="0.931417" calcext:value-type="float">
            <text:p>0,931417</text:p>
          </table:table-cell>
        </table:table-row>
        <table:table-row table:style-name="ro1">
          <table:table-cell office:value-type="float" office:value="1.721149" calcext:value-type="float">
            <text:p>1,721149</text:p>
          </table:table-cell>
          <table:table-cell office:value-type="float" office:value="1.173693" calcext:value-type="float">
            <text:p>1,173693</text:p>
          </table:table-cell>
        </table:table-row>
        <table:table-row table:style-name="ro1">
          <table:table-cell office:value-type="float" office:value="2.085025" calcext:value-type="float">
            <text:p>2,085025</text:p>
          </table:table-cell>
          <table:table-cell office:value-type="float" office:value="3.288685" calcext:value-type="float">
            <text:p>3,288685</text:p>
          </table:table-cell>
        </table:table-row>
        <table:table-row table:style-name="ro1">
          <table:table-cell office:value-type="float" office:value="3.878097" calcext:value-type="float">
            <text:p>3,878097</text:p>
          </table:table-cell>
          <table:table-cell office:value-type="float" office:value="5.897809" calcext:value-type="float">
            <text:p>5,897809</text:p>
          </table:table-cell>
        </table:table-row>
        <table:table-row table:style-name="ro1">
          <table:table-cell office:value-type="float" office:value="1.03121" calcext:value-type="float">
            <text:p>1,03121</text:p>
          </table:table-cell>
          <table:table-cell office:value-type="float" office:value="3.173148" calcext:value-type="float">
            <text:p>3,173148</text:p>
          </table:table-cell>
        </table:table-row>
        <table:table-row table:style-name="ro1">
          <table:table-cell office:value-type="float" office:value="3.700161" calcext:value-type="float">
            <text:p>3,700161</text:p>
          </table:table-cell>
          <table:table-cell office:value-type="float" office:value="7.210889" calcext:value-type="float">
            <text:p>7,210889</text:p>
          </table:table-cell>
        </table:table-row>
        <table:table-row table:style-name="ro1">
          <table:table-cell office:value-type="float" office:value="1.175263" calcext:value-type="float">
            <text:p>1,175263</text:p>
          </table:table-cell>
          <table:table-cell office:value-type="float" office:value="2.217536" calcext:value-type="float">
            <text:p>2,217536</text:p>
          </table:table-cell>
        </table:table-row>
        <table:table-row table:style-name="ro1">
          <table:table-cell office:value-type="float" office:value="4.409662" calcext:value-type="float">
            <text:p>4,409662</text:p>
          </table:table-cell>
          <table:table-cell office:value-type="float" office:value="6.864707" calcext:value-type="float">
            <text:p>6,864707</text:p>
          </table:table-cell>
        </table:table-row>
        <table:table-row table:style-name="ro1">
          <table:table-cell office:value-type="float" office:value="1.670648" calcext:value-type="float">
            <text:p>1,670648</text:p>
          </table:table-cell>
          <table:table-cell office:value-type="float" office:value="2.258871" calcext:value-type="float">
            <text:p>2,258871</text:p>
          </table:table-cell>
        </table:table-row>
        <table:table-row table:style-name="ro1">
          <table:table-cell office:value-type="float" office:value="5.601418" calcext:value-type="float">
            <text:p>5,601418</text:p>
          </table:table-cell>
          <table:table-cell office:value-type="float" office:value="6.908303" calcext:value-type="float">
            <text:p>6,908303</text:p>
          </table:table-cell>
        </table:table-row>
        <table:table-row table:style-name="ro1">
          <table:table-cell office:value-type="float" office:value="5.840139" calcext:value-type="float">
            <text:p>5,840139</text:p>
          </table:table-cell>
          <table:table-cell office:value-type="float" office:value="7.909882" calcext:value-type="float">
            <text:p>7,909882</text:p>
          </table:table-cell>
        </table:table-row>
        <table:table-row table:style-name="ro1">
          <table:table-cell office:value-type="float" office:value="1.981471" calcext:value-type="float">
            <text:p>1,981471</text:p>
          </table:table-cell>
          <table:table-cell office:value-type="float" office:value="2.33881" calcext:value-type="float">
            <text:p>2,33881</text:p>
          </table:table-cell>
        </table:table-row>
        <table:table-row table:style-name="ro1">
          <table:table-cell office:value-type="float" office:value="2.967073" calcext:value-type="float">
            <text:p>2,967073</text:p>
          </table:table-cell>
          <table:table-cell office:value-type="float" office:value="2.657964" calcext:value-type="float">
            <text:p>2,657964</text:p>
          </table:table-cell>
        </table:table-row>
        <table:table-row table:style-name="ro1">
          <table:table-cell office:value-type="float" office:value="3.865569" calcext:value-type="float">
            <text:p>3,865569</text:p>
          </table:table-cell>
          <table:table-cell office:value-type="float" office:value="6.375037" calcext:value-type="float">
            <text:p>6,375037</text:p>
          </table:table-cell>
        </table:table-row>
        <table:table-row table:style-name="ro1">
          <table:table-cell office:value-type="float" office:value="1.909799" calcext:value-type="float">
            <text:p>1,909799</text:p>
          </table:table-cell>
          <table:table-cell office:value-type="float" office:value="2.671236" calcext:value-type="float">
            <text:p>2,671236</text:p>
          </table:table-cell>
        </table:table-row>
        <table:table-row table:style-name="ro1">
          <table:table-cell office:value-type="float" office:value="0.876538" calcext:value-type="float">
            <text:p>0,876538</text:p>
          </table:table-cell>
          <table:table-cell office:value-type="float" office:value="1.613211" calcext:value-type="float">
            <text:p>1,613211</text:p>
          </table:table-cell>
        </table:table-row>
        <table:table-row table:style-name="ro1">
          <table:table-cell office:value-type="float" office:value="4.956129" calcext:value-type="float">
            <text:p>4,956129</text:p>
          </table:table-cell>
          <table:table-cell office:value-type="float" office:value="6.636751" calcext:value-type="float">
            <text:p>6,636751</text:p>
          </table:table-cell>
        </table:table-row>
        <table:table-row table:style-name="ro1">
          <table:table-cell office:value-type="float" office:value="0.950916" calcext:value-type="float">
            <text:p>0,950916</text:p>
          </table:table-cell>
          <table:table-cell office:value-type="float" office:value="3.402607" calcext:value-type="float">
            <text:p>3,402607</text:p>
          </table:table-cell>
        </table:table-row>
        <table:table-row table:style-name="ro1">
          <table:table-cell office:value-type="float" office:value="2.556534" calcext:value-type="float">
            <text:p>2,556534</text:p>
          </table:table-cell>
          <table:table-cell office:value-type="float" office:value="2.749884" calcext:value-type="float">
            <text:p>2,749884</text:p>
          </table:table-cell>
        </table:table-row>
        <table:table-row table:style-name="ro1">
          <table:table-cell office:value-type="float" office:value="4.874354" calcext:value-type="float">
            <text:p>4,874354</text:p>
          </table:table-cell>
          <table:table-cell office:value-type="float" office:value="7.190824" calcext:value-type="float">
            <text:p>7,190824</text:p>
          </table:table-cell>
        </table:table-row>
        <table:table-row table:style-name="ro1">
          <table:table-cell office:value-type="float" office:value="5.281768" calcext:value-type="float">
            <text:p>5,281768</text:p>
          </table:table-cell>
          <table:table-cell office:value-type="float" office:value="7.74283" calcext:value-type="float">
            <text:p>7,74283</text:p>
          </table:table-cell>
        </table:table-row>
        <table:table-row table:style-name="ro1">
          <table:table-cell office:value-type="float" office:value="4.855925" calcext:value-type="float">
            <text:p>4,855925</text:p>
          </table:table-cell>
          <table:table-cell office:value-type="float" office:value="7.662453" calcext:value-type="float">
            <text:p>7,662453</text:p>
          </table:table-cell>
        </table:table-row>
        <table:table-row table:style-name="ro1">
          <table:table-cell office:value-type="float" office:value="5.185573" calcext:value-type="float">
            <text:p>5,185573</text:p>
          </table:table-cell>
          <table:table-cell office:value-type="float" office:value="7.598899" calcext:value-type="float">
            <text:p>7,598899</text:p>
          </table:table-cell>
        </table:table-row>
        <table:table-row table:style-name="ro1">
          <table:table-cell office:value-type="float" office:value="3.698594" calcext:value-type="float">
            <text:p>3,698594</text:p>
          </table:table-cell>
          <table:table-cell office:value-type="float" office:value="6.525135" calcext:value-type="float">
            <text:p>6,525135</text:p>
          </table:table-cell>
        </table:table-row>
        <table:table-row table:style-name="ro1">
          <table:table-cell office:value-type="float" office:value="1.538642" calcext:value-type="float">
            <text:p>1,538642</text:p>
          </table:table-cell>
          <table:table-cell office:value-type="float" office:value="3.072081" calcext:value-type="float">
            <text:p>3,072081</text:p>
          </table:table-cell>
        </table:table-row>
        <table:table-row table:style-name="ro1">
          <table:table-cell office:value-type="float" office:value="4.816979" calcext:value-type="float">
            <text:p>4,816979</text:p>
          </table:table-cell>
          <table:table-cell office:value-type="float" office:value="7.630275" calcext:value-type="float">
            <text:p>7,630275</text:p>
          </table:table-cell>
        </table:table-row>
        <table:table-row table:style-name="ro1">
          <table:table-cell office:value-type="float" office:value="4.700965" calcext:value-type="float">
            <text:p>4,700965</text:p>
          </table:table-cell>
          <table:table-cell office:value-type="float" office:value="6.349499" calcext:value-type="float">
            <text:p>6,349499</text:p>
          </table:table-cell>
        </table:table-row>
        <table:table-row table:style-name="ro1">
          <table:table-cell office:value-type="float" office:value="1.717701" calcext:value-type="float">
            <text:p>1,717701</text:p>
          </table:table-cell>
          <table:table-cell office:value-type="float" office:value="3.039251" calcext:value-type="float">
            <text:p>3,039251</text:p>
          </table:table-cell>
        </table:table-row>
        <table:table-row table:style-name="ro1">
          <table:table-cell office:value-type="float" office:value="2.747617" calcext:value-type="float">
            <text:p>2,747617</text:p>
          </table:table-cell>
          <table:table-cell office:value-type="float" office:value="3.121916" calcext:value-type="float">
            <text:p>3,121916</text:p>
          </table:table-cell>
        </table:table-row>
        <table:table-row table:style-name="ro1">
          <table:table-cell office:value-type="float" office:value="4.041226" calcext:value-type="float">
            <text:p>4,041226</text:p>
          </table:table-cell>
          <table:table-cell office:value-type="float" office:value="6.709269" calcext:value-type="float">
            <text:p>6,709269</text:p>
          </table:table-cell>
        </table:table-row>
        <table:table-row table:style-name="ro1">
          <table:table-cell office:value-type="float" office:value="1.429757" calcext:value-type="float">
            <text:p>1,429757</text:p>
          </table:table-cell>
          <table:table-cell office:value-type="float" office:value="3.580513" calcext:value-type="float">
            <text:p>3,580513</text:p>
          </table:table-cell>
        </table:table-row>
        <table:table-row table:style-name="ro1">
          <table:table-cell office:value-type="float" office:value="4.102557" calcext:value-type="float">
            <text:p>4,102557</text:p>
          </table:table-cell>
          <table:table-cell office:value-type="float" office:value="7.622039" calcext:value-type="float">
            <text:p>7,622039</text:p>
          </table:table-cell>
        </table:table-row>
        <table:table-row table:style-name="ro1">
          <table:table-cell office:value-type="float" office:value="1.321941" calcext:value-type="float">
            <text:p>1,321941</text:p>
          </table:table-cell>
          <table:table-cell office:value-type="float" office:value="2.813478" calcext:value-type="float">
            <text:p>2,813478</text:p>
          </table:table-cell>
        </table:table-row>
        <table:table-row table:style-name="ro1">
          <table:table-cell office:value-type="float" office:value="1.398779" calcext:value-type="float">
            <text:p>1,398779</text:p>
          </table:table-cell>
          <table:table-cell office:value-type="float" office:value="2.277357" calcext:value-type="float">
            <text:p>2,277357</text:p>
          </table:table-cell>
        </table:table-row>
        <table:table-row table:style-name="ro1">
          <table:table-cell office:value-type="float" office:value="1.754395" calcext:value-type="float">
            <text:p>1,754395</text:p>
          </table:table-cell>
          <table:table-cell office:value-type="float" office:value="2.940447" calcext:value-type="float">
            <text:p>2,940447</text:p>
          </table:table-cell>
        </table:table-row>
        <table:table-row table:style-name="ro1">
          <table:table-cell office:value-type="float" office:value="3.990292" calcext:value-type="float">
            <text:p>3,990292</text:p>
          </table:table-cell>
          <table:table-cell office:value-type="float" office:value="7.841197" calcext:value-type="float">
            <text:p>7,841197</text:p>
          </table:table-cell>
        </table:table-row>
        <table:table-row table:style-name="ro1">
          <table:table-cell office:value-type="float" office:value="4.239491" calcext:value-type="float">
            <text:p>4,239491</text:p>
          </table:table-cell>
          <table:table-cell office:value-type="float" office:value="7.891576" calcext:value-type="float">
            <text:p>7,891576</text:p>
          </table:table-cell>
        </table:table-row>
        <table:table-row table:style-name="ro1">
          <table:table-cell office:value-type="float" office:value="4.039443" calcext:value-type="float">
            <text:p>4,039443</text:p>
          </table:table-cell>
          <table:table-cell office:value-type="float" office:value="7.379364" calcext:value-type="float">
            <text:p>7,379364</text:p>
          </table:table-cell>
        </table:table-row>
        <table:table-row table:style-name="ro1">
          <table:table-cell office:value-type="float" office:value="1.27106" calcext:value-type="float">
            <text:p>1,27106</text:p>
          </table:table-cell>
          <table:table-cell office:value-type="float" office:value="2.528247" calcext:value-type="float">
            <text:p>2,528247</text:p>
          </table:table-cell>
        </table:table-row>
        <table:table-row table:style-name="ro1">
          <table:table-cell office:value-type="float" office:value="2.786308" calcext:value-type="float">
            <text:p>2,786308</text:p>
          </table:table-cell>
          <table:table-cell office:value-type="float" office:value="2.634928" calcext:value-type="float">
            <text:p>2,634928</text:p>
          </table:table-cell>
        </table:table-row>
        <table:table-row table:style-name="ro1">
          <table:table-cell office:value-type="float" office:value="4.156396" calcext:value-type="float">
            <text:p>4,156396</text:p>
          </table:table-cell>
          <table:table-cell office:value-type="float" office:value="6.649473" calcext:value-type="float">
            <text:p>6,649473</text:p>
          </table:table-cell>
        </table:table-row>
        <table:table-row table:style-name="ro1">
          <table:table-cell office:value-type="float" office:value="4.870629" calcext:value-type="float">
            <text:p>4,870629</text:p>
          </table:table-cell>
          <table:table-cell office:value-type="float" office:value="7.744472" calcext:value-type="float">
            <text:p>7,744472</text:p>
          </table:table-cell>
        </table:table-row>
        <table:table-row table:style-name="ro1">
          <table:table-cell office:value-type="float" office:value="5.22154" calcext:value-type="float">
            <text:p>5,22154</text:p>
          </table:table-cell>
          <table:table-cell office:value-type="float" office:value="6.340375" calcext:value-type="float">
            <text:p>6,340375</text:p>
          </table:table-cell>
        </table:table-row>
        <table:table-row table:style-name="ro1">
          <table:table-cell office:value-type="float" office:value="4.968351" calcext:value-type="float">
            <text:p>4,968351</text:p>
          </table:table-cell>
          <table:table-cell office:value-type="float" office:value="7.535037" calcext:value-type="float">
            <text:p>7,535037</text:p>
          </table:table-cell>
        </table:table-row>
        <table:table-row table:style-name="ro1">
          <table:table-cell office:value-type="float" office:value="1.712924" calcext:value-type="float">
            <text:p>1,712924</text:p>
          </table:table-cell>
          <table:table-cell office:value-type="float" office:value="2.858636" calcext:value-type="float">
            <text:p>2,858636</text:p>
          </table:table-cell>
        </table:table-row>
        <table:table-row table:style-name="ro1">
          <table:table-cell office:value-type="float" office:value="3.752197" calcext:value-type="float">
            <text:p>3,752197</text:p>
          </table:table-cell>
          <table:table-cell office:value-type="float" office:value="7.305437" calcext:value-type="float">
            <text:p>7,305437</text:p>
          </table:table-cell>
        </table:table-row>
        <table:table-row table:style-name="ro1">
          <table:table-cell office:value-type="float" office:value="3.099976" calcext:value-type="float">
            <text:p>3,099976</text:p>
          </table:table-cell>
          <table:table-cell office:value-type="float" office:value="1.793935" calcext:value-type="float">
            <text:p>1,793935</text:p>
          </table:table-cell>
        </table:table-row>
        <table:table-row table:style-name="ro1">
          <table:table-cell office:value-type="float" office:value="3.949551" calcext:value-type="float">
            <text:p>3,949551</text:p>
          </table:table-cell>
          <table:table-cell office:value-type="float" office:value="7.414881" calcext:value-type="float">
            <text:p>7,414881</text:p>
          </table:table-cell>
        </table:table-row>
        <table:table-row table:style-name="ro1">
          <table:table-cell office:value-type="float" office:value="0.879592" calcext:value-type="float">
            <text:p>0,879592</text:p>
          </table:table-cell>
          <table:table-cell office:value-type="float" office:value="2.298868" calcext:value-type="float">
            <text:p>2,298868</text:p>
          </table:table-cell>
        </table:table-row>
        <table:table-row table:style-name="ro1">
          <table:table-cell office:value-type="float" office:value="4.097758" calcext:value-type="float">
            <text:p>4,097758</text:p>
          </table:table-cell>
          <table:table-cell office:value-type="float" office:value="5.679215" calcext:value-type="float">
            <text:p>5,679215</text:p>
          </table:table-cell>
        </table:table-row>
        <table:table-row table:style-name="ro1">
          <table:table-cell office:value-type="float" office:value="3.954734" calcext:value-type="float">
            <text:p>3,954734</text:p>
          </table:table-cell>
          <table:table-cell office:value-type="float" office:value="6.931297" calcext:value-type="float">
            <text:p>6,931297</text:p>
          </table:table-cell>
        </table:table-row>
        <table:table-row table:style-name="ro1">
          <table:table-cell office:value-type="float" office:value="1.795903" calcext:value-type="float">
            <text:p>1,795903</text:p>
          </table:table-cell>
          <table:table-cell office:value-type="float" office:value="1.938545" calcext:value-type="float">
            <text:p>1,938545</text:p>
          </table:table-cell>
        </table:table-row>
        <table:table-row table:style-name="ro1">
          <table:table-cell office:value-type="float" office:value="1.511383" calcext:value-type="float">
            <text:p>1,511383</text:p>
          </table:table-cell>
          <table:table-cell office:value-type="float" office:value="1.506352" calcext:value-type="float">
            <text:p>1,506352</text:p>
          </table:table-cell>
        </table:table-row>
        <table:table-row table:style-name="ro1">
          <table:table-cell office:value-type="float" office:value="4.827993" calcext:value-type="float">
            <text:p>4,827993</text:p>
          </table:table-cell>
          <table:table-cell office:value-type="float" office:value="7.628966" calcext:value-type="float">
            <text:p>7,628966</text:p>
          </table:table-cell>
        </table:table-row>
        <table:table-row table:style-name="ro1">
          <table:table-cell office:value-type="float" office:value="4.179294" calcext:value-type="float">
            <text:p>4,179294</text:p>
          </table:table-cell>
          <table:table-cell office:value-type="float" office:value="6.981965" calcext:value-type="float">
            <text:p>6,981965</text:p>
          </table:table-cell>
        </table:table-row>
        <table:table-row table:style-name="ro1">
          <table:table-cell office:value-type="float" office:value="1.867591" calcext:value-type="float">
            <text:p>1,867591</text:p>
          </table:table-cell>
          <table:table-cell office:value-type="float" office:value="2.788472" calcext:value-type="float">
            <text:p>2,788472</text:p>
          </table:table-cell>
        </table:table-row>
        <table:table-row table:style-name="ro1">
          <table:table-cell office:value-type="float" office:value="5.215521" calcext:value-type="float">
            <text:p>5,215521</text:p>
          </table:table-cell>
          <table:table-cell office:value-type="float" office:value="7.697899" calcext:value-type="float">
            <text:p>7,697899</text:p>
          </table:table-cell>
        </table:table-row>
        <table:table-row table:style-name="ro1">
          <table:table-cell office:value-type="float" office:value="1.811007" calcext:value-type="float">
            <text:p>1,811007</text:p>
          </table:table-cell>
          <table:table-cell office:value-type="float" office:value="1.443438" calcext:value-type="float">
            <text:p>1,443438</text:p>
          </table:table-cell>
        </table:table-row>
        <table:table-row table:style-name="ro1">
          <table:table-cell office:value-type="float" office:value="3.491186" calcext:value-type="float">
            <text:p>3,491186</text:p>
          </table:table-cell>
          <table:table-cell office:value-type="float" office:value="7.040591" calcext:value-type="float">
            <text:p>7,040591</text:p>
          </table:table-cell>
        </table:table-row>
        <table:table-row table:style-name="ro1">
          <table:table-cell office:value-type="float" office:value="1.747556" calcext:value-type="float">
            <text:p>1,747556</text:p>
          </table:table-cell>
          <table:table-cell office:value-type="float" office:value="2.320481" calcext:value-type="float">
            <text:p>2,320481</text:p>
          </table:table-cell>
        </table:table-row>
        <table:table-row table:style-name="ro1">
          <table:table-cell office:value-type="float" office:value="4.117659" calcext:value-type="float">
            <text:p>4,117659</text:p>
          </table:table-cell>
          <table:table-cell office:value-type="float" office:value="6.829252" calcext:value-type="float">
            <text:p>6,829252</text:p>
          </table:table-cell>
        </table:table-row>
        <table:table-row table:style-name="ro1">
          <table:table-cell office:value-type="float" office:value="4.399968" calcext:value-type="float">
            <text:p>4,399968</text:p>
          </table:table-cell>
          <table:table-cell office:value-type="float" office:value="7.412393" calcext:value-type="float">
            <text:p>7,412393</text:p>
          </table:table-cell>
        </table:table-row>
        <table:table-row table:style-name="ro1">
          <table:table-cell office:value-type="float" office:value="1.439294" calcext:value-type="float">
            <text:p>1,439294</text:p>
          </table:table-cell>
          <table:table-cell office:value-type="float" office:value="1.424969" calcext:value-type="float">
            <text:p>1,424969</text:p>
          </table:table-cell>
        </table:table-row>
        <table:table-row table:style-name="ro1">
          <table:table-cell office:value-type="float" office:value="2.710707" calcext:value-type="float">
            <text:p>2,710707</text:p>
          </table:table-cell>
          <table:table-cell office:value-type="float" office:value="2.678528" calcext:value-type="float">
            <text:p>2,678528</text:p>
          </table:table-cell>
        </table:table-row>
        <table:table-row table:style-name="ro1">
          <table:table-cell office:value-type="float" office:value="4.473953" calcext:value-type="float">
            <text:p>4,473953</text:p>
          </table:table-cell>
          <table:table-cell office:value-type="float" office:value="7.423102" calcext:value-type="float">
            <text:p>7,423102</text:p>
          </table:table-cell>
        </table:table-row>
        <table:table-row table:style-name="ro1">
          <table:table-cell office:value-type="float" office:value="2.460897" calcext:value-type="float">
            <text:p>2,460897</text:p>
          </table:table-cell>
          <table:table-cell office:value-type="float" office:value="3.53965" calcext:value-type="float">
            <text:p>3,53965</text:p>
          </table:table-cell>
        </table:table-row>
        <table:table-row table:style-name="ro1">
          <table:table-cell office:value-type="float" office:value="4.23686" calcext:value-type="float">
            <text:p>4,23686</text:p>
          </table:table-cell>
          <table:table-cell office:value-type="float" office:value="7.475512" calcext:value-type="float">
            <text:p>7,475512</text:p>
          </table:table-cell>
        </table:table-row>
        <table:table-row table:style-name="ro1">
          <table:table-cell office:value-type="float" office:value="2.162914" calcext:value-type="float">
            <text:p>2,162914</text:p>
          </table:table-cell>
          <table:table-cell office:value-type="float" office:value="3.597052" calcext:value-type="float">
            <text:p>3,597052</text:p>
          </table:table-cell>
        </table:table-row>
        <table:table-row table:style-name="ro1">
          <table:table-cell office:value-type="float" office:value="2.280699" calcext:value-type="float">
            <text:p>2,280699</text:p>
          </table:table-cell>
          <table:table-cell office:value-type="float" office:value="1.540629" calcext:value-type="float">
            <text:p>1,540629</text:p>
          </table:table-cell>
        </table:table-row>
        <table:table-row table:style-name="ro1">
          <table:table-cell office:value-type="float" office:value="2.636399" calcext:value-type="float">
            <text:p>2,636399</text:p>
          </table:table-cell>
          <table:table-cell office:value-type="float" office:value="2.339983" calcext:value-type="float">
            <text:p>2,339983</text:p>
          </table:table-cell>
        </table:table-row>
        <table:table-row table:style-name="ro1">
          <table:table-cell office:value-type="float" office:value="4.262276" calcext:value-type="float">
            <text:p>4,262276</text:p>
          </table:table-cell>
          <table:table-cell office:value-type="float" office:value="6.918715" calcext:value-type="float">
            <text:p>6,918715</text:p>
          </table:table-cell>
        </table:table-row>
        <table:table-row table:style-name="ro1">
          <table:table-cell office:value-type="float" office:value="3.129258" calcext:value-type="float">
            <text:p>3,129258</text:p>
          </table:table-cell>
          <table:table-cell office:value-type="float" office:value="7.80329" calcext:value-type="float">
            <text:p>7,80329</text:p>
          </table:table-cell>
        </table:table-row>
        <table:table-row table:style-name="ro1">
          <table:table-cell office:value-type="float" office:value="4.636656" calcext:value-type="float">
            <text:p>4,636656</text:p>
          </table:table-cell>
          <table:table-cell office:value-type="float" office:value="8.279377" calcext:value-type="float">
            <text:p>8,279377</text:p>
          </table:table-cell>
        </table:table-row>
        <table:table-row table:style-name="ro1">
          <table:table-cell office:value-type="float" office:value="2.897254" calcext:value-type="float">
            <text:p>2,897254</text:p>
          </table:table-cell>
          <table:table-cell office:value-type="float" office:value="2.550465" calcext:value-type="float">
            <text:p>2,550465</text:p>
          </table:table-cell>
        </table:table-row>
        <table:table-row table:style-name="ro1">
          <table:table-cell office:value-type="float" office:value="1.870898" calcext:value-type="float">
            <text:p>1,870898</text:p>
          </table:table-cell>
          <table:table-cell office:value-type="float" office:value="1.448048" calcext:value-type="float">
            <text:p>1,448048</text:p>
          </table:table-cell>
        </table:table-row>
        <table:table-row table:style-name="ro1">
          <table:table-cell office:value-type="float" office:value="2.129381" calcext:value-type="float">
            <text:p>2,129381</text:p>
          </table:table-cell>
          <table:table-cell office:value-type="float" office:value="2.129005" calcext:value-type="float">
            <text:p>2,129005</text:p>
          </table:table-cell>
        </table:table-row>
        <table:table-row table:style-name="ro1">
          <table:table-cell office:value-type="float" office:value="1.981042" calcext:value-type="float">
            <text:p>1,981042</text:p>
          </table:table-cell>
          <table:table-cell office:value-type="float" office:value="2.414596" calcext:value-type="float">
            <text:p>2,414596</text:p>
          </table:table-cell>
        </table:table-row>
        <table:table-row table:style-name="ro1">
          <table:table-cell office:value-type="float" office:value="4.241173" calcext:value-type="float">
            <text:p>4,241173</text:p>
          </table:table-cell>
          <table:table-cell office:value-type="float" office:value="6.530512" calcext:value-type="float">
            <text:p>6,530512</text:p>
          </table:table-cell>
        </table:table-row>
        <table:table-row table:style-name="ro1">
          <table:table-cell office:value-type="float" office:value="1.555156" calcext:value-type="float">
            <text:p>1,555156</text:p>
          </table:table-cell>
          <table:table-cell office:value-type="float" office:value="2.12713" calcext:value-type="float">
            <text:p>2,12713</text:p>
          </table:table-cell>
        </table:table-row>
        <table:table-row table:style-name="ro1">
          <table:table-cell office:value-type="float" office:value="3.301902" calcext:value-type="float">
            <text:p>3,301902</text:p>
          </table:table-cell>
          <table:table-cell office:value-type="float" office:value="8.044304" calcext:value-type="float">
            <text:p>8,044304</text:p>
          </table:table-cell>
        </table:table-row>
        <table:table-row table:style-name="ro1">
          <table:table-cell office:value-type="float" office:value="3.981213" calcext:value-type="float">
            <text:p>3,981213</text:p>
          </table:table-cell>
          <table:table-cell office:value-type="float" office:value="6.779364" calcext:value-type="float">
            <text:p>6,779364</text:p>
          </table:table-cell>
        </table:table-row>
        <table:table-row table:style-name="ro1">
          <table:table-cell office:value-type="float" office:value="5.485736" calcext:value-type="float">
            <text:p>5,485736</text:p>
          </table:table-cell>
          <table:table-cell office:value-type="float" office:value="7.423308" calcext:value-type="float">
            <text:p>7,423308</text:p>
          </table:table-cell>
        </table:table-row>
        <table:table-row table:style-name="ro1">
          <table:table-cell office:value-type="float" office:value="4.281425" calcext:value-type="float">
            <text:p>4,281425</text:p>
          </table:table-cell>
          <table:table-cell office:value-type="float" office:value="7.483312" calcext:value-type="float">
            <text:p>7,483312</text:p>
          </table:table-cell>
        </table:table-row>
        <table:table-row table:style-name="ro1">
          <table:table-cell office:value-type="float" office:value="3.517949" calcext:value-type="float">
            <text:p>3,517949</text:p>
          </table:table-cell>
          <table:table-cell office:value-type="float" office:value="7.233693" calcext:value-type="float">
            <text:p>7,233693</text:p>
          </table:table-cell>
        </table:table-row>
        <table:table-row table:style-name="ro1">
          <table:table-cell office:value-type="float" office:value="4.696874" calcext:value-type="float">
            <text:p>4,696874</text:p>
          </table:table-cell>
          <table:table-cell office:value-type="float" office:value="6.743792" calcext:value-type="float">
            <text:p>6,743792</text:p>
          </table:table-cell>
        </table:table-row>
        <table:table-row table:style-name="ro1">
          <table:table-cell office:value-type="float" office:value="3.776253" calcext:value-type="float">
            <text:p>3,776253</text:p>
          </table:table-cell>
          <table:table-cell office:value-type="float" office:value="6.883562" calcext:value-type="float">
            <text:p>6,883562</text:p>
          </table:table-cell>
        </table:table-row>
        <table:table-row table:style-name="ro1">
          <table:table-cell office:value-type="float" office:value="0.648087" calcext:value-type="float">
            <text:p>0,648087</text:p>
          </table:table-cell>
          <table:table-cell office:value-type="float" office:value="2.277661" calcext:value-type="float">
            <text:p>2,277661</text:p>
          </table:table-cell>
        </table:table-row>
        <table:table-row table:style-name="ro1">
          <table:table-cell office:value-type="float" office:value="2.261759" calcext:value-type="float">
            <text:p>2,261759</text:p>
          </table:table-cell>
          <table:table-cell office:value-type="float" office:value="2.344694" calcext:value-type="float">
            <text:p>2,344694</text:p>
          </table:table-cell>
        </table:table-row>
        <table:table-row table:style-name="ro1">
          <table:table-cell office:value-type="float" office:value="1.792988" calcext:value-type="float">
            <text:p>1,792988</text:p>
          </table:table-cell>
          <table:table-cell office:value-type="float" office:value="3.014595" calcext:value-type="float">
            <text:p>3,014595</text:p>
          </table:table-cell>
        </table:table-row>
        <table:table-row table:style-name="ro1">
          <table:table-cell office:value-type="float" office:value="2.756142" calcext:value-type="float">
            <text:p>2,756142</text:p>
          </table:table-cell>
          <table:table-cell office:value-type="float" office:value="3.432662" calcext:value-type="float">
            <text:p>3,432662</text:p>
          </table:table-cell>
        </table:table-row>
        <table:table-row table:style-name="ro1">
          <table:table-cell office:value-type="float" office:value="1.188294" calcext:value-type="float">
            <text:p>1,188294</text:p>
          </table:table-cell>
          <table:table-cell office:value-type="float" office:value="2.37599" calcext:value-type="float">
            <text:p>2,37599</text:p>
          </table:table-cell>
        </table:table-row>
        <table:table-row table:style-name="ro1">
          <table:table-cell office:value-type="float" office:value="1.632414" calcext:value-type="float">
            <text:p>1,632414</text:p>
          </table:table-cell>
          <table:table-cell office:value-type="float" office:value="1.0774" calcext:value-type="float">
            <text:p>1,0774</text:p>
          </table:table-cell>
        </table:table-row>
        <table:table-row table:style-name="ro1">
          <table:table-cell office:value-type="float" office:value="1.405279" calcext:value-type="float">
            <text:p>1,405279</text:p>
          </table:table-cell>
          <table:table-cell office:value-type="float" office:value="2.249092" calcext:value-type="float">
            <text:p>2,249092</text:p>
          </table:table-cell>
        </table:table-row>
        <table:table-row table:style-name="ro1">
          <table:table-cell office:value-type="float" office:value="1.386683" calcext:value-type="float">
            <text:p>1,386683</text:p>
          </table:table-cell>
          <table:table-cell office:value-type="float" office:value="2.444674" calcext:value-type="float">
            <text:p>2,444674</text:p>
          </table:table-cell>
        </table:table-row>
        <table:table-row table:style-name="ro1">
          <table:table-cell office:value-type="float" office:value="4.269522" calcext:value-type="float">
            <text:p>4,269522</text:p>
          </table:table-cell>
          <table:table-cell office:value-type="float" office:value="7.44208" calcext:value-type="float">
            <text:p>7,44208</text:p>
          </table:table-cell>
        </table:table-row>
        <table:table-row table:style-name="ro1">
          <table:table-cell office:value-type="float" office:value="3.966028" calcext:value-type="float">
            <text:p>3,966028</text:p>
          </table:table-cell>
          <table:table-cell office:value-type="float" office:value="6.354044" calcext:value-type="float">
            <text:p>6,354044</text:p>
          </table:table-cell>
        </table:table-row>
        <table:table-row table:style-name="ro1">
          <table:table-cell office:value-type="float" office:value="4.483724" calcext:value-type="float">
            <text:p>4,483724</text:p>
          </table:table-cell>
          <table:table-cell office:value-type="float" office:value="5.717459" calcext:value-type="float">
            <text:p>5,717459</text:p>
          </table:table-cell>
        </table:table-row>
        <table:table-row table:style-name="ro1">
          <table:table-cell office:value-type="float" office:value="2.110139" calcext:value-type="float">
            <text:p>2,110139</text:p>
          </table:table-cell>
          <table:table-cell office:value-type="float" office:value="2.936283" calcext:value-type="float">
            <text:p>2,936283</text:p>
          </table:table-cell>
        </table:table-row>
        <table:table-row table:style-name="ro1">
          <table:table-cell office:value-type="float" office:value="0.850236" calcext:value-type="float">
            <text:p>0,850236</text:p>
          </table:table-cell>
          <table:table-cell office:value-type="float" office:value="3.680246" calcext:value-type="float">
            <text:p>3,680246</text:p>
          </table:table-cell>
        </table:table-row>
        <table:table-row table:style-name="ro1">
          <table:table-cell office:value-type="float" office:value="1.52392" calcext:value-type="float">
            <text:p>1,52392</text:p>
          </table:table-cell>
          <table:table-cell office:value-type="float" office:value="1.800665" calcext:value-type="float">
            <text:p>1,800665</text:p>
          </table:table-cell>
        </table:table-row>
        <table:table-row table:style-name="ro1">
          <table:table-cell office:value-type="float" office:value="1.005744" calcext:value-type="float">
            <text:p>1,005744</text:p>
          </table:table-cell>
          <table:table-cell office:value-type="float" office:value="2.875684" calcext:value-type="float">
            <text:p>2,875684</text:p>
          </table:table-cell>
        </table:table-row>
        <table:table-row table:style-name="ro1">
          <table:table-cell office:value-type="float" office:value="0.716338" calcext:value-type="float">
            <text:p>0,716338</text:p>
          </table:table-cell>
          <table:table-cell office:value-type="float" office:value="1.545773" calcext:value-type="float">
            <text:p>1,545773</text:p>
          </table:table-cell>
        </table:table-row>
        <table:table-row table:style-name="ro1">
          <table:table-cell office:value-type="float" office:value="2.853164" calcext:value-type="float">
            <text:p>2,853164</text:p>
          </table:table-cell>
          <table:table-cell office:value-type="float" office:value="3.095908" calcext:value-type="float">
            <text:p>3,095908</text:p>
          </table:table-cell>
        </table:table-row>
        <table:table-row table:style-name="ro1">
          <table:table-cell office:value-type="float" office:value="3.164619" calcext:value-type="float">
            <text:p>3,164619</text:p>
          </table:table-cell>
          <table:table-cell office:value-type="float" office:value="2.813268" calcext:value-type="float">
            <text:p>2,813268</text:p>
          </table:table-cell>
        </table:table-row>
        <table:table-row table:style-name="ro1">
          <table:table-cell office:value-type="float" office:value="1.980658" calcext:value-type="float">
            <text:p>1,980658</text:p>
          </table:table-cell>
          <table:table-cell office:value-type="float" office:value="2.317327" calcext:value-type="float">
            <text:p>2,317327</text:p>
          </table:table-cell>
        </table:table-row>
        <table:table-row table:style-name="ro1">
          <table:table-cell office:value-type="float" office:value="3.863465" calcext:value-type="float">
            <text:p>3,863465</text:p>
          </table:table-cell>
          <table:table-cell office:value-type="float" office:value="6.503549" calcext:value-type="float">
            <text:p>6,503549</text:p>
          </table:table-cell>
        </table:table-row>
        <table:table-row table:style-name="ro1">
          <table:table-cell office:value-type="float" office:value="3.292646" calcext:value-type="float">
            <text:p>3,292646</text:p>
          </table:table-cell>
          <table:table-cell office:value-type="float" office:value="6.563568" calcext:value-type="float">
            <text:p>6,563568</text:p>
          </table:table-cell>
        </table:table-row>
        <table:table-row table:style-name="ro1">
          <table:table-cell office:value-type="float" office:value="0.518671" calcext:value-type="float">
            <text:p>0,518671</text:p>
          </table:table-cell>
          <table:table-cell office:value-type="float" office:value="3.029651" calcext:value-type="float">
            <text:p>3,029651</text:p>
          </table:table-cell>
        </table:table-row>
        <table:table-row table:style-name="ro1">
          <table:table-cell office:value-type="float" office:value="3.665944" calcext:value-type="float">
            <text:p>3,665944</text:p>
          </table:table-cell>
          <table:table-cell office:value-type="float" office:value="6.741898" calcext:value-type="float">
            <text:p>6,741898</text:p>
          </table:table-cell>
        </table:table-row>
        <table:table-row table:style-name="ro1">
          <table:table-cell office:value-type="float" office:value="4.334661" calcext:value-type="float">
            <text:p>4,334661</text:p>
          </table:table-cell>
          <table:table-cell office:value-type="float" office:value="7.055288" calcext:value-type="float">
            <text:p>7,055288</text:p>
          </table:table-cell>
        </table:table-row>
        <table:table-row table:style-name="ro1">
          <table:table-cell office:value-type="float" office:value="2.308823" calcext:value-type="float">
            <text:p>2,308823</text:p>
          </table:table-cell>
          <table:table-cell office:value-type="float" office:value="2.247105" calcext:value-type="float">
            <text:p>2,247105</text:p>
          </table:table-cell>
        </table:table-row>
        <table:table-row table:style-name="ro1">
          <table:table-cell office:value-type="float" office:value="3.832084" calcext:value-type="float">
            <text:p>3,832084</text:p>
          </table:table-cell>
          <table:table-cell office:value-type="float" office:value="7.610876" calcext:value-type="float">
            <text:p>7,610876</text:p>
          </table:table-cell>
        </table:table-row>
        <table:table-row table:style-name="ro1">
          <table:table-cell office:value-type="float" office:value="4.294601" calcext:value-type="float">
            <text:p>4,294601</text:p>
          </table:table-cell>
          <table:table-cell office:value-type="float" office:value="7.116464" calcext:value-type="float">
            <text:p>7,116464</text:p>
          </table:table-cell>
        </table:table-row>
        <table:table-row table:style-name="ro1">
          <table:table-cell office:value-type="float" office:value="4.237248" calcext:value-type="float">
            <text:p>4,237248</text:p>
          </table:table-cell>
          <table:table-cell office:value-type="float" office:value="8.35909" calcext:value-type="float">
            <text:p>8,35909</text:p>
          </table:table-cell>
        </table:table-row>
        <table:table-row table:style-name="ro1">
          <table:table-cell office:value-type="float" office:value="4.400964" calcext:value-type="float">
            <text:p>4,400964</text:p>
          </table:table-cell>
          <table:table-cell office:value-type="float" office:value="7.268817" calcext:value-type="float">
            <text:p>7,268817</text:p>
          </table:table-cell>
        </table:table-row>
        <table:table-row table:style-name="ro1">
          <table:table-cell office:value-type="float" office:value="3.355181" calcext:value-type="float">
            <text:p>3,355181</text:p>
          </table:table-cell>
          <table:table-cell office:value-type="float" office:value="6.894052" calcext:value-type="float">
            <text:p>6,894052</text:p>
          </table:table-cell>
        </table:table-row>
        <table:table-row table:style-name="ro1">
          <table:table-cell office:value-type="float" office:value="0.651041" calcext:value-type="float">
            <text:p>0,651041</text:p>
          </table:table-cell>
          <table:table-cell office:value-type="float" office:value="2.720927" calcext:value-type="float">
            <text:p>2,720927</text:p>
          </table:table-cell>
        </table:table-row>
        <table:table-row table:style-name="ro1">
          <table:table-cell office:value-type="float" office:value="2.42067" calcext:value-type="float">
            <text:p>2,42067</text:p>
          </table:table-cell>
          <table:table-cell office:value-type="float" office:value="2.274396" calcext:value-type="float">
            <text:p>2,274396</text:p>
          </table:table-cell>
        </table:table-row>
        <table:table-row table:style-name="ro1">
          <table:table-cell office:value-type="float" office:value="4.555815" calcext:value-type="float">
            <text:p>4,555815</text:p>
          </table:table-cell>
          <table:table-cell office:value-type="float" office:value="7.099398" calcext:value-type="float">
            <text:p>7,099398</text:p>
          </table:table-cell>
        </table:table-row>
        <table:table-row table:style-name="ro1">
          <table:table-cell office:value-type="float" office:value="4.790582" calcext:value-type="float">
            <text:p>4,790582</text:p>
          </table:table-cell>
          <table:table-cell office:value-type="float" office:value="6.827575" calcext:value-type="float">
            <text:p>6,827575</text:p>
          </table:table-cell>
        </table:table-row>
        <table:table-row table:style-name="ro1">
          <table:table-cell office:value-type="float" office:value="5.557887" calcext:value-type="float">
            <text:p>5,557887</text:p>
          </table:table-cell>
          <table:table-cell office:value-type="float" office:value="7.406789" calcext:value-type="float">
            <text:p>7,406789</text:p>
          </table:table-cell>
        </table:table-row>
        <table:table-row table:style-name="ro1">
          <table:table-cell office:value-type="float" office:value="2.399668" calcext:value-type="float">
            <text:p>2,399668</text:p>
          </table:table-cell>
          <table:table-cell office:value-type="float" office:value="1.395724" calcext:value-type="float">
            <text:p>1,395724</text:p>
          </table:table-cell>
        </table:table-row>
        <table:table-row table:style-name="ro1">
          <table:table-cell office:value-type="float" office:value="1.877123" calcext:value-type="float">
            <text:p>1,877123</text:p>
          </table:table-cell>
          <table:table-cell office:value-type="float" office:value="3.630363" calcext:value-type="float">
            <text:p>3,630363</text:p>
          </table:table-cell>
        </table:table-row>
        <table:table-row table:style-name="ro1">
          <table:table-cell office:value-type="float" office:value="5.343696" calcext:value-type="float">
            <text:p>5,343696</text:p>
          </table:table-cell>
          <table:table-cell office:value-type="float" office:value="7.65591" calcext:value-type="float">
            <text:p>7,65591</text:p>
          </table:table-cell>
        </table:table-row>
        <table:table-row table:style-name="ro1">
          <table:table-cell office:value-type="float" office:value="1.979265" calcext:value-type="float">
            <text:p>1,979265</text:p>
          </table:table-cell>
          <table:table-cell office:value-type="float" office:value="2.595294" calcext:value-type="float">
            <text:p>2,595294</text:p>
          </table:table-cell>
        </table:table-row>
        <table:table-row table:style-name="ro1">
          <table:table-cell office:value-type="float" office:value="4.930481" calcext:value-type="float">
            <text:p>4,930481</text:p>
          </table:table-cell>
          <table:table-cell office:value-type="float" office:value="6.601965" calcext:value-type="float">
            <text:p>6,601965</text:p>
          </table:table-cell>
        </table:table-row>
        <table:table-row table:style-name="ro1">
          <table:table-cell office:value-type="float" office:value="0.604524" calcext:value-type="float">
            <text:p>0,604524</text:p>
          </table:table-cell>
          <table:table-cell office:value-type="float" office:value="2.058268" calcext:value-type="float">
            <text:p>2,058268</text:p>
          </table:table-cell>
        </table:table-row>
        <table:table-row table:style-name="ro1">
          <table:table-cell office:value-type="float" office:value="2.504655" calcext:value-type="float">
            <text:p>2,504655</text:p>
          </table:table-cell>
          <table:table-cell office:value-type="float" office:value="2.772539" calcext:value-type="float">
            <text:p>2,772539</text:p>
          </table:table-cell>
        </table:table-row>
        <table:table-row table:style-name="ro1">
          <table:table-cell office:value-type="float" office:value="3.479715" calcext:value-type="float">
            <text:p>3,479715</text:p>
          </table:table-cell>
          <table:table-cell office:value-type="float" office:value="6.327447" calcext:value-type="float">
            <text:p>6,327447</text:p>
          </table:table-cell>
        </table:table-row>
        <table:table-row table:style-name="ro1">
          <table:table-cell office:value-type="float" office:value="5.706464" calcext:value-type="float">
            <text:p>5,706464</text:p>
          </table:table-cell>
          <table:table-cell office:value-type="float" office:value="7.545262" calcext:value-type="float">
            <text:p>7,545262</text:p>
          </table:table-cell>
        </table:table-row>
        <table:table-row table:style-name="ro1">
          <table:table-cell office:value-type="float" office:value="1.58994" calcext:value-type="float">
            <text:p>1,58994</text:p>
          </table:table-cell>
          <table:table-cell office:value-type="float" office:value="2.9099" calcext:value-type="float">
            <text:p>2,9099</text:p>
          </table:table-cell>
        </table:table-row>
        <table:table-row table:style-name="ro1">
          <table:table-cell office:value-type="float" office:value="1.633859" calcext:value-type="float">
            <text:p>1,633859</text:p>
          </table:table-cell>
          <table:table-cell office:value-type="float" office:value="1.746777" calcext:value-type="float">
            <text:p>1,746777</text:p>
          </table:table-cell>
        </table:table-row>
        <table:table-row table:style-name="ro1">
          <table:table-cell office:value-type="float" office:value="3.973594" calcext:value-type="float">
            <text:p>3,973594</text:p>
          </table:table-cell>
          <table:table-cell office:value-type="float" office:value="6.941569" calcext:value-type="float">
            <text:p>6,941569</text:p>
          </table:table-cell>
        </table:table-row>
        <table:table-row table:style-name="ro1">
          <table:table-cell office:value-type="float" office:value="4.058316" calcext:value-type="float">
            <text:p>4,058316</text:p>
          </table:table-cell>
          <table:table-cell office:value-type="float" office:value="6.824489" calcext:value-type="float">
            <text:p>6,824489</text:p>
          </table:table-cell>
        </table:table-row>
        <table:table-row table:style-name="ro1">
          <table:table-cell office:value-type="float" office:value="2.589083" calcext:value-type="float">
            <text:p>2,589083</text:p>
          </table:table-cell>
          <table:table-cell office:value-type="float" office:value="2.031455" calcext:value-type="float">
            <text:p>2,031455</text:p>
          </table:table-cell>
        </table:table-row>
        <table:table-row table:style-name="ro1">
          <table:table-cell office:value-type="float" office:value="1.50884" calcext:value-type="float">
            <text:p>1,50884</text:p>
          </table:table-cell>
          <table:table-cell office:value-type="float" office:value="1.977249" calcext:value-type="float">
            <text:p>1,977249</text:p>
          </table:table-cell>
        </table:table-row>
        <table:table-row table:style-name="ro1">
          <table:table-cell office:value-type="float" office:value="4.320985" calcext:value-type="float">
            <text:p>4,320985</text:p>
          </table:table-cell>
          <table:table-cell office:value-type="float" office:value="7.922764" calcext:value-type="float">
            <text:p>7,922764</text:p>
          </table:table-cell>
        </table:table-row>
        <table:table-row table:style-name="ro1">
          <table:table-cell office:value-type="float" office:value="3.873431" calcext:value-type="float">
            <text:p>3,873431</text:p>
          </table:table-cell>
          <table:table-cell office:value-type="float" office:value="5.721515" calcext:value-type="float">
            <text:p>5,721515</text:p>
          </table:table-cell>
        </table:table-row>
        <table:table-row table:style-name="ro1">
          <table:table-cell office:value-type="float" office:value="4.423334" calcext:value-type="float">
            <text:p>4,423334</text:p>
          </table:table-cell>
          <table:table-cell office:value-type="float" office:value="7.429027" calcext:value-type="float">
            <text:p>7,429027</text:p>
          </table:table-cell>
        </table:table-row>
        <table:table-row table:style-name="ro1">
          <table:table-cell office:value-type="float" office:value="4.325784" calcext:value-type="float">
            <text:p>4,325784</text:p>
          </table:table-cell>
          <table:table-cell office:value-type="float" office:value="7.256595" calcext:value-type="float">
            <text:p>7,256595</text:p>
          </table:table-cell>
        </table:table-row>
        <table:table-row table:style-name="ro1">
          <table:table-cell office:value-type="float" office:value="1.677844" calcext:value-type="float">
            <text:p>1,677844</text:p>
          </table:table-cell>
          <table:table-cell office:value-type="float" office:value="3.529337" calcext:value-type="float">
            <text:p>3,529337</text:p>
          </table:table-cell>
        </table:table-row>
        <table:table-row table:style-name="ro1">
          <table:table-cell office:value-type="float" office:value="1.569812" calcext:value-type="float">
            <text:p>1,569812</text:p>
          </table:table-cell>
          <table:table-cell office:value-type="float" office:value="3.591248" calcext:value-type="float">
            <text:p>3,591248</text:p>
          </table:table-cell>
        </table:table-row>
        <table:table-row table:style-name="ro1">
          <table:table-cell office:value-type="float" office:value="3.6931" calcext:value-type="float">
            <text:p>3,6931</text:p>
          </table:table-cell>
          <table:table-cell office:value-type="float" office:value="7.325371" calcext:value-type="float">
            <text:p>7,325371</text:p>
          </table:table-cell>
        </table:table-row>
        <table:table-row table:style-name="ro1">
          <table:table-cell office:value-type="float" office:value="3.857252" calcext:value-type="float">
            <text:p>3,857252</text:p>
          </table:table-cell>
          <table:table-cell office:value-type="float" office:value="7.872984" calcext:value-type="float">
            <text:p>7,872984</text:p>
          </table:table-cell>
        </table:table-row>
        <table:table-row table:style-name="ro1">
          <table:table-cell office:value-type="float" office:value="1.879737" calcext:value-type="float">
            <text:p>1,879737</text:p>
          </table:table-cell>
          <table:table-cell office:value-type="float" office:value="1.127423" calcext:value-type="float">
            <text:p>1,127423</text:p>
          </table:table-cell>
        </table:table-row>
        <table:table-row table:style-name="ro1">
          <table:table-cell office:value-type="float" office:value="3.49004" calcext:value-type="float">
            <text:p>3,49004</text:p>
          </table:table-cell>
          <table:table-cell office:value-type="float" office:value="7.032108" calcext:value-type="float">
            <text:p>7,032108</text:p>
          </table:table-cell>
        </table:table-row>
        <table:table-row table:style-name="ro1">
          <table:table-cell office:value-type="float" office:value="3.545024" calcext:value-type="float">
            <text:p>3,545024</text:p>
          </table:table-cell>
          <table:table-cell office:value-type="float" office:value="5.774228" calcext:value-type="float">
            <text:p>5,774228</text:p>
          </table:table-cell>
        </table:table-row>
        <table:table-row table:style-name="ro1">
          <table:table-cell office:value-type="float" office:value="5.026475" calcext:value-type="float">
            <text:p>5,026475</text:p>
          </table:table-cell>
          <table:table-cell office:value-type="float" office:value="7.09634" calcext:value-type="float">
            <text:p>7,09634</text:p>
          </table:table-cell>
        </table:table-row>
        <table:table-row table:style-name="ro1">
          <table:table-cell office:value-type="float" office:value="2.732132" calcext:value-type="float">
            <text:p>2,732132</text:p>
          </table:table-cell>
          <table:table-cell office:value-type="float" office:value="1.520315" calcext:value-type="float">
            <text:p>1,520315</text:p>
          </table:table-cell>
        </table:table-row>
        <table:table-row table:style-name="ro1">
          <table:table-cell office:value-type="float" office:value="0.377575" calcext:value-type="float">
            <text:p>0,377575</text:p>
          </table:table-cell>
          <table:table-cell office:value-type="float" office:value="2.39238" calcext:value-type="float">
            <text:p>2,39238</text:p>
          </table:table-cell>
        </table:table-row>
        <table:table-row table:style-name="ro1">
          <table:table-cell office:value-type="float" office:value="4.583303" calcext:value-type="float">
            <text:p>4,583303</text:p>
          </table:table-cell>
          <table:table-cell office:value-type="float" office:value="6.59026" calcext:value-type="float">
            <text:p>6,59026</text:p>
          </table:table-cell>
        </table:table-row>
        <table:table-row table:style-name="ro1">
          <table:table-cell office:value-type="float" office:value="2.177888" calcext:value-type="float">
            <text:p>2,177888</text:p>
          </table:table-cell>
          <table:table-cell office:value-type="float" office:value="2.910327" calcext:value-type="float">
            <text:p>2,910327</text:p>
          </table:table-cell>
        </table:table-row>
        <table:table-row table:style-name="ro1">
          <table:table-cell office:value-type="float" office:value="5.443064" calcext:value-type="float">
            <text:p>5,443064</text:p>
          </table:table-cell>
          <table:table-cell office:value-type="float" office:value="6.334655" calcext:value-type="float">
            <text:p>6,334655</text:p>
          </table:table-cell>
        </table:table-row>
        <table:table-row table:style-name="ro1">
          <table:table-cell office:value-type="float" office:value="3.898207" calcext:value-type="float">
            <text:p>3,898207</text:p>
          </table:table-cell>
          <table:table-cell office:value-type="float" office:value="6.648542" calcext:value-type="float">
            <text:p>6,648542</text:p>
          </table:table-cell>
        </table:table-row>
        <table:table-row table:style-name="ro1">
          <table:table-cell office:value-type="float" office:value="4.819326" calcext:value-type="float">
            <text:p>4,819326</text:p>
          </table:table-cell>
          <table:table-cell office:value-type="float" office:value="7.725825" calcext:value-type="float">
            <text:p>7,725825</text:p>
          </table:table-cell>
        </table:table-row>
        <table:table-row table:style-name="ro1">
          <table:table-cell office:value-type="float" office:value="3.895325" calcext:value-type="float">
            <text:p>3,895325</text:p>
          </table:table-cell>
          <table:table-cell office:value-type="float" office:value="6.670104" calcext:value-type="float">
            <text:p>6,670104</text:p>
          </table:table-cell>
        </table:table-row>
        <table:table-row table:style-name="ro1">
          <table:table-cell office:value-type="float" office:value="1.84257" calcext:value-type="float">
            <text:p>1,84257</text:p>
          </table:table-cell>
          <table:table-cell office:value-type="float" office:value="2.925408" calcext:value-type="float">
            <text:p>2,925408</text:p>
          </table:table-cell>
        </table:table-row>
        <table:table-row table:style-name="ro1">
          <table:table-cell office:value-type="float" office:value="1.299132" calcext:value-type="float">
            <text:p>1,299132</text:p>
          </table:table-cell>
          <table:table-cell office:value-type="float" office:value="1.664582" calcext:value-type="float">
            <text:p>1,664582</text:p>
          </table:table-cell>
        </table:table-row>
        <table:table-row table:style-name="ro1">
          <table:table-cell office:value-type="float" office:value="1.554787" calcext:value-type="float">
            <text:p>1,554787</text:p>
          </table:table-cell>
          <table:table-cell office:value-type="float" office:value="1.968172" calcext:value-type="float">
            <text:p>1,968172</text:p>
          </table:table-cell>
        </table:table-row>
        <table:table-row table:style-name="ro1">
          <table:table-cell office:value-type="float" office:value="1.462906" calcext:value-type="float">
            <text:p>1,462906</text:p>
          </table:table-cell>
          <table:table-cell office:value-type="float" office:value="2.112038" calcext:value-type="float">
            <text:p>2,112038</text:p>
          </table:table-cell>
        </table:table-row>
        <table:table-row table:style-name="ro1">
          <table:table-cell office:value-type="float" office:value="5.173385" calcext:value-type="float">
            <text:p>5,173385</text:p>
          </table:table-cell>
          <table:table-cell office:value-type="float" office:value="7.778867" calcext:value-type="float">
            <text:p>7,778867</text:p>
          </table:table-cell>
        </table:table-row>
        <table:table-row table:style-name="ro1">
          <table:table-cell office:value-type="float" office:value="2.280484" calcext:value-type="float">
            <text:p>2,280484</text:p>
          </table:table-cell>
          <table:table-cell office:value-type="float" office:value="3.299527" calcext:value-type="float">
            <text:p>3,299527</text:p>
          </table:table-cell>
        </table:table-row>
        <table:table-row table:style-name="ro1">
          <table:table-cell office:value-type="float" office:value="2.326736" calcext:value-type="float">
            <text:p>2,326736</text:p>
          </table:table-cell>
          <table:table-cell office:value-type="float" office:value="2.398692" calcext:value-type="float">
            <text:p>2,398692</text:p>
          </table:table-cell>
        </table:table-row>
        <table:table-row table:style-name="ro1">
          <table:table-cell office:value-type="float" office:value="5.445503" calcext:value-type="float">
            <text:p>5,445503</text:p>
          </table:table-cell>
          <table:table-cell office:value-type="float" office:value="7.168464" calcext:value-type="float">
            <text:p>7,168464</text:p>
          </table:table-cell>
        </table:table-row>
        <table:table-row table:style-name="ro1">
          <table:table-cell office:value-type="float" office:value="1.799027" calcext:value-type="float">
            <text:p>1,799027</text:p>
          </table:table-cell>
          <table:table-cell office:value-type="float" office:value="1.424388" calcext:value-type="float">
            <text:p>1,424388</text:p>
          </table:table-cell>
        </table:table-row>
        <table:table-row table:style-name="ro1">
          <table:table-cell office:value-type="float" office:value="3.956619" calcext:value-type="float">
            <text:p>3,956619</text:p>
          </table:table-cell>
          <table:table-cell office:value-type="float" office:value="7.269566" calcext:value-type="float">
            <text:p>7,269566</text:p>
          </table:table-cell>
        </table:table-row>
        <table:table-row table:style-name="ro1">
          <table:table-cell office:value-type="float" office:value="0.352773" calcext:value-type="float">
            <text:p>0,352773</text:p>
          </table:table-cell>
          <table:table-cell office:value-type="float" office:value="2.928176" calcext:value-type="float">
            <text:p>2,928176</text:p>
          </table:table-cell>
        </table:table-row>
        <table:table-row table:style-name="ro1">
          <table:table-cell office:value-type="float" office:value="1.518611" calcext:value-type="float">
            <text:p>1,518611</text:p>
          </table:table-cell>
          <table:table-cell office:value-type="float" office:value="2.757822" calcext:value-type="float">
            <text:p>2,757822</text:p>
          </table:table-cell>
        </table:table-row>
        <table:table-row table:style-name="ro1">
          <table:table-cell office:value-type="float" office:value="1.3731" calcext:value-type="float">
            <text:p>1,3731</text:p>
          </table:table-cell>
          <table:table-cell office:value-type="float" office:value="1.70896" calcext:value-type="float">
            <text:p>1,70896</text:p>
          </table:table-cell>
        </table:table-row>
        <table:table-row table:style-name="ro1">
          <table:table-cell office:value-type="float" office:value="0.800117" calcext:value-type="float">
            <text:p>0,800117</text:p>
          </table:table-cell>
          <table:table-cell office:value-type="float" office:value="2.086369" calcext:value-type="float">
            <text:p>2,086369</text:p>
          </table:table-cell>
        </table:table-row>
        <table:table-row table:style-name="ro1">
          <table:table-cell office:value-type="float" office:value="2.604194" calcext:value-type="float">
            <text:p>2,604194</text:p>
          </table:table-cell>
          <table:table-cell office:value-type="float" office:value="2.425391" calcext:value-type="float">
            <text:p>2,425391</text:p>
          </table:table-cell>
        </table:table-row>
        <table:table-row table:style-name="ro1">
          <table:table-cell office:value-type="float" office:value="1.603889" calcext:value-type="float">
            <text:p>1,603889</text:p>
          </table:table-cell>
          <table:table-cell office:value-type="float" office:value="1.684241" calcext:value-type="float">
            <text:p>1,684241</text:p>
          </table:table-cell>
        </table:table-row>
        <table:table-row table:style-name="ro1">
          <table:table-cell office:value-type="float" office:value="2.805354" calcext:value-type="float">
            <text:p>2,805354</text:p>
          </table:table-cell>
          <table:table-cell office:value-type="float" office:value="2.929952" calcext:value-type="float">
            <text:p>2,929952</text:p>
          </table:table-cell>
        </table:table-row>
        <table:table-row table:style-name="ro1">
          <table:table-cell office:value-type="float" office:value="5.83504" calcext:value-type="float">
            <text:p>5,83504</text:p>
          </table:table-cell>
          <table:table-cell office:value-type="float" office:value="6.811809" calcext:value-type="float">
            <text:p>6,811809</text:p>
          </table:table-cell>
        </table:table-row>
        <table:table-row table:style-name="ro1">
          <table:table-cell office:value-type="float" office:value="2.29943" calcext:value-type="float">
            <text:p>2,29943</text:p>
          </table:table-cell>
          <table:table-cell office:value-type="float" office:value="1.875775" calcext:value-type="float">
            <text:p>1,875775</text:p>
          </table:table-cell>
        </table:table-row>
        <table:table-row table:style-name="ro1">
          <table:table-cell office:value-type="float" office:value="4.428052" calcext:value-type="float">
            <text:p>4,428052</text:p>
          </table:table-cell>
          <table:table-cell office:value-type="float" office:value="7.384829" calcext:value-type="float">
            <text:p>7,384829</text:p>
          </table:table-cell>
        </table:table-row>
        <table:table-row table:style-name="ro1">
          <table:table-cell office:value-type="float" office:value="1.015316" calcext:value-type="float">
            <text:p>1,015316</text:p>
          </table:table-cell>
          <table:table-cell office:value-type="float" office:value="3.004509" calcext:value-type="float">
            <text:p>3,004509</text:p>
          </table:table-cell>
        </table:table-row>
        <table:table-row table:style-name="ro1">
          <table:table-cell office:value-type="float" office:value="4.256827" calcext:value-type="float">
            <text:p>4,256827</text:p>
          </table:table-cell>
          <table:table-cell office:value-type="float" office:value="6.803651" calcext:value-type="float">
            <text:p>6,803651</text:p>
          </table:table-cell>
        </table:table-row>
        <table:table-row table:style-name="ro1">
          <table:table-cell office:value-type="float" office:value="1.572367" calcext:value-type="float">
            <text:p>1,572367</text:p>
          </table:table-cell>
          <table:table-cell office:value-type="float" office:value="2.236358" calcext:value-type="float">
            <text:p>2,236358</text:p>
          </table:table-cell>
        </table:table-row>
        <table:table-row table:style-name="ro1">
          <table:table-cell office:value-type="float" office:value="4.39818" calcext:value-type="float">
            <text:p>4,39818</text:p>
          </table:table-cell>
          <table:table-cell office:value-type="float" office:value="6.148226" calcext:value-type="float">
            <text:p>6,148226</text:p>
          </table:table-cell>
        </table:table-row>
        <table:table-row table:style-name="ro1">
          <table:table-cell office:value-type="float" office:value="2.176154" calcext:value-type="float">
            <text:p>2,176154</text:p>
          </table:table-cell>
          <table:table-cell office:value-type="float" office:value="1.652757" calcext:value-type="float">
            <text:p>1,652757</text:p>
          </table:table-cell>
        </table:table-row>
        <table:table-row table:style-name="ro1">
          <table:table-cell office:value-type="float" office:value="5.594336" calcext:value-type="float">
            <text:p>5,594336</text:p>
          </table:table-cell>
          <table:table-cell office:value-type="float" office:value="7.367378" calcext:value-type="float">
            <text:p>7,367378</text:p>
          </table:table-cell>
        </table:table-row>
        <table:table-row table:style-name="ro1">
          <table:table-cell office:value-type="float" office:value="2.330301" calcext:value-type="float">
            <text:p>2,330301</text:p>
          </table:table-cell>
          <table:table-cell office:value-type="float" office:value="1.905537" calcext:value-type="float">
            <text:p>1,905537</text:p>
          </table:table-cell>
        </table:table-row>
        <table:table-row table:style-name="ro1">
          <table:table-cell office:value-type="float" office:value="2.167703" calcext:value-type="float">
            <text:p>2,167703</text:p>
          </table:table-cell>
          <table:table-cell office:value-type="float" office:value="2.772367" calcext:value-type="float">
            <text:p>2,772367</text:p>
          </table:table-cell>
        </table:table-row>
        <table:table-row table:style-name="ro1">
          <table:table-cell office:value-type="float" office:value="1.937356" calcext:value-type="float">
            <text:p>1,937356</text:p>
          </table:table-cell>
          <table:table-cell office:value-type="float" office:value="2.394412" calcext:value-type="float">
            <text:p>2,394412</text:p>
          </table:table-cell>
        </table:table-row>
        <table:table-row table:style-name="ro1">
          <table:table-cell office:value-type="float" office:value="1.730167" calcext:value-type="float">
            <text:p>1,730167</text:p>
          </table:table-cell>
          <table:table-cell office:value-type="float" office:value="2.545887" calcext:value-type="float">
            <text:p>2,545887</text:p>
          </table:table-cell>
        </table:table-row>
        <table:table-row table:style-name="ro1">
          <table:table-cell office:value-type="float" office:value="1.095032" calcext:value-type="float">
            <text:p>1,095032</text:p>
          </table:table-cell>
          <table:table-cell office:value-type="float" office:value="2.185949" calcext:value-type="float">
            <text:p>2,185949</text:p>
          </table:table-cell>
        </table:table-row>
        <table:table-row table:style-name="ro1">
          <table:table-cell office:value-type="float" office:value="4.792191" calcext:value-type="float">
            <text:p>4,792191</text:p>
          </table:table-cell>
          <table:table-cell office:value-type="float" office:value="6.732629" calcext:value-type="float">
            <text:p>6,732629</text:p>
          </table:table-cell>
        </table:table-row>
        <table:table-row table:style-name="ro1">
          <table:table-cell office:value-type="float" office:value="1.909484" calcext:value-type="float">
            <text:p>1,909484</text:p>
          </table:table-cell>
          <table:table-cell office:value-type="float" office:value="1.486411" calcext:value-type="float">
            <text:p>1,486411</text:p>
          </table:table-cell>
        </table:table-row>
        <table:table-row table:style-name="ro1">
          <table:table-cell office:value-type="float" office:value="4.572751" calcext:value-type="float">
            <text:p>4,572751</text:p>
          </table:table-cell>
          <table:table-cell office:value-type="float" office:value="7.48104" calcext:value-type="float">
            <text:p>7,48104</text:p>
          </table:table-cell>
        </table:table-row>
        <table:table-row table:style-name="ro1">
          <table:table-cell office:value-type="float" office:value="5.232337" calcext:value-type="float">
            <text:p>5,232337</text:p>
          </table:table-cell>
          <table:table-cell office:value-type="float" office:value="5.935893" calcext:value-type="float">
            <text:p>5,935893</text:p>
          </table:table-cell>
        </table:table-row>
        <table:table-row table:style-name="ro1">
          <table:table-cell office:value-type="float" office:value="0.751819" calcext:value-type="float">
            <text:p>0,751819</text:p>
          </table:table-cell>
          <table:table-cell office:value-type="float" office:value="2.566455" calcext:value-type="float">
            <text:p>2,566455</text:p>
          </table:table-cell>
        </table:table-row>
        <table:table-row table:style-name="ro1">
          <table:table-cell office:value-type="float" office:value="1.303512" calcext:value-type="float">
            <text:p>1,303512</text:p>
          </table:table-cell>
          <table:table-cell office:value-type="float" office:value="2.188866" calcext:value-type="float">
            <text:p>2,188866</text:p>
          </table:table-cell>
        </table:table-row>
        <table:table-row table:style-name="ro1">
          <table:table-cell office:value-type="float" office:value="4.485874" calcext:value-type="float">
            <text:p>4,485874</text:p>
          </table:table-cell>
          <table:table-cell office:value-type="float" office:value="7.879218" calcext:value-type="float">
            <text:p>7,879218</text:p>
          </table:table-cell>
        </table:table-row>
        <table:table-row table:style-name="ro1">
          <table:table-cell office:value-type="float" office:value="4.513059" calcext:value-type="float">
            <text:p>4,513059</text:p>
          </table:table-cell>
          <table:table-cell office:value-type="float" office:value="6.810127" calcext:value-type="float">
            <text:p>6,810127</text:p>
          </table:table-cell>
        </table:table-row>
        <table:table-row table:style-name="ro1">
          <table:table-cell office:value-type="float" office:value="2.821653" calcext:value-type="float">
            <text:p>2,821653</text:p>
          </table:table-cell>
          <table:table-cell office:value-type="float" office:value="2.185726" calcext:value-type="float">
            <text:p>2,185726</text:p>
          </table:table-cell>
        </table:table-row>
        <table:table-row table:style-name="ro1">
          <table:table-cell office:value-type="float" office:value="2.614783" calcext:value-type="float">
            <text:p>2,614783</text:p>
          </table:table-cell>
          <table:table-cell office:value-type="float" office:value="1.99254" calcext:value-type="float">
            <text:p>1,99254</text:p>
          </table:table-cell>
        </table:table-row>
        <table:table-row table:style-name="ro1">
          <table:table-cell office:value-type="float" office:value="4.001124" calcext:value-type="float">
            <text:p>4,001124</text:p>
          </table:table-cell>
          <table:table-cell office:value-type="float" office:value="6.398953" calcext:value-type="float">
            <text:p>6,398953</text:p>
          </table:table-cell>
        </table:table-row>
        <table:table-row table:style-name="ro1">
          <table:table-cell office:value-type="float" office:value="4.466458" calcext:value-type="float">
            <text:p>4,466458</text:p>
          </table:table-cell>
          <table:table-cell office:value-type="float" office:value="6.705548" calcext:value-type="float">
            <text:p>6,705548</text:p>
          </table:table-cell>
        </table:table-row>
        <table:table-row table:style-name="ro1">
          <table:table-cell office:value-type="float" office:value="4.106338" calcext:value-type="float">
            <text:p>4,106338</text:p>
          </table:table-cell>
          <table:table-cell office:value-type="float" office:value="7.455362" calcext:value-type="float">
            <text:p>7,455362</text:p>
          </table:table-cell>
        </table:table-row>
        <table:table-row table:style-name="ro1">
          <table:table-cell office:value-type="float" office:value="2.009443" calcext:value-type="float">
            <text:p>2,009443</text:p>
          </table:table-cell>
          <table:table-cell office:value-type="float" office:value="2.201362" calcext:value-type="float">
            <text:p>2,201362</text:p>
          </table:table-cell>
        </table:table-row>
        <table:table-row table:style-name="ro1">
          <table:table-cell office:value-type="float" office:value="0.857416" calcext:value-type="float">
            <text:p>0,857416</text:p>
          </table:table-cell>
          <table:table-cell office:value-type="float" office:value="2.844967" calcext:value-type="float">
            <text:p>2,844967</text:p>
          </table:table-cell>
        </table:table-row>
        <table:table-row table:style-name="ro1">
          <table:table-cell office:value-type="float" office:value="2.464298" calcext:value-type="float">
            <text:p>2,464298</text:p>
          </table:table-cell>
          <table:table-cell office:value-type="float" office:value="1.452244" calcext:value-type="float">
            <text:p>1,452244</text:p>
          </table:table-cell>
        </table:table-row>
        <table:table-row table:style-name="ro1">
          <table:table-cell office:value-type="float" office:value="1.191523" calcext:value-type="float">
            <text:p>1,191523</text:p>
          </table:table-cell>
          <table:table-cell office:value-type="float" office:value="2.347083" calcext:value-type="float">
            <text:p>2,347083</text:p>
          </table:table-cell>
        </table:table-row>
        <table:table-row table:style-name="ro1">
          <table:table-cell office:value-type="float" office:value="2.760719" calcext:value-type="float">
            <text:p>2,760719</text:p>
          </table:table-cell>
          <table:table-cell office:value-type="float" office:value="3.092525" calcext:value-type="float">
            <text:p>3,092525</text:p>
          </table:table-cell>
        </table:table-row>
        <table:table-row table:style-name="ro1">
          <table:table-cell office:value-type="float" office:value="4.975315" calcext:value-type="float">
            <text:p>4,975315</text:p>
          </table:table-cell>
          <table:table-cell office:value-type="float" office:value="7.217182" calcext:value-type="float">
            <text:p>7,217182</text:p>
          </table:table-cell>
        </table:table-row>
        <table:table-row table:style-name="ro1">
          <table:table-cell office:value-type="float" office:value="5.511411" calcext:value-type="float">
            <text:p>5,511411</text:p>
          </table:table-cell>
          <table:table-cell office:value-type="float" office:value="6.09777" calcext:value-type="float">
            <text:p>6,09777</text:p>
          </table:table-cell>
        </table:table-row>
        <table:table-row table:style-name="ro1">
          <table:table-cell office:value-type="float" office:value="5.388668" calcext:value-type="float">
            <text:p>5,388668</text:p>
          </table:table-cell>
          <table:table-cell office:value-type="float" office:value="6.690179" calcext:value-type="float">
            <text:p>6,690179</text:p>
          </table:table-cell>
        </table:table-row>
        <table:table-row table:style-name="ro1">
          <table:table-cell office:value-type="float" office:value="3.833068" calcext:value-type="float">
            <text:p>3,833068</text:p>
          </table:table-cell>
          <table:table-cell office:value-type="float" office:value="5.993275" calcext:value-type="float">
            <text:p>5,993275</text:p>
          </table:table-cell>
        </table:table-row>
        <table:table-row table:style-name="ro1">
          <table:table-cell office:value-type="float" office:value="3.770982" calcext:value-type="float">
            <text:p>3,770982</text:p>
          </table:table-cell>
          <table:table-cell office:value-type="float" office:value="6.555406" calcext:value-type="float">
            <text:p>6,555406</text:p>
          </table:table-cell>
        </table:table-row>
        <table:table-row table:style-name="ro1">
          <table:table-cell office:value-type="float" office:value="3.677126" calcext:value-type="float">
            <text:p>3,677126</text:p>
          </table:table-cell>
          <table:table-cell office:value-type="float" office:value="6.709589" calcext:value-type="float">
            <text:p>6,709589</text:p>
          </table:table-cell>
        </table:table-row>
        <table:table-row table:style-name="ro1">
          <table:table-cell office:value-type="float" office:value="1.427277" calcext:value-type="float">
            <text:p>1,427277</text:p>
          </table:table-cell>
          <table:table-cell office:value-type="float" office:value="1.05615" calcext:value-type="float">
            <text:p>1,05615</text:p>
          </table:table-cell>
        </table:table-row>
        <table:table-row table:style-name="ro1">
          <table:table-cell office:value-type="float" office:value="4.362561" calcext:value-type="float">
            <text:p>4,362561</text:p>
          </table:table-cell>
          <table:table-cell office:value-type="float" office:value="6.812661" calcext:value-type="float">
            <text:p>6,812661</text:p>
          </table:table-cell>
        </table:table-row>
        <table:table-row table:style-name="ro1">
          <table:table-cell office:value-type="float" office:value="2.693496" calcext:value-type="float">
            <text:p>2,693496</text:p>
          </table:table-cell>
          <table:table-cell office:value-type="float" office:value="1.831491" calcext:value-type="float">
            <text:p>1,831491</text:p>
          </table:table-cell>
        </table:table-row>
        <table:table-row table:style-name="ro1">
          <table:table-cell office:value-type="float" office:value="1.525692" calcext:value-type="float">
            <text:p>1,525692</text:p>
          </table:table-cell>
          <table:table-cell office:value-type="float" office:value="2.847656" calcext:value-type="float">
            <text:p>2,847656</text:p>
          </table:table-cell>
        </table:table-row>
        <table:table-row table:style-name="ro1">
          <table:table-cell office:value-type="float" office:value="4.911738" calcext:value-type="float">
            <text:p>4,911738</text:p>
          </table:table-cell>
          <table:table-cell office:value-type="float" office:value="6.358065" calcext:value-type="float">
            <text:p>6,358065</text:p>
          </table:table-cell>
        </table:table-row>
        <table:table-row table:style-name="ro1">
          <table:table-cell office:value-type="float" office:value="4.58424" calcext:value-type="float">
            <text:p>4,58424</text:p>
          </table:table-cell>
          <table:table-cell office:value-type="float" office:value="7.112913" calcext:value-type="float">
            <text:p>7,112913</text:p>
          </table:table-cell>
        </table:table-row>
        <table:table-row table:style-name="ro1">
          <table:table-cell office:value-type="float" office:value="4.437809" calcext:value-type="float">
            <text:p>4,437809</text:p>
          </table:table-cell>
          <table:table-cell office:value-type="float" office:value="7.308393" calcext:value-type="float">
            <text:p>7,308393</text:p>
          </table:table-cell>
        </table:table-row>
        <table:table-row table:style-name="ro1">
          <table:table-cell office:value-type="float" office:value="4.874695" calcext:value-type="float">
            <text:p>4,874695</text:p>
          </table:table-cell>
          <table:table-cell office:value-type="float" office:value="6.480429" calcext:value-type="float">
            <text:p>6,480429</text:p>
          </table:table-cell>
        </table:table-row>
        <table:table-row table:style-name="ro1">
          <table:table-cell office:value-type="float" office:value="2.255142" calcext:value-type="float">
            <text:p>2,255142</text:p>
          </table:table-cell>
          <table:table-cell office:value-type="float" office:value="1.983862" calcext:value-type="float">
            <text:p>1,983862</text:p>
          </table:table-cell>
        </table:table-row>
        <table:table-row table:style-name="ro1">
          <table:table-cell office:value-type="float" office:value="3.932232" calcext:value-type="float">
            <text:p>3,932232</text:p>
          </table:table-cell>
          <table:table-cell office:value-type="float" office:value="7.007341" calcext:value-type="float">
            <text:p>7,007341</text:p>
          </table:table-cell>
        </table:table-row>
        <table:table-row table:style-name="ro1">
          <table:table-cell office:value-type="float" office:value="3.395017" calcext:value-type="float">
            <text:p>3,395017</text:p>
          </table:table-cell>
          <table:table-cell office:value-type="float" office:value="6.412338" calcext:value-type="float">
            <text:p>6,412338</text:p>
          </table:table-cell>
        </table:table-row>
        <table:table-row table:style-name="ro1">
          <table:table-cell office:value-type="float" office:value="3.973315" calcext:value-type="float">
            <text:p>3,973315</text:p>
          </table:table-cell>
          <table:table-cell office:value-type="float" office:value="7.375441" calcext:value-type="float">
            <text:p>7,375441</text:p>
          </table:table-cell>
        </table:table-row>
        <table:table-row table:style-name="ro1">
          <table:table-cell office:value-type="float" office:value="2.122337" calcext:value-type="float">
            <text:p>2,122337</text:p>
          </table:table-cell>
          <table:table-cell office:value-type="float" office:value="3.333837" calcext:value-type="float">
            <text:p>3,333837</text:p>
          </table:table-cell>
        </table:table-row>
        <table:table-row table:style-name="ro1">
          <table:table-cell office:value-type="float" office:value="4.016166" calcext:value-type="float">
            <text:p>4,016166</text:p>
          </table:table-cell>
          <table:table-cell office:value-type="float" office:value="7.003469" calcext:value-type="float">
            <text:p>7,003469</text:p>
          </table:table-cell>
        </table:table-row>
        <table:table-row table:style-name="ro1">
          <table:table-cell office:value-type="float" office:value="1.995027" calcext:value-type="float">
            <text:p>1,995027</text:p>
          </table:table-cell>
          <table:table-cell office:value-type="float" office:value="1.283412" calcext:value-type="float">
            <text:p>1,283412</text:p>
          </table:table-cell>
        </table:table-row>
        <table:table-row table:style-name="ro1">
          <table:table-cell office:value-type="float" office:value="5.210842" calcext:value-type="float">
            <text:p>5,210842</text:p>
          </table:table-cell>
          <table:table-cell office:value-type="float" office:value="6.620353" calcext:value-type="float">
            <text:p>6,620353</text:p>
          </table:table-cell>
        </table:table-row>
        <table:table-row table:style-name="ro1">
          <table:table-cell office:value-type="float" office:value="2.118532" calcext:value-type="float">
            <text:p>2,118532</text:p>
          </table:table-cell>
          <table:table-cell office:value-type="float" office:value="1.886481" calcext:value-type="float">
            <text:p>1,886481</text:p>
          </table:table-cell>
        </table:table-row>
        <table:table-row table:style-name="ro1">
          <table:table-cell office:value-type="float" office:value="4.149005" calcext:value-type="float">
            <text:p>4,149005</text:p>
          </table:table-cell>
          <table:table-cell office:value-type="float" office:value="7.059289" calcext:value-type="float">
            <text:p>7,059289</text:p>
          </table:table-cell>
        </table:table-row>
        <table:table-row table:style-name="ro1">
          <table:table-cell office:value-type="float" office:value="2.266441" calcext:value-type="float">
            <text:p>2,266441</text:p>
          </table:table-cell>
          <table:table-cell office:value-type="float" office:value="2.195994" calcext:value-type="float">
            <text:p>2,195994</text:p>
          </table:table-cell>
        </table:table-row>
        <table:table-row table:style-name="ro1">
          <table:table-cell office:value-type="float" office:value="4.31961" calcext:value-type="float">
            <text:p>4,31961</text:p>
          </table:table-cell>
          <table:table-cell office:value-type="float" office:value="7.887598" calcext:value-type="float">
            <text:p>7,887598</text:p>
          </table:table-cell>
        </table:table-row>
        <table:table-row table:style-name="ro1">
          <table:table-cell office:value-type="float" office:value="4.154402" calcext:value-type="float">
            <text:p>4,154402</text:p>
          </table:table-cell>
          <table:table-cell office:value-type="float" office:value="7.599841" calcext:value-type="float">
            <text:p>7,599841</text:p>
          </table:table-cell>
        </table:table-row>
        <table:table-row table:style-name="ro1">
          <table:table-cell office:value-type="float" office:value="2.17941" calcext:value-type="float">
            <text:p>2,17941</text:p>
          </table:table-cell>
          <table:table-cell office:value-type="float" office:value="1.739524" calcext:value-type="float">
            <text:p>1,739524</text:p>
          </table:table-cell>
        </table:table-row>
        <table:table-row table:style-name="ro1">
          <table:table-cell office:value-type="float" office:value="1.83118" calcext:value-type="float">
            <text:p>1,83118</text:p>
          </table:table-cell>
          <table:table-cell office:value-type="float" office:value="3.031696" calcext:value-type="float">
            <text:p>3,031696</text:p>
          </table:table-cell>
        </table:table-row>
        <table:table-row table:style-name="ro1">
          <table:table-cell office:value-type="float" office:value="3.477257" calcext:value-type="float">
            <text:p>3,477257</text:p>
          </table:table-cell>
          <table:table-cell office:value-type="float" office:value="7.654387" calcext:value-type="float">
            <text:p>7,654387</text:p>
          </table:table-cell>
        </table:table-row>
        <table:table-row table:style-name="ro1">
          <table:table-cell office:value-type="float" office:value="1.671775" calcext:value-type="float">
            <text:p>1,671775</text:p>
          </table:table-cell>
          <table:table-cell office:value-type="float" office:value="3.200991" calcext:value-type="float">
            <text:p>3,200991</text:p>
          </table:table-cell>
        </table:table-row>
        <table:table-row table:style-name="ro1">
          <table:table-cell office:value-type="float" office:value="0.984365" calcext:value-type="float">
            <text:p>0,984365</text:p>
          </table:table-cell>
          <table:table-cell office:value-type="float" office:value="2.97674" calcext:value-type="float">
            <text:p>2,97674</text:p>
          </table:table-cell>
        </table:table-row>
        <table:table-row table:style-name="ro1">
          <table:table-cell office:value-type="float" office:value="5.048858" calcext:value-type="float">
            <text:p>5,048858</text:p>
          </table:table-cell>
          <table:table-cell office:value-type="float" office:value="6.69364" calcext:value-type="float">
            <text:p>6,69364</text:p>
          </table:table-cell>
        </table:table-row>
        <table:table-row table:style-name="ro1">
          <table:table-cell office:value-type="float" office:value="3.663346" calcext:value-type="float">
            <text:p>3,663346</text:p>
          </table:table-cell>
          <table:table-cell office:value-type="float" office:value="6.784503" calcext:value-type="float">
            <text:p>6,784503</text:p>
          </table:table-cell>
        </table:table-row>
        <table:table-row table:style-name="ro1">
          <table:table-cell office:value-type="float" office:value="5.32384" calcext:value-type="float">
            <text:p>5,32384</text:p>
          </table:table-cell>
          <table:table-cell office:value-type="float" office:value="7.125249" calcext:value-type="float">
            <text:p>7,125249</text:p>
          </table:table-cell>
        </table:table-row>
        <table:table-row table:style-name="ro1">
          <table:table-cell office:value-type="float" office:value="5.327607" calcext:value-type="float">
            <text:p>5,327607</text:p>
          </table:table-cell>
          <table:table-cell office:value-type="float" office:value="6.521843" calcext:value-type="float">
            <text:p>6,521843</text:p>
          </table:table-cell>
        </table:table-row>
        <table:table-row table:style-name="ro1">
          <table:table-cell office:value-type="float" office:value="2.427351" calcext:value-type="float">
            <text:p>2,427351</text:p>
          </table:table-cell>
          <table:table-cell office:value-type="float" office:value="1.829161" calcext:value-type="float">
            <text:p>1,829161</text:p>
          </table:table-cell>
        </table:table-row>
        <table:table-row table:style-name="ro1">
          <table:table-cell office:value-type="float" office:value="1.519578" calcext:value-type="float">
            <text:p>1,519578</text:p>
          </table:table-cell>
          <table:table-cell office:value-type="float" office:value="3.29532" calcext:value-type="float">
            <text:p>3,29532</text:p>
          </table:table-cell>
        </table:table-row>
        <table:table-row table:style-name="ro1">
          <table:table-cell office:value-type="float" office:value="1.34483" calcext:value-type="float">
            <text:p>1,34483</text:p>
          </table:table-cell>
          <table:table-cell office:value-type="float" office:value="2.904083" calcext:value-type="float">
            <text:p>2,904083</text:p>
          </table:table-cell>
        </table:table-row>
        <table:table-row table:style-name="ro1">
          <table:table-cell office:value-type="float" office:value="3.220798" calcext:value-type="float">
            <text:p>3,220798</text:p>
          </table:table-cell>
          <table:table-cell office:value-type="float" office:value="1.036692" calcext:value-type="float">
            <text:p>1,036692</text:p>
          </table:table-cell>
        </table:table-row>
        <table:table-row table:style-name="ro1">
          <table:table-cell office:value-type="float" office:value="1.576581" calcext:value-type="float">
            <text:p>1,576581</text:p>
          </table:table-cell>
          <table:table-cell office:value-type="float" office:value="3.16656" calcext:value-type="float">
            <text:p>3,16656</text:p>
          </table:table-cell>
        </table:table-row>
        <table:table-row table:style-name="ro1">
          <table:table-cell office:value-type="float" office:value="2.024699" calcext:value-type="float">
            <text:p>2,024699</text:p>
          </table:table-cell>
          <table:table-cell office:value-type="float" office:value="2.114422" calcext:value-type="float">
            <text:p>2,114422</text:p>
          </table:table-cell>
        </table:table-row>
        <table:table-row table:style-name="ro1">
          <table:table-cell office:value-type="float" office:value="4.515957" calcext:value-type="float">
            <text:p>4,515957</text:p>
          </table:table-cell>
          <table:table-cell office:value-type="float" office:value="7.178238" calcext:value-type="float">
            <text:p>7,178238</text:p>
          </table:table-cell>
        </table:table-row>
        <table:table-row table:style-name="ro1">
          <table:table-cell office:value-type="float" office:value="0.496905" calcext:value-type="float">
            <text:p>0,496905</text:p>
          </table:table-cell>
          <table:table-cell office:value-type="float" office:value="2.99239" calcext:value-type="float">
            <text:p>2,99239</text:p>
          </table:table-cell>
        </table:table-row>
        <table:table-row table:style-name="ro1">
          <table:table-cell office:value-type="float" office:value="2.841929" calcext:value-type="float">
            <text:p>2,841929</text:p>
          </table:table-cell>
          <table:table-cell office:value-type="float" office:value="2.431728" calcext:value-type="float">
            <text:p>2,431728</text:p>
          </table:table-cell>
        </table:table-row>
        <table:table-row table:style-name="ro1">
          <table:table-cell office:value-type="float" office:value="4.748201" calcext:value-type="float">
            <text:p>4,748201</text:p>
          </table:table-cell>
          <table:table-cell office:value-type="float" office:value="7.673247" calcext:value-type="float">
            <text:p>7,673247</text:p>
          </table:table-cell>
        </table:table-row>
        <table:table-row table:style-name="ro1">
          <table:table-cell office:value-type="float" office:value="3.494789" calcext:value-type="float">
            <text:p>3,494789</text:p>
          </table:table-cell>
          <table:table-cell office:value-type="float" office:value="6.743062" calcext:value-type="float">
            <text:p>6,743062</text:p>
          </table:table-cell>
        </table:table-row>
        <table:table-row table:style-name="ro1">
          <table:table-cell office:value-type="float" office:value="2.606423" calcext:value-type="float">
            <text:p>2,606423</text:p>
          </table:table-cell>
          <table:table-cell office:value-type="float" office:value="2.441828" calcext:value-type="float">
            <text:p>2,441828</text:p>
          </table:table-cell>
        </table:table-row>
        <table:table-row table:style-name="ro1">
          <table:table-cell office:value-type="float" office:value="2.613812" calcext:value-type="float">
            <text:p>2,613812</text:p>
          </table:table-cell>
          <table:table-cell office:value-type="float" office:value="1.292549" calcext:value-type="float">
            <text:p>1,292549</text:p>
          </table:table-cell>
        </table:table-row>
        <table:table-row table:style-name="ro1">
          <table:table-cell office:value-type="float" office:value="4.454898" calcext:value-type="float">
            <text:p>4,454898</text:p>
          </table:table-cell>
          <table:table-cell office:value-type="float" office:value="6.930896" calcext:value-type="float">
            <text:p>6,930896</text:p>
          </table:table-cell>
        </table:table-row>
        <table:table-row table:style-name="ro1">
          <table:table-cell office:value-type="float" office:value="1.513567" calcext:value-type="float">
            <text:p>1,513567</text:p>
          </table:table-cell>
          <table:table-cell office:value-type="float" office:value="2.802253" calcext:value-type="float">
            <text:p>2,802253</text:p>
          </table:table-cell>
        </table:table-row>
        <table:table-row table:style-name="ro1">
          <table:table-cell office:value-type="float" office:value="3.787011" calcext:value-type="float">
            <text:p>3,787011</text:p>
          </table:table-cell>
          <table:table-cell office:value-type="float" office:value="7.360035" calcext:value-type="float">
            <text:p>7,360035</text:p>
          </table:table-cell>
        </table:table-row>
        <table:table-row table:style-name="ro1">
          <table:table-cell office:value-type="float" office:value="0.958067" calcext:value-type="float">
            <text:p>0,958067</text:p>
          </table:table-cell>
          <table:table-cell office:value-type="float" office:value="2.975525" calcext:value-type="float">
            <text:p>2,975525</text:p>
          </table:table-cell>
        </table:table-row>
        <table:table-row table:style-name="ro1">
          <table:table-cell office:value-type="float" office:value="4.226525" calcext:value-type="float">
            <text:p>4,226525</text:p>
          </table:table-cell>
          <table:table-cell office:value-type="float" office:value="5.575156" calcext:value-type="float">
            <text:p>5,575156</text:p>
          </table:table-cell>
        </table:table-row>
        <table:table-row table:style-name="ro1">
          <table:table-cell office:value-type="float" office:value="4.724736" calcext:value-type="float">
            <text:p>4,724736</text:p>
          </table:table-cell>
          <table:table-cell office:value-type="float" office:value="6.558051" calcext:value-type="float">
            <text:p>6,558051</text:p>
          </table:table-cell>
        </table:table-row>
        <table:table-row table:style-name="ro1">
          <table:table-cell office:value-type="float" office:value="1.989765" calcext:value-type="float">
            <text:p>1,989765</text:p>
          </table:table-cell>
          <table:table-cell office:value-type="float" office:value="2.777071" calcext:value-type="float">
            <text:p>2,777071</text:p>
          </table:table-cell>
        </table:table-row>
        <table:table-row table:style-name="ro1">
          <table:table-cell office:value-type="float" office:value="4.899181" calcext:value-type="float">
            <text:p>4,899181</text:p>
          </table:table-cell>
          <table:table-cell office:value-type="float" office:value="5.814901" calcext:value-type="float">
            <text:p>5,814901</text:p>
          </table:table-cell>
        </table:table-row>
        <table:table-row table:style-name="ro1">
          <table:table-cell office:value-type="float" office:value="1.29786" calcext:value-type="float">
            <text:p>1,29786</text:p>
          </table:table-cell>
          <table:table-cell office:value-type="float" office:value="2.970738" calcext:value-type="float">
            <text:p>2,970738</text:p>
          </table:table-cell>
        </table:table-row>
        <table:table-row table:style-name="ro1">
          <table:table-cell office:value-type="float" office:value="4.528529" calcext:value-type="float">
            <text:p>4,528529</text:p>
          </table:table-cell>
          <table:table-cell office:value-type="float" office:value="6.535302" calcext:value-type="float">
            <text:p>6,535302</text:p>
          </table:table-cell>
        </table:table-row>
        <table:table-row table:style-name="ro1">
          <table:table-cell office:value-type="float" office:value="3.406071" calcext:value-type="float">
            <text:p>3,406071</text:p>
          </table:table-cell>
          <table:table-cell office:value-type="float" office:value="6.78268" calcext:value-type="float">
            <text:p>6,78268</text:p>
          </table:table-cell>
        </table:table-row>
        <table:table-row table:style-name="ro1">
          <table:table-cell office:value-type="float" office:value="4.655586" calcext:value-type="float">
            <text:p>4,655586</text:p>
          </table:table-cell>
          <table:table-cell office:value-type="float" office:value="5.854831" calcext:value-type="float">
            <text:p>5,854831</text:p>
          </table:table-cell>
        </table:table-row>
        <table:table-row table:style-name="ro1">
          <table:table-cell office:value-type="float" office:value="4.48707" calcext:value-type="float">
            <text:p>4,48707</text:p>
          </table:table-cell>
          <table:table-cell office:value-type="float" office:value="7.209339" calcext:value-type="float">
            <text:p>7,209339</text:p>
          </table:table-cell>
        </table:table-row>
        <table:table-row table:style-name="ro1">
          <table:table-cell office:value-type="float" office:value="3.781663" calcext:value-type="float">
            <text:p>3,781663</text:p>
          </table:table-cell>
          <table:table-cell office:value-type="float" office:value="6.612257" calcext:value-type="float">
            <text:p>6,612257</text:p>
          </table:table-cell>
        </table:table-row>
        <table:table-row table:style-name="ro1">
          <table:table-cell office:value-type="float" office:value="5.652314" calcext:value-type="float">
            <text:p>5,652314</text:p>
          </table:table-cell>
          <table:table-cell office:value-type="float" office:value="5.873785" calcext:value-type="float">
            <text:p>5,873785</text:p>
          </table:table-cell>
        </table:table-row>
        <table:table-row table:style-name="ro1">
          <table:table-cell office:value-type="float" office:value="4.352502" calcext:value-type="float">
            <text:p>4,352502</text:p>
          </table:table-cell>
          <table:table-cell office:value-type="float" office:value="6.459187" calcext:value-type="float">
            <text:p>6,459187</text:p>
          </table:table-cell>
        </table:table-row>
        <table:table-row table:style-name="ro1">
          <table:table-cell office:value-type="float" office:value="0.991872" calcext:value-type="float">
            <text:p>0,991872</text:p>
          </table:table-cell>
          <table:table-cell office:value-type="float" office:value="1.746989" calcext:value-type="float">
            <text:p>1,746989</text:p>
          </table:table-cell>
        </table:table-row>
        <table:table-row table:style-name="ro1">
          <table:table-cell office:value-type="float" office:value="4.434829" calcext:value-type="float">
            <text:p>4,434829</text:p>
          </table:table-cell>
          <table:table-cell office:value-type="float" office:value="7.480004" calcext:value-type="float">
            <text:p>7,480004</text:p>
          </table:table-cell>
        </table:table-row>
        <table:table-row table:style-name="ro1">
          <table:table-cell office:value-type="float" office:value="3.745295" calcext:value-type="float">
            <text:p>3,745295</text:p>
          </table:table-cell>
          <table:table-cell office:value-type="float" office:value="6.579925" calcext:value-type="float">
            <text:p>6,579925</text:p>
          </table:table-cell>
        </table:table-row>
        <table:table-row table:style-name="ro1">
          <table:table-cell office:value-type="float" office:value="4.859146" calcext:value-type="float">
            <text:p>4,859146</text:p>
          </table:table-cell>
          <table:table-cell office:value-type="float" office:value="6.485241" calcext:value-type="float">
            <text:p>6,485241</text:p>
          </table:table-cell>
        </table:table-row>
        <table:table-row table:style-name="ro1">
          <table:table-cell office:value-type="float" office:value="4.970428" calcext:value-type="float">
            <text:p>4,970428</text:p>
          </table:table-cell>
          <table:table-cell office:value-type="float" office:value="6.858685" calcext:value-type="float">
            <text:p>6,858685</text:p>
          </table:table-cell>
        </table:table-row>
        <table:table-row table:style-name="ro1">
          <table:table-cell office:value-type="float" office:value="2.329824" calcext:value-type="float">
            <text:p>2,329824</text:p>
          </table:table-cell>
          <table:table-cell office:value-type="float" office:value="2.543488" calcext:value-type="float">
            <text:p>2,543488</text:p>
          </table:table-cell>
        </table:table-row>
        <table:table-row table:style-name="ro1">
          <table:table-cell office:value-type="float" office:value="4.405959" calcext:value-type="float">
            <text:p>4,405959</text:p>
          </table:table-cell>
          <table:table-cell office:value-type="float" office:value="6.227409" calcext:value-type="float">
            <text:p>6,227409</text:p>
          </table:table-cell>
        </table:table-row>
        <table:table-row table:style-name="ro1">
          <table:table-cell office:value-type="float" office:value="4.083767" calcext:value-type="float">
            <text:p>4,083767</text:p>
          </table:table-cell>
          <table:table-cell office:value-type="float" office:value="7.990144" calcext:value-type="float">
            <text:p>7,990144</text:p>
          </table:table-cell>
        </table:table-row>
        <table:table-row table:style-name="ro1">
          <table:table-cell office:value-type="float" office:value="1.38575" calcext:value-type="float">
            <text:p>1,38575</text:p>
          </table:table-cell>
          <table:table-cell office:value-type="float" office:value="2.402778" calcext:value-type="float">
            <text:p>2,402778</text:p>
          </table:table-cell>
        </table:table-row>
        <table:table-row table:style-name="ro1">
          <table:table-cell office:value-type="float" office:value="4.112311" calcext:value-type="float">
            <text:p>4,112311</text:p>
          </table:table-cell>
          <table:table-cell office:value-type="float" office:value="6.454561" calcext:value-type="float">
            <text:p>6,454561</text:p>
          </table:table-cell>
        </table:table-row>
        <table:table-row table:style-name="ro1">
          <table:table-cell office:value-type="float" office:value="3.518879" calcext:value-type="float">
            <text:p>3,518879</text:p>
          </table:table-cell>
          <table:table-cell office:value-type="float" office:value="6.456353" calcext:value-type="float">
            <text:p>6,456353</text:p>
          </table:table-cell>
        </table:table-row>
        <table:table-row table:style-name="ro1">
          <table:table-cell office:value-type="float" office:value="2.068482" calcext:value-type="float">
            <text:p>2,068482</text:p>
          </table:table-cell>
          <table:table-cell office:value-type="float" office:value="2.812954" calcext:value-type="float">
            <text:p>2,812954</text:p>
          </table:table-cell>
        </table:table-row>
        <table:table-row table:style-name="ro1">
          <table:table-cell office:value-type="float" office:value="3.370531" calcext:value-type="float">
            <text:p>3,370531</text:p>
          </table:table-cell>
          <table:table-cell office:value-type="float" office:value="6.847043" calcext:value-type="float">
            <text:p>6,847043</text:p>
          </table:table-cell>
        </table:table-row>
        <table:table-row table:style-name="ro1">
          <table:table-cell office:value-type="float" office:value="1.878237" calcext:value-type="float">
            <text:p>1,878237</text:p>
          </table:table-cell>
          <table:table-cell office:value-type="float" office:value="1.950284" calcext:value-type="float">
            <text:p>1,950284</text:p>
          </table:table-cell>
        </table:table-row>
        <table:table-row table:style-name="ro1">
          <table:table-cell office:value-type="float" office:value="2.063487" calcext:value-type="float">
            <text:p>2,063487</text:p>
          </table:table-cell>
          <table:table-cell office:value-type="float" office:value="2.4908" calcext:value-type="float">
            <text:p>2,4908</text:p>
          </table:table-cell>
        </table:table-row>
        <table:table-row table:style-name="ro1">
          <table:table-cell office:value-type="float" office:value="2.359333" calcext:value-type="float">
            <text:p>2,359333</text:p>
          </table:table-cell>
          <table:table-cell office:value-type="float" office:value="3.464728" calcext:value-type="float">
            <text:p>3,464728</text:p>
          </table:table-cell>
        </table:table-row>
        <table:table-row table:style-name="ro1">
          <table:table-cell office:value-type="float" office:value="5.463537" calcext:value-type="float">
            <text:p>5,463537</text:p>
          </table:table-cell>
          <table:table-cell office:value-type="float" office:value="6.28173" calcext:value-type="float">
            <text:p>6,28173</text:p>
          </table:table-cell>
        </table:table-row>
        <table:table-row table:style-name="ro1">
          <table:table-cell office:value-type="float" office:value="3.648257" calcext:value-type="float">
            <text:p>3,648257</text:p>
          </table:table-cell>
          <table:table-cell office:value-type="float" office:value="7.402443" calcext:value-type="float">
            <text:p>7,402443</text:p>
          </table:table-cell>
        </table:table-row>
        <table:table-row table:style-name="ro1">
          <table:table-cell office:value-type="float" office:value="4.721147" calcext:value-type="float">
            <text:p>4,721147</text:p>
          </table:table-cell>
          <table:table-cell office:value-type="float" office:value="8.002632" calcext:value-type="float">
            <text:p>8,002632</text:p>
          </table:table-cell>
        </table:table-row>
        <table:table-row table:style-name="ro1">
          <table:table-cell office:value-type="float" office:value="1.584661" calcext:value-type="float">
            <text:p>1,584661</text:p>
          </table:table-cell>
          <table:table-cell office:value-type="float" office:value="2.875927" calcext:value-type="float">
            <text:p>2,875927</text:p>
          </table:table-cell>
        </table:table-row>
        <table:table-row table:style-name="ro1">
          <table:table-cell office:value-type="float" office:value="1.24256" calcext:value-type="float">
            <text:p>1,24256</text:p>
          </table:table-cell>
          <table:table-cell office:value-type="float" office:value="1.243993" calcext:value-type="float">
            <text:p>1,243993</text:p>
          </table:table-cell>
        </table:table-row>
        <table:table-row table:style-name="ro1">
          <table:table-cell office:value-type="float" office:value="4.111905" calcext:value-type="float">
            <text:p>4,111905</text:p>
          </table:table-cell>
          <table:table-cell office:value-type="float" office:value="7.730807" calcext:value-type="float">
            <text:p>7,730807</text:p>
          </table:table-cell>
        </table:table-row>
        <table:table-row table:style-name="ro1">
          <table:table-cell office:value-type="float" office:value="4.495355" calcext:value-type="float">
            <text:p>4,495355</text:p>
          </table:table-cell>
          <table:table-cell office:value-type="float" office:value="6.700044" calcext:value-type="float">
            <text:p>6,700044</text:p>
          </table:table-cell>
        </table:table-row>
        <table:table-row table:style-name="ro1">
          <table:table-cell office:value-type="float" office:value="5.248262" calcext:value-type="float">
            <text:p>5,248262</text:p>
          </table:table-cell>
          <table:table-cell office:value-type="float" office:value="8.116778" calcext:value-type="float">
            <text:p>8,116778</text:p>
          </table:table-cell>
        </table:table-row>
        <table:table-row table:style-name="ro1">
          <table:table-cell office:value-type="float" office:value="2.049566" calcext:value-type="float">
            <text:p>2,049566</text:p>
          </table:table-cell>
          <table:table-cell office:value-type="float" office:value="2.96942" calcext:value-type="float">
            <text:p>2,96942</text:p>
          </table:table-cell>
        </table:table-row>
        <table:table-row table:style-name="ro1">
          <table:table-cell office:value-type="float" office:value="5.5609" calcext:value-type="float">
            <text:p>5,5609</text:p>
          </table:table-cell>
          <table:table-cell office:value-type="float" office:value="6.797694" calcext:value-type="float">
            <text:p>6,797694</text:p>
          </table:table-cell>
        </table:table-row>
        <table:table-row table:style-name="ro1">
          <table:table-cell office:value-type="float" office:value="4.464441" calcext:value-type="float">
            <text:p>4,464441</text:p>
          </table:table-cell>
          <table:table-cell office:value-type="float" office:value="7.048562" calcext:value-type="float">
            <text:p>7,048562</text:p>
          </table:table-cell>
        </table:table-row>
        <table:table-row table:style-name="ro1">
          <table:table-cell office:value-type="float" office:value="3.438123" calcext:value-type="float">
            <text:p>3,438123</text:p>
          </table:table-cell>
          <table:table-cell office:value-type="float" office:value="6.383571" calcext:value-type="float">
            <text:p>6,383571</text:p>
          </table:table-cell>
        </table:table-row>
        <table:table-row table:style-name="ro1">
          <table:table-cell office:value-type="float" office:value="4.412453" calcext:value-type="float">
            <text:p>4,412453</text:p>
          </table:table-cell>
          <table:table-cell office:value-type="float" office:value="6.369013" calcext:value-type="float">
            <text:p>6,369013</text:p>
          </table:table-cell>
        </table:table-row>
        <table:table-row table:style-name="ro1">
          <table:table-cell office:value-type="float" office:value="1.085273" calcext:value-type="float">
            <text:p>1,085273</text:p>
          </table:table-cell>
          <table:table-cell office:value-type="float" office:value="2.315982" calcext:value-type="float">
            <text:p>2,315982</text:p>
          </table:table-cell>
        </table:table-row>
        <table:table-row table:style-name="ro1">
          <table:table-cell office:value-type="float" office:value="1.182122" calcext:value-type="float">
            <text:p>1,182122</text:p>
          </table:table-cell>
          <table:table-cell office:value-type="float" office:value="1.818609" calcext:value-type="float">
            <text:p>1,818609</text:p>
          </table:table-cell>
        </table:table-row>
        <table:table-row table:style-name="ro1">
          <table:table-cell office:value-type="float" office:value="1.751193" calcext:value-type="float">
            <text:p>1,751193</text:p>
          </table:table-cell>
          <table:table-cell office:value-type="float" office:value="2.895435" calcext:value-type="float">
            <text:p>2,895435</text:p>
          </table:table-cell>
        </table:table-row>
        <table:table-row table:style-name="ro1">
          <table:table-cell office:value-type="float" office:value="4.578592" calcext:value-type="float">
            <text:p>4,578592</text:p>
          </table:table-cell>
          <table:table-cell office:value-type="float" office:value="8.03641" calcext:value-type="float">
            <text:p>8,03641</text:p>
          </table:table-cell>
        </table:table-row>
        <table:table-row table:style-name="ro1">
          <table:table-cell office:value-type="float" office:value="1.031561" calcext:value-type="float">
            <text:p>1,031561</text:p>
          </table:table-cell>
          <table:table-cell office:value-type="float" office:value="3.652185" calcext:value-type="float">
            <text:p>3,652185</text:p>
          </table:table-cell>
        </table:table-row>
        <table:table-row table:style-name="ro1">
          <table:table-cell office:value-type="float" office:value="2.519294" calcext:value-type="float">
            <text:p>2,519294</text:p>
          </table:table-cell>
          <table:table-cell office:value-type="float" office:value="2.834011" calcext:value-type="float">
            <text:p>2,834011</text:p>
          </table:table-cell>
        </table:table-row>
        <table:table-row table:style-name="ro1">
          <table:table-cell office:value-type="float" office:value="0.694171" calcext:value-type="float">
            <text:p>0,694171</text:p>
          </table:table-cell>
          <table:table-cell office:value-type="float" office:value="1.329938" calcext:value-type="float">
            <text:p>1,329938</text:p>
          </table:table-cell>
        </table:table-row>
        <table:table-row table:style-name="ro1">
          <table:table-cell office:value-type="float" office:value="3.312829" calcext:value-type="float">
            <text:p>3,312829</text:p>
          </table:table-cell>
          <table:table-cell office:value-type="float" office:value="6.909843" calcext:value-type="float">
            <text:p>6,909843</text:p>
          </table:table-cell>
        </table:table-row>
        <table:table-row table:style-name="ro1">
          <table:table-cell office:value-type="float" office:value="1.142061" calcext:value-type="float">
            <text:p>1,142061</text:p>
          </table:table-cell>
          <table:table-cell office:value-type="float" office:value="1.452807" calcext:value-type="float">
            <text:p>1,452807</text:p>
          </table:table-cell>
        </table:table-row>
        <table:table-row table:style-name="ro1">
          <table:table-cell office:value-type="float" office:value="3.653025" calcext:value-type="float">
            <text:p>3,653025</text:p>
          </table:table-cell>
          <table:table-cell office:value-type="float" office:value="7.107832" calcext:value-type="float">
            <text:p>7,107832</text:p>
          </table:table-cell>
        </table:table-row>
        <table:table-row table:style-name="ro1">
          <table:table-cell office:value-type="float" office:value="4.044636" calcext:value-type="float">
            <text:p>4,044636</text:p>
          </table:table-cell>
          <table:table-cell office:value-type="float" office:value="7.258815" calcext:value-type="float">
            <text:p>7,258815</text:p>
          </table:table-cell>
        </table:table-row>
        <table:table-row table:style-name="ro1">
          <table:table-cell office:value-type="float" office:value="4.079297" calcext:value-type="float">
            <text:p>4,079297</text:p>
          </table:table-cell>
          <table:table-cell office:value-type="float" office:value="6.59762" calcext:value-type="float">
            <text:p>6,59762</text:p>
          </table:table-cell>
        </table:table-row>
        <table:table-row table:style-name="ro1">
          <table:table-cell office:value-type="float" office:value="1.5837" calcext:value-type="float">
            <text:p>1,5837</text:p>
          </table:table-cell>
          <table:table-cell office:value-type="float" office:value="3.640271" calcext:value-type="float">
            <text:p>3,640271</text:p>
          </table:table-cell>
        </table:table-row>
        <table:table-row table:style-name="ro1">
          <table:table-cell office:value-type="float" office:value="5.243798" calcext:value-type="float">
            <text:p>5,243798</text:p>
          </table:table-cell>
          <table:table-cell office:value-type="float" office:value="6.864917" calcext:value-type="float">
            <text:p>6,864917</text:p>
          </table:table-cell>
        </table:table-row>
        <table:table-row table:style-name="ro1">
          <table:table-cell office:value-type="float" office:value="2.370458" calcext:value-type="float">
            <text:p>2,370458</text:p>
          </table:table-cell>
          <table:table-cell office:value-type="float" office:value="2.459064" calcext:value-type="float">
            <text:p>2,459064</text:p>
          </table:table-cell>
        </table:table-row>
        <table:table-row table:style-name="ro1">
          <table:table-cell office:value-type="float" office:value="4.24118" calcext:value-type="float">
            <text:p>4,24118</text:p>
          </table:table-cell>
          <table:table-cell office:value-type="float" office:value="6.842462" calcext:value-type="float">
            <text:p>6,842462</text:p>
          </table:table-cell>
        </table:table-row>
        <table:table-row table:style-name="ro1">
          <table:table-cell office:value-type="float" office:value="4.186639" calcext:value-type="float">
            <text:p>4,186639</text:p>
          </table:table-cell>
          <table:table-cell office:value-type="float" office:value="7.180135" calcext:value-type="float">
            <text:p>7,180135</text:p>
          </table:table-cell>
        </table:table-row>
        <table:table-row table:style-name="ro1">
          <table:table-cell office:value-type="float" office:value="4.95921" calcext:value-type="float">
            <text:p>4,95921</text:p>
          </table:table-cell>
          <table:table-cell office:value-type="float" office:value="6.955484" calcext:value-type="float">
            <text:p>6,955484</text:p>
          </table:table-cell>
        </table:table-row>
        <table:table-row table:style-name="ro1">
          <table:table-cell office:value-type="float" office:value="1.564409" calcext:value-type="float">
            <text:p>1,564409</text:p>
          </table:table-cell>
          <table:table-cell office:value-type="float" office:value="3.072142" calcext:value-type="float">
            <text:p>3,072142</text:p>
          </table:table-cell>
        </table:table-row>
        <table:table-row table:style-name="ro1">
          <table:table-cell office:value-type="float" office:value="4.337064" calcext:value-type="float">
            <text:p>4,337064</text:p>
          </table:table-cell>
          <table:table-cell office:value-type="float" office:value="7.514142" calcext:value-type="float">
            <text:p>7,514142</text:p>
          </table:table-cell>
        </table:table-row>
        <table:table-row table:style-name="ro1">
          <table:table-cell office:value-type="float" office:value="2.101404" calcext:value-type="float">
            <text:p>2,101404</text:p>
          </table:table-cell>
          <table:table-cell office:value-type="float" office:value="1.089762" calcext:value-type="float">
            <text:p>1,089762</text:p>
          </table:table-cell>
        </table:table-row>
        <table:table-row table:style-name="ro1">
          <table:table-cell office:value-type="float" office:value="0.875953" calcext:value-type="float">
            <text:p>0,875953</text:p>
          </table:table-cell>
          <table:table-cell office:value-type="float" office:value="2.017517" calcext:value-type="float">
            <text:p>2,017517</text:p>
          </table:table-cell>
        </table:table-row>
        <table:table-row table:style-name="ro1">
          <table:table-cell office:value-type="float" office:value="2.403954" calcext:value-type="float">
            <text:p>2,403954</text:p>
          </table:table-cell>
          <table:table-cell office:value-type="float" office:value="1.406524" calcext:value-type="float">
            <text:p>1,406524</text:p>
          </table:table-cell>
        </table:table-row>
        <table:table-row table:style-name="ro1">
          <table:table-cell office:value-type="float" office:value="3.617226" calcext:value-type="float">
            <text:p>3,617226</text:p>
          </table:table-cell>
          <table:table-cell office:value-type="float" office:value="7.005739" calcext:value-type="float">
            <text:p>7,005739</text:p>
          </table:table-cell>
        </table:table-row>
        <table:table-row table:style-name="ro1">
          <table:table-cell office:value-type="float" office:value="2.105126" calcext:value-type="float">
            <text:p>2,105126</text:p>
          </table:table-cell>
          <table:table-cell office:value-type="float" office:value="3.234919" calcext:value-type="float">
            <text:p>3,234919</text:p>
          </table:table-cell>
        </table:table-row>
        <table:table-row table:style-name="ro1">
          <table:table-cell office:value-type="float" office:value="5.269402" calcext:value-type="float">
            <text:p>5,269402</text:p>
          </table:table-cell>
          <table:table-cell office:value-type="float" office:value="8.328217" calcext:value-type="float">
            <text:p>8,328217</text:p>
          </table:table-cell>
        </table:table-row>
        <table:table-row table:style-name="ro1">
          <table:table-cell office:value-type="float" office:value="5.660264" calcext:value-type="float">
            <text:p>5,660264</text:p>
          </table:table-cell>
          <table:table-cell office:value-type="float" office:value="8.321103" calcext:value-type="float">
            <text:p>8,321103</text:p>
          </table:table-cell>
        </table:table-row>
        <table:table-row table:style-name="ro1">
          <table:table-cell office:value-type="float" office:value="4.995496" calcext:value-type="float">
            <text:p>4,995496</text:p>
          </table:table-cell>
          <table:table-cell office:value-type="float" office:value="7.675776" calcext:value-type="float">
            <text:p>7,675776</text:p>
          </table:table-cell>
        </table:table-row>
        <table:table-row table:style-name="ro1">
          <table:table-cell office:value-type="float" office:value="2.794272" calcext:value-type="float">
            <text:p>2,794272</text:p>
          </table:table-cell>
          <table:table-cell office:value-type="float" office:value="2.262936" calcext:value-type="float">
            <text:p>2,262936</text:p>
          </table:table-cell>
        </table:table-row>
        <table:table-row table:style-name="ro1">
          <table:table-cell office:value-type="float" office:value="4.431819" calcext:value-type="float">
            <text:p>4,431819</text:p>
          </table:table-cell>
          <table:table-cell office:value-type="float" office:value="7.245076" calcext:value-type="float">
            <text:p>7,245076</text:p>
          </table:table-cell>
        </table:table-row>
        <table:table-row table:style-name="ro1">
          <table:table-cell office:value-type="float" office:value="3.0975" calcext:value-type="float">
            <text:p>3,0975</text:p>
          </table:table-cell>
          <table:table-cell office:value-type="float" office:value="1.619856" calcext:value-type="float">
            <text:p>1,619856</text:p>
          </table:table-cell>
        </table:table-row>
        <table:table-row table:style-name="ro1">
          <table:table-cell office:value-type="float" office:value="3.666868" calcext:value-type="float">
            <text:p>3,666868</text:p>
          </table:table-cell>
          <table:table-cell office:value-type="float" office:value="6.642074" calcext:value-type="float">
            <text:p>6,642074</text:p>
          </table:table-cell>
        </table:table-row>
        <table:table-row table:style-name="ro1">
          <table:table-cell office:value-type="float" office:value="4.998519" calcext:value-type="float">
            <text:p>4,998519</text:p>
          </table:table-cell>
          <table:table-cell office:value-type="float" office:value="6.954116" calcext:value-type="float">
            <text:p>6,954116</text:p>
          </table:table-cell>
        </table:table-row>
        <table:table-row table:style-name="ro1">
          <table:table-cell office:value-type="float" office:value="4.364143" calcext:value-type="float">
            <text:p>4,364143</text:p>
          </table:table-cell>
          <table:table-cell office:value-type="float" office:value="7.224033" calcext:value-type="float">
            <text:p>7,224033</text:p>
          </table:table-cell>
        </table:table-row>
        <table:table-row table:style-name="ro1">
          <table:table-cell office:value-type="float" office:value="4.180688" calcext:value-type="float">
            <text:p>4,180688</text:p>
          </table:table-cell>
          <table:table-cell office:value-type="float" office:value="6.702112" calcext:value-type="float">
            <text:p>6,702112</text:p>
          </table:table-cell>
        </table:table-row>
        <table:table-row table:style-name="ro1">
          <table:table-cell office:value-type="float" office:value="2.760429" calcext:value-type="float">
            <text:p>2,760429</text:p>
          </table:table-cell>
          <table:table-cell office:value-type="float" office:value="3.001839" calcext:value-type="float">
            <text:p>3,001839</text:p>
          </table:table-cell>
        </table:table-row>
        <table:table-row table:style-name="ro1">
          <table:table-cell office:value-type="float" office:value="3.678962" calcext:value-type="float">
            <text:p>3,678962</text:p>
          </table:table-cell>
          <table:table-cell office:value-type="float" office:value="6.103075" calcext:value-type="float">
            <text:p>6,103075</text:p>
          </table:table-cell>
        </table:table-row>
        <table:table-row table:style-name="ro1">
          <table:table-cell office:value-type="float" office:value="4.774575" calcext:value-type="float">
            <text:p>4,774575</text:p>
          </table:table-cell>
          <table:table-cell office:value-type="float" office:value="6.875106" calcext:value-type="float">
            <text:p>6,875106</text:p>
          </table:table-cell>
        </table:table-row>
        <table:table-row table:style-name="ro1">
          <table:table-cell office:value-type="float" office:value="1.510338" calcext:value-type="float">
            <text:p>1,510338</text:p>
          </table:table-cell>
          <table:table-cell office:value-type="float" office:value="2.38679" calcext:value-type="float">
            <text:p>2,38679</text:p>
          </table:table-cell>
        </table:table-row>
        <table:table-row table:style-name="ro1">
          <table:table-cell office:value-type="float" office:value="0.886108" calcext:value-type="float">
            <text:p>0,886108</text:p>
          </table:table-cell>
          <table:table-cell office:value-type="float" office:value="2.717499" calcext:value-type="float">
            <text:p>2,717499</text:p>
          </table:table-cell>
        </table:table-row>
        <table:table-row table:style-name="ro1">
          <table:table-cell office:value-type="float" office:value="1.66994" calcext:value-type="float">
            <text:p>1,66994</text:p>
          </table:table-cell>
          <table:table-cell office:value-type="float" office:value="1.598875" calcext:value-type="float">
            <text:p>1,598875</text:p>
          </table:table-cell>
        </table:table-row>
        <table:table-row table:style-name="ro1">
          <table:table-cell office:value-type="float" office:value="1.620229" calcext:value-type="float">
            <text:p>1,620229</text:p>
          </table:table-cell>
          <table:table-cell office:value-type="float" office:value="2.529396" calcext:value-type="float">
            <text:p>2,529396</text:p>
          </table:table-cell>
        </table:table-row>
        <table:table-row table:style-name="ro1">
          <table:table-cell office:value-type="float" office:value="4.417692" calcext:value-type="float">
            <text:p>4,417692</text:p>
          </table:table-cell>
          <table:table-cell office:value-type="float" office:value="8.063435" calcext:value-type="float">
            <text:p>8,063435</text:p>
          </table:table-cell>
        </table:table-row>
        <table:table-row table:style-name="ro1">
          <table:table-cell office:value-type="float" office:value="1.779218" calcext:value-type="float">
            <text:p>1,779218</text:p>
          </table:table-cell>
          <table:table-cell office:value-type="float" office:value="2.128868" calcext:value-type="float">
            <text:p>2,128868</text:p>
          </table:table-cell>
        </table:table-row>
        <table:table-row table:style-name="ro1">
          <table:table-cell office:value-type="float" office:value="0.376354" calcext:value-type="float">
            <text:p>0,376354</text:p>
          </table:table-cell>
          <table:table-cell office:value-type="float" office:value="3.058636" calcext:value-type="float">
            <text:p>3,058636</text:p>
          </table:table-cell>
        </table:table-row>
        <table:table-row table:style-name="ro1">
          <table:table-cell office:value-type="float" office:value="4.289951" calcext:value-type="float">
            <text:p>4,289951</text:p>
          </table:table-cell>
          <table:table-cell office:value-type="float" office:value="6.169248" calcext:value-type="float">
            <text:p>6,169248</text:p>
          </table:table-cell>
        </table:table-row>
        <table:table-row table:style-name="ro1">
          <table:table-cell office:value-type="float" office:value="5.428125" calcext:value-type="float">
            <text:p>5,428125</text:p>
          </table:table-cell>
          <table:table-cell office:value-type="float" office:value="6.36498" calcext:value-type="float">
            <text:p>6,36498</text:p>
          </table:table-cell>
        </table:table-row>
        <table:table-row table:style-name="ro1">
          <table:table-cell office:value-type="float" office:value="4.553619" calcext:value-type="float">
            <text:p>4,553619</text:p>
          </table:table-cell>
          <table:table-cell office:value-type="float" office:value="6.663192" calcext:value-type="float">
            <text:p>6,663192</text:p>
          </table:table-cell>
        </table:table-row>
        <table:table-row table:style-name="ro1">
          <table:table-cell office:value-type="float" office:value="1.953402" calcext:value-type="float">
            <text:p>1,953402</text:p>
          </table:table-cell>
          <table:table-cell office:value-type="float" office:value="2.752355" calcext:value-type="float">
            <text:p>2,752355</text:p>
          </table:table-cell>
        </table:table-row>
        <table:table-row table:style-name="ro1">
          <table:table-cell office:value-type="float" office:value="1.420559" calcext:value-type="float">
            <text:p>1,420559</text:p>
          </table:table-cell>
          <table:table-cell office:value-type="float" office:value="2.466403" calcext:value-type="float">
            <text:p>2,466403</text:p>
          </table:table-cell>
        </table:table-row>
        <table:table-row table:style-name="ro1">
          <table:table-cell office:value-type="float" office:value="4.176569" calcext:value-type="float">
            <text:p>4,176569</text:p>
          </table:table-cell>
          <table:table-cell office:value-type="float" office:value="6.414295" calcext:value-type="float">
            <text:p>6,414295</text:p>
          </table:table-cell>
        </table:table-row>
        <table:table-row table:style-name="ro1">
          <table:table-cell office:value-type="float" office:value="0.651312" calcext:value-type="float">
            <text:p>0,651312</text:p>
          </table:table-cell>
          <table:table-cell office:value-type="float" office:value="2.699383" calcext:value-type="float">
            <text:p>2,699383</text:p>
          </table:table-cell>
        </table:table-row>
        <table:table-row table:style-name="ro1">
          <table:table-cell office:value-type="float" office:value="3.151928" calcext:value-type="float">
            <text:p>3,151928</text:p>
          </table:table-cell>
          <table:table-cell office:value-type="float" office:value="6.128941" calcext:value-type="float">
            <text:p>6,128941</text:p>
          </table:table-cell>
        </table:table-row>
        <table:table-row table:style-name="ro1">
          <table:table-cell office:value-type="float" office:value="4.987951" calcext:value-type="float">
            <text:p>4,987951</text:p>
          </table:table-cell>
          <table:table-cell office:value-type="float" office:value="7.739215" calcext:value-type="float">
            <text:p>7,739215</text:p>
          </table:table-cell>
        </table:table-row>
        <table:table-row table:style-name="ro1">
          <table:table-cell office:value-type="float" office:value="4.233945" calcext:value-type="float">
            <text:p>4,233945</text:p>
          </table:table-cell>
          <table:table-cell office:value-type="float" office:value="8.113092" calcext:value-type="float">
            <text:p>8,113092</text:p>
          </table:table-cell>
        </table:table-row>
        <table:table-row table:style-name="ro1">
          <table:table-cell office:value-type="float" office:value="4.597533" calcext:value-type="float">
            <text:p>4,597533</text:p>
          </table:table-cell>
          <table:table-cell office:value-type="float" office:value="6.703572" calcext:value-type="float">
            <text:p>6,703572</text:p>
          </table:table-cell>
        </table:table-row>
        <table:table-row table:style-name="ro1">
          <table:table-cell office:value-type="float" office:value="3.981583" calcext:value-type="float">
            <text:p>3,981583</text:p>
          </table:table-cell>
          <table:table-cell office:value-type="float" office:value="7.055673" calcext:value-type="float">
            <text:p>7,055673</text:p>
          </table:table-cell>
        </table:table-row>
        <table:table-row table:style-name="ro1">
          <table:table-cell office:value-type="float" office:value="4.211009" calcext:value-type="float">
            <text:p>4,211009</text:p>
          </table:table-cell>
          <table:table-cell office:value-type="float" office:value="7.587704" calcext:value-type="float">
            <text:p>7,587704</text:p>
          </table:table-cell>
        </table:table-row>
        <table:table-row table:style-name="ro1">
          <table:table-cell office:value-type="float" office:value="1.897248" calcext:value-type="float">
            <text:p>1,897248</text:p>
          </table:table-cell>
          <table:table-cell office:value-type="float" office:value="1.819196" calcext:value-type="float">
            <text:p>1,819196</text:p>
          </table:table-cell>
        </table:table-row>
        <table:table-row table:style-name="ro1">
          <table:table-cell office:value-type="float" office:value="3.407574" calcext:value-type="float">
            <text:p>3,407574</text:p>
          </table:table-cell>
          <table:table-cell office:value-type="float" office:value="7.102114" calcext:value-type="float">
            <text:p>7,102114</text:p>
          </table:table-cell>
        </table:table-row>
        <table:table-row table:style-name="ro1">
          <table:table-cell office:value-type="float" office:value="4.26042" calcext:value-type="float">
            <text:p>4,26042</text:p>
          </table:table-cell>
          <table:table-cell office:value-type="float" office:value="7.080297" calcext:value-type="float">
            <text:p>7,080297</text:p>
          </table:table-cell>
        </table:table-row>
        <table:table-row table:style-name="ro1">
          <table:table-cell office:value-type="float" office:value="4.04037" calcext:value-type="float">
            <text:p>4,04037</text:p>
          </table:table-cell>
          <table:table-cell office:value-type="float" office:value="6.418452" calcext:value-type="float">
            <text:p>6,418452</text:p>
          </table:table-cell>
        </table:table-row>
        <table:table-row table:style-name="ro1">
          <table:table-cell office:value-type="float" office:value="4.352632" calcext:value-type="float">
            <text:p>4,352632</text:p>
          </table:table-cell>
          <table:table-cell office:value-type="float" office:value="6.739691" calcext:value-type="float">
            <text:p>6,739691</text:p>
          </table:table-cell>
        </table:table-row>
        <table:table-row table:style-name="ro1">
          <table:table-cell office:value-type="float" office:value="4.030796" calcext:value-type="float">
            <text:p>4,030796</text:p>
          </table:table-cell>
          <table:table-cell office:value-type="float" office:value="6.973853" calcext:value-type="float">
            <text:p>6,973853</text:p>
          </table:table-cell>
        </table:table-row>
        <table:table-row table:style-name="ro1">
          <table:table-cell office:value-type="float" office:value="5.00963" calcext:value-type="float">
            <text:p>5,00963</text:p>
          </table:table-cell>
          <table:table-cell office:value-type="float" office:value="6.632195" calcext:value-type="float">
            <text:p>6,632195</text:p>
          </table:table-cell>
        </table:table-row>
        <table:table-row table:style-name="ro1">
          <table:table-cell office:value-type="float" office:value="4.43633" calcext:value-type="float">
            <text:p>4,43633</text:p>
          </table:table-cell>
          <table:table-cell office:value-type="float" office:value="8.068491" calcext:value-type="float">
            <text:p>8,068491</text:p>
          </table:table-cell>
        </table:table-row>
        <table:table-row table:style-name="ro1">
          <table:table-cell office:value-type="float" office:value="3.283864" calcext:value-type="float">
            <text:p>3,283864</text:p>
          </table:table-cell>
          <table:table-cell office:value-type="float" office:value="7.52055" calcext:value-type="float">
            <text:p>7,52055</text:p>
          </table:table-cell>
        </table:table-row>
        <table:table-row table:style-name="ro1">
          <table:table-cell office:value-type="float" office:value="1.927527" calcext:value-type="float">
            <text:p>1,927527</text:p>
          </table:table-cell>
          <table:table-cell office:value-type="float" office:value="2.391723" calcext:value-type="float">
            <text:p>2,391723</text:p>
          </table:table-cell>
        </table:table-row>
        <table:table-row table:style-name="ro1">
          <table:table-cell office:value-type="float" office:value="4.959242" calcext:value-type="float">
            <text:p>4,959242</text:p>
          </table:table-cell>
          <table:table-cell office:value-type="float" office:value="7.667261" calcext:value-type="float">
            <text:p>7,667261</text:p>
          </table:table-cell>
        </table:table-row>
        <table:table-row table:style-name="ro1">
          <table:table-cell office:value-type="float" office:value="2.381506" calcext:value-type="float">
            <text:p>2,381506</text:p>
          </table:table-cell>
          <table:table-cell office:value-type="float" office:value="1.644569" calcext:value-type="float">
            <text:p>1,644569</text:p>
          </table:table-cell>
        </table:table-row>
        <table:table-row table:style-name="ro1">
          <table:table-cell office:value-type="float" office:value="5.364925" calcext:value-type="float">
            <text:p>5,364925</text:p>
          </table:table-cell>
          <table:table-cell office:value-type="float" office:value="6.102284" calcext:value-type="float">
            <text:p>6,102284</text:p>
          </table:table-cell>
        </table:table-row>
        <table:table-row table:style-name="ro1">
          <table:table-cell office:value-type="float" office:value="5.297172" calcext:value-type="float">
            <text:p>5,297172</text:p>
          </table:table-cell>
          <table:table-cell office:value-type="float" office:value="7.735017" calcext:value-type="float">
            <text:p>7,735017</text:p>
          </table:table-cell>
        </table:table-row>
        <table:table-row table:style-name="ro1">
          <table:table-cell office:value-type="float" office:value="4.121752" calcext:value-type="float">
            <text:p>4,121752</text:p>
          </table:table-cell>
          <table:table-cell office:value-type="float" office:value="6.869727" calcext:value-type="float">
            <text:p>6,869727</text:p>
          </table:table-cell>
        </table:table-row>
        <table:table-row table:style-name="ro1">
          <table:table-cell office:value-type="float" office:value="2.672723" calcext:value-type="float">
            <text:p>2,672723</text:p>
          </table:table-cell>
          <table:table-cell office:value-type="float" office:value="1.287754" calcext:value-type="float">
            <text:p>1,287754</text:p>
          </table:table-cell>
        </table:table-row>
        <table:table-row table:style-name="ro1">
          <table:table-cell office:value-type="float" office:value="3.526571" calcext:value-type="float">
            <text:p>3,526571</text:p>
          </table:table-cell>
          <table:table-cell office:value-type="float" office:value="6.363912" calcext:value-type="float">
            <text:p>6,363912</text:p>
          </table:table-cell>
        </table:table-row>
        <table:table-row table:style-name="ro1">
          <table:table-cell office:value-type="float" office:value="2.570612" calcext:value-type="float">
            <text:p>2,570612</text:p>
          </table:table-cell>
          <table:table-cell office:value-type="float" office:value="1.574144" calcext:value-type="float">
            <text:p>1,574144</text:p>
          </table:table-cell>
        </table:table-row>
        <table:table-row table:style-name="ro1">
          <table:table-cell office:value-type="float" office:value="5.073175" calcext:value-type="float">
            <text:p>5,073175</text:p>
          </table:table-cell>
          <table:table-cell office:value-type="float" office:value="6.891651" calcext:value-type="float">
            <text:p>6,891651</text:p>
          </table:table-cell>
        </table:table-row>
        <table:table-row table:style-name="ro1">
          <table:table-cell office:value-type="float" office:value="3.994747" calcext:value-type="float">
            <text:p>3,994747</text:p>
          </table:table-cell>
          <table:table-cell office:value-type="float" office:value="7.180512" calcext:value-type="float">
            <text:p>7,180512</text:p>
          </table:table-cell>
        </table:table-row>
        <table:table-row table:style-name="ro1">
          <table:table-cell office:value-type="float" office:value="4.380515" calcext:value-type="float">
            <text:p>4,380515</text:p>
          </table:table-cell>
          <table:table-cell office:value-type="float" office:value="6.504907" calcext:value-type="float">
            <text:p>6,504907</text:p>
          </table:table-cell>
        </table:table-row>
        <table:table-row table:style-name="ro1">
          <table:table-cell office:value-type="float" office:value="2.547778" calcext:value-type="float">
            <text:p>2,547778</text:p>
          </table:table-cell>
          <table:table-cell office:value-type="float" office:value="2.91625" calcext:value-type="float">
            <text:p>2,91625</text:p>
          </table:table-cell>
        </table:table-row>
        <table:table-row table:style-name="ro1">
          <table:table-cell office:value-type="float" office:value="2.39137" calcext:value-type="float">
            <text:p>2,39137</text:p>
          </table:table-cell>
          <table:table-cell office:value-type="float" office:value="1.593002" calcext:value-type="float">
            <text:p>1,593002</text:p>
          </table:table-cell>
        </table:table-row>
        <table:table-row table:style-name="ro1">
          <table:table-cell office:value-type="float" office:value="1.176406" calcext:value-type="float">
            <text:p>1,176406</text:p>
          </table:table-cell>
          <table:table-cell office:value-type="float" office:value="1.623482" calcext:value-type="float">
            <text:p>1,623482</text:p>
          </table:table-cell>
        </table:table-row>
        <table:table-row table:style-name="ro1">
          <table:table-cell office:value-type="float" office:value="4.271189" calcext:value-type="float">
            <text:p>4,271189</text:p>
          </table:table-cell>
          <table:table-cell office:value-type="float" office:value="5.809451" calcext:value-type="float">
            <text:p>5,809451</text:p>
          </table:table-cell>
        </table:table-row>
        <table:table-row table:style-name="ro1">
          <table:table-cell office:value-type="float" office:value="2.187883" calcext:value-type="float">
            <text:p>2,187883</text:p>
          </table:table-cell>
          <table:table-cell office:value-type="float" office:value="2.568567" calcext:value-type="float">
            <text:p>2,568567</text:p>
          </table:table-cell>
        </table:table-row>
        <table:table-row table:style-name="ro1">
          <table:table-cell office:value-type="float" office:value="5.230722" calcext:value-type="float">
            <text:p>5,230722</text:p>
          </table:table-cell>
          <table:table-cell office:value-type="float" office:value="6.757933" calcext:value-type="float">
            <text:p>6,757933</text:p>
          </table:table-cell>
        </table:table-row>
        <table:table-row table:style-name="ro1">
          <table:table-cell office:value-type="float" office:value="1.585324" calcext:value-type="float">
            <text:p>1,585324</text:p>
          </table:table-cell>
          <table:table-cell office:value-type="float" office:value="1.876088" calcext:value-type="float">
            <text:p>1,876088</text:p>
          </table:table-cell>
        </table:table-row>
        <table:table-row table:style-name="ro1">
          <table:table-cell office:value-type="float" office:value="4.341017" calcext:value-type="float">
            <text:p>4,341017</text:p>
          </table:table-cell>
          <table:table-cell office:value-type="float" office:value="6.29235" calcext:value-type="float">
            <text:p>6,29235</text:p>
          </table:table-cell>
        </table:table-row>
        <table:table-row table:style-name="ro1">
          <table:table-cell office:value-type="float" office:value="4.268535" calcext:value-type="float">
            <text:p>4,268535</text:p>
          </table:table-cell>
          <table:table-cell office:value-type="float" office:value="7.059243" calcext:value-type="float">
            <text:p>7,059243</text:p>
          </table:table-cell>
        </table:table-row>
        <table:table-row table:style-name="ro1">
          <table:table-cell office:value-type="float" office:value="2.930863" calcext:value-type="float">
            <text:p>2,930863</text:p>
          </table:table-cell>
          <table:table-cell office:value-type="float" office:value="2.72635" calcext:value-type="float">
            <text:p>2,72635</text:p>
          </table:table-cell>
        </table:table-row>
        <table:table-row table:style-name="ro1">
          <table:table-cell office:value-type="float" office:value="4.840489" calcext:value-type="float">
            <text:p>4,840489</text:p>
          </table:table-cell>
          <table:table-cell office:value-type="float" office:value="7.509717" calcext:value-type="float">
            <text:p>7,509717</text:p>
          </table:table-cell>
        </table:table-row>
        <table:table-row table:style-name="ro1">
          <table:table-cell office:value-type="float" office:value="3.939524" calcext:value-type="float">
            <text:p>3,939524</text:p>
          </table:table-cell>
          <table:table-cell office:value-type="float" office:value="7.078705" calcext:value-type="float">
            <text:p>7,078705</text:p>
          </table:table-cell>
        </table:table-row>
        <table:table-row table:style-name="ro1">
          <table:table-cell office:value-type="float" office:value="4.445807" calcext:value-type="float">
            <text:p>4,445807</text:p>
          </table:table-cell>
          <table:table-cell office:value-type="float" office:value="7.109856" calcext:value-type="float">
            <text:p>7,109856</text:p>
          </table:table-cell>
        </table:table-row>
        <table:table-row table:style-name="ro1">
          <table:table-cell office:value-type="float" office:value="4.244187" calcext:value-type="float">
            <text:p>4,244187</text:p>
          </table:table-cell>
          <table:table-cell office:value-type="float" office:value="6.499827" calcext:value-type="float">
            <text:p>6,499827</text:p>
          </table:table-cell>
        </table:table-row>
        <table:table-row table:style-name="ro1">
          <table:table-cell office:value-type="float" office:value="4.502042" calcext:value-type="float">
            <text:p>4,502042</text:p>
          </table:table-cell>
          <table:table-cell office:value-type="float" office:value="6.079331" calcext:value-type="float">
            <text:p>6,079331</text:p>
          </table:table-cell>
        </table:table-row>
        <table:table-row table:style-name="ro1">
          <table:table-cell office:value-type="float" office:value="1.61129" calcext:value-type="float">
            <text:p>1,61129</text:p>
          </table:table-cell>
          <table:table-cell office:value-type="float" office:value="3.48963" calcext:value-type="float">
            <text:p>3,48963</text:p>
          </table:table-cell>
        </table:table-row>
        <table:table-row table:style-name="ro1">
          <table:table-cell office:value-type="float" office:value="4.972799" calcext:value-type="float">
            <text:p>4,972799</text:p>
          </table:table-cell>
          <table:table-cell office:value-type="float" office:value="5.86233" calcext:value-type="float">
            <text:p>5,86233</text:p>
          </table:table-cell>
        </table:table-row>
        <table:table-row table:style-name="ro1">
          <table:table-cell office:value-type="float" office:value="3.310696" calcext:value-type="float">
            <text:p>3,310696</text:p>
          </table:table-cell>
          <table:table-cell office:value-type="float" office:value="7.812971" calcext:value-type="float">
            <text:p>7,812971</text:p>
          </table:table-cell>
        </table:table-row>
        <table:table-row table:style-name="ro1">
          <table:table-cell office:value-type="float" office:value="4.213875" calcext:value-type="float">
            <text:p>4,213875</text:p>
          </table:table-cell>
          <table:table-cell office:value-type="float" office:value="7.006645" calcext:value-type="float">
            <text:p>7,006645</text:p>
          </table:table-cell>
        </table:table-row>
        <table:table-row table:style-name="ro1">
          <table:table-cell office:value-type="float" office:value="1.282831" calcext:value-type="float">
            <text:p>1,282831</text:p>
          </table:table-cell>
          <table:table-cell office:value-type="float" office:value="1.584332" calcext:value-type="float">
            <text:p>1,584332</text:p>
          </table:table-cell>
        </table:table-row>
        <table:table-row table:style-name="ro1">
          <table:table-cell office:value-type="float" office:value="0.785256" calcext:value-type="float">
            <text:p>0,785256</text:p>
          </table:table-cell>
          <table:table-cell office:value-type="float" office:value="1.844144" calcext:value-type="float">
            <text:p>1,844144</text:p>
          </table:table-cell>
        </table:table-row>
        <table:table-row table:style-name="ro1">
          <table:table-cell office:value-type="float" office:value="1.924491" calcext:value-type="float">
            <text:p>1,924491</text:p>
          </table:table-cell>
          <table:table-cell office:value-type="float" office:value="2.338826" calcext:value-type="float">
            <text:p>2,338826</text:p>
          </table:table-cell>
        </table:table-row>
        <table:table-row table:style-name="ro1">
          <table:table-cell office:value-type="float" office:value="2.15848" calcext:value-type="float">
            <text:p>2,15848</text:p>
          </table:table-cell>
          <table:table-cell office:value-type="float" office:value="2.127229" calcext:value-type="float">
            <text:p>2,127229</text:p>
          </table:table-cell>
        </table:table-row>
        <table:table-row table:style-name="ro1">
          <table:table-cell office:value-type="float" office:value="1.699624" calcext:value-type="float">
            <text:p>1,699624</text:p>
          </table:table-cell>
          <table:table-cell office:value-type="float" office:value="2.370798" calcext:value-type="float">
            <text:p>2,370798</text:p>
          </table:table-cell>
        </table:table-row>
        <table:table-row table:style-name="ro1">
          <table:table-cell office:value-type="float" office:value="4.304415" calcext:value-type="float">
            <text:p>4,304415</text:p>
          </table:table-cell>
          <table:table-cell office:value-type="float" office:value="8.379422" calcext:value-type="float">
            <text:p>8,379422</text:p>
          </table:table-cell>
        </table:table-row>
        <table:table-row table:style-name="ro1">
          <table:table-cell office:value-type="float" office:value="3.055377" calcext:value-type="float">
            <text:p>3,055377</text:p>
          </table:table-cell>
          <table:table-cell office:value-type="float" office:value="3.748978" calcext:value-type="float">
            <text:p>3,748978</text:p>
          </table:table-cell>
        </table:table-row>
        <table:table-row table:style-name="ro1">
          <table:table-cell office:value-type="float" office:value="3.572786" calcext:value-type="float">
            <text:p>3,572786</text:p>
          </table:table-cell>
          <table:table-cell office:value-type="float" office:value="6.624573" calcext:value-type="float">
            <text:p>6,624573</text:p>
          </table:table-cell>
        </table:table-row>
        <table:table-row table:style-name="ro1">
          <table:table-cell office:value-type="float" office:value="4.770073" calcext:value-type="float">
            <text:p>4,770073</text:p>
          </table:table-cell>
          <table:table-cell office:value-type="float" office:value="6.095227" calcext:value-type="float">
            <text:p>6,095227</text:p>
          </table:table-cell>
        </table:table-row>
        <table:table-row table:style-name="ro1">
          <table:table-cell office:value-type="float" office:value="5.75367" calcext:value-type="float">
            <text:p>5,75367</text:p>
          </table:table-cell>
          <table:table-cell office:value-type="float" office:value="6.920635" calcext:value-type="float">
            <text:p>6,920635</text:p>
          </table:table-cell>
        </table:table-row>
        <table:table-row table:style-name="ro1">
          <table:table-cell office:value-type="float" office:value="0.610062" calcext:value-type="float">
            <text:p>0,610062</text:p>
          </table:table-cell>
          <table:table-cell office:value-type="float" office:value="2.099167" calcext:value-type="float">
            <text:p>2,099167</text:p>
          </table:table-cell>
        </table:table-row>
        <table:table-row table:style-name="ro1">
          <table:table-cell office:value-type="float" office:value="3.739701" calcext:value-type="float">
            <text:p>3,739701</text:p>
          </table:table-cell>
          <table:table-cell office:value-type="float" office:value="6.090989" calcext:value-type="float">
            <text:p>6,090989</text:p>
          </table:table-cell>
        </table:table-row>
        <table:table-row table:style-name="ro1">
          <table:table-cell office:value-type="float" office:value="1.944044" calcext:value-type="float">
            <text:p>1,944044</text:p>
          </table:table-cell>
          <table:table-cell office:value-type="float" office:value="1.18187" calcext:value-type="float">
            <text:p>1,18187</text:p>
          </table:table-cell>
        </table:table-row>
        <table:table-row table:style-name="ro1">
          <table:table-cell office:value-type="float" office:value="4.966957" calcext:value-type="float">
            <text:p>4,966957</text:p>
          </table:table-cell>
          <table:table-cell office:value-type="float" office:value="6.673775" calcext:value-type="float">
            <text:p>6,673775</text:p>
          </table:table-cell>
        </table:table-row>
        <table:table-row table:style-name="ro1">
          <table:table-cell office:value-type="float" office:value="0.553198" calcext:value-type="float">
            <text:p>0,553198</text:p>
          </table:table-cell>
          <table:table-cell office:value-type="float" office:value="2.770187" calcext:value-type="float">
            <text:p>2,770187</text:p>
          </table:table-cell>
        </table:table-row>
        <table:table-row table:style-name="ro1">
          <table:table-cell office:value-type="float" office:value="1.733283" calcext:value-type="float">
            <text:p>1,733283</text:p>
          </table:table-cell>
          <table:table-cell office:value-type="float" office:value="1.962766" calcext:value-type="float">
            <text:p>1,962766</text:p>
          </table:table-cell>
        </table:table-row>
        <table:table-row table:style-name="ro1">
          <table:table-cell office:value-type="float" office:value="3.664787" calcext:value-type="float">
            <text:p>3,664787</text:p>
          </table:table-cell>
          <table:table-cell office:value-type="float" office:value="7.363944" calcext:value-type="float">
            <text:p>7,363944</text:p>
          </table:table-cell>
        </table:table-row>
        <table:table-row table:style-name="ro1">
          <table:table-cell office:value-type="float" office:value="0.713274" calcext:value-type="float">
            <text:p>0,713274</text:p>
          </table:table-cell>
          <table:table-cell office:value-type="float" office:value="2.893409" calcext:value-type="float">
            <text:p>2,893409</text:p>
          </table:table-cell>
        </table:table-row>
        <table:table-row table:style-name="ro1">
          <table:table-cell office:value-type="float" office:value="4.25986" calcext:value-type="float">
            <text:p>4,25986</text:p>
          </table:table-cell>
          <table:table-cell office:value-type="float" office:value="6.591746" calcext:value-type="float">
            <text:p>6,591746</text:p>
          </table:table-cell>
        </table:table-row>
        <table:table-row table:style-name="ro1">
          <table:table-cell office:value-type="float" office:value="1.967946" calcext:value-type="float">
            <text:p>1,967946</text:p>
          </table:table-cell>
          <table:table-cell office:value-type="float" office:value="1.389527" calcext:value-type="float">
            <text:p>1,389527</text:p>
          </table:table-cell>
        </table:table-row>
        <table:table-row table:style-name="ro1">
          <table:table-cell office:value-type="float" office:value="0.4089" calcext:value-type="float">
            <text:p>0,4089</text:p>
          </table:table-cell>
          <table:table-cell office:value-type="float" office:value="1.592473" calcext:value-type="float">
            <text:p>1,592473</text:p>
          </table:table-cell>
        </table:table-row>
        <table:table-row table:style-name="ro1">
          <table:table-cell office:value-type="float" office:value="4.913214" calcext:value-type="float">
            <text:p>4,913214</text:p>
          </table:table-cell>
          <table:table-cell office:value-type="float" office:value="8.075785" calcext:value-type="float">
            <text:p>8,075785</text:p>
          </table:table-cell>
        </table:table-row>
        <table:table-row table:style-name="ro1">
          <table:table-cell office:value-type="float" office:value="0.900487" calcext:value-type="float">
            <text:p>0,900487</text:p>
          </table:table-cell>
          <table:table-cell office:value-type="float" office:value="2.188208" calcext:value-type="float">
            <text:p>2,188208</text:p>
          </table:table-cell>
        </table:table-row>
        <table:table-row table:style-name="ro1">
          <table:table-cell office:value-type="float" office:value="4.154806" calcext:value-type="float">
            <text:p>4,154806</text:p>
          </table:table-cell>
          <table:table-cell office:value-type="float" office:value="6.706297" calcext:value-type="float">
            <text:p>6,706297</text:p>
          </table:table-cell>
        </table:table-row>
        <table:table-row table:style-name="ro1">
          <table:table-cell office:value-type="float" office:value="4.551008" calcext:value-type="float">
            <text:p>4,551008</text:p>
          </table:table-cell>
          <table:table-cell office:value-type="float" office:value="6.61089" calcext:value-type="float">
            <text:p>6,61089</text:p>
          </table:table-cell>
        </table:table-row>
        <table:table-row table:style-name="ro1">
          <table:table-cell office:value-type="float" office:value="1.587937" calcext:value-type="float">
            <text:p>1,587937</text:p>
          </table:table-cell>
          <table:table-cell office:value-type="float" office:value="2.218665" calcext:value-type="float">
            <text:p>2,218665</text:p>
          </table:table-cell>
        </table:table-row>
        <table:table-row table:style-name="ro1">
          <table:table-cell office:value-type="float" office:value="4.51239" calcext:value-type="float">
            <text:p>4,51239</text:p>
          </table:table-cell>
          <table:table-cell office:value-type="float" office:value="7.912197" calcext:value-type="float">
            <text:p>7,912197</text:p>
          </table:table-cell>
        </table:table-row>
        <table:table-row table:style-name="ro1">
          <table:table-cell office:value-type="float" office:value="5.432494" calcext:value-type="float">
            <text:p>5,432494</text:p>
          </table:table-cell>
          <table:table-cell office:value-type="float" office:value="7.844697" calcext:value-type="float">
            <text:p>7,844697</text:p>
          </table:table-cell>
        </table:table-row>
        <table:table-row table:style-name="ro1">
          <table:table-cell office:value-type="float" office:value="3.137855" calcext:value-type="float">
            <text:p>3,137855</text:p>
          </table:table-cell>
          <table:table-cell office:value-type="float" office:value="8.146655" calcext:value-type="float">
            <text:p>8,146655</text:p>
          </table:table-cell>
        </table:table-row>
        <table:table-row table:style-name="ro1">
          <table:table-cell office:value-type="float" office:value="1.009757" calcext:value-type="float">
            <text:p>1,009757</text:p>
          </table:table-cell>
          <table:table-cell office:value-type="float" office:value="3.639587" calcext:value-type="float">
            <text:p>3,639587</text:p>
          </table:table-cell>
        </table:table-row>
        <table:table-row table:style-name="ro1">
          <table:table-cell office:value-type="float" office:value="5.196521" calcext:value-type="float">
            <text:p>5,196521</text:p>
          </table:table-cell>
          <table:table-cell office:value-type="float" office:value="7.283146" calcext:value-type="float">
            <text:p>7,283146</text:p>
          </table:table-cell>
        </table:table-row>
        <table:table-row table:style-name="ro1">
          <table:table-cell office:value-type="float" office:value="4.467274" calcext:value-type="float">
            <text:p>4,467274</text:p>
          </table:table-cell>
          <table:table-cell office:value-type="float" office:value="7.857092" calcext:value-type="float">
            <text:p>7,857092</text:p>
          </table:table-cell>
        </table:table-row>
        <table:table-row table:style-name="ro1">
          <table:table-cell office:value-type="float" office:value="4.675925" calcext:value-type="float">
            <text:p>4,675925</text:p>
          </table:table-cell>
          <table:table-cell office:value-type="float" office:value="7.721605" calcext:value-type="float">
            <text:p>7,721605</text:p>
          </table:table-cell>
        </table:table-row>
        <table:table-row table:style-name="ro1">
          <table:table-cell office:value-type="float" office:value="1.957476" calcext:value-type="float">
            <text:p>1,957476</text:p>
          </table:table-cell>
          <table:table-cell office:value-type="float" office:value="2.602657" calcext:value-type="float">
            <text:p>2,602657</text:p>
          </table:table-cell>
        </table:table-row>
        <table:table-row table:style-name="ro1">
          <table:table-cell office:value-type="float" office:value="1.14809" calcext:value-type="float">
            <text:p>1,14809</text:p>
          </table:table-cell>
          <table:table-cell office:value-type="float" office:value="2.030093" calcext:value-type="float">
            <text:p>2,030093</text:p>
          </table:table-cell>
        </table:table-row>
        <table:table-row table:style-name="ro1">
          <table:table-cell office:value-type="float" office:value="4.505461" calcext:value-type="float">
            <text:p>4,505461</text:p>
          </table:table-cell>
          <table:table-cell office:value-type="float" office:value="7.040893" calcext:value-type="float">
            <text:p>7,040893</text:p>
          </table:table-cell>
        </table:table-row>
        <table:table-row table:style-name="ro1">
          <table:table-cell office:value-type="float" office:value="3.369206" calcext:value-type="float">
            <text:p>3,369206</text:p>
          </table:table-cell>
          <table:table-cell office:value-type="float" office:value="7.335324" calcext:value-type="float">
            <text:p>7,335324</text:p>
          </table:table-cell>
        </table:table-row>
        <table:table-row table:style-name="ro1">
          <table:table-cell office:value-type="float" office:value="1.307078" calcext:value-type="float">
            <text:p>1,307078</text:p>
          </table:table-cell>
          <table:table-cell office:value-type="float" office:value="1.332992" calcext:value-type="float">
            <text:p>1,332992</text:p>
          </table:table-cell>
        </table:table-row>
        <table:table-row table:style-name="ro1">
          <table:table-cell office:value-type="float" office:value="4.529499" calcext:value-type="float">
            <text:p>4,529499</text:p>
          </table:table-cell>
          <table:table-cell office:value-type="float" office:value="6.947362" calcext:value-type="float">
            <text:p>6,947362</text:p>
          </table:table-cell>
        </table:table-row>
        <table:table-row table:style-name="ro1">
          <table:table-cell office:value-type="float" office:value="1.742901" calcext:value-type="float">
            <text:p>1,742901</text:p>
          </table:table-cell>
          <table:table-cell office:value-type="float" office:value="2.937911" calcext:value-type="float">
            <text:p>2,937911</text:p>
          </table:table-cell>
        </table:table-row>
        <table:table-row table:style-name="ro1">
          <table:table-cell office:value-type="float" office:value="4.249504" calcext:value-type="float">
            <text:p>4,249504</text:p>
          </table:table-cell>
          <table:table-cell office:value-type="float" office:value="7.758291" calcext:value-type="float">
            <text:p>7,758291</text:p>
          </table:table-cell>
        </table:table-row>
        <table:table-row table:style-name="ro1">
          <table:table-cell office:value-type="float" office:value="3.995042" calcext:value-type="float">
            <text:p>3,995042</text:p>
          </table:table-cell>
          <table:table-cell office:value-type="float" office:value="5.736248" calcext:value-type="float">
            <text:p>5,736248</text:p>
          </table:table-cell>
        </table:table-row>
        <table:table-row table:style-name="ro1">
          <table:table-cell office:value-type="float" office:value="5.334215" calcext:value-type="float">
            <text:p>5,334215</text:p>
          </table:table-cell>
          <table:table-cell office:value-type="float" office:value="7.391317" calcext:value-type="float">
            <text:p>7,391317</text:p>
          </table:table-cell>
        </table:table-row>
        <table:table-row table:style-name="ro1">
          <table:table-cell office:value-type="float" office:value="1.916874" calcext:value-type="float">
            <text:p>1,916874</text:p>
          </table:table-cell>
          <table:table-cell office:value-type="float" office:value="1.737653" calcext:value-type="float">
            <text:p>1,737653</text:p>
          </table:table-cell>
        </table:table-row>
        <table:table-row table:style-name="ro1">
          <table:table-cell office:value-type="float" office:value="0.611872" calcext:value-type="float">
            <text:p>0,611872</text:p>
          </table:table-cell>
          <table:table-cell office:value-type="float" office:value="2.56635" calcext:value-type="float">
            <text:p>2,56635</text:p>
          </table:table-cell>
        </table:table-row>
        <table:table-row table:style-name="ro1">
          <table:table-cell office:value-type="float" office:value="2.145066" calcext:value-type="float">
            <text:p>2,145066</text:p>
          </table:table-cell>
          <table:table-cell office:value-type="float" office:value="2.32456" calcext:value-type="float">
            <text:p>2,32456</text:p>
          </table:table-cell>
        </table:table-row>
        <table:table-row table:style-name="ro1">
          <table:table-cell office:value-type="float" office:value="1.10243" calcext:value-type="float">
            <text:p>1,10243</text:p>
          </table:table-cell>
          <table:table-cell office:value-type="float" office:value="2.067358" calcext:value-type="float">
            <text:p>2,067358</text:p>
          </table:table-cell>
        </table:table-row>
        <table:table-row table:style-name="ro1">
          <table:table-cell office:value-type="float" office:value="5.032125" calcext:value-type="float">
            <text:p>5,032125</text:p>
          </table:table-cell>
          <table:table-cell office:value-type="float" office:value="7.927535" calcext:value-type="float">
            <text:p>7,927535</text:p>
          </table:table-cell>
        </table:table-row>
        <table:table-row table:style-name="ro1">
          <table:table-cell office:value-type="float" office:value="4.992358" calcext:value-type="float">
            <text:p>4,992358</text:p>
          </table:table-cell>
          <table:table-cell office:value-type="float" office:value="6.298534" calcext:value-type="float">
            <text:p>6,298534</text:p>
          </table:table-cell>
        </table:table-row>
        <table:table-row table:style-name="ro1">
          <table:table-cell office:value-type="float" office:value="2.451356" calcext:value-type="float">
            <text:p>2,451356</text:p>
          </table:table-cell>
          <table:table-cell office:value-type="float" office:value="2.427225" calcext:value-type="float">
            <text:p>2,427225</text:p>
          </table:table-cell>
        </table:table-row>
        <table:table-row table:style-name="ro1">
          <table:table-cell office:value-type="float" office:value="4.291811" calcext:value-type="float">
            <text:p>4,291811</text:p>
          </table:table-cell>
          <table:table-cell office:value-type="float" office:value="6.153672" calcext:value-type="float">
            <text:p>6,153672</text:p>
          </table:table-cell>
        </table:table-row>
        <table:table-row table:style-name="ro1">
          <table:table-cell office:value-type="float" office:value="3.912321" calcext:value-type="float">
            <text:p>3,912321</text:p>
          </table:table-cell>
          <table:table-cell office:value-type="float" office:value="6.314769" calcext:value-type="float">
            <text:p>6,314769</text:p>
          </table:table-cell>
        </table:table-row>
        <table:table-row table:style-name="ro1">
          <table:table-cell office:value-type="float" office:value="4.229459" calcext:value-type="float">
            <text:p>4,229459</text:p>
          </table:table-cell>
          <table:table-cell office:value-type="float" office:value="7.005972" calcext:value-type="float">
            <text:p>7,005972</text:p>
          </table:table-cell>
        </table:table-row>
        <table:table-row table:style-name="ro1">
          <table:table-cell office:value-type="float" office:value="1.630754" calcext:value-type="float">
            <text:p>1,630754</text:p>
          </table:table-cell>
          <table:table-cell office:value-type="float" office:value="1.439659" calcext:value-type="float">
            <text:p>1,439659</text:p>
          </table:table-cell>
        </table:table-row>
        <table:table-row table:style-name="ro1">
          <table:table-cell office:value-type="float" office:value="1.821643" calcext:value-type="float">
            <text:p>1,821643</text:p>
          </table:table-cell>
          <table:table-cell office:value-type="float" office:value="2.033642" calcext:value-type="float">
            <text:p>2,033642</text:p>
          </table:table-cell>
        </table:table-row>
        <table:table-row table:style-name="ro1">
          <table:table-cell office:value-type="float" office:value="1.987988" calcext:value-type="float">
            <text:p>1,987988</text:p>
          </table:table-cell>
          <table:table-cell office:value-type="float" office:value="1.902279" calcext:value-type="float">
            <text:p>1,902279</text:p>
          </table:table-cell>
        </table:table-row>
        <table:table-row table:style-name="ro1">
          <table:table-cell office:value-type="float" office:value="4.621445" calcext:value-type="float">
            <text:p>4,621445</text:p>
          </table:table-cell>
          <table:table-cell office:value-type="float" office:value="6.11495" calcext:value-type="float">
            <text:p>6,11495</text:p>
          </table:table-cell>
        </table:table-row>
        <table:table-row table:style-name="ro1">
          <table:table-cell office:value-type="float" office:value="3.641301" calcext:value-type="float">
            <text:p>3,641301</text:p>
          </table:table-cell>
          <table:table-cell office:value-type="float" office:value="6.791691" calcext:value-type="float">
            <text:p>6,791691</text:p>
          </table:table-cell>
        </table:table-row>
        <table:table-row table:style-name="ro1">
          <table:table-cell office:value-type="float" office:value="4.432704" calcext:value-type="float">
            <text:p>4,432704</text:p>
          </table:table-cell>
          <table:table-cell office:value-type="float" office:value="6.237552" calcext:value-type="float">
            <text:p>6,237552</text:p>
          </table:table-cell>
        </table:table-row>
        <table:table-row table:style-name="ro1">
          <table:table-cell office:value-type="float" office:value="3.767434" calcext:value-type="float">
            <text:p>3,767434</text:p>
          </table:table-cell>
          <table:table-cell office:value-type="float" office:value="7.228919" calcext:value-type="float">
            <text:p>7,228919</text:p>
          </table:table-cell>
        </table:table-row>
        <table:table-row table:style-name="ro1">
          <table:table-cell office:value-type="float" office:value="1.993214" calcext:value-type="float">
            <text:p>1,993214</text:p>
          </table:table-cell>
          <table:table-cell office:value-type="float" office:value="2.335922" calcext:value-type="float">
            <text:p>2,335922</text:p>
          </table:table-cell>
        </table:table-row>
        <table:table-row table:style-name="ro1">
          <table:table-cell office:value-type="float" office:value="1.073482" calcext:value-type="float">
            <text:p>1,073482</text:p>
          </table:table-cell>
          <table:table-cell office:value-type="float" office:value="2.154813" calcext:value-type="float">
            <text:p>2,154813</text:p>
          </table:table-cell>
        </table:table-row>
        <table:table-row table:style-name="ro1">
          <table:table-cell office:value-type="float" office:value="1.804857" calcext:value-type="float">
            <text:p>1,804857</text:p>
          </table:table-cell>
          <table:table-cell office:value-type="float" office:value="2.702577" calcext:value-type="float">
            <text:p>2,702577</text:p>
          </table:table-cell>
        </table:table-row>
        <table:table-row table:style-name="ro1">
          <table:table-cell office:value-type="float" office:value="3.116114" calcext:value-type="float">
            <text:p>3,116114</text:p>
          </table:table-cell>
          <table:table-cell office:value-type="float" office:value="1.611499" calcext:value-type="float">
            <text:p>1,611499</text:p>
          </table:table-cell>
        </table:table-row>
        <table:table-row table:style-name="ro1">
          <table:table-cell office:value-type="float" office:value="2.824688" calcext:value-type="float">
            <text:p>2,824688</text:p>
          </table:table-cell>
          <table:table-cell office:value-type="float" office:value="1.078843" calcext:value-type="float">
            <text:p>1,078843</text:p>
          </table:table-cell>
        </table:table-row>
        <table:table-row table:style-name="ro1">
          <table:table-cell office:value-type="float" office:value="4.314064" calcext:value-type="float">
            <text:p>4,314064</text:p>
          </table:table-cell>
          <table:table-cell office:value-type="float" office:value="6.92674" calcext:value-type="float">
            <text:p>6,92674</text:p>
          </table:table-cell>
        </table:table-row>
        <table:table-row table:style-name="ro1">
          <table:table-cell office:value-type="float" office:value="1.862393" calcext:value-type="float">
            <text:p>1,862393</text:p>
          </table:table-cell>
          <table:table-cell office:value-type="float" office:value="1.92163" calcext:value-type="float">
            <text:p>1,92163</text:p>
          </table:table-cell>
        </table:table-row>
        <table:table-row table:style-name="ro1">
          <table:table-cell office:value-type="float" office:value="1.503178" calcext:value-type="float">
            <text:p>1,503178</text:p>
          </table:table-cell>
          <table:table-cell office:value-type="float" office:value="3.494352" calcext:value-type="float">
            <text:p>3,494352</text:p>
          </table:table-cell>
        </table:table-row>
        <table:table-row table:style-name="ro1">
          <table:table-cell office:value-type="float" office:value="2.392724" calcext:value-type="float">
            <text:p>2,392724</text:p>
          </table:table-cell>
          <table:table-cell office:value-type="float" office:value="2.787545" calcext:value-type="float">
            <text:p>2,787545</text:p>
          </table:table-cell>
        </table:table-row>
        <table:table-row table:style-name="ro1">
          <table:table-cell office:value-type="float" office:value="1.973814" calcext:value-type="float">
            <text:p>1,973814</text:p>
          </table:table-cell>
          <table:table-cell office:value-type="float" office:value="3.274264" calcext:value-type="float">
            <text:p>3,274264</text:p>
          </table:table-cell>
        </table:table-row>
        <table:table-row table:style-name="ro1">
          <table:table-cell office:value-type="float" office:value="3.550324" calcext:value-type="float">
            <text:p>3,550324</text:p>
          </table:table-cell>
          <table:table-cell office:value-type="float" office:value="8.182884" calcext:value-type="float">
            <text:p>8,182884</text:p>
          </table:table-cell>
        </table:table-row>
        <table:table-row table:style-name="ro1">
          <table:table-cell office:value-type="float" office:value="2.248477" calcext:value-type="float">
            <text:p>2,248477</text:p>
          </table:table-cell>
          <table:table-cell office:value-type="float" office:value="3.033704" calcext:value-type="float">
            <text:p>3,033704</text:p>
          </table:table-cell>
        </table:table-row>
        <table:table-row table:style-name="ro1">
          <table:table-cell office:value-type="float" office:value="2.099426" calcext:value-type="float">
            <text:p>2,099426</text:p>
          </table:table-cell>
          <table:table-cell office:value-type="float" office:value="3.64119" calcext:value-type="float">
            <text:p>3,64119</text:p>
          </table:table-cell>
        </table:table-row>
        <table:table-row table:style-name="ro1">
          <table:table-cell office:value-type="float" office:value="2.183311" calcext:value-type="float">
            <text:p>2,183311</text:p>
          </table:table-cell>
          <table:table-cell office:value-type="float" office:value="1.596388" calcext:value-type="float">
            <text:p>1,596388</text:p>
          </table:table-cell>
        </table:table-row>
        <table:table-row table:style-name="ro1">
          <table:table-cell office:value-type="float" office:value="3.876785" calcext:value-type="float">
            <text:p>3,876785</text:p>
          </table:table-cell>
          <table:table-cell office:value-type="float" office:value="7.217754" calcext:value-type="float">
            <text:p>7,217754</text:p>
          </table:table-cell>
        </table:table-row>
        <table:table-row table:style-name="ro1">
          <table:table-cell office:value-type="float" office:value="4.608856" calcext:value-type="float">
            <text:p>4,608856</text:p>
          </table:table-cell>
          <table:table-cell office:value-type="float" office:value="6.745431" calcext:value-type="float">
            <text:p>6,745431</text:p>
          </table:table-cell>
        </table:table-row>
        <table:table-row table:style-name="ro1">
          <table:table-cell office:value-type="float" office:value="4.583127" calcext:value-type="float">
            <text:p>4,583127</text:p>
          </table:table-cell>
          <table:table-cell office:value-type="float" office:value="5.633708" calcext:value-type="float">
            <text:p>5,633708</text:p>
          </table:table-cell>
        </table:table-row>
        <table:table-row table:style-name="ro1">
          <table:table-cell office:value-type="float" office:value="4.484072" calcext:value-type="float">
            <text:p>4,484072</text:p>
          </table:table-cell>
          <table:table-cell office:value-type="float" office:value="6.858298" calcext:value-type="float">
            <text:p>6,858298</text:p>
          </table:table-cell>
        </table:table-row>
        <table:table-row table:style-name="ro1">
          <table:table-cell office:value-type="float" office:value="3.505611" calcext:value-type="float">
            <text:p>3,505611</text:p>
          </table:table-cell>
          <table:table-cell office:value-type="float" office:value="7.98673" calcext:value-type="float">
            <text:p>7,98673</text:p>
          </table:table-cell>
        </table:table-row>
        <table:table-row table:style-name="ro1">
          <table:table-cell office:value-type="float" office:value="4.208395" calcext:value-type="float">
            <text:p>4,208395</text:p>
          </table:table-cell>
          <table:table-cell office:value-type="float" office:value="8.038885" calcext:value-type="float">
            <text:p>8,038885</text:p>
          </table:table-cell>
        </table:table-row>
        <table:table-row table:style-name="ro1">
          <table:table-cell office:value-type="float" office:value="1.520528" calcext:value-type="float">
            <text:p>1,520528</text:p>
          </table:table-cell>
          <table:table-cell office:value-type="float" office:value="2.303803" calcext:value-type="float">
            <text:p>2,303803</text:p>
          </table:table-cell>
        </table:table-row>
        <table:table-row table:style-name="ro1">
          <table:table-cell office:value-type="float" office:value="2.004065" calcext:value-type="float">
            <text:p>2,004065</text:p>
          </table:table-cell>
          <table:table-cell office:value-type="float" office:value="1.855397" calcext:value-type="float">
            <text:p>1,855397</text:p>
          </table:table-cell>
        </table:table-row>
        <table:table-row table:style-name="ro1">
          <table:table-cell office:value-type="float" office:value="4.867981" calcext:value-type="float">
            <text:p>4,867981</text:p>
          </table:table-cell>
          <table:table-cell office:value-type="float" office:value="6.906351" calcext:value-type="float">
            <text:p>6,906351</text:p>
          </table:table-cell>
        </table:table-row>
        <table:table-row table:style-name="ro1">
          <table:table-cell office:value-type="float" office:value="3.714742" calcext:value-type="float">
            <text:p>3,714742</text:p>
          </table:table-cell>
          <table:table-cell office:value-type="float" office:value="7.634722" calcext:value-type="float">
            <text:p>7,634722</text:p>
          </table:table-cell>
        </table:table-row>
        <table:table-row table:style-name="ro1">
          <table:table-cell office:value-type="float" office:value="4.915073" calcext:value-type="float">
            <text:p>4,915073</text:p>
          </table:table-cell>
          <table:table-cell office:value-type="float" office:value="6.329515" calcext:value-type="float">
            <text:p>6,329515</text:p>
          </table:table-cell>
        </table:table-row>
        <table:table-row table:style-name="ro1">
          <table:table-cell office:value-type="float" office:value="4.963384" calcext:value-type="float">
            <text:p>4,963384</text:p>
          </table:table-cell>
          <table:table-cell office:value-type="float" office:value="7.106701" calcext:value-type="float">
            <text:p>7,106701</text:p>
          </table:table-cell>
        </table:table-row>
        <table:table-row table:style-name="ro1">
          <table:table-cell office:value-type="float" office:value="2.527706" calcext:value-type="float">
            <text:p>2,527706</text:p>
          </table:table-cell>
          <table:table-cell office:value-type="float" office:value="2.172906" calcext:value-type="float">
            <text:p>2,172906</text:p>
          </table:table-cell>
        </table:table-row>
        <table:table-row table:style-name="ro1">
          <table:table-cell office:value-type="float" office:value="1.802479" calcext:value-type="float">
            <text:p>1,802479</text:p>
          </table:table-cell>
          <table:table-cell office:value-type="float" office:value="2.717957" calcext:value-type="float">
            <text:p>2,717957</text:p>
          </table:table-cell>
        </table:table-row>
        <table:table-row table:style-name="ro1">
          <table:table-cell office:value-type="float" office:value="0.740118" calcext:value-type="float">
            <text:p>0,740118</text:p>
          </table:table-cell>
          <table:table-cell office:value-type="float" office:value="2.363374" calcext:value-type="float">
            <text:p>2,363374</text:p>
          </table:table-cell>
        </table:table-row>
        <table:table-row table:style-name="ro1">
          <table:table-cell office:value-type="float" office:value="0.6554" calcext:value-type="float">
            <text:p>0,6554</text:p>
          </table:table-cell>
          <table:table-cell office:value-type="float" office:value="3.091069" calcext:value-type="float">
            <text:p>3,091069</text:p>
          </table:table-cell>
        </table:table-row>
        <table:table-row table:style-name="ro1">
          <table:table-cell office:value-type="float" office:value="4.925346" calcext:value-type="float">
            <text:p>4,925346</text:p>
          </table:table-cell>
          <table:table-cell office:value-type="float" office:value="7.372006" calcext:value-type="float">
            <text:p>7,372006</text:p>
          </table:table-cell>
        </table:table-row>
        <table:table-row table:style-name="ro1">
          <table:table-cell office:value-type="float" office:value="4.201638" calcext:value-type="float">
            <text:p>4,201638</text:p>
          </table:table-cell>
          <table:table-cell office:value-type="float" office:value="6.292718" calcext:value-type="float">
            <text:p>6,292718</text:p>
          </table:table-cell>
        </table:table-row>
        <table:table-row table:style-name="ro1">
          <table:table-cell office:value-type="float" office:value="2.675872" calcext:value-type="float">
            <text:p>2,675872</text:p>
          </table:table-cell>
          <table:table-cell office:value-type="float" office:value="1.6219" calcext:value-type="float">
            <text:p>1,6219</text:p>
          </table:table-cell>
        </table:table-row>
        <table:table-row table:style-name="ro1">
          <table:table-cell office:value-type="float" office:value="1.781637" calcext:value-type="float">
            <text:p>1,781637</text:p>
          </table:table-cell>
          <table:table-cell office:value-type="float" office:value="2.930791" calcext:value-type="float">
            <text:p>2,930791</text:p>
          </table:table-cell>
        </table:table-row>
        <table:table-row table:style-name="ro1">
          <table:table-cell office:value-type="float" office:value="3.969701" calcext:value-type="float">
            <text:p>3,969701</text:p>
          </table:table-cell>
          <table:table-cell office:value-type="float" office:value="7.11606" calcext:value-type="float">
            <text:p>7,11606</text:p>
          </table:table-cell>
        </table:table-row>
        <table:table-row table:style-name="ro1">
          <table:table-cell office:value-type="float" office:value="5.182379" calcext:value-type="float">
            <text:p>5,182379</text:p>
          </table:table-cell>
          <table:table-cell office:value-type="float" office:value="6.814558" calcext:value-type="float">
            <text:p>6,814558</text:p>
          </table:table-cell>
        </table:table-row>
        <table:table-row table:style-name="ro1">
          <table:table-cell office:value-type="float" office:value="5.088592" calcext:value-type="float">
            <text:p>5,088592</text:p>
          </table:table-cell>
          <table:table-cell office:value-type="float" office:value="5.868596" calcext:value-type="float">
            <text:p>5,868596</text:p>
          </table:table-cell>
        </table:table-row>
        <table:table-row table:style-name="ro1">
          <table:table-cell office:value-type="float" office:value="1.542751" calcext:value-type="float">
            <text:p>1,542751</text:p>
          </table:table-cell>
          <table:table-cell office:value-type="float" office:value="1.793674" calcext:value-type="float">
            <text:p>1,793674</text:p>
          </table:table-cell>
        </table:table-row>
        <table:table-row table:style-name="ro1">
          <table:table-cell office:value-type="float" office:value="2.049666" calcext:value-type="float">
            <text:p>2,049666</text:p>
          </table:table-cell>
          <table:table-cell office:value-type="float" office:value="1.207735" calcext:value-type="float">
            <text:p>1,207735</text:p>
          </table:table-cell>
        </table:table-row>
        <table:table-row table:style-name="ro1">
          <table:table-cell office:value-type="float" office:value="2.667439" calcext:value-type="float">
            <text:p>2,667439</text:p>
          </table:table-cell>
          <table:table-cell office:value-type="float" office:value="2.966656" calcext:value-type="float">
            <text:p>2,966656</text:p>
          </table:table-cell>
        </table:table-row>
        <table:table-row table:style-name="ro1">
          <table:table-cell office:value-type="float" office:value="3.986626" calcext:value-type="float">
            <text:p>3,986626</text:p>
          </table:table-cell>
          <table:table-cell office:value-type="float" office:value="7.046669" calcext:value-type="float">
            <text:p>7,046669</text:p>
          </table:table-cell>
        </table:table-row>
        <table:table-row table:style-name="ro1">
          <table:table-cell office:value-type="float" office:value="1.405291" calcext:value-type="float">
            <text:p>1,405291</text:p>
          </table:table-cell>
          <table:table-cell office:value-type="float" office:value="2.009604" calcext:value-type="float">
            <text:p>2,009604</text:p>
          </table:table-cell>
        </table:table-row>
        <table:table-row table:style-name="ro1">
          <table:table-cell office:value-type="float" office:value="5.168793" calcext:value-type="float">
            <text:p>5,168793</text:p>
          </table:table-cell>
          <table:table-cell office:value-type="float" office:value="7.276591" calcext:value-type="float">
            <text:p>7,276591</text:p>
          </table:table-cell>
        </table:table-row>
        <table:table-row table:style-name="ro1">
          <table:table-cell office:value-type="float" office:value="4.950815" calcext:value-type="float">
            <text:p>4,950815</text:p>
          </table:table-cell>
          <table:table-cell office:value-type="float" office:value="6.327284" calcext:value-type="float">
            <text:p>6,327284</text:p>
          </table:table-cell>
        </table:table-row>
        <table:table-row table:style-name="ro1">
          <table:table-cell office:value-type="float" office:value="4.64242" calcext:value-type="float">
            <text:p>4,64242</text:p>
          </table:table-cell>
          <table:table-cell office:value-type="float" office:value="6.575982" calcext:value-type="float">
            <text:p>6,575982</text:p>
          </table:table-cell>
        </table:table-row>
        <table:table-row table:style-name="ro1">
          <table:table-cell office:value-type="float" office:value="4.133558" calcext:value-type="float">
            <text:p>4,133558</text:p>
          </table:table-cell>
          <table:table-cell office:value-type="float" office:value="7.345765" calcext:value-type="float">
            <text:p>7,345765</text:p>
          </table:table-cell>
        </table:table-row>
        <table:table-row table:style-name="ro1">
          <table:table-cell office:value-type="float" office:value="1.759425" calcext:value-type="float">
            <text:p>1,759425</text:p>
          </table:table-cell>
          <table:table-cell office:value-type="float" office:value="2.643265" calcext:value-type="float">
            <text:p>2,643265</text:p>
          </table:table-cell>
        </table:table-row>
        <table:table-row table:style-name="ro1">
          <table:table-cell office:value-type="float" office:value="4.418242" calcext:value-type="float">
            <text:p>4,418242</text:p>
          </table:table-cell>
          <table:table-cell office:value-type="float" office:value="7.914713" calcext:value-type="float">
            <text:p>7,914713</text:p>
          </table:table-cell>
        </table:table-row>
        <table:table-row table:style-name="ro1">
          <table:table-cell office:value-type="float" office:value="2.28274" calcext:value-type="float">
            <text:p>2,28274</text:p>
          </table:table-cell>
          <table:table-cell office:value-type="float" office:value="1.870196" calcext:value-type="float">
            <text:p>1,870196</text:p>
          </table:table-cell>
        </table:table-row>
        <table:table-row table:style-name="ro1">
          <table:table-cell office:value-type="float" office:value="0.721388" calcext:value-type="float">
            <text:p>0,721388</text:p>
          </table:table-cell>
          <table:table-cell office:value-type="float" office:value="3.091535" calcext:value-type="float">
            <text:p>3,091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4T23:27:15.482657800</dc:date>
    <meta:editing-duration>PT20M18S</meta:editing-duration>
    <meta:editing-cycles>1</meta:editing-cycles>
    <meta:document-statistic meta:table-count="1" meta:cell-count="1966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61cm" svg:height="22.28cm" xlink:href=".." xlink:type="simple" chart:class="chart:scatter" chart:style-name="ch1">
        <chart:legend chart:legend-position="end" svg:x="37.103cm" svg:y="10.845cm" style:legend-expansion="high" chart:style-name="ch2"/>
        <chart:plot-area chart:style-name="ch3" svg:x="0.792cm" svg:y="0.445cm" svg:width="35.519cm" svg:height="21.39cm">
          <chart:coordinate-region svg:x="1.239cm" svg:y="0.64cm" svg:width="34.972cm" svg:height="20.55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A_3_20217.B1:27A_3_20217.B983" chart:class="chart:scatter">
            <chart:domain table:cell-range-address="27A_3_20217.A1:27A_3_20217.A983"/>
            <chart:data-point chart:repeated="9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31625">
                <text:p>5.631625</text:p>
                <draw:g>
                  <svg:desc>27A_3_20217.A1:27A_3_20217.A983</svg:desc>
                </draw:g>
              </table:table-cell>
              <table:table-cell office:value-type="float" office:value="7.589243">
                <text:p>7.589243</text:p>
                <draw:g>
                  <svg:desc>27A_3_20217.B1:27A_3_20217.B9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68702">
                <text:p>1.868702</text:p>
              </table:table-cell>
              <table:table-cell office:value-type="float" office:value="2.203377">
                <text:p>2.203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67311">
                <text:p>2.467311</text:p>
              </table:table-cell>
              <table:table-cell office:value-type="float" office:value="2.727577">
                <text:p>2.72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9442">
                <text:p>4.949442</text:p>
              </table:table-cell>
              <table:table-cell office:value-type="float" office:value="6.339623">
                <text:p>6.33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1995">
                <text:p>5.621995</text:p>
              </table:table-cell>
              <table:table-cell office:value-type="float" office:value="8.362551">
                <text:p>8.362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79048">
                <text:p>3.579048</text:p>
              </table:table-cell>
              <table:table-cell office:value-type="float" office:value="6.108294">
                <text:p>6.108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7397">
                <text:p>3.77397</text:p>
              </table:table-cell>
              <table:table-cell office:value-type="float" office:value="6.832873">
                <text:p>6.832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74297">
                <text:p>2.674297</text:p>
              </table:table-cell>
              <table:table-cell office:value-type="float" office:value="1.770223">
                <text:p>1.770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95038">
                <text:p>4.795038</text:p>
              </table:table-cell>
              <table:table-cell office:value-type="float" office:value="7.696586">
                <text:p>7.696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35016">
                <text:p>5.835016</text:p>
              </table:table-cell>
              <table:table-cell office:value-type="float" office:value="6.548611">
                <text:p>6.548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3963">
                <text:p>0.653963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8422">
                <text:p>1.878422</text:p>
              </table:table-cell>
              <table:table-cell office:value-type="float" office:value="3.769425">
                <text:p>3.769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1307">
                <text:p>4.031307</text:p>
              </table:table-cell>
              <table:table-cell office:value-type="float" office:value="7.145948">
                <text:p>7.145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512">
                <text:p>0.471512</text:p>
              </table:table-cell>
              <table:table-cell office:value-type="float" office:value="2.918673">
                <text:p>2.918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1769">
                <text:p>4.171769</text:p>
              </table:table-cell>
              <table:table-cell office:value-type="float" office:value="6.339868">
                <text:p>6.339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934">
                <text:p>1.07934</text:p>
              </table:table-cell>
              <table:table-cell office:value-type="float" office:value="2.059435">
                <text:p>2.059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52584">
                <text:p>2.052584</text:p>
              </table:table-cell>
              <table:table-cell office:value-type="float" office:value="1.542036">
                <text:p>1.542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40341">
                <text:p>4.440341</text:p>
              </table:table-cell>
              <table:table-cell office:value-type="float" office:value="7.407098">
                <text:p>7.407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84529">
                <text:p>5.084529</text:p>
              </table:table-cell>
              <table:table-cell office:value-type="float" office:value="6.778813">
                <text:p>6.778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1659">
                <text:p>1.851659</text:p>
              </table:table-cell>
              <table:table-cell office:value-type="float" office:value="3.010824">
                <text:p>3.010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7431">
                <text:p>3.057431</text:p>
              </table:table-cell>
              <table:table-cell office:value-type="float" office:value="7.52905">
                <text:p>7.52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23587">
                <text:p>1.923587</text:p>
              </table:table-cell>
              <table:table-cell office:value-type="float" office:value="2.881345">
                <text:p>2.881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03404">
                <text:p>3.603404</text:p>
              </table:table-cell>
              <table:table-cell office:value-type="float" office:value="6.73496">
                <text:p>6.73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59544">
                <text:p>3.759544</text:p>
              </table:table-cell>
              <table:table-cell office:value-type="float" office:value="6.941369">
                <text:p>6.941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41646">
                <text:p>1.541646</text:p>
              </table:table-cell>
              <table:table-cell office:value-type="float" office:value="2.256402">
                <text:p>2.256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38478">
                <text:p>4.738478</text:p>
              </table:table-cell>
              <table:table-cell office:value-type="float" office:value="7.309608">
                <text:p>7.309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17601">
                <text:p>4.517601</text:p>
              </table:table-cell>
              <table:table-cell office:value-type="float" office:value="6.745765">
                <text:p>6.745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44585">
                <text:p>2.844585</text:p>
              </table:table-cell>
              <table:table-cell office:value-type="float" office:value="1.862312">
                <text:p>1.862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9339">
                <text:p>0.919339</text:p>
              </table:table-cell>
              <table:table-cell office:value-type="float" office:value="1.690411">
                <text:p>1.690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39858">
                <text:p>4.439858</text:p>
              </table:table-cell>
              <table:table-cell office:value-type="float" office:value="6.174776">
                <text:p>6.174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8778">
                <text:p>2.058778</text:p>
              </table:table-cell>
              <table:table-cell office:value-type="float" office:value="1.910961">
                <text:p>1.910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31844">
                <text:p>2.731844</text:p>
              </table:table-cell>
              <table:table-cell office:value-type="float" office:value="1.860269">
                <text:p>1.860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1302">
                <text:p>1.401302</text:p>
              </table:table-cell>
              <table:table-cell office:value-type="float" office:value="1.77493">
                <text:p>1.77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59954">
                <text:p>4.259954</text:p>
              </table:table-cell>
              <table:table-cell office:value-type="float" office:value="7.376495">
                <text:p>7.376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49792">
                <text:p>3.649792</text:p>
              </table:table-cell>
              <table:table-cell office:value-type="float" office:value="6.225045">
                <text:p>6.225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1273">
                <text:p>0.901273</text:p>
              </table:table-cell>
              <table:table-cell office:value-type="float" office:value="3.170188">
                <text:p>3.170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49477">
                <text:p>1.949477</text:p>
              </table:table-cell>
              <table:table-cell office:value-type="float" office:value="1.425976">
                <text:p>1.425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04091">
                <text:p>2.104091</text:p>
              </table:table-cell>
              <table:table-cell office:value-type="float" office:value="2.469303">
                <text:p>2.469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35092">
                <text:p>4.335092</text:p>
              </table:table-cell>
              <table:table-cell office:value-type="float" office:value="6.784296">
                <text:p>6.784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11189">
                <text:p>2.511189</text:p>
              </table:table-cell>
              <table:table-cell office:value-type="float" office:value="3.43227">
                <text:p>3.43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1176">
                <text:p>1.251176</text:p>
              </table:table-cell>
              <table:table-cell office:value-type="float" office:value="3.533844">
                <text:p>3.533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36873">
                <text:p>1.136873</text:p>
              </table:table-cell>
              <table:table-cell office:value-type="float" office:value="2.292529">
                <text:p>2.292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8942">
                <text:p>2.058942</text:p>
              </table:table-cell>
              <table:table-cell office:value-type="float" office:value="1.661706">
                <text:p>1.661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68336">
                <text:p>2.268336</text:p>
              </table:table-cell>
              <table:table-cell office:value-type="float" office:value="3.105869">
                <text:p>3.105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87679">
                <text:p>3.187679</text:p>
              </table:table-cell>
              <table:table-cell office:value-type="float" office:value="3.344202">
                <text:p>3.344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24707">
                <text:p>1.824707</text:p>
              </table:table-cell>
              <table:table-cell office:value-type="float" office:value="1.844109">
                <text:p>1.844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52499">
                <text:p>2.252499</text:p>
              </table:table-cell>
              <table:table-cell office:value-type="float" office:value="1.966527">
                <text:p>1.966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44">
                <text:p>4.144</text:p>
              </table:table-cell>
              <table:table-cell office:value-type="float" office:value="7.644025">
                <text:p>7.644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00753">
                <text:p>3.700753</text:p>
              </table:table-cell>
              <table:table-cell office:value-type="float" office:value="8.04823">
                <text:p>8.04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93627">
                <text:p>4.793627</text:p>
              </table:table-cell>
              <table:table-cell office:value-type="float" office:value="7.016555">
                <text:p>7.016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00416">
                <text:p>4.500416</text:p>
              </table:table-cell>
              <table:table-cell office:value-type="float" office:value="6.899027">
                <text:p>6.8990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7276">
                <text:p>4.57276</text:p>
              </table:table-cell>
              <table:table-cell office:value-type="float" office:value="8.102587">
                <text:p>8.102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79175">
                <text:p>4.879175</text:p>
              </table:table-cell>
              <table:table-cell office:value-type="float" office:value="6.873148">
                <text:p>6.873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12946">
                <text:p>2.612946</text:p>
              </table:table-cell>
              <table:table-cell office:value-type="float" office:value="2.382984">
                <text:p>2.382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43831">
                <text:p>2.543831</text:p>
              </table:table-cell>
              <table:table-cell office:value-type="float" office:value="2.015898">
                <text:p>2.0158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33401">
                <text:p>4.333401</text:p>
              </table:table-cell>
              <table:table-cell office:value-type="float" office:value="6.958763">
                <text:p>6.958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53138">
                <text:p>5.253138</text:p>
              </table:table-cell>
              <table:table-cell office:value-type="float" office:value="6.600387">
                <text:p>6.600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79424">
                <text:p>5.779424</text:p>
              </table:table-cell>
              <table:table-cell office:value-type="float" office:value="5.605635">
                <text:p>5.605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41009">
                <text:p>5.041009</text:p>
              </table:table-cell>
              <table:table-cell office:value-type="float" office:value="7.766113">
                <text:p>7.766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15281">
                <text:p>2.015281</text:p>
              </table:table-cell>
              <table:table-cell office:value-type="float" office:value="2.356657">
                <text:p>2.356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66181">
                <text:p>1.166181</text:p>
              </table:table-cell>
              <table:table-cell office:value-type="float" office:value="1.772713">
                <text:p>1.772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45259">
                <text:p>4.945259</text:p>
              </table:table-cell>
              <table:table-cell office:value-type="float" office:value="6.252649">
                <text:p>6.2526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91809">
                <text:p>2.191809</text:p>
              </table:table-cell>
              <table:table-cell office:value-type="float" office:value="1.387578">
                <text:p>1.387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98133">
                <text:p>4.198133</text:p>
              </table:table-cell>
              <table:table-cell office:value-type="float" office:value="6.271031">
                <text:p>6.271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36926">
                <text:p>2.436926</text:p>
              </table:table-cell>
              <table:table-cell office:value-type="float" office:value="1.203846">
                <text:p>1.20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78055">
                <text:p>1.578055</text:p>
              </table:table-cell>
              <table:table-cell office:value-type="float" office:value="2.843345">
                <text:p>2.843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9279">
                <text:p>0.849279</text:p>
              </table:table-cell>
              <table:table-cell office:value-type="float" office:value="3.186433">
                <text:p>3.1864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36381">
                <text:p>4.936381</text:p>
              </table:table-cell>
              <table:table-cell office:value-type="float" office:value="8.30588">
                <text:p>8.30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51604">
                <text:p>1.151604</text:p>
              </table:table-cell>
              <table:table-cell office:value-type="float" office:value="2.468599">
                <text:p>2.4685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123">
                <text:p>0.864123</text:p>
              </table:table-cell>
              <table:table-cell office:value-type="float" office:value="2.291335">
                <text:p>2.291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5856">
                <text:p>3.15856</text:p>
              </table:table-cell>
              <table:table-cell office:value-type="float" office:value="6.513527">
                <text:p>6.513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60063">
                <text:p>4.560063</text:p>
              </table:table-cell>
              <table:table-cell office:value-type="float" office:value="7.541338">
                <text:p>7.541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22662">
                <text:p>5.522662</text:p>
              </table:table-cell>
              <table:table-cell office:value-type="float" office:value="7.405482">
                <text:p>7.405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8633">
                <text:p>2.18633</text:p>
              </table:table-cell>
              <table:table-cell office:value-type="float" office:value="3.671268">
                <text:p>3.671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88388">
                <text:p>3.788388</text:p>
              </table:table-cell>
              <table:table-cell office:value-type="float" office:value="6.752383">
                <text:p>6.7523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7056">
                <text:p>4.67056</text:p>
              </table:table-cell>
              <table:table-cell office:value-type="float" office:value="6.028661">
                <text:p>6.028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34609">
                <text:p>3.734609</text:p>
              </table:table-cell>
              <table:table-cell office:value-type="float" office:value="7.368118">
                <text:p>7.368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383463">
                <text:p>5.383463</text:p>
              </table:table-cell>
              <table:table-cell office:value-type="float" office:value="6.974742">
                <text:p>6.974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19281">
                <text:p>5.19281</text:p>
              </table:table-cell>
              <table:table-cell office:value-type="float" office:value="7.410071">
                <text:p>7.410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1409">
                <text:p>2.71409</text:p>
              </table:table-cell>
              <table:table-cell office:value-type="float" office:value="1.577165">
                <text:p>1.577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2383">
                <text:p>1.632383</text:p>
              </table:table-cell>
              <table:table-cell office:value-type="float" office:value="2.249753">
                <text:p>2.249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1693">
                <text:p>1.791693</text:p>
              </table:table-cell>
              <table:table-cell office:value-type="float" office:value="2.62676">
                <text:p>2.62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27243">
                <text:p>3.027243</text:p>
              </table:table-cell>
              <table:table-cell office:value-type="float" office:value="6.182833">
                <text:p>6.182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97153">
                <text:p>2.697153</text:p>
              </table:table-cell>
              <table:table-cell office:value-type="float" office:value="3.21303">
                <text:p>3.21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74787">
                <text:p>1.574787</text:p>
              </table:table-cell>
              <table:table-cell office:value-type="float" office:value="2.634761">
                <text:p>2.634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98257">
                <text:p>1.198257</text:p>
              </table:table-cell>
              <table:table-cell office:value-type="float" office:value="1.956266">
                <text:p>1.956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97131">
                <text:p>1.497131</text:p>
              </table:table-cell>
              <table:table-cell office:value-type="float" office:value="2.322495">
                <text:p>2.322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20555">
                <text:p>4.920555</text:p>
              </table:table-cell>
              <table:table-cell office:value-type="float" office:value="6.386936">
                <text:p>6.386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24382">
                <text:p>3.624382</text:p>
              </table:table-cell>
              <table:table-cell office:value-type="float" office:value="7.345565">
                <text:p>7.345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47744">
                <text:p>1.147744</text:p>
              </table:table-cell>
              <table:table-cell office:value-type="float" office:value="2.675222">
                <text:p>2.675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44015">
                <text:p>4.644015</text:p>
              </table:table-cell>
              <table:table-cell office:value-type="float" office:value="7.345183">
                <text:p>7.345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92038">
                <text:p>5.192038</text:p>
              </table:table-cell>
              <table:table-cell office:value-type="float" office:value="7.736955">
                <text:p>7.736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6825">
                <text:p>1.46825</text:p>
              </table:table-cell>
              <table:table-cell office:value-type="float" office:value="2.763448">
                <text:p>2.7634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81263">
                <text:p>3.781263</text:p>
              </table:table-cell>
              <table:table-cell office:value-type="float" office:value="5.994747">
                <text:p>5.994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7798">
                <text:p>5.567798</text:p>
              </table:table-cell>
              <table:table-cell office:value-type="float" office:value="6.095733">
                <text:p>6.095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52709">
                <text:p>1.852709</text:p>
              </table:table-cell>
              <table:table-cell office:value-type="float" office:value="1.628344">
                <text:p>1.628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376804">
                <text:p>5.376804</text:p>
              </table:table-cell>
              <table:table-cell office:value-type="float" office:value="7.42128">
                <text:p>7.42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21087">
                <text:p>1.121087</text:p>
              </table:table-cell>
              <table:table-cell office:value-type="float" office:value="3.51421">
                <text:p>3.514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40387">
                <text:p>1.240387</text:p>
              </table:table-cell>
              <table:table-cell office:value-type="float" office:value="2.516705">
                <text:p>2.5167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62516">
                <text:p>3.362516</text:p>
              </table:table-cell>
              <table:table-cell office:value-type="float" office:value="5.664722">
                <text:p>5.664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46996">
                <text:p>2.546996</text:p>
              </table:table-cell>
              <table:table-cell office:value-type="float" office:value="1.969607">
                <text:p>1.9696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2608">
                <text:p>2.12608</text:p>
              </table:table-cell>
              <table:table-cell office:value-type="float" office:value="2.47105">
                <text:p>2.47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8553">
                <text:p>1.78553</text:p>
              </table:table-cell>
              <table:table-cell office:value-type="float" office:value="2.804041">
                <text:p>2.8040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85358">
                <text:p>2.985358</text:p>
              </table:table-cell>
              <table:table-cell office:value-type="float" office:value="2.361132">
                <text:p>2.361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3632">
                <text:p>0.953632</text:p>
              </table:table-cell>
              <table:table-cell office:value-type="float" office:value="3.122582">
                <text:p>3.1225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764">
                <text:p>2.1764</text:p>
              </table:table-cell>
              <table:table-cell office:value-type="float" office:value="2.499404">
                <text:p>2.499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9526">
                <text:p>4.399526</text:p>
              </table:table-cell>
              <table:table-cell office:value-type="float" office:value="7.034387">
                <text:p>7.0343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1855">
                <text:p>4.81855</text:p>
              </table:table-cell>
              <table:table-cell office:value-type="float" office:value="6.408468">
                <text:p>6.4084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95621">
                <text:p>1.995621</text:p>
              </table:table-cell>
              <table:table-cell office:value-type="float" office:value="2.439022">
                <text:p>2.4390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97154">
                <text:p>2.597154</text:p>
              </table:table-cell>
              <table:table-cell office:value-type="float" office:value="3.280303">
                <text:p>3.2803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21543">
                <text:p>3.921543</text:p>
              </table:table-cell>
              <table:table-cell office:value-type="float" office:value="6.970847">
                <text:p>6.970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706623">
                <text:p>4.706623</text:p>
              </table:table-cell>
              <table:table-cell office:value-type="float" office:value="7.860045">
                <text:p>7.860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21066">
                <text:p>2.921066</text:p>
              </table:table-cell>
              <table:table-cell office:value-type="float" office:value="1.02989">
                <text:p>1.029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81626">
                <text:p>4.181626</text:p>
              </table:table-cell>
              <table:table-cell office:value-type="float" office:value="7.679341">
                <text:p>7.6793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71024">
                <text:p>4.071024</text:p>
              </table:table-cell>
              <table:table-cell office:value-type="float" office:value="7.19889">
                <text:p>7.19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10347">
                <text:p>5.710347</text:p>
              </table:table-cell>
              <table:table-cell office:value-type="float" office:value="7.032596">
                <text:p>7.032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28555">
                <text:p>3.228555</text:p>
              </table:table-cell>
              <table:table-cell office:value-type="float" office:value="6.313306">
                <text:p>6.3133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70789">
                <text:p>4.570789</text:p>
              </table:table-cell>
              <table:table-cell office:value-type="float" office:value="6.858334">
                <text:p>6.858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384252">
                <text:p>4.384252</text:p>
              </table:table-cell>
              <table:table-cell office:value-type="float" office:value="7.482218">
                <text:p>7.4822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14799">
                <text:p>1.214799</text:p>
              </table:table-cell>
              <table:table-cell office:value-type="float" office:value="2.419599">
                <text:p>2.419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62716">
                <text:p>1.262716</text:p>
              </table:table-cell>
              <table:table-cell office:value-type="float" office:value="1.83773">
                <text:p>1.83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00442">
                <text:p>1.400442</text:p>
              </table:table-cell>
              <table:table-cell office:value-type="float" office:value="1.908789">
                <text:p>1.9087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18918">
                <text:p>3.418918</text:p>
              </table:table-cell>
              <table:table-cell office:value-type="float" office:value="7.040379">
                <text:p>7.040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55846">
                <text:p>3.955846</text:p>
              </table:table-cell>
              <table:table-cell office:value-type="float" office:value="6.085434">
                <text:p>6.085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41108">
                <text:p>4.441108</text:p>
              </table:table-cell>
              <table:table-cell office:value-type="float" office:value="5.926766">
                <text:p>5.926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53221">
                <text:p>1.053221</text:p>
              </table:table-cell>
              <table:table-cell office:value-type="float" office:value="3.008487">
                <text:p>3.0084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7348">
                <text:p>1.267348</text:p>
              </table:table-cell>
              <table:table-cell office:value-type="float" office:value="1.714291">
                <text:p>1.714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457034">
                <text:p>5.457034</text:p>
              </table:table-cell>
              <table:table-cell office:value-type="float" office:value="7.46818">
                <text:p>7.468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5007">
                <text:p>1.625007</text:p>
              </table:table-cell>
              <table:table-cell office:value-type="float" office:value="1.758562">
                <text:p>1.7585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01836">
                <text:p>2.201836</text:p>
              </table:table-cell>
              <table:table-cell office:value-type="float" office:value="2.623082">
                <text:p>2.6230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1123">
                <text:p>1.991123</text:p>
              </table:table-cell>
              <table:table-cell office:value-type="float" office:value="1.075405">
                <text:p>1.075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5222">
                <text:p>2.15222</text:p>
              </table:table-cell>
              <table:table-cell office:value-type="float" office:value="2.02655">
                <text:p>2.02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54623">
                <text:p>4.454623</text:p>
              </table:table-cell>
              <table:table-cell office:value-type="float" office:value="6.703009">
                <text:p>6.703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62211">
                <text:p>4.762211</text:p>
              </table:table-cell>
              <table:table-cell office:value-type="float" office:value="8.087628">
                <text:p>8.0876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82523">
                <text:p>2.282523</text:p>
              </table:table-cell>
              <table:table-cell office:value-type="float" office:value="2.647158">
                <text:p>2.647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14971">
                <text:p>5.414971</text:p>
              </table:table-cell>
              <table:table-cell office:value-type="float" office:value="6.238708">
                <text:p>6.238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4311">
                <text:p>4.64311</text:p>
              </table:table-cell>
              <table:table-cell office:value-type="float" office:value="7.285965">
                <text:p>7.285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093561">
                <text:p>5.093561</text:p>
              </table:table-cell>
              <table:table-cell office:value-type="float" office:value="6.352744">
                <text:p>6.3527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08721">
                <text:p>3.808721</text:p>
              </table:table-cell>
              <table:table-cell office:value-type="float" office:value="7.832779">
                <text:p>7.832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60927">
                <text:p>1.460927</text:p>
              </table:table-cell>
              <table:table-cell office:value-type="float" office:value="1.706395">
                <text:p>1.706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06353">
                <text:p>5.06353</text:p>
              </table:table-cell>
              <table:table-cell office:value-type="float" office:value="7.0137">
                <text:p>7.0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70492">
                <text:p>3.970492</text:p>
              </table:table-cell>
              <table:table-cell office:value-type="float" office:value="6.827598">
                <text:p>6.827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62295">
                <text:p>4.662295</text:p>
              </table:table-cell>
              <table:table-cell office:value-type="float" office:value="6.447907">
                <text:p>6.4479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94737">
                <text:p>3.194737</text:p>
              </table:table-cell>
              <table:table-cell office:value-type="float" office:value="2.599198">
                <text:p>2.5991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35149">
                <text:p>4.635149</text:p>
              </table:table-cell>
              <table:table-cell office:value-type="float" office:value="6.584363">
                <text:p>6.584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18521">
                <text:p>4.918521</text:p>
              </table:table-cell>
              <table:table-cell office:value-type="float" office:value="6.470139">
                <text:p>6.470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32847">
                <text:p>1.432847</text:p>
              </table:table-cell>
              <table:table-cell office:value-type="float" office:value="3.004361">
                <text:p>3.004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300832">
                <text:p>4.300832</text:p>
              </table:table-cell>
              <table:table-cell office:value-type="float" office:value="6.500008">
                <text:p>6.5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04741">
                <text:p>3.604741</text:p>
              </table:table-cell>
              <table:table-cell office:value-type="float" office:value="7.762902">
                <text:p>7.762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589608">
                <text:p>4.589608</text:p>
              </table:table-cell>
              <table:table-cell office:value-type="float" office:value="7.801534">
                <text:p>7.801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6163">
                <text:p>1.96163</text:p>
              </table:table-cell>
              <table:table-cell office:value-type="float" office:value="3.234605">
                <text:p>3.234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749945">
                <text:p>2.749945</text:p>
              </table:table-cell>
              <table:table-cell office:value-type="float" office:value="2.723528">
                <text:p>2.7235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57804">
                <text:p>4.557804</text:p>
              </table:table-cell>
              <table:table-cell office:value-type="float" office:value="7.087838">
                <text:p>7.087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18516">
                <text:p>1.518516</text:p>
              </table:table-cell>
              <table:table-cell office:value-type="float" office:value="2.744986">
                <text:p>2.744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34105">
                <text:p>1.434105</text:p>
              </table:table-cell>
              <table:table-cell office:value-type="float" office:value="2.874518">
                <text:p>2.8745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267613">
                <text:p>4.267613</text:p>
              </table:table-cell>
              <table:table-cell office:value-type="float" office:value="6.929174">
                <text:p>6.9291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31115">
                <text:p>4.531115</text:p>
              </table:table-cell>
              <table:table-cell office:value-type="float" office:value="6.767605">
                <text:p>6.767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13253">
                <text:p>4.513253</text:p>
              </table:table-cell>
              <table:table-cell office:value-type="float" office:value="6.984827">
                <text:p>6.984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699152">
                <text:p>4.699152</text:p>
              </table:table-cell>
              <table:table-cell office:value-type="float" office:value="7.635395">
                <text:p>7.635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28537">
                <text:p>1.528537</text:p>
              </table:table-cell>
              <table:table-cell office:value-type="float" office:value="1.947086">
                <text:p>1.9470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1508">
                <text:p>1.591508</text:p>
              </table:table-cell>
              <table:table-cell office:value-type="float" office:value="2.571842">
                <text:p>2.5718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83739">
                <text:p>2.183739</text:p>
              </table:table-cell>
              <table:table-cell office:value-type="float" office:value="2.090254">
                <text:p>2.090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34673">
                <text:p>3.534673</text:p>
              </table:table-cell>
              <table:table-cell office:value-type="float" office:value="7.773221">
                <text:p>7.773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70558">
                <text:p>4.170558</text:p>
              </table:table-cell>
              <table:table-cell office:value-type="float" office:value="6.393075">
                <text:p>6.3930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150284">
                <text:p>5.150284</text:p>
              </table:table-cell>
              <table:table-cell office:value-type="float" office:value="7.932336">
                <text:p>7.932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37406">
                <text:p>1.837406</text:p>
              </table:table-cell>
              <table:table-cell office:value-type="float" office:value="2.172181">
                <text:p>2.1721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1328">
                <text:p>0.551328</text:p>
              </table:table-cell>
              <table:table-cell office:value-type="float" office:value="3.475711">
                <text:p>3.4757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300549">
                <text:p>4.300549</text:p>
              </table:table-cell>
              <table:table-cell office:value-type="float" office:value="7.081499">
                <text:p>7.081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566151">
                <text:p>3.566151</text:p>
              </table:table-cell>
              <table:table-cell office:value-type="float" office:value="6.547879">
                <text:p>6.547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10358">
                <text:p>1.710358</text:p>
              </table:table-cell>
              <table:table-cell office:value-type="float" office:value="2.60007">
                <text:p>2.6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61333">
                <text:p>4.861333</text:p>
              </table:table-cell>
              <table:table-cell office:value-type="float" office:value="6.677089">
                <text:p>6.6770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609312">
                <text:p>4.609312</text:p>
              </table:table-cell>
              <table:table-cell office:value-type="float" office:value="6.317726">
                <text:p>6.317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828869">
                <text:p>4.828869</text:p>
              </table:table-cell>
              <table:table-cell office:value-type="float" office:value="7.323054">
                <text:p>7.3230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19191">
                <text:p>3.719191</text:p>
              </table:table-cell>
              <table:table-cell office:value-type="float" office:value="7.331418">
                <text:p>7.331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58538">
                <text:p>4.658538</text:p>
              </table:table-cell>
              <table:table-cell office:value-type="float" office:value="7.696753">
                <text:p>7.6967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36799">
                <text:p>4.336799</text:p>
              </table:table-cell>
              <table:table-cell office:value-type="float" office:value="8.171711">
                <text:p>8.1717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14029">
                <text:p>1.514029</text:p>
              </table:table-cell>
              <table:table-cell office:value-type="float" office:value="1.746309">
                <text:p>1.746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81918">
                <text:p>1.681918</text:p>
              </table:table-cell>
              <table:table-cell office:value-type="float" office:value="2.949224">
                <text:p>2.949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8321">
                <text:p>4.98321</text:p>
              </table:table-cell>
              <table:table-cell office:value-type="float" office:value="6.793037">
                <text:p>6.793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992096">
                <text:p>4.992096</text:p>
              </table:table-cell>
              <table:table-cell office:value-type="float" office:value="7.544369">
                <text:p>7.5443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30397">
                <text:p>1.230397</text:p>
              </table:table-cell>
              <table:table-cell office:value-type="float" office:value="1.957977">
                <text:p>1.957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25642">
                <text:p>0.525642</text:p>
              </table:table-cell>
              <table:table-cell office:value-type="float" office:value="1.963861">
                <text:p>1.9638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273255">
                <text:p>5.273255</text:p>
              </table:table-cell>
              <table:table-cell office:value-type="float" office:value="6.094734">
                <text:p>6.0947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627853">
                <text:p>4.627853</text:p>
              </table:table-cell>
              <table:table-cell office:value-type="float" office:value="6.082155">
                <text:p>6.082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31047">
                <text:p>2.331047</text:p>
              </table:table-cell>
              <table:table-cell office:value-type="float" office:value="1.606938">
                <text:p>1.606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133196">
                <text:p>4.133196</text:p>
              </table:table-cell>
              <table:table-cell office:value-type="float" office:value="6.421044">
                <text:p>6.421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1627">
                <text:p>4.21627</text:p>
              </table:table-cell>
              <table:table-cell office:value-type="float" office:value="7.333717">
                <text:p>7.333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23784">
                <text:p>4.423784</text:p>
              </table:table-cell>
              <table:table-cell office:value-type="float" office:value="7.234378">
                <text:p>7.2343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71404">
                <text:p>1.871404</text:p>
              </table:table-cell>
              <table:table-cell office:value-type="float" office:value="1.592549">
                <text:p>1.5925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56869">
                <text:p>4.656869</text:p>
              </table:table-cell>
              <table:table-cell office:value-type="float" office:value="7.644117">
                <text:p>7.644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0067">
                <text:p>4.30067</text:p>
              </table:table-cell>
              <table:table-cell office:value-type="float" office:value="6.073605">
                <text:p>6.0736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9032">
                <text:p>4.29032</text:p>
              </table:table-cell>
              <table:table-cell office:value-type="float" office:value="6.534484">
                <text:p>6.534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6362">
                <text:p>4.26362</text:p>
              </table:table-cell>
              <table:table-cell office:value-type="float" office:value="6.870457">
                <text:p>6.8704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44024">
                <text:p>1.244024</text:p>
              </table:table-cell>
              <table:table-cell office:value-type="float" office:value="2.750664">
                <text:p>2.7506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0908">
                <text:p>1.930908</text:p>
              </table:table-cell>
              <table:table-cell office:value-type="float" office:value="3.221958">
                <text:p>3.2219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18948">
                <text:p>0.918948</text:p>
              </table:table-cell>
              <table:table-cell office:value-type="float" office:value="2.204307">
                <text:p>2.204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92615">
                <text:p>2.492615</text:p>
              </table:table-cell>
              <table:table-cell office:value-type="float" office:value="2.770591">
                <text:p>2.7705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31329">
                <text:p>4.431329</text:p>
              </table:table-cell>
              <table:table-cell office:value-type="float" office:value="6.083175">
                <text:p>6.083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24638">
                <text:p>1.024638</text:p>
              </table:table-cell>
              <table:table-cell office:value-type="float" office:value="2.328167">
                <text:p>2.3281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39593">
                <text:p>2.039593</text:p>
              </table:table-cell>
              <table:table-cell office:value-type="float" office:value="2.490943">
                <text:p>2.4909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07209">
                <text:p>2.107209</text:p>
              </table:table-cell>
              <table:table-cell office:value-type="float" office:value="0.961337">
                <text:p>0.9613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77564">
                <text:p>5.677564</text:p>
              </table:table-cell>
              <table:table-cell office:value-type="float" office:value="8.239495">
                <text:p>8.239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21379">
                <text:p>4.021379</text:p>
              </table:table-cell>
              <table:table-cell office:value-type="float" office:value="7.415741">
                <text:p>7.415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39881">
                <text:p>5.039881</text:p>
              </table:table-cell>
              <table:table-cell office:value-type="float" office:value="7.211371">
                <text:p>7.2113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142647">
                <text:p>5.142647</text:p>
              </table:table-cell>
              <table:table-cell office:value-type="float" office:value="6.985372">
                <text:p>6.9853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80689">
                <text:p>1.980689</text:p>
              </table:table-cell>
              <table:table-cell office:value-type="float" office:value="2.197704">
                <text:p>2.197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08265">
                <text:p>3.708265</text:p>
              </table:table-cell>
              <table:table-cell office:value-type="float" office:value="7.901408">
                <text:p>7.9014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97173">
                <text:p>3.197173</text:p>
              </table:table-cell>
              <table:table-cell office:value-type="float" office:value="1.176435">
                <text:p>1.1764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00675">
                <text:p>3.700675</text:p>
              </table:table-cell>
              <table:table-cell office:value-type="float" office:value="7.01159">
                <text:p>7.011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449474">
                <text:p>2.449474</text:p>
              </table:table-cell>
              <table:table-cell office:value-type="float" office:value="2.564099">
                <text:p>2.5640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554641">
                <text:p>3.554641</text:p>
              </table:table-cell>
              <table:table-cell office:value-type="float" office:value="7.759511">
                <text:p>7.7595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141885">
                <text:p>5.141885</text:p>
              </table:table-cell>
              <table:table-cell office:value-type="float" office:value="6.950822">
                <text:p>6.9508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895105">
                <text:p>4.895105</text:p>
              </table:table-cell>
              <table:table-cell office:value-type="float" office:value="7.49831">
                <text:p>7.49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067553">
                <text:p>4.067553</text:p>
              </table:table-cell>
              <table:table-cell office:value-type="float" office:value="6.803695">
                <text:p>6.8036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77009">
                <text:p>4.777009</text:p>
              </table:table-cell>
              <table:table-cell office:value-type="float" office:value="6.755087">
                <text:p>6.7550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05476">
                <text:p>1.505476</text:p>
              </table:table-cell>
              <table:table-cell office:value-type="float" office:value="2.290107">
                <text:p>2.290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4783">
                <text:p>1.94783</text:p>
              </table:table-cell>
              <table:table-cell office:value-type="float" office:value="1.983824">
                <text:p>1.983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22407">
                <text:p>5.22407</text:p>
              </table:table-cell>
              <table:table-cell office:value-type="float" office:value="6.940133">
                <text:p>6.940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96505">
                <text:p>1.796505</text:p>
              </table:table-cell>
              <table:table-cell office:value-type="float" office:value="2.197051">
                <text:p>2.1970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88707">
                <text:p>2.388707</text:p>
              </table:table-cell>
              <table:table-cell office:value-type="float" office:value="1.873803">
                <text:p>1.8738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67112">
                <text:p>2.167112</text:p>
              </table:table-cell>
              <table:table-cell office:value-type="float" office:value="2.20126">
                <text:p>2.20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081296">
                <text:p>5.081296</text:p>
              </table:table-cell>
              <table:table-cell office:value-type="float" office:value="8.495008">
                <text:p>8.4950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11082">
                <text:p>5.311082</text:p>
              </table:table-cell>
              <table:table-cell office:value-type="float" office:value="6.91341">
                <text:p>6.913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117276">
                <text:p>2.117276</text:p>
              </table:table-cell>
              <table:table-cell office:value-type="float" office:value="1.447634">
                <text:p>1.4476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37398">
                <text:p>1.337398</text:p>
              </table:table-cell>
              <table:table-cell office:value-type="float" office:value="2.155418">
                <text:p>2.1554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359951">
                <text:p>4.359951</text:p>
              </table:table-cell>
              <table:table-cell office:value-type="float" office:value="7.044924">
                <text:p>7.0449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5117">
                <text:p>0.885117</text:p>
              </table:table-cell>
              <table:table-cell office:value-type="float" office:value="1.882499">
                <text:p>1.8824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25522">
                <text:p>4.225522</text:p>
              </table:table-cell>
              <table:table-cell office:value-type="float" office:value="7.780919">
                <text:p>7.7809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112011">
                <text:p>4.112011</text:p>
              </table:table-cell>
              <table:table-cell office:value-type="float" office:value="7.678837">
                <text:p>7.678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38539">
                <text:p>5.238539</text:p>
              </table:table-cell>
              <table:table-cell office:value-type="float" office:value="6.521696">
                <text:p>6.521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873747">
                <text:p>3.873747</text:p>
              </table:table-cell>
              <table:table-cell office:value-type="float" office:value="7.651391">
                <text:p>7.651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866156">
                <text:p>4.866156</text:p>
              </table:table-cell>
              <table:table-cell office:value-type="float" office:value="6.481072">
                <text:p>6.4810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83553">
                <text:p>1.583553</text:p>
              </table:table-cell>
              <table:table-cell office:value-type="float" office:value="1.952173">
                <text:p>1.9521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08417">
                <text:p>3.908417</text:p>
              </table:table-cell>
              <table:table-cell office:value-type="float" office:value="6.909095">
                <text:p>6.909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71215">
                <text:p>2.271215</text:p>
              </table:table-cell>
              <table:table-cell office:value-type="float" office:value="2.182433">
                <text:p>2.1824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14287">
                <text:p>3.814287</text:p>
              </table:table-cell>
              <table:table-cell office:value-type="float" office:value="6.626203">
                <text:p>6.6262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39329">
                <text:p>1.539329</text:p>
              </table:table-cell>
              <table:table-cell office:value-type="float" office:value="3.07556">
                <text:p>3.07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044748">
                <text:p>5.044748</text:p>
              </table:table-cell>
              <table:table-cell office:value-type="float" office:value="6.610396">
                <text:p>6.6103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826791">
                <text:p>4.826791</text:p>
              </table:table-cell>
              <table:table-cell office:value-type="float" office:value="6.58088">
                <text:p>6.580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85059">
                <text:p>4.885059</text:p>
              </table:table-cell>
              <table:table-cell office:value-type="float" office:value="6.231669">
                <text:p>6.2316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63524">
                <text:p>4.763524</text:p>
              </table:table-cell>
              <table:table-cell office:value-type="float" office:value="7.314563">
                <text:p>7.3145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32922">
                <text:p>2.432922</text:p>
              </table:table-cell>
              <table:table-cell office:value-type="float" office:value="2.696437">
                <text:p>2.6964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126869">
                <text:p>5.126869</text:p>
              </table:table-cell>
              <table:table-cell office:value-type="float" office:value="7.877149">
                <text:p>7.877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715965">
                <text:p>5.715965</text:p>
              </table:table-cell>
              <table:table-cell office:value-type="float" office:value="5.708619">
                <text:p>5.708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213734">
                <text:p>5.213734</text:p>
              </table:table-cell>
              <table:table-cell office:value-type="float" office:value="6.197453">
                <text:p>6.1974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76283">
                <text:p>1.176283</text:p>
              </table:table-cell>
              <table:table-cell office:value-type="float" office:value="3.193806">
                <text:p>3.1938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403417">
                <text:p>3.403417</text:p>
              </table:table-cell>
              <table:table-cell office:value-type="float" office:value="7.316637">
                <text:p>7.3166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463952">
                <text:p>4.463952</text:p>
              </table:table-cell>
              <table:table-cell office:value-type="float" office:value="7.407535">
                <text:p>7.4075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34921">
                <text:p>0.734921</text:p>
              </table:table-cell>
              <table:table-cell office:value-type="float" office:value="2.703895">
                <text:p>2.7038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8241">
                <text:p>0.828241</text:p>
              </table:table-cell>
              <table:table-cell office:value-type="float" office:value="2.846222">
                <text:p>2.846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126629">
                <text:p>4.126629</text:p>
              </table:table-cell>
              <table:table-cell office:value-type="float" office:value="6.63735">
                <text:p>6.637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10276">
                <text:p>1.210276</text:p>
              </table:table-cell>
              <table:table-cell office:value-type="float" office:value="2.530477">
                <text:p>2.5304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16866">
                <text:p>3.716866</text:p>
              </table:table-cell>
              <table:table-cell office:value-type="float" office:value="6.662037">
                <text:p>6.6620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17705">
                <text:p>2.617705</text:p>
              </table:table-cell>
              <table:table-cell office:value-type="float" office:value="1.890681">
                <text:p>1.8906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49602">
                <text:p>4.949602</text:p>
              </table:table-cell>
              <table:table-cell office:value-type="float" office:value="7.132495">
                <text:p>7.1324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42326">
                <text:p>3.642326</text:p>
              </table:table-cell>
              <table:table-cell office:value-type="float" office:value="7.671764">
                <text:p>7.6717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09012">
                <text:p>1.709012</text:p>
              </table:table-cell>
              <table:table-cell office:value-type="float" office:value="1.462237">
                <text:p>1.4622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13384">
                <text:p>2.413384</text:p>
              </table:table-cell>
              <table:table-cell office:value-type="float" office:value="1.510291">
                <text:p>1.5102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37852">
                <text:p>1.437852</text:p>
              </table:table-cell>
              <table:table-cell office:value-type="float" office:value="2.561925">
                <text:p>2.5619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021764">
                <text:p>5.021764</text:p>
              </table:table-cell>
              <table:table-cell office:value-type="float" office:value="7.37056">
                <text:p>7.37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69248">
                <text:p>1.869248</text:p>
              </table:table-cell>
              <table:table-cell office:value-type="float" office:value="2.974686">
                <text:p>2.9746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32211">
                <text:p>1.432211</text:p>
              </table:table-cell>
              <table:table-cell office:value-type="float" office:value="1.965969">
                <text:p>1.965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66781">
                <text:p>4.166781</text:p>
              </table:table-cell>
              <table:table-cell office:value-type="float" office:value="7.598846">
                <text:p>7.5988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369541">
                <text:p>5.369541</text:p>
              </table:table-cell>
              <table:table-cell office:value-type="float" office:value="6.668337">
                <text:p>6.6683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95035">
                <text:p>4.995035</text:p>
              </table:table-cell>
              <table:table-cell office:value-type="float" office:value="6.692147">
                <text:p>6.6921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7753">
                <text:p>4.67753</text:p>
              </table:table-cell>
              <table:table-cell office:value-type="float" office:value="7.286959">
                <text:p>7.286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323671">
                <text:p>2.323671</text:p>
              </table:table-cell>
              <table:table-cell office:value-type="float" office:value="2.29255">
                <text:p>2.292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57392">
                <text:p>1.757392</text:p>
              </table:table-cell>
              <table:table-cell office:value-type="float" office:value="1.595131">
                <text:p>1.5951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10984">
                <text:p>1.910984</text:p>
              </table:table-cell>
              <table:table-cell office:value-type="float" office:value="1.473346">
                <text:p>1.473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75661">
                <text:p>1.375661</text:p>
              </table:table-cell>
              <table:table-cell office:value-type="float" office:value="3.062628">
                <text:p>3.0626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3156">
                <text:p>3.33156</text:p>
              </table:table-cell>
              <table:table-cell office:value-type="float" office:value="6.694749">
                <text:p>6.6947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063283">
                <text:p>2.063283</text:p>
              </table:table-cell>
              <table:table-cell office:value-type="float" office:value="1.853067">
                <text:p>1.853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14811">
                <text:p>1.614811</text:p>
              </table:table-cell>
              <table:table-cell office:value-type="float" office:value="2.230816">
                <text:p>2.230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502935">
                <text:p>2.502935</text:p>
              </table:table-cell>
              <table:table-cell office:value-type="float" office:value="1.789866">
                <text:p>1.7898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6874">
                <text:p>0.996874</text:p>
              </table:table-cell>
              <table:table-cell office:value-type="float" office:value="1.061991">
                <text:p>1.061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86827">
                <text:p>2.486827</text:p>
              </table:table-cell>
              <table:table-cell office:value-type="float" office:value="1.187929">
                <text:p>1.1879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781474">
                <text:p>3.781474</text:p>
              </table:table-cell>
              <table:table-cell office:value-type="float" office:value="6.219205">
                <text:p>6.2192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20996">
                <text:p>2.120996</text:p>
              </table:table-cell>
              <table:table-cell office:value-type="float" office:value="2.057084">
                <text:p>2.057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68207">
                <text:p>1.368207</text:p>
              </table:table-cell>
              <table:table-cell office:value-type="float" office:value="3.251614">
                <text:p>3.2516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84021">
                <text:p>3.684021</text:p>
              </table:table-cell>
              <table:table-cell office:value-type="float" office:value="7.523937">
                <text:p>7.5239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137104">
                <text:p>5.137104</text:p>
              </table:table-cell>
              <table:table-cell office:value-type="float" office:value="6.058293">
                <text:p>6.0582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06579">
                <text:p>2.606579</text:p>
              </table:table-cell>
              <table:table-cell office:value-type="float" office:value="2.35724">
                <text:p>2.357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78344">
                <text:p>1.978344</text:p>
              </table:table-cell>
              <table:table-cell office:value-type="float" office:value="1.904858">
                <text:p>1.904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63323">
                <text:p>1.863323</text:p>
              </table:table-cell>
              <table:table-cell office:value-type="float" office:value="1.674631">
                <text:p>1.6746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257905">
                <text:p>4.257905</text:p>
              </table:table-cell>
              <table:table-cell office:value-type="float" office:value="6.676042">
                <text:p>6.6760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51017">
                <text:p>2.051017</text:p>
              </table:table-cell>
              <table:table-cell office:value-type="float" office:value="1.79451">
                <text:p>1.794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675607">
                <text:p>3.675607</text:p>
              </table:table-cell>
              <table:table-cell office:value-type="float" office:value="6.897991">
                <text:p>6.897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26132">
                <text:p>1.126132</text:p>
              </table:table-cell>
              <table:table-cell office:value-type="float" office:value="2.74134">
                <text:p>2.741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9817">
                <text:p>1.19817</text:p>
              </table:table-cell>
              <table:table-cell office:value-type="float" office:value="1.900347">
                <text:p>1.9003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481882">
                <text:p>3.481882</text:p>
              </table:table-cell>
              <table:table-cell office:value-type="float" office:value="6.623576">
                <text:p>6.6235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25754">
                <text:p>1.125754</text:p>
              </table:table-cell>
              <table:table-cell office:value-type="float" office:value="2.297709">
                <text:p>2.2977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66306">
                <text:p>1.666306</text:p>
              </table:table-cell>
              <table:table-cell office:value-type="float" office:value="1.630745">
                <text:p>1.6307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41284">
                <text:p>3.941284</text:p>
              </table:table-cell>
              <table:table-cell office:value-type="float" office:value="7.804961">
                <text:p>7.8049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73767">
                <text:p>2.873767</text:p>
              </table:table-cell>
              <table:table-cell office:value-type="float" office:value="1.599458">
                <text:p>1.5994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40669">
                <text:p>1.940669</text:p>
              </table:table-cell>
              <table:table-cell office:value-type="float" office:value="1.666324">
                <text:p>1.666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230426">
                <text:p>4.230426</text:p>
              </table:table-cell>
              <table:table-cell office:value-type="float" office:value="6.469774">
                <text:p>6.469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614366">
                <text:p>1.614366</text:p>
              </table:table-cell>
              <table:table-cell office:value-type="float" office:value="2.168933">
                <text:p>2.168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77365">
                <text:p>1.777365</text:p>
              </table:table-cell>
              <table:table-cell office:value-type="float" office:value="2.684074">
                <text:p>2.6840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2334">
                <text:p>0.972334</text:p>
              </table:table-cell>
              <table:table-cell office:value-type="float" office:value="2.068044">
                <text:p>2.0680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15821">
                <text:p>1.415821</text:p>
              </table:table-cell>
              <table:table-cell office:value-type="float" office:value="2.823746">
                <text:p>2.8237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0256">
                <text:p>1.40256</text:p>
              </table:table-cell>
              <table:table-cell office:value-type="float" office:value="3.281348">
                <text:p>3.281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72595">
                <text:p>2.372595</text:p>
              </table:table-cell>
              <table:table-cell office:value-type="float" office:value="3.160454">
                <text:p>3.1604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64158">
                <text:p>2.564158</text:p>
              </table:table-cell>
              <table:table-cell office:value-type="float" office:value="1.276553">
                <text:p>1.2765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156328">
                <text:p>2.156328</text:p>
              </table:table-cell>
              <table:table-cell office:value-type="float" office:value="2.564848">
                <text:p>2.5648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47632">
                <text:p>2.647632</text:p>
              </table:table-cell>
              <table:table-cell office:value-type="float" office:value="1.828991">
                <text:p>1.828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807446">
                <text:p>1.807446</text:p>
              </table:table-cell>
              <table:table-cell office:value-type="float" office:value="2.971561">
                <text:p>2.9715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24492">
                <text:p>1.424492</text:p>
              </table:table-cell>
              <table:table-cell office:value-type="float" office:value="1.267813">
                <text:p>1.2678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764433">
                <text:p>3.764433</text:p>
              </table:table-cell>
              <table:table-cell office:value-type="float" office:value="7.498604">
                <text:p>7.4986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125697">
                <text:p>2.125697</text:p>
              </table:table-cell>
              <table:table-cell office:value-type="float" office:value="2.496747">
                <text:p>2.4967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64791">
                <text:p>1.864791</text:p>
              </table:table-cell>
              <table:table-cell office:value-type="float" office:value="3.431045">
                <text:p>3.4310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23178">
                <text:p>2.523178</text:p>
              </table:table-cell>
              <table:table-cell office:value-type="float" office:value="2.581583">
                <text:p>2.5815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63746">
                <text:p>4.863746</text:p>
              </table:table-cell>
              <table:table-cell office:value-type="float" office:value="6.455273">
                <text:p>6.4552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75169">
                <text:p>4.275169</text:p>
              </table:table-cell>
              <table:table-cell office:value-type="float" office:value="6.270288">
                <text:p>6.2702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641477">
                <text:p>1.641477</text:p>
              </table:table-cell>
              <table:table-cell office:value-type="float" office:value="2.265209">
                <text:p>2.2652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70512">
                <text:p>2.470512</text:p>
              </table:table-cell>
              <table:table-cell office:value-type="float" office:value="2.812382">
                <text:p>2.8123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132291">
                <text:p>2.132291</text:p>
              </table:table-cell>
              <table:table-cell office:value-type="float" office:value="1.812083">
                <text:p>1.8120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757752">
                <text:p>3.757752</text:p>
              </table:table-cell>
              <table:table-cell office:value-type="float" office:value="7.451546">
                <text:p>7.4515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827947">
                <text:p>2.827947</text:p>
              </table:table-cell>
              <table:table-cell office:value-type="float" office:value="1.851471">
                <text:p>1.8514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64796">
                <text:p>2.164796</text:p>
              </table:table-cell>
              <table:table-cell office:value-type="float" office:value="1.742254">
                <text:p>1.742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668171">
                <text:p>4.668171</text:p>
              </table:table-cell>
              <table:table-cell office:value-type="float" office:value="7.397221">
                <text:p>7.397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744698">
                <text:p>4.744698</text:p>
              </table:table-cell>
              <table:table-cell office:value-type="float" office:value="7.571608">
                <text:p>7.5716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363825">
                <text:p>2.363825</text:p>
              </table:table-cell>
              <table:table-cell office:value-type="float" office:value="1.399208">
                <text:p>1.3992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47462">
                <text:p>2.047462</text:p>
              </table:table-cell>
              <table:table-cell office:value-type="float" office:value="3.258627">
                <text:p>3.258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078694">
                <text:p>4.078694</text:p>
              </table:table-cell>
              <table:table-cell office:value-type="float" office:value="7.553354">
                <text:p>7.5533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407193">
                <text:p>2.407193</text:p>
              </table:table-cell>
              <table:table-cell office:value-type="float" office:value="2.386466">
                <text:p>2.3864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343299">
                <text:p>2.343299</text:p>
              </table:table-cell>
              <table:table-cell office:value-type="float" office:value="2.968428">
                <text:p>2.9684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325223">
                <text:p>2.325223</text:p>
              </table:table-cell>
              <table:table-cell office:value-type="float" office:value="3.317066">
                <text:p>3.3170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56576">
                <text:p>1.056576</text:p>
              </table:table-cell>
              <table:table-cell office:value-type="float" office:value="2.338176">
                <text:p>2.3381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79227">
                <text:p>1.779227</text:p>
              </table:table-cell>
              <table:table-cell office:value-type="float" office:value="1.767912">
                <text:p>1.7679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416324">
                <text:p>1.416324</text:p>
              </table:table-cell>
              <table:table-cell office:value-type="float" office:value="1.492473">
                <text:p>1.4924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141748">
                <text:p>4.141748</text:p>
              </table:table-cell>
              <table:table-cell office:value-type="float" office:value="7.322324">
                <text:p>7.3223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98397">
                <text:p>1.798397</text:p>
              </table:table-cell>
              <table:table-cell office:value-type="float" office:value="2.779362">
                <text:p>2.7793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12849">
                <text:p>1.012849</text:p>
              </table:table-cell>
              <table:table-cell office:value-type="float" office:value="2.519087">
                <text:p>2.5190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12135">
                <text:p>2.212135</text:p>
              </table:table-cell>
              <table:table-cell office:value-type="float" office:value="2.985898">
                <text:p>2.9858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335965">
                <text:p>2.335965</text:p>
              </table:table-cell>
              <table:table-cell office:value-type="float" office:value="2.746393">
                <text:p>2.7463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599293">
                <text:p>4.599293</text:p>
              </table:table-cell>
              <table:table-cell office:value-type="float" office:value="7.23655">
                <text:p>7.236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35226">
                <text:p>2.235226</text:p>
              </table:table-cell>
              <table:table-cell office:value-type="float" office:value="2.516498">
                <text:p>2.5164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65132">
                <text:p>3.65132</text:p>
              </table:table-cell>
              <table:table-cell office:value-type="float" office:value="7.92055">
                <text:p>7.92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472492">
                <text:p>5.472492</text:p>
              </table:table-cell>
              <table:table-cell office:value-type="float" office:value="7.342008">
                <text:p>7.3420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87443">
                <text:p>1.787443</text:p>
              </table:table-cell>
              <table:table-cell office:value-type="float" office:value="2.629607">
                <text:p>2.6296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085926">
                <text:p>3.085926</text:p>
              </table:table-cell>
              <table:table-cell office:value-type="float" office:value="2.567653">
                <text:p>2.5676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59274">
                <text:p>1.559274</text:p>
              </table:table-cell>
              <table:table-cell office:value-type="float" office:value="2.734174">
                <text:p>2.7341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617768">
                <text:p>5.617768</text:p>
              </table:table-cell>
              <table:table-cell office:value-type="float" office:value="6.28793">
                <text:p>6.287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157414">
                <text:p>4.157414</text:p>
              </table:table-cell>
              <table:table-cell office:value-type="float" office:value="6.199199">
                <text:p>6.199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613955">
                <text:p>4.613955</text:p>
              </table:table-cell>
              <table:table-cell office:value-type="float" office:value="5.806362">
                <text:p>5.8063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339706">
                <text:p>5.339706</text:p>
              </table:table-cell>
              <table:table-cell office:value-type="float" office:value="6.406142">
                <text:p>6.4061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995239">
                <text:p>4.995239</text:p>
              </table:table-cell>
              <table:table-cell office:value-type="float" office:value="6.818521">
                <text:p>6.8185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40641">
                <text:p>4.240641</text:p>
              </table:table-cell>
              <table:table-cell office:value-type="float" office:value="7.963768">
                <text:p>7.963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5667">
                <text:p>3.475667</text:p>
              </table:table-cell>
              <table:table-cell office:value-type="float" office:value="6.692948">
                <text:p>6.6929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017565">
                <text:p>3.017565</text:p>
              </table:table-cell>
              <table:table-cell office:value-type="float" office:value="1.77027">
                <text:p>1.770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687">
                <text:p>1.2687</text:p>
              </table:table-cell>
              <table:table-cell office:value-type="float" office:value="2.741885">
                <text:p>2.7418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59532">
                <text:p>1.859532</text:p>
              </table:table-cell>
              <table:table-cell office:value-type="float" office:value="2.496732">
                <text:p>2.4967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044018">
                <text:p>4.044018</text:p>
              </table:table-cell>
              <table:table-cell office:value-type="float" office:value="6.798508">
                <text:p>6.798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063662">
                <text:p>4.063662</text:p>
              </table:table-cell>
              <table:table-cell office:value-type="float" office:value="6.498246">
                <text:p>6.498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05926">
                <text:p>2.605926</text:p>
              </table:table-cell>
              <table:table-cell office:value-type="float" office:value="2.069786">
                <text:p>2.0697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213342">
                <text:p>2.213342</text:p>
              </table:table-cell>
              <table:table-cell office:value-type="float" office:value="2.647523">
                <text:p>2.6475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3544">
                <text:p>1.43544</text:p>
              </table:table-cell>
              <table:table-cell office:value-type="float" office:value="2.527404">
                <text:p>2.5274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01598">
                <text:p>1.301598</text:p>
              </table:table-cell>
              <table:table-cell office:value-type="float" office:value="2.702692">
                <text:p>2.7026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154569">
                <text:p>5.154569</text:p>
              </table:table-cell>
              <table:table-cell office:value-type="float" office:value="7.122086">
                <text:p>7.1220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40022">
                <text:p>2.40022</text:p>
              </table:table-cell>
              <table:table-cell office:value-type="float" office:value="3.44802">
                <text:p>3.448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39459">
                <text:p>1.039459</text:p>
              </table:table-cell>
              <table:table-cell office:value-type="float" office:value="1.421871">
                <text:p>1.4218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363006">
                <text:p>3.363006</text:p>
              </table:table-cell>
              <table:table-cell office:value-type="float" office:value="7.062231">
                <text:p>7.0622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23465">
                <text:p>5.23465</text:p>
              </table:table-cell>
              <table:table-cell office:value-type="float" office:value="8.038796">
                <text:p>8.0387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92456">
                <text:p>1.392456</text:p>
              </table:table-cell>
              <table:table-cell office:value-type="float" office:value="1.691538">
                <text:p>1.6915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27721">
                <text:p>2.127721</text:p>
              </table:table-cell>
              <table:table-cell office:value-type="float" office:value="1.827062">
                <text:p>1.8270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140822">
                <text:p>4.140822</text:p>
              </table:table-cell>
              <table:table-cell office:value-type="float" office:value="6.659522">
                <text:p>6.6595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328033">
                <text:p>4.328033</text:p>
              </table:table-cell>
              <table:table-cell office:value-type="float" office:value="7.38281">
                <text:p>7.382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71673">
                <text:p>1.271673</text:p>
              </table:table-cell>
              <table:table-cell office:value-type="float" office:value="3.49009">
                <text:p>3.490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354104">
                <text:p>5.354104</text:p>
              </table:table-cell>
              <table:table-cell office:value-type="float" office:value="6.834747">
                <text:p>6.8347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89833">
                <text:p>3.289833</text:p>
              </table:table-cell>
              <table:table-cell office:value-type="float" office:value="7.266424">
                <text:p>7.2664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30247">
                <text:p>2.30247</text:p>
              </table:table-cell>
              <table:table-cell office:value-type="float" office:value="2.620595">
                <text:p>2.6205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35451">
                <text:p>4.535451</text:p>
              </table:table-cell>
              <table:table-cell office:value-type="float" office:value="7.025644">
                <text:p>7.0256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71244">
                <text:p>2.571244</text:p>
              </table:table-cell>
              <table:table-cell office:value-type="float" office:value="1.134242">
                <text:p>1.134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34807">
                <text:p>5.034807</text:p>
              </table:table-cell>
              <table:table-cell office:value-type="float" office:value="7.830608">
                <text:p>7.8306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1119">
                <text:p>0.971119</text:p>
              </table:table-cell>
              <table:table-cell office:value-type="float" office:value="2.749081">
                <text:p>2.749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077305">
                <text:p>2.077305</text:p>
              </table:table-cell>
              <table:table-cell office:value-type="float" office:value="2.58932">
                <text:p>2.589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63578">
                <text:p>1.263578</text:p>
              </table:table-cell>
              <table:table-cell office:value-type="float" office:value="2.789074">
                <text:p>2.7890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44144">
                <text:p>4.44144</text:p>
              </table:table-cell>
              <table:table-cell office:value-type="float" office:value="6.935338">
                <text:p>6.9353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099036">
                <text:p>4.099036</text:p>
              </table:table-cell>
              <table:table-cell office:value-type="float" office:value="7.52946">
                <text:p>7.529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48161">
                <text:p>3.748161</text:p>
              </table:table-cell>
              <table:table-cell office:value-type="float" office:value="8.173792">
                <text:p>8.1737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059303">
                <text:p>2.059303</text:p>
              </table:table-cell>
              <table:table-cell office:value-type="float" office:value="2.916088">
                <text:p>2.9160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43851">
                <text:p>1.743851</text:p>
              </table:table-cell>
              <table:table-cell office:value-type="float" office:value="2.132391">
                <text:p>2.1323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086465">
                <text:p>4.086465</text:p>
              </table:table-cell>
              <table:table-cell office:value-type="float" office:value="6.561323">
                <text:p>6.5613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44355">
                <text:p>4.44355</text:p>
              </table:table-cell>
              <table:table-cell office:value-type="float" office:value="7.79758">
                <text:p>7.797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968638">
                <text:p>4.968638</text:p>
              </table:table-cell>
              <table:table-cell office:value-type="float" office:value="6.772435">
                <text:p>6.7724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263114">
                <text:p>2.263114</text:p>
              </table:table-cell>
              <table:table-cell office:value-type="float" office:value="1.953282">
                <text:p>1.9532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422">
                <text:p>1.422</text:p>
              </table:table-cell>
              <table:table-cell office:value-type="float" office:value="2.326192">
                <text:p>2.326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20844">
                <text:p>3.920844</text:p>
              </table:table-cell>
              <table:table-cell office:value-type="float" office:value="6.205769">
                <text:p>6.2057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429207">
                <text:p>4.429207</text:p>
              </table:table-cell>
              <table:table-cell office:value-type="float" office:value="7.263013">
                <text:p>7.2630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336692">
                <text:p>4.336692</text:p>
              </table:table-cell>
              <table:table-cell office:value-type="float" office:value="6.409734">
                <text:p>6.4097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297173">
                <text:p>4.297173</text:p>
              </table:table-cell>
              <table:table-cell office:value-type="float" office:value="7.807272">
                <text:p>7.8072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523258">
                <text:p>5.523258</text:p>
              </table:table-cell>
              <table:table-cell office:value-type="float" office:value="6.115203">
                <text:p>6.1152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195758">
                <text:p>4.195758</text:p>
              </table:table-cell>
              <table:table-cell office:value-type="float" office:value="8.141458">
                <text:p>8.1414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121087">
                <text:p>4.121087</text:p>
              </table:table-cell>
              <table:table-cell office:value-type="float" office:value="6.665825">
                <text:p>6.6658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27018">
                <text:p>5.27018</text:p>
              </table:table-cell>
              <table:table-cell office:value-type="float" office:value="6.896374">
                <text:p>6.896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284078">
                <text:p>4.284078</text:p>
              </table:table-cell>
              <table:table-cell office:value-type="float" office:value="8.159612">
                <text:p>8.1596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892532">
                <text:p>1.892532</text:p>
              </table:table-cell>
              <table:table-cell office:value-type="float" office:value="2.204969">
                <text:p>2.2049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134097">
                <text:p>4.134097</text:p>
              </table:table-cell>
              <table:table-cell office:value-type="float" office:value="6.161292">
                <text:p>6.1612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1877">
                <text:p>0.871877</text:p>
              </table:table-cell>
              <table:table-cell office:value-type="float" office:value="3.0944">
                <text:p>3.09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00639">
                <text:p>1.100639</text:p>
              </table:table-cell>
              <table:table-cell office:value-type="float" office:value="2.636198">
                <text:p>2.6361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663298">
                <text:p>4.663298</text:p>
              </table:table-cell>
              <table:table-cell office:value-type="float" office:value="7.529383">
                <text:p>7.5293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308146">
                <text:p>5.308146</text:p>
              </table:table-cell>
              <table:table-cell office:value-type="float" office:value="7.650619">
                <text:p>7.6506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33091">
                <text:p>4.33091</text:p>
              </table:table-cell>
              <table:table-cell office:value-type="float" office:value="7.467961">
                <text:p>7.4679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677037">
                <text:p>4.677037</text:p>
              </table:table-cell>
              <table:table-cell office:value-type="float" office:value="7.806978">
                <text:p>7.8069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94948">
                <text:p>0.694948</text:p>
              </table:table-cell>
              <table:table-cell office:value-type="float" office:value="1.189525">
                <text:p>1.1895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495275">
                <text:p>3.495275</text:p>
              </table:table-cell>
              <table:table-cell office:value-type="float" office:value="6.843658">
                <text:p>6.8436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736722">
                <text:p>5.736722</text:p>
              </table:table-cell>
              <table:table-cell office:value-type="float" office:value="6.050857">
                <text:p>6.0508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75086">
                <text:p>4.775086</text:p>
              </table:table-cell>
              <table:table-cell office:value-type="float" office:value="7.277006">
                <text:p>7.2770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422785">
                <text:p>3.422785</text:p>
              </table:table-cell>
              <table:table-cell office:value-type="float" office:value="6.568821">
                <text:p>6.5688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87104">
                <text:p>4.987104</text:p>
              </table:table-cell>
              <table:table-cell office:value-type="float" office:value="6.53645">
                <text:p>6.536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54783">
                <text:p>3.854783</text:p>
              </table:table-cell>
              <table:table-cell office:value-type="float" office:value="7.219762">
                <text:p>7.2197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076347">
                <text:p>2.076347</text:p>
              </table:table-cell>
              <table:table-cell office:value-type="float" office:value="1.55959">
                <text:p>1.559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72145">
                <text:p>2.72145</text:p>
              </table:table-cell>
              <table:table-cell office:value-type="float" office:value="2.757193">
                <text:p>2.7571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82213">
                <text:p>0.982213</text:p>
              </table:table-cell>
              <table:table-cell office:value-type="float" office:value="1.833232">
                <text:p>1.8332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378798">
                <text:p>4.378798</text:p>
              </table:table-cell>
              <table:table-cell office:value-type="float" office:value="5.820701">
                <text:p>5.8207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52691">
                <text:p>1.552691</text:p>
              </table:table-cell>
              <table:table-cell office:value-type="float" office:value="2.829762">
                <text:p>2.8297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04348">
                <text:p>0.604348</text:p>
              </table:table-cell>
              <table:table-cell office:value-type="float" office:value="2.67113">
                <text:p>2.671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06529">
                <text:p>1.906529</text:p>
              </table:table-cell>
              <table:table-cell office:value-type="float" office:value="2.396667">
                <text:p>2.39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313693">
                <text:p>2.313693</text:p>
              </table:table-cell>
              <table:table-cell office:value-type="float" office:value="3.009215">
                <text:p>3.0092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251769">
                <text:p>5.251769</text:p>
              </table:table-cell>
              <table:table-cell office:value-type="float" office:value="7.4099">
                <text:p>7.40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019118">
                <text:p>4.019118</text:p>
              </table:table-cell>
              <table:table-cell office:value-type="float" office:value="7.816431">
                <text:p>7.8164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651094">
                <text:p>4.651094</text:p>
              </table:table-cell>
              <table:table-cell office:value-type="float" office:value="6.851703">
                <text:p>6.8517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606348">
                <text:p>4.606348</text:p>
              </table:table-cell>
              <table:table-cell office:value-type="float" office:value="6.985652">
                <text:p>6.9856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242402">
                <text:p>5.242402</text:p>
              </table:table-cell>
              <table:table-cell office:value-type="float" office:value="7.095242">
                <text:p>7.0952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68854">
                <text:p>0.868854</text:p>
              </table:table-cell>
              <table:table-cell office:value-type="float" office:value="1.170298">
                <text:p>1.1702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018259">
                <text:p>2.018259</text:p>
              </table:table-cell>
              <table:table-cell office:value-type="float" office:value="1.563627">
                <text:p>1.5636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6881">
                <text:p>1.6881</text:p>
              </table:table-cell>
              <table:table-cell office:value-type="float" office:value="1.538059">
                <text:p>1.5380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41127">
                <text:p>4.241127</text:p>
              </table:table-cell>
              <table:table-cell office:value-type="float" office:value="7.281743">
                <text:p>7.281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718374">
                <text:p>4.718374</text:p>
              </table:table-cell>
              <table:table-cell office:value-type="float" office:value="6.72349">
                <text:p>6.723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878354">
                <text:p>2.878354</text:p>
              </table:table-cell>
              <table:table-cell office:value-type="float" office:value="1.470162">
                <text:p>1.4701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259258">
                <text:p>3.259258</text:p>
              </table:table-cell>
              <table:table-cell office:value-type="float" office:value="7.395919">
                <text:p>7.3959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496511">
                <text:p>3.496511</text:p>
              </table:table-cell>
              <table:table-cell office:value-type="float" office:value="7.730028">
                <text:p>7.730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053137">
                <text:p>5.053137</text:p>
              </table:table-cell>
              <table:table-cell office:value-type="float" office:value="6.885446">
                <text:p>6.885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50347">
                <text:p>1.350347</text:p>
              </table:table-cell>
              <table:table-cell office:value-type="float" office:value="1.756831">
                <text:p>1.7568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921775">
                <text:p>3.921775</text:p>
              </table:table-cell>
              <table:table-cell office:value-type="float" office:value="6.793525">
                <text:p>6.7935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026145">
                <text:p>5.026145</text:p>
              </table:table-cell>
              <table:table-cell office:value-type="float" office:value="6.401836">
                <text:p>6.4018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052737">
                <text:p>5.052737</text:p>
              </table:table-cell>
              <table:table-cell office:value-type="float" office:value="6.897705">
                <text:p>6.897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109862">
                <text:p>5.109862</text:p>
              </table:table-cell>
              <table:table-cell office:value-type="float" office:value="7.161525">
                <text:p>7.1615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678285">
                <text:p>1.678285</text:p>
              </table:table-cell>
              <table:table-cell office:value-type="float" office:value="2.212671">
                <text:p>2.2126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235937">
                <text:p>2.235937</text:p>
              </table:table-cell>
              <table:table-cell office:value-type="float" office:value="2.618743">
                <text:p>2.6187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687903">
                <text:p>2.687903</text:p>
              </table:table-cell>
              <table:table-cell office:value-type="float" office:value="2.200685">
                <text:p>2.2006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01796">
                <text:p>4.01796</text:p>
              </table:table-cell>
              <table:table-cell office:value-type="float" office:value="6.785127">
                <text:p>6.7851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69147">
                <text:p>4.269147</text:p>
              </table:table-cell>
              <table:table-cell office:value-type="float" office:value="7.434888">
                <text:p>7.4348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492805">
                <text:p>3.492805</text:p>
              </table:table-cell>
              <table:table-cell office:value-type="float" office:value="7.127123">
                <text:p>7.1271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18583">
                <text:p>3.118583</text:p>
              </table:table-cell>
              <table:table-cell office:value-type="float" office:value="1.256587">
                <text:p>1.2565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656909">
                <text:p>1.656909</text:p>
              </table:table-cell>
              <table:table-cell office:value-type="float" office:value="0.973838">
                <text:p>0.9738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68475">
                <text:p>4.968475</text:p>
              </table:table-cell>
              <table:table-cell office:value-type="float" office:value="7.062208">
                <text:p>7.0622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75227">
                <text:p>4.75227</text:p>
              </table:table-cell>
              <table:table-cell office:value-type="float" office:value="5.864775">
                <text:p>5.8647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754196">
                <text:p>4.754196</text:p>
              </table:table-cell>
              <table:table-cell office:value-type="float" office:value="8.159986">
                <text:p>8.1599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897448">
                <text:p>3.897448</text:p>
              </table:table-cell>
              <table:table-cell office:value-type="float" office:value="7.449826">
                <text:p>7.4498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59498">
                <text:p>1.059498</text:p>
              </table:table-cell>
              <table:table-cell office:value-type="float" office:value="3.666529">
                <text:p>3.6665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904954">
                <text:p>4.904954</text:p>
              </table:table-cell>
              <table:table-cell office:value-type="float" office:value="7.143639">
                <text:p>7.1436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346841">
                <text:p>4.346841</text:p>
              </table:table-cell>
              <table:table-cell office:value-type="float" office:value="7.877595">
                <text:p>7.8775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284401">
                <text:p>3.284401</text:p>
              </table:table-cell>
              <table:table-cell office:value-type="float" office:value="7.346644">
                <text:p>7.3466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64917">
                <text:p>1.564917</text:p>
              </table:table-cell>
              <table:table-cell office:value-type="float" office:value="3.373632">
                <text:p>3.3736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046405">
                <text:p>4.046405</text:p>
              </table:table-cell>
              <table:table-cell office:value-type="float" office:value="6.627937">
                <text:p>6.6279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14454">
                <text:p>0.814454</text:p>
              </table:table-cell>
              <table:table-cell office:value-type="float" office:value="2.44399">
                <text:p>2.443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438037">
                <text:p>2.438037</text:p>
              </table:table-cell>
              <table:table-cell office:value-type="float" office:value="2.370363">
                <text:p>2.3703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356124">
                <text:p>4.356124</text:p>
              </table:table-cell>
              <table:table-cell office:value-type="float" office:value="6.53867">
                <text:p>6.538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377536">
                <text:p>2.377536</text:p>
              </table:table-cell>
              <table:table-cell office:value-type="float" office:value="3.375698">
                <text:p>3.3756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775669">
                <text:p>3.775669</text:p>
              </table:table-cell>
              <table:table-cell office:value-type="float" office:value="6.113225">
                <text:p>6.1132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64006">
                <text:p>1.464006</text:p>
              </table:table-cell>
              <table:table-cell office:value-type="float" office:value="2.499525">
                <text:p>2.4995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02612">
                <text:p>4.202612</text:p>
              </table:table-cell>
              <table:table-cell office:value-type="float" office:value="5.855508">
                <text:p>5.8555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718469">
                <text:p>3.718469</text:p>
              </table:table-cell>
              <table:table-cell office:value-type="float" office:value="6.751613">
                <text:p>6.7516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69122">
                <text:p>4.769122</text:p>
              </table:table-cell>
              <table:table-cell office:value-type="float" office:value="5.91485">
                <text:p>5.914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50152">
                <text:p>4.150152</text:p>
              </table:table-cell>
              <table:table-cell office:value-type="float" office:value="7.677036">
                <text:p>7.677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429926">
                <text:p>4.429926</text:p>
              </table:table-cell>
              <table:table-cell office:value-type="float" office:value="6.34565">
                <text:p>6.345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237169">
                <text:p>5.237169</text:p>
              </table:table-cell>
              <table:table-cell office:value-type="float" office:value="7.620454">
                <text:p>7.620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708962">
                <text:p>5.708962</text:p>
              </table:table-cell>
              <table:table-cell office:value-type="float" office:value="7.439896">
                <text:p>7.4398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745463">
                <text:p>2.745463</text:p>
              </table:table-cell>
              <table:table-cell office:value-type="float" office:value="1.338724">
                <text:p>1.3387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678">
                <text:p>3.678</text:p>
              </table:table-cell>
              <table:table-cell office:value-type="float" office:value="6.611138">
                <text:p>6.6111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42558">
                <text:p>1.942558</text:p>
              </table:table-cell>
              <table:table-cell office:value-type="float" office:value="2.036905">
                <text:p>2.0369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753096">
                <text:p>1.753096</text:p>
              </table:table-cell>
              <table:table-cell office:value-type="float" office:value="1.806645">
                <text:p>1.8066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661627">
                <text:p>4.661627</text:p>
              </table:table-cell>
              <table:table-cell office:value-type="float" office:value="6.868206">
                <text:p>6.8682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803351">
                <text:p>2.803351</text:p>
              </table:table-cell>
              <table:table-cell office:value-type="float" office:value="1.441425">
                <text:p>1.4414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484554">
                <text:p>1.484554</text:p>
              </table:table-cell>
              <table:table-cell office:value-type="float" office:value="1.895296">
                <text:p>1.8952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44534">
                <text:p>1.944534</text:p>
              </table:table-cell>
              <table:table-cell office:value-type="float" office:value="0.931417">
                <text:p>0.9314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21149">
                <text:p>1.721149</text:p>
              </table:table-cell>
              <table:table-cell office:value-type="float" office:value="1.173693">
                <text:p>1.1736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085025">
                <text:p>2.085025</text:p>
              </table:table-cell>
              <table:table-cell office:value-type="float" office:value="3.288685">
                <text:p>3.2886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878097">
                <text:p>3.878097</text:p>
              </table:table-cell>
              <table:table-cell office:value-type="float" office:value="5.897809">
                <text:p>5.8978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03121">
                <text:p>1.03121</text:p>
              </table:table-cell>
              <table:table-cell office:value-type="float" office:value="3.173148">
                <text:p>3.1731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700161">
                <text:p>3.700161</text:p>
              </table:table-cell>
              <table:table-cell office:value-type="float" office:value="7.210889">
                <text:p>7.2108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175263">
                <text:p>1.175263</text:p>
              </table:table-cell>
              <table:table-cell office:value-type="float" office:value="2.217536">
                <text:p>2.2175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409662">
                <text:p>4.409662</text:p>
              </table:table-cell>
              <table:table-cell office:value-type="float" office:value="6.864707">
                <text:p>6.8647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70648">
                <text:p>1.670648</text:p>
              </table:table-cell>
              <table:table-cell office:value-type="float" office:value="2.258871">
                <text:p>2.2588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601418">
                <text:p>5.601418</text:p>
              </table:table-cell>
              <table:table-cell office:value-type="float" office:value="6.908303">
                <text:p>6.9083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840139">
                <text:p>5.840139</text:p>
              </table:table-cell>
              <table:table-cell office:value-type="float" office:value="7.909882">
                <text:p>7.9098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81471">
                <text:p>1.981471</text:p>
              </table:table-cell>
              <table:table-cell office:value-type="float" office:value="2.33881">
                <text:p>2.338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967073">
                <text:p>2.967073</text:p>
              </table:table-cell>
              <table:table-cell office:value-type="float" office:value="2.657964">
                <text:p>2.6579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865569">
                <text:p>3.865569</text:p>
              </table:table-cell>
              <table:table-cell office:value-type="float" office:value="6.375037">
                <text:p>6.375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09799">
                <text:p>1.909799</text:p>
              </table:table-cell>
              <table:table-cell office:value-type="float" office:value="2.671236">
                <text:p>2.6712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76538">
                <text:p>0.876538</text:p>
              </table:table-cell>
              <table:table-cell office:value-type="float" office:value="1.613211">
                <text:p>1.6132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56129">
                <text:p>4.956129</text:p>
              </table:table-cell>
              <table:table-cell office:value-type="float" office:value="6.636751">
                <text:p>6.6367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50916">
                <text:p>0.950916</text:p>
              </table:table-cell>
              <table:table-cell office:value-type="float" office:value="3.402607">
                <text:p>3.4026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556534">
                <text:p>2.556534</text:p>
              </table:table-cell>
              <table:table-cell office:value-type="float" office:value="2.749884">
                <text:p>2.7498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874354">
                <text:p>4.874354</text:p>
              </table:table-cell>
              <table:table-cell office:value-type="float" office:value="7.190824">
                <text:p>7.1908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281768">
                <text:p>5.281768</text:p>
              </table:table-cell>
              <table:table-cell office:value-type="float" office:value="7.74283">
                <text:p>7.742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855925">
                <text:p>4.855925</text:p>
              </table:table-cell>
              <table:table-cell office:value-type="float" office:value="7.662453">
                <text:p>7.662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185573">
                <text:p>5.185573</text:p>
              </table:table-cell>
              <table:table-cell office:value-type="float" office:value="7.598899">
                <text:p>7.5988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698594">
                <text:p>3.698594</text:p>
              </table:table-cell>
              <table:table-cell office:value-type="float" office:value="6.525135">
                <text:p>6.5251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38642">
                <text:p>1.538642</text:p>
              </table:table-cell>
              <table:table-cell office:value-type="float" office:value="3.072081">
                <text:p>3.0720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816979">
                <text:p>4.816979</text:p>
              </table:table-cell>
              <table:table-cell office:value-type="float" office:value="7.630275">
                <text:p>7.6302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700965">
                <text:p>4.700965</text:p>
              </table:table-cell>
              <table:table-cell office:value-type="float" office:value="6.349499">
                <text:p>6.3494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717701">
                <text:p>1.717701</text:p>
              </table:table-cell>
              <table:table-cell office:value-type="float" office:value="3.039251">
                <text:p>3.0392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47617">
                <text:p>2.747617</text:p>
              </table:table-cell>
              <table:table-cell office:value-type="float" office:value="3.121916">
                <text:p>3.1219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041226">
                <text:p>4.041226</text:p>
              </table:table-cell>
              <table:table-cell office:value-type="float" office:value="6.709269">
                <text:p>6.7092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429757">
                <text:p>1.429757</text:p>
              </table:table-cell>
              <table:table-cell office:value-type="float" office:value="3.580513">
                <text:p>3.5805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102557">
                <text:p>4.102557</text:p>
              </table:table-cell>
              <table:table-cell office:value-type="float" office:value="7.622039">
                <text:p>7.6220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321941">
                <text:p>1.321941</text:p>
              </table:table-cell>
              <table:table-cell office:value-type="float" office:value="2.813478">
                <text:p>2.8134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398779">
                <text:p>1.398779</text:p>
              </table:table-cell>
              <table:table-cell office:value-type="float" office:value="2.277357">
                <text:p>2.277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754395">
                <text:p>1.754395</text:p>
              </table:table-cell>
              <table:table-cell office:value-type="float" office:value="2.940447">
                <text:p>2.9404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990292">
                <text:p>3.990292</text:p>
              </table:table-cell>
              <table:table-cell office:value-type="float" office:value="7.841197">
                <text:p>7.8411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239491">
                <text:p>4.239491</text:p>
              </table:table-cell>
              <table:table-cell office:value-type="float" office:value="7.891576">
                <text:p>7.8915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039443">
                <text:p>4.039443</text:p>
              </table:table-cell>
              <table:table-cell office:value-type="float" office:value="7.379364">
                <text:p>7.3793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7106">
                <text:p>1.27106</text:p>
              </table:table-cell>
              <table:table-cell office:value-type="float" office:value="2.528247">
                <text:p>2.5282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786308">
                <text:p>2.786308</text:p>
              </table:table-cell>
              <table:table-cell office:value-type="float" office:value="2.634928">
                <text:p>2.6349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156396">
                <text:p>4.156396</text:p>
              </table:table-cell>
              <table:table-cell office:value-type="float" office:value="6.649473">
                <text:p>6.6494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870629">
                <text:p>4.870629</text:p>
              </table:table-cell>
              <table:table-cell office:value-type="float" office:value="7.744472">
                <text:p>7.7444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2154">
                <text:p>5.22154</text:p>
              </table:table-cell>
              <table:table-cell office:value-type="float" office:value="6.340375">
                <text:p>6.3403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968351">
                <text:p>4.968351</text:p>
              </table:table-cell>
              <table:table-cell office:value-type="float" office:value="7.535037">
                <text:p>7.5350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12924">
                <text:p>1.712924</text:p>
              </table:table-cell>
              <table:table-cell office:value-type="float" office:value="2.858636">
                <text:p>2.8586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752197">
                <text:p>3.752197</text:p>
              </table:table-cell>
              <table:table-cell office:value-type="float" office:value="7.305437">
                <text:p>7.3054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99976">
                <text:p>3.099976</text:p>
              </table:table-cell>
              <table:table-cell office:value-type="float" office:value="1.793935">
                <text:p>1.7939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949551">
                <text:p>3.949551</text:p>
              </table:table-cell>
              <table:table-cell office:value-type="float" office:value="7.414881">
                <text:p>7.4148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79592">
                <text:p>0.879592</text:p>
              </table:table-cell>
              <table:table-cell office:value-type="float" office:value="2.298868">
                <text:p>2.2988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097758">
                <text:p>4.097758</text:p>
              </table:table-cell>
              <table:table-cell office:value-type="float" office:value="5.679215">
                <text:p>5.6792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954734">
                <text:p>3.954734</text:p>
              </table:table-cell>
              <table:table-cell office:value-type="float" office:value="6.931297">
                <text:p>6.9312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95903">
                <text:p>1.795903</text:p>
              </table:table-cell>
              <table:table-cell office:value-type="float" office:value="1.938545">
                <text:p>1.9385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511383">
                <text:p>1.511383</text:p>
              </table:table-cell>
              <table:table-cell office:value-type="float" office:value="1.506352">
                <text:p>1.5063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827993">
                <text:p>4.827993</text:p>
              </table:table-cell>
              <table:table-cell office:value-type="float" office:value="7.628966">
                <text:p>7.6289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179294">
                <text:p>4.179294</text:p>
              </table:table-cell>
              <table:table-cell office:value-type="float" office:value="6.981965">
                <text:p>6.9819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867591">
                <text:p>1.867591</text:p>
              </table:table-cell>
              <table:table-cell office:value-type="float" office:value="2.788472">
                <text:p>2.7884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215521">
                <text:p>5.215521</text:p>
              </table:table-cell>
              <table:table-cell office:value-type="float" office:value="7.697899">
                <text:p>7.6978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11007">
                <text:p>1.811007</text:p>
              </table:table-cell>
              <table:table-cell office:value-type="float" office:value="1.443438">
                <text:p>1.4434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491186">
                <text:p>3.491186</text:p>
              </table:table-cell>
              <table:table-cell office:value-type="float" office:value="7.040591">
                <text:p>7.0405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47556">
                <text:p>1.747556</text:p>
              </table:table-cell>
              <table:table-cell office:value-type="float" office:value="2.320481">
                <text:p>2.3204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17659">
                <text:p>4.117659</text:p>
              </table:table-cell>
              <table:table-cell office:value-type="float" office:value="6.829252">
                <text:p>6.8292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399968">
                <text:p>4.399968</text:p>
              </table:table-cell>
              <table:table-cell office:value-type="float" office:value="7.412393">
                <text:p>7.41239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439294">
                <text:p>1.439294</text:p>
              </table:table-cell>
              <table:table-cell office:value-type="float" office:value="1.424969">
                <text:p>1.4249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710707">
                <text:p>2.710707</text:p>
              </table:table-cell>
              <table:table-cell office:value-type="float" office:value="2.678528">
                <text:p>2.6785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473953">
                <text:p>4.473953</text:p>
              </table:table-cell>
              <table:table-cell office:value-type="float" office:value="7.423102">
                <text:p>7.423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460897">
                <text:p>2.460897</text:p>
              </table:table-cell>
              <table:table-cell office:value-type="float" office:value="3.53965">
                <text:p>3.539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23686">
                <text:p>4.23686</text:p>
              </table:table-cell>
              <table:table-cell office:value-type="float" office:value="7.475512">
                <text:p>7.4755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62914">
                <text:p>2.162914</text:p>
              </table:table-cell>
              <table:table-cell office:value-type="float" office:value="3.597052">
                <text:p>3.5970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280699">
                <text:p>2.280699</text:p>
              </table:table-cell>
              <table:table-cell office:value-type="float" office:value="1.540629">
                <text:p>1.5406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636399">
                <text:p>2.636399</text:p>
              </table:table-cell>
              <table:table-cell office:value-type="float" office:value="2.339983">
                <text:p>2.3399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262276">
                <text:p>4.262276</text:p>
              </table:table-cell>
              <table:table-cell office:value-type="float" office:value="6.918715">
                <text:p>6.9187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29258">
                <text:p>3.129258</text:p>
              </table:table-cell>
              <table:table-cell office:value-type="float" office:value="7.80329">
                <text:p>7.803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636656">
                <text:p>4.636656</text:p>
              </table:table-cell>
              <table:table-cell office:value-type="float" office:value="8.279377">
                <text:p>8.2793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897254">
                <text:p>2.897254</text:p>
              </table:table-cell>
              <table:table-cell office:value-type="float" office:value="2.550465">
                <text:p>2.55046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70898">
                <text:p>1.870898</text:p>
              </table:table-cell>
              <table:table-cell office:value-type="float" office:value="1.448048">
                <text:p>1.4480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29381">
                <text:p>2.129381</text:p>
              </table:table-cell>
              <table:table-cell office:value-type="float" office:value="2.129005">
                <text:p>2.1290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81042">
                <text:p>1.981042</text:p>
              </table:table-cell>
              <table:table-cell office:value-type="float" office:value="2.414596">
                <text:p>2.4145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241173">
                <text:p>4.241173</text:p>
              </table:table-cell>
              <table:table-cell office:value-type="float" office:value="6.530512">
                <text:p>6.5305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55156">
                <text:p>1.555156</text:p>
              </table:table-cell>
              <table:table-cell office:value-type="float" office:value="2.12713">
                <text:p>2.127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301902">
                <text:p>3.301902</text:p>
              </table:table-cell>
              <table:table-cell office:value-type="float" office:value="8.044304">
                <text:p>8.0443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981213">
                <text:p>3.981213</text:p>
              </table:table-cell>
              <table:table-cell office:value-type="float" office:value="6.779364">
                <text:p>6.7793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485736">
                <text:p>5.485736</text:p>
              </table:table-cell>
              <table:table-cell office:value-type="float" office:value="7.423308">
                <text:p>7.4233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281425">
                <text:p>4.281425</text:p>
              </table:table-cell>
              <table:table-cell office:value-type="float" office:value="7.483312">
                <text:p>7.4833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517949">
                <text:p>3.517949</text:p>
              </table:table-cell>
              <table:table-cell office:value-type="float" office:value="7.233693">
                <text:p>7.2336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696874">
                <text:p>4.696874</text:p>
              </table:table-cell>
              <table:table-cell office:value-type="float" office:value="6.743792">
                <text:p>6.7437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776253">
                <text:p>3.776253</text:p>
              </table:table-cell>
              <table:table-cell office:value-type="float" office:value="6.883562">
                <text:p>6.8835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48087">
                <text:p>0.648087</text:p>
              </table:table-cell>
              <table:table-cell office:value-type="float" office:value="2.277661">
                <text:p>2.2776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61759">
                <text:p>2.261759</text:p>
              </table:table-cell>
              <table:table-cell office:value-type="float" office:value="2.344694">
                <text:p>2.3446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792988">
                <text:p>1.792988</text:p>
              </table:table-cell>
              <table:table-cell office:value-type="float" office:value="3.014595">
                <text:p>3.0145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756142">
                <text:p>2.756142</text:p>
              </table:table-cell>
              <table:table-cell office:value-type="float" office:value="3.432662">
                <text:p>3.4326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88294">
                <text:p>1.188294</text:p>
              </table:table-cell>
              <table:table-cell office:value-type="float" office:value="2.37599">
                <text:p>2.375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632414">
                <text:p>1.632414</text:p>
              </table:table-cell>
              <table:table-cell office:value-type="float" office:value="1.0774">
                <text:p>1.07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05279">
                <text:p>1.405279</text:p>
              </table:table-cell>
              <table:table-cell office:value-type="float" office:value="2.249092">
                <text:p>2.2490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386683">
                <text:p>1.386683</text:p>
              </table:table-cell>
              <table:table-cell office:value-type="float" office:value="2.444674">
                <text:p>2.4446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269522">
                <text:p>4.269522</text:p>
              </table:table-cell>
              <table:table-cell office:value-type="float" office:value="7.44208">
                <text:p>7.442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66028">
                <text:p>3.966028</text:p>
              </table:table-cell>
              <table:table-cell office:value-type="float" office:value="6.354044">
                <text:p>6.3540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83724">
                <text:p>4.483724</text:p>
              </table:table-cell>
              <table:table-cell office:value-type="float" office:value="5.717459">
                <text:p>5.7174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110139">
                <text:p>2.110139</text:p>
              </table:table-cell>
              <table:table-cell office:value-type="float" office:value="2.936283">
                <text:p>2.9362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50236">
                <text:p>0.850236</text:p>
              </table:table-cell>
              <table:table-cell office:value-type="float" office:value="3.680246">
                <text:p>3.6802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2392">
                <text:p>1.52392</text:p>
              </table:table-cell>
              <table:table-cell office:value-type="float" office:value="1.800665">
                <text:p>1.8006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005744">
                <text:p>1.005744</text:p>
              </table:table-cell>
              <table:table-cell office:value-type="float" office:value="2.875684">
                <text:p>2.8756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16338">
                <text:p>0.716338</text:p>
              </table:table-cell>
              <table:table-cell office:value-type="float" office:value="1.545773">
                <text:p>1.5457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853164">
                <text:p>2.853164</text:p>
              </table:table-cell>
              <table:table-cell office:value-type="float" office:value="3.095908">
                <text:p>3.095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164619">
                <text:p>3.164619</text:p>
              </table:table-cell>
              <table:table-cell office:value-type="float" office:value="2.813268">
                <text:p>2.8132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80658">
                <text:p>1.980658</text:p>
              </table:table-cell>
              <table:table-cell office:value-type="float" office:value="2.317327">
                <text:p>2.3173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863465">
                <text:p>3.863465</text:p>
              </table:table-cell>
              <table:table-cell office:value-type="float" office:value="6.503549">
                <text:p>6.5035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292646">
                <text:p>3.292646</text:p>
              </table:table-cell>
              <table:table-cell office:value-type="float" office:value="6.563568">
                <text:p>6.5635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18671">
                <text:p>0.518671</text:p>
              </table:table-cell>
              <table:table-cell office:value-type="float" office:value="3.029651">
                <text:p>3.0296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65944">
                <text:p>3.665944</text:p>
              </table:table-cell>
              <table:table-cell office:value-type="float" office:value="6.741898">
                <text:p>6.7418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334661">
                <text:p>4.334661</text:p>
              </table:table-cell>
              <table:table-cell office:value-type="float" office:value="7.055288">
                <text:p>7.0552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308823">
                <text:p>2.308823</text:p>
              </table:table-cell>
              <table:table-cell office:value-type="float" office:value="2.247105">
                <text:p>2.2471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832084">
                <text:p>3.832084</text:p>
              </table:table-cell>
              <table:table-cell office:value-type="float" office:value="7.610876">
                <text:p>7.6108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294601">
                <text:p>4.294601</text:p>
              </table:table-cell>
              <table:table-cell office:value-type="float" office:value="7.116464">
                <text:p>7.1164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237248">
                <text:p>4.237248</text:p>
              </table:table-cell>
              <table:table-cell office:value-type="float" office:value="8.35909">
                <text:p>8.359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400964">
                <text:p>4.400964</text:p>
              </table:table-cell>
              <table:table-cell office:value-type="float" office:value="7.268817">
                <text:p>7.2688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355181">
                <text:p>3.355181</text:p>
              </table:table-cell>
              <table:table-cell office:value-type="float" office:value="6.894052">
                <text:p>6.8940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51041">
                <text:p>0.651041</text:p>
              </table:table-cell>
              <table:table-cell office:value-type="float" office:value="2.720927">
                <text:p>2.7209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42067">
                <text:p>2.42067</text:p>
              </table:table-cell>
              <table:table-cell office:value-type="float" office:value="2.274396">
                <text:p>2.2743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555815">
                <text:p>4.555815</text:p>
              </table:table-cell>
              <table:table-cell office:value-type="float" office:value="7.099398">
                <text:p>7.0993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790582">
                <text:p>4.790582</text:p>
              </table:table-cell>
              <table:table-cell office:value-type="float" office:value="6.827575">
                <text:p>6.827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557887">
                <text:p>5.557887</text:p>
              </table:table-cell>
              <table:table-cell office:value-type="float" office:value="7.406789">
                <text:p>7.4067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99668">
                <text:p>2.399668</text:p>
              </table:table-cell>
              <table:table-cell office:value-type="float" office:value="1.395724">
                <text:p>1.3957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877123">
                <text:p>1.877123</text:p>
              </table:table-cell>
              <table:table-cell office:value-type="float" office:value="3.630363">
                <text:p>3.6303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343696">
                <text:p>5.343696</text:p>
              </table:table-cell>
              <table:table-cell office:value-type="float" office:value="7.65591">
                <text:p>7.655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79265">
                <text:p>1.979265</text:p>
              </table:table-cell>
              <table:table-cell office:value-type="float" office:value="2.595294">
                <text:p>2.5952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.930481">
                <text:p>4.930481</text:p>
              </table:table-cell>
              <table:table-cell office:value-type="float" office:value="6.601965">
                <text:p>6.6019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4524">
                <text:p>0.604524</text:p>
              </table:table-cell>
              <table:table-cell office:value-type="float" office:value="2.058268">
                <text:p>2.0582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504655">
                <text:p>2.504655</text:p>
              </table:table-cell>
              <table:table-cell office:value-type="float" office:value="2.772539">
                <text:p>2.7725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79715">
                <text:p>3.479715</text:p>
              </table:table-cell>
              <table:table-cell office:value-type="float" office:value="6.327447">
                <text:p>6.3274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706464">
                <text:p>5.706464</text:p>
              </table:table-cell>
              <table:table-cell office:value-type="float" office:value="7.545262">
                <text:p>7.5452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8994">
                <text:p>1.58994</text:p>
              </table:table-cell>
              <table:table-cell office:value-type="float" office:value="2.9099">
                <text:p>2.90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633859">
                <text:p>1.633859</text:p>
              </table:table-cell>
              <table:table-cell office:value-type="float" office:value="1.746777">
                <text:p>1.7467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973594">
                <text:p>3.973594</text:p>
              </table:table-cell>
              <table:table-cell office:value-type="float" office:value="6.941569">
                <text:p>6.9415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058316">
                <text:p>4.058316</text:p>
              </table:table-cell>
              <table:table-cell office:value-type="float" office:value="6.824489">
                <text:p>6.8244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589083">
                <text:p>2.589083</text:p>
              </table:table-cell>
              <table:table-cell office:value-type="float" office:value="2.031455">
                <text:p>2.031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0884">
                <text:p>1.50884</text:p>
              </table:table-cell>
              <table:table-cell office:value-type="float" office:value="1.977249">
                <text:p>1.9772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320985">
                <text:p>4.320985</text:p>
              </table:table-cell>
              <table:table-cell office:value-type="float" office:value="7.922764">
                <text:p>7.9227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873431">
                <text:p>3.873431</text:p>
              </table:table-cell>
              <table:table-cell office:value-type="float" office:value="5.721515">
                <text:p>5.7215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423334">
                <text:p>4.423334</text:p>
              </table:table-cell>
              <table:table-cell office:value-type="float" office:value="7.429027">
                <text:p>7.4290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325784">
                <text:p>4.325784</text:p>
              </table:table-cell>
              <table:table-cell office:value-type="float" office:value="7.256595">
                <text:p>7.2565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677844">
                <text:p>1.677844</text:p>
              </table:table-cell>
              <table:table-cell office:value-type="float" office:value="3.529337">
                <text:p>3.5293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69812">
                <text:p>1.569812</text:p>
              </table:table-cell>
              <table:table-cell office:value-type="float" office:value="3.591248">
                <text:p>3.5912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6931">
                <text:p>3.6931</text:p>
              </table:table-cell>
              <table:table-cell office:value-type="float" office:value="7.325371">
                <text:p>7.3253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857252">
                <text:p>3.857252</text:p>
              </table:table-cell>
              <table:table-cell office:value-type="float" office:value="7.872984">
                <text:p>7.8729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879737">
                <text:p>1.879737</text:p>
              </table:table-cell>
              <table:table-cell office:value-type="float" office:value="1.127423">
                <text:p>1.1274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49004">
                <text:p>3.49004</text:p>
              </table:table-cell>
              <table:table-cell office:value-type="float" office:value="7.032108">
                <text:p>7.0321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545024">
                <text:p>3.545024</text:p>
              </table:table-cell>
              <table:table-cell office:value-type="float" office:value="5.774228">
                <text:p>5.7742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026475">
                <text:p>5.026475</text:p>
              </table:table-cell>
              <table:table-cell office:value-type="float" office:value="7.09634">
                <text:p>7.096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732132">
                <text:p>2.732132</text:p>
              </table:table-cell>
              <table:table-cell office:value-type="float" office:value="1.520315">
                <text:p>1.5203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77575">
                <text:p>0.377575</text:p>
              </table:table-cell>
              <table:table-cell office:value-type="float" office:value="2.39238">
                <text:p>2.392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583303">
                <text:p>4.583303</text:p>
              </table:table-cell>
              <table:table-cell office:value-type="float" office:value="6.59026">
                <text:p>6.590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77888">
                <text:p>2.177888</text:p>
              </table:table-cell>
              <table:table-cell office:value-type="float" office:value="2.910327">
                <text:p>2.9103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443064">
                <text:p>5.443064</text:p>
              </table:table-cell>
              <table:table-cell office:value-type="float" office:value="6.334655">
                <text:p>6.3346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898207">
                <text:p>3.898207</text:p>
              </table:table-cell>
              <table:table-cell office:value-type="float" office:value="6.648542">
                <text:p>6.6485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819326">
                <text:p>4.819326</text:p>
              </table:table-cell>
              <table:table-cell office:value-type="float" office:value="7.725825">
                <text:p>7.7258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895325">
                <text:p>3.895325</text:p>
              </table:table-cell>
              <table:table-cell office:value-type="float" office:value="6.670104">
                <text:p>6.6701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84257">
                <text:p>1.84257</text:p>
              </table:table-cell>
              <table:table-cell office:value-type="float" office:value="2.925408">
                <text:p>2.9254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99132">
                <text:p>1.299132</text:p>
              </table:table-cell>
              <table:table-cell office:value-type="float" office:value="1.664582">
                <text:p>1.6645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54787">
                <text:p>1.554787</text:p>
              </table:table-cell>
              <table:table-cell office:value-type="float" office:value="1.968172">
                <text:p>1.9681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62906">
                <text:p>1.462906</text:p>
              </table:table-cell>
              <table:table-cell office:value-type="float" office:value="2.112038">
                <text:p>2.1120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173385">
                <text:p>5.173385</text:p>
              </table:table-cell>
              <table:table-cell office:value-type="float" office:value="7.778867">
                <text:p>7.7788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280484">
                <text:p>2.280484</text:p>
              </table:table-cell>
              <table:table-cell office:value-type="float" office:value="3.299527">
                <text:p>3.2995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326736">
                <text:p>2.326736</text:p>
              </table:table-cell>
              <table:table-cell office:value-type="float" office:value="2.398692">
                <text:p>2.3986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445503">
                <text:p>5.445503</text:p>
              </table:table-cell>
              <table:table-cell office:value-type="float" office:value="7.168464">
                <text:p>7.1684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799027">
                <text:p>1.799027</text:p>
              </table:table-cell>
              <table:table-cell office:value-type="float" office:value="1.424388">
                <text:p>1.4243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956619">
                <text:p>3.956619</text:p>
              </table:table-cell>
              <table:table-cell office:value-type="float" office:value="7.269566">
                <text:p>7.2695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52773">
                <text:p>0.352773</text:p>
              </table:table-cell>
              <table:table-cell office:value-type="float" office:value="2.928176">
                <text:p>2.9281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18611">
                <text:p>1.518611</text:p>
              </table:table-cell>
              <table:table-cell office:value-type="float" office:value="2.757822">
                <text:p>2.7578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3731">
                <text:p>1.3731</text:p>
              </table:table-cell>
              <table:table-cell office:value-type="float" office:value="1.70896">
                <text:p>1.708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00117">
                <text:p>0.800117</text:p>
              </table:table-cell>
              <table:table-cell office:value-type="float" office:value="2.086369">
                <text:p>2.0863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604194">
                <text:p>2.604194</text:p>
              </table:table-cell>
              <table:table-cell office:value-type="float" office:value="2.425391">
                <text:p>2.4253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603889">
                <text:p>1.603889</text:p>
              </table:table-cell>
              <table:table-cell office:value-type="float" office:value="1.684241">
                <text:p>1.6842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805354">
                <text:p>2.805354</text:p>
              </table:table-cell>
              <table:table-cell office:value-type="float" office:value="2.929952">
                <text:p>2.9299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83504">
                <text:p>5.83504</text:p>
              </table:table-cell>
              <table:table-cell office:value-type="float" office:value="6.811809">
                <text:p>6.8118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29943">
                <text:p>2.29943</text:p>
              </table:table-cell>
              <table:table-cell office:value-type="float" office:value="1.875775">
                <text:p>1.8757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.428052">
                <text:p>4.428052</text:p>
              </table:table-cell>
              <table:table-cell office:value-type="float" office:value="7.384829">
                <text:p>7.3848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15316">
                <text:p>1.015316</text:p>
              </table:table-cell>
              <table:table-cell office:value-type="float" office:value="3.004509">
                <text:p>3.0045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256827">
                <text:p>4.256827</text:p>
              </table:table-cell>
              <table:table-cell office:value-type="float" office:value="6.803651">
                <text:p>6.8036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72367">
                <text:p>1.572367</text:p>
              </table:table-cell>
              <table:table-cell office:value-type="float" office:value="2.236358">
                <text:p>2.2363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39818">
                <text:p>4.39818</text:p>
              </table:table-cell>
              <table:table-cell office:value-type="float" office:value="6.148226">
                <text:p>6.1482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6154">
                <text:p>2.176154</text:p>
              </table:table-cell>
              <table:table-cell office:value-type="float" office:value="1.652757">
                <text:p>1.6527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594336">
                <text:p>5.594336</text:p>
              </table:table-cell>
              <table:table-cell office:value-type="float" office:value="7.367378">
                <text:p>7.3673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330301">
                <text:p>2.330301</text:p>
              </table:table-cell>
              <table:table-cell office:value-type="float" office:value="1.905537">
                <text:p>1.9055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67703">
                <text:p>2.167703</text:p>
              </table:table-cell>
              <table:table-cell office:value-type="float" office:value="2.772367">
                <text:p>2.7723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37356">
                <text:p>1.937356</text:p>
              </table:table-cell>
              <table:table-cell office:value-type="float" office:value="2.394412">
                <text:p>2.3944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0167">
                <text:p>1.730167</text:p>
              </table:table-cell>
              <table:table-cell office:value-type="float" office:value="2.545887">
                <text:p>2.5458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95032">
                <text:p>1.095032</text:p>
              </table:table-cell>
              <table:table-cell office:value-type="float" office:value="2.185949">
                <text:p>2.1859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.792191">
                <text:p>4.792191</text:p>
              </table:table-cell>
              <table:table-cell office:value-type="float" office:value="6.732629">
                <text:p>6.7326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09484">
                <text:p>1.909484</text:p>
              </table:table-cell>
              <table:table-cell office:value-type="float" office:value="1.486411">
                <text:p>1.4864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572751">
                <text:p>4.572751</text:p>
              </table:table-cell>
              <table:table-cell office:value-type="float" office:value="7.48104">
                <text:p>7.481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232337">
                <text:p>5.232337</text:p>
              </table:table-cell>
              <table:table-cell office:value-type="float" office:value="5.935893">
                <text:p>5.9358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51819">
                <text:p>0.751819</text:p>
              </table:table-cell>
              <table:table-cell office:value-type="float" office:value="2.566455">
                <text:p>2.5664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03512">
                <text:p>1.303512</text:p>
              </table:table-cell>
              <table:table-cell office:value-type="float" office:value="2.188866">
                <text:p>2.1888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485874">
                <text:p>4.485874</text:p>
              </table:table-cell>
              <table:table-cell office:value-type="float" office:value="7.879218">
                <text:p>7.8792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513059">
                <text:p>4.513059</text:p>
              </table:table-cell>
              <table:table-cell office:value-type="float" office:value="6.810127">
                <text:p>6.8101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821653">
                <text:p>2.821653</text:p>
              </table:table-cell>
              <table:table-cell office:value-type="float" office:value="2.185726">
                <text:p>2.1857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614783">
                <text:p>2.614783</text:p>
              </table:table-cell>
              <table:table-cell office:value-type="float" office:value="1.99254">
                <text:p>1.992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001124">
                <text:p>4.001124</text:p>
              </table:table-cell>
              <table:table-cell office:value-type="float" office:value="6.398953">
                <text:p>6.3989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466458">
                <text:p>4.466458</text:p>
              </table:table-cell>
              <table:table-cell office:value-type="float" office:value="6.705548">
                <text:p>6.7055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106338">
                <text:p>4.106338</text:p>
              </table:table-cell>
              <table:table-cell office:value-type="float" office:value="7.455362">
                <text:p>7.4553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009443">
                <text:p>2.009443</text:p>
              </table:table-cell>
              <table:table-cell office:value-type="float" office:value="2.201362">
                <text:p>2.2013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57416">
                <text:p>0.857416</text:p>
              </table:table-cell>
              <table:table-cell office:value-type="float" office:value="2.844967">
                <text:p>2.8449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464298">
                <text:p>2.464298</text:p>
              </table:table-cell>
              <table:table-cell office:value-type="float" office:value="1.452244">
                <text:p>1.4522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191523">
                <text:p>1.191523</text:p>
              </table:table-cell>
              <table:table-cell office:value-type="float" office:value="2.347083">
                <text:p>2.3470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760719">
                <text:p>2.760719</text:p>
              </table:table-cell>
              <table:table-cell office:value-type="float" office:value="3.092525">
                <text:p>3.0925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975315">
                <text:p>4.975315</text:p>
              </table:table-cell>
              <table:table-cell office:value-type="float" office:value="7.217182">
                <text:p>7.2171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511411">
                <text:p>5.511411</text:p>
              </table:table-cell>
              <table:table-cell office:value-type="float" office:value="6.09777">
                <text:p>6.097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388668">
                <text:p>5.388668</text:p>
              </table:table-cell>
              <table:table-cell office:value-type="float" office:value="6.690179">
                <text:p>6.6901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833068">
                <text:p>3.833068</text:p>
              </table:table-cell>
              <table:table-cell office:value-type="float" office:value="5.993275">
                <text:p>5.9932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770982">
                <text:p>3.770982</text:p>
              </table:table-cell>
              <table:table-cell office:value-type="float" office:value="6.555406">
                <text:p>6.5554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677126">
                <text:p>3.677126</text:p>
              </table:table-cell>
              <table:table-cell office:value-type="float" office:value="6.709589">
                <text:p>6.7095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27277">
                <text:p>1.427277</text:p>
              </table:table-cell>
              <table:table-cell office:value-type="float" office:value="1.05615">
                <text:p>1.056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362561">
                <text:p>4.362561</text:p>
              </table:table-cell>
              <table:table-cell office:value-type="float" office:value="6.812661">
                <text:p>6.8126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693496">
                <text:p>2.693496</text:p>
              </table:table-cell>
              <table:table-cell office:value-type="float" office:value="1.831491">
                <text:p>1.8314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25692">
                <text:p>1.525692</text:p>
              </table:table-cell>
              <table:table-cell office:value-type="float" office:value="2.847656">
                <text:p>2.8476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.911738">
                <text:p>4.911738</text:p>
              </table:table-cell>
              <table:table-cell office:value-type="float" office:value="6.358065">
                <text:p>6.3580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.58424">
                <text:p>4.58424</text:p>
              </table:table-cell>
              <table:table-cell office:value-type="float" office:value="7.112913">
                <text:p>7.1129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437809">
                <text:p>4.437809</text:p>
              </table:table-cell>
              <table:table-cell office:value-type="float" office:value="7.308393">
                <text:p>7.3083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.874695">
                <text:p>4.874695</text:p>
              </table:table-cell>
              <table:table-cell office:value-type="float" office:value="6.480429">
                <text:p>6.4804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255142">
                <text:p>2.255142</text:p>
              </table:table-cell>
              <table:table-cell office:value-type="float" office:value="1.983862">
                <text:p>1.9838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932232">
                <text:p>3.932232</text:p>
              </table:table-cell>
              <table:table-cell office:value-type="float" office:value="7.007341">
                <text:p>7.0073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395017">
                <text:p>3.395017</text:p>
              </table:table-cell>
              <table:table-cell office:value-type="float" office:value="6.412338">
                <text:p>6.4123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973315">
                <text:p>3.973315</text:p>
              </table:table-cell>
              <table:table-cell office:value-type="float" office:value="7.375441">
                <text:p>7.3754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122337">
                <text:p>2.122337</text:p>
              </table:table-cell>
              <table:table-cell office:value-type="float" office:value="3.333837">
                <text:p>3.3338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016166">
                <text:p>4.016166</text:p>
              </table:table-cell>
              <table:table-cell office:value-type="float" office:value="7.003469">
                <text:p>7.0034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5027">
                <text:p>1.995027</text:p>
              </table:table-cell>
              <table:table-cell office:value-type="float" office:value="1.283412">
                <text:p>1.2834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210842">
                <text:p>5.210842</text:p>
              </table:table-cell>
              <table:table-cell office:value-type="float" office:value="6.620353">
                <text:p>6.6203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118532">
                <text:p>2.118532</text:p>
              </table:table-cell>
              <table:table-cell office:value-type="float" office:value="1.886481">
                <text:p>1.8864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149005">
                <text:p>4.149005</text:p>
              </table:table-cell>
              <table:table-cell office:value-type="float" office:value="7.059289">
                <text:p>7.0592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266441">
                <text:p>2.266441</text:p>
              </table:table-cell>
              <table:table-cell office:value-type="float" office:value="2.195994">
                <text:p>2.1959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.31961">
                <text:p>4.31961</text:p>
              </table:table-cell>
              <table:table-cell office:value-type="float" office:value="7.887598">
                <text:p>7.8875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154402">
                <text:p>4.154402</text:p>
              </table:table-cell>
              <table:table-cell office:value-type="float" office:value="7.599841">
                <text:p>7.5998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17941">
                <text:p>2.17941</text:p>
              </table:table-cell>
              <table:table-cell office:value-type="float" office:value="1.739524">
                <text:p>1.7395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83118">
                <text:p>1.83118</text:p>
              </table:table-cell>
              <table:table-cell office:value-type="float" office:value="3.031696">
                <text:p>3.0316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477257">
                <text:p>3.477257</text:p>
              </table:table-cell>
              <table:table-cell office:value-type="float" office:value="7.654387">
                <text:p>7.654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671775">
                <text:p>1.671775</text:p>
              </table:table-cell>
              <table:table-cell office:value-type="float" office:value="3.200991">
                <text:p>3.200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4365">
                <text:p>0.984365</text:p>
              </table:table-cell>
              <table:table-cell office:value-type="float" office:value="2.97674">
                <text:p>2.976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048858">
                <text:p>5.048858</text:p>
              </table:table-cell>
              <table:table-cell office:value-type="float" office:value="6.69364">
                <text:p>6.693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663346">
                <text:p>3.663346</text:p>
              </table:table-cell>
              <table:table-cell office:value-type="float" office:value="6.784503">
                <text:p>6.7845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32384">
                <text:p>5.32384</text:p>
              </table:table-cell>
              <table:table-cell office:value-type="float" office:value="7.125249">
                <text:p>7.1252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327607">
                <text:p>5.327607</text:p>
              </table:table-cell>
              <table:table-cell office:value-type="float" office:value="6.521843">
                <text:p>6.5218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427351">
                <text:p>2.427351</text:p>
              </table:table-cell>
              <table:table-cell office:value-type="float" office:value="1.829161">
                <text:p>1.8291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519578">
                <text:p>1.519578</text:p>
              </table:table-cell>
              <table:table-cell office:value-type="float" office:value="3.29532">
                <text:p>3.295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34483">
                <text:p>1.34483</text:p>
              </table:table-cell>
              <table:table-cell office:value-type="float" office:value="2.904083">
                <text:p>2.9040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220798">
                <text:p>3.220798</text:p>
              </table:table-cell>
              <table:table-cell office:value-type="float" office:value="1.036692">
                <text:p>1.0366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576581">
                <text:p>1.576581</text:p>
              </table:table-cell>
              <table:table-cell office:value-type="float" office:value="3.16656">
                <text:p>3.166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024699">
                <text:p>2.024699</text:p>
              </table:table-cell>
              <table:table-cell office:value-type="float" office:value="2.114422">
                <text:p>2.1144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515957">
                <text:p>4.515957</text:p>
              </table:table-cell>
              <table:table-cell office:value-type="float" office:value="7.178238">
                <text:p>7.1782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96905">
                <text:p>0.496905</text:p>
              </table:table-cell>
              <table:table-cell office:value-type="float" office:value="2.99239">
                <text:p>2.992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841929">
                <text:p>2.841929</text:p>
              </table:table-cell>
              <table:table-cell office:value-type="float" office:value="2.431728">
                <text:p>2.4317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748201">
                <text:p>4.748201</text:p>
              </table:table-cell>
              <table:table-cell office:value-type="float" office:value="7.673247">
                <text:p>7.6732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494789">
                <text:p>3.494789</text:p>
              </table:table-cell>
              <table:table-cell office:value-type="float" office:value="6.743062">
                <text:p>6.7430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606423">
                <text:p>2.606423</text:p>
              </table:table-cell>
              <table:table-cell office:value-type="float" office:value="2.441828">
                <text:p>2.4418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613812">
                <text:p>2.613812</text:p>
              </table:table-cell>
              <table:table-cell office:value-type="float" office:value="1.292549">
                <text:p>1.2925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454898">
                <text:p>4.454898</text:p>
              </table:table-cell>
              <table:table-cell office:value-type="float" office:value="6.930896">
                <text:p>6.9308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13567">
                <text:p>1.513567</text:p>
              </table:table-cell>
              <table:table-cell office:value-type="float" office:value="2.802253">
                <text:p>2.8022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787011">
                <text:p>3.787011</text:p>
              </table:table-cell>
              <table:table-cell office:value-type="float" office:value="7.360035">
                <text:p>7.3600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58067">
                <text:p>0.958067</text:p>
              </table:table-cell>
              <table:table-cell office:value-type="float" office:value="2.975525">
                <text:p>2.9755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226525">
                <text:p>4.226525</text:p>
              </table:table-cell>
              <table:table-cell office:value-type="float" office:value="5.575156">
                <text:p>5.5751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724736">
                <text:p>4.724736</text:p>
              </table:table-cell>
              <table:table-cell office:value-type="float" office:value="6.558051">
                <text:p>6.5580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89765">
                <text:p>1.989765</text:p>
              </table:table-cell>
              <table:table-cell office:value-type="float" office:value="2.777071">
                <text:p>2.7770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899181">
                <text:p>4.899181</text:p>
              </table:table-cell>
              <table:table-cell office:value-type="float" office:value="5.814901">
                <text:p>5.8149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9786">
                <text:p>1.29786</text:p>
              </table:table-cell>
              <table:table-cell office:value-type="float" office:value="2.970738">
                <text:p>2.970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528529">
                <text:p>4.528529</text:p>
              </table:table-cell>
              <table:table-cell office:value-type="float" office:value="6.535302">
                <text:p>6.5353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406071">
                <text:p>3.406071</text:p>
              </table:table-cell>
              <table:table-cell office:value-type="float" office:value="6.78268">
                <text:p>6.782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655586">
                <text:p>4.655586</text:p>
              </table:table-cell>
              <table:table-cell office:value-type="float" office:value="5.854831">
                <text:p>5.854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48707">
                <text:p>4.48707</text:p>
              </table:table-cell>
              <table:table-cell office:value-type="float" office:value="7.209339">
                <text:p>7.2093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781663">
                <text:p>3.781663</text:p>
              </table:table-cell>
              <table:table-cell office:value-type="float" office:value="6.612257">
                <text:p>6.612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652314">
                <text:p>5.652314</text:p>
              </table:table-cell>
              <table:table-cell office:value-type="float" office:value="5.873785">
                <text:p>5.8737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352502">
                <text:p>4.352502</text:p>
              </table:table-cell>
              <table:table-cell office:value-type="float" office:value="6.459187">
                <text:p>6.4591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91872">
                <text:p>0.991872</text:p>
              </table:table-cell>
              <table:table-cell office:value-type="float" office:value="1.746989">
                <text:p>1.7469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434829">
                <text:p>4.434829</text:p>
              </table:table-cell>
              <table:table-cell office:value-type="float" office:value="7.480004">
                <text:p>7.4800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745295">
                <text:p>3.745295</text:p>
              </table:table-cell>
              <table:table-cell office:value-type="float" office:value="6.579925">
                <text:p>6.5799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859146">
                <text:p>4.859146</text:p>
              </table:table-cell>
              <table:table-cell office:value-type="float" office:value="6.485241">
                <text:p>6.4852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970428">
                <text:p>4.970428</text:p>
              </table:table-cell>
              <table:table-cell office:value-type="float" office:value="6.858685">
                <text:p>6.8586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329824">
                <text:p>2.329824</text:p>
              </table:table-cell>
              <table:table-cell office:value-type="float" office:value="2.543488">
                <text:p>2.5434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405959">
                <text:p>4.405959</text:p>
              </table:table-cell>
              <table:table-cell office:value-type="float" office:value="6.227409">
                <text:p>6.2274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083767">
                <text:p>4.083767</text:p>
              </table:table-cell>
              <table:table-cell office:value-type="float" office:value="7.990144">
                <text:p>7.9901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38575">
                <text:p>1.38575</text:p>
              </table:table-cell>
              <table:table-cell office:value-type="float" office:value="2.402778">
                <text:p>2.4027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112311">
                <text:p>4.112311</text:p>
              </table:table-cell>
              <table:table-cell office:value-type="float" office:value="6.454561">
                <text:p>6.4545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518879">
                <text:p>3.518879</text:p>
              </table:table-cell>
              <table:table-cell office:value-type="float" office:value="6.456353">
                <text:p>6.4563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068482">
                <text:p>2.068482</text:p>
              </table:table-cell>
              <table:table-cell office:value-type="float" office:value="2.812954">
                <text:p>2.8129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370531">
                <text:p>3.370531</text:p>
              </table:table-cell>
              <table:table-cell office:value-type="float" office:value="6.847043">
                <text:p>6.847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878237">
                <text:p>1.878237</text:p>
              </table:table-cell>
              <table:table-cell office:value-type="float" office:value="1.950284">
                <text:p>1.9502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063487">
                <text:p>2.063487</text:p>
              </table:table-cell>
              <table:table-cell office:value-type="float" office:value="2.4908">
                <text:p>2.49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359333">
                <text:p>2.359333</text:p>
              </table:table-cell>
              <table:table-cell office:value-type="float" office:value="3.464728">
                <text:p>3.4647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.463537">
                <text:p>5.463537</text:p>
              </table:table-cell>
              <table:table-cell office:value-type="float" office:value="6.28173">
                <text:p>6.281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648257">
                <text:p>3.648257</text:p>
              </table:table-cell>
              <table:table-cell office:value-type="float" office:value="7.402443">
                <text:p>7.4024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721147">
                <text:p>4.721147</text:p>
              </table:table-cell>
              <table:table-cell office:value-type="float" office:value="8.002632">
                <text:p>8.0026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84661">
                <text:p>1.584661</text:p>
              </table:table-cell>
              <table:table-cell office:value-type="float" office:value="2.875927">
                <text:p>2.8759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4256">
                <text:p>1.24256</text:p>
              </table:table-cell>
              <table:table-cell office:value-type="float" office:value="1.243993">
                <text:p>1.2439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111905">
                <text:p>4.111905</text:p>
              </table:table-cell>
              <table:table-cell office:value-type="float" office:value="7.730807">
                <text:p>7.7308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495355">
                <text:p>4.495355</text:p>
              </table:table-cell>
              <table:table-cell office:value-type="float" office:value="6.700044">
                <text:p>6.7000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248262">
                <text:p>5.248262</text:p>
              </table:table-cell>
              <table:table-cell office:value-type="float" office:value="8.116778">
                <text:p>8.1167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049566">
                <text:p>2.049566</text:p>
              </table:table-cell>
              <table:table-cell office:value-type="float" office:value="2.96942">
                <text:p>2.969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.5609">
                <text:p>5.5609</text:p>
              </table:table-cell>
              <table:table-cell office:value-type="float" office:value="6.797694">
                <text:p>6.7976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464441">
                <text:p>4.464441</text:p>
              </table:table-cell>
              <table:table-cell office:value-type="float" office:value="7.048562">
                <text:p>7.0485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438123">
                <text:p>3.438123</text:p>
              </table:table-cell>
              <table:table-cell office:value-type="float" office:value="6.383571">
                <text:p>6.3835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412453">
                <text:p>4.412453</text:p>
              </table:table-cell>
              <table:table-cell office:value-type="float" office:value="6.369013">
                <text:p>6.3690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85273">
                <text:p>1.085273</text:p>
              </table:table-cell>
              <table:table-cell office:value-type="float" office:value="2.315982">
                <text:p>2.3159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82122">
                <text:p>1.182122</text:p>
              </table:table-cell>
              <table:table-cell office:value-type="float" office:value="1.818609">
                <text:p>1.8186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51193">
                <text:p>1.751193</text:p>
              </table:table-cell>
              <table:table-cell office:value-type="float" office:value="2.895435">
                <text:p>2.8954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578592">
                <text:p>4.578592</text:p>
              </table:table-cell>
              <table:table-cell office:value-type="float" office:value="8.03641">
                <text:p>8.036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31561">
                <text:p>1.031561</text:p>
              </table:table-cell>
              <table:table-cell office:value-type="float" office:value="3.652185">
                <text:p>3.6521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19294">
                <text:p>2.519294</text:p>
              </table:table-cell>
              <table:table-cell office:value-type="float" office:value="2.834011">
                <text:p>2.8340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94171">
                <text:p>0.694171</text:p>
              </table:table-cell>
              <table:table-cell office:value-type="float" office:value="1.329938">
                <text:p>1.3299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312829">
                <text:p>3.312829</text:p>
              </table:table-cell>
              <table:table-cell office:value-type="float" office:value="6.909843">
                <text:p>6.9098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142061">
                <text:p>1.142061</text:p>
              </table:table-cell>
              <table:table-cell office:value-type="float" office:value="1.452807">
                <text:p>1.4528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653025">
                <text:p>3.653025</text:p>
              </table:table-cell>
              <table:table-cell office:value-type="float" office:value="7.107832">
                <text:p>7.1078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44636">
                <text:p>4.044636</text:p>
              </table:table-cell>
              <table:table-cell office:value-type="float" office:value="7.258815">
                <text:p>7.2588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79297">
                <text:p>4.079297</text:p>
              </table:table-cell>
              <table:table-cell office:value-type="float" office:value="6.59762">
                <text:p>6.597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5837">
                <text:p>1.5837</text:p>
              </table:table-cell>
              <table:table-cell office:value-type="float" office:value="3.640271">
                <text:p>3.6402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243798">
                <text:p>5.243798</text:p>
              </table:table-cell>
              <table:table-cell office:value-type="float" office:value="6.864917">
                <text:p>6.8649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370458">
                <text:p>2.370458</text:p>
              </table:table-cell>
              <table:table-cell office:value-type="float" office:value="2.459064">
                <text:p>2.4590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24118">
                <text:p>4.24118</text:p>
              </table:table-cell>
              <table:table-cell office:value-type="float" office:value="6.842462">
                <text:p>6.8424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186639">
                <text:p>4.186639</text:p>
              </table:table-cell>
              <table:table-cell office:value-type="float" office:value="7.180135">
                <text:p>7.1801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95921">
                <text:p>4.95921</text:p>
              </table:table-cell>
              <table:table-cell office:value-type="float" office:value="6.955484">
                <text:p>6.9554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564409">
                <text:p>1.564409</text:p>
              </table:table-cell>
              <table:table-cell office:value-type="float" office:value="3.072142">
                <text:p>3.0721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337064">
                <text:p>4.337064</text:p>
              </table:table-cell>
              <table:table-cell office:value-type="float" office:value="7.514142">
                <text:p>7.5141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01404">
                <text:p>2.101404</text:p>
              </table:table-cell>
              <table:table-cell office:value-type="float" office:value="1.089762">
                <text:p>1.0897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75953">
                <text:p>0.875953</text:p>
              </table:table-cell>
              <table:table-cell office:value-type="float" office:value="2.017517">
                <text:p>2.0175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403954">
                <text:p>2.403954</text:p>
              </table:table-cell>
              <table:table-cell office:value-type="float" office:value="1.406524">
                <text:p>1.4065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617226">
                <text:p>3.617226</text:p>
              </table:table-cell>
              <table:table-cell office:value-type="float" office:value="7.005739">
                <text:p>7.0057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05126">
                <text:p>2.105126</text:p>
              </table:table-cell>
              <table:table-cell office:value-type="float" office:value="3.234919">
                <text:p>3.2349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269402">
                <text:p>5.269402</text:p>
              </table:table-cell>
              <table:table-cell office:value-type="float" office:value="8.328217">
                <text:p>8.3282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660264">
                <text:p>5.660264</text:p>
              </table:table-cell>
              <table:table-cell office:value-type="float" office:value="8.321103">
                <text:p>8.3211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995496">
                <text:p>4.995496</text:p>
              </table:table-cell>
              <table:table-cell office:value-type="float" office:value="7.675776">
                <text:p>7.6757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794272">
                <text:p>2.794272</text:p>
              </table:table-cell>
              <table:table-cell office:value-type="float" office:value="2.262936">
                <text:p>2.2629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431819">
                <text:p>4.431819</text:p>
              </table:table-cell>
              <table:table-cell office:value-type="float" office:value="7.245076">
                <text:p>7.2450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0975">
                <text:p>3.0975</text:p>
              </table:table-cell>
              <table:table-cell office:value-type="float" office:value="1.619856">
                <text:p>1.6198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666868">
                <text:p>3.666868</text:p>
              </table:table-cell>
              <table:table-cell office:value-type="float" office:value="6.642074">
                <text:p>6.6420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998519">
                <text:p>4.998519</text:p>
              </table:table-cell>
              <table:table-cell office:value-type="float" office:value="6.954116">
                <text:p>6.9541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364143">
                <text:p>4.364143</text:p>
              </table:table-cell>
              <table:table-cell office:value-type="float" office:value="7.224033">
                <text:p>7.2240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80688">
                <text:p>4.180688</text:p>
              </table:table-cell>
              <table:table-cell office:value-type="float" office:value="6.702112">
                <text:p>6.702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760429">
                <text:p>2.760429</text:p>
              </table:table-cell>
              <table:table-cell office:value-type="float" office:value="3.001839">
                <text:p>3.0018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678962">
                <text:p>3.678962</text:p>
              </table:table-cell>
              <table:table-cell office:value-type="float" office:value="6.103075">
                <text:p>6.1030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774575">
                <text:p>4.774575</text:p>
              </table:table-cell>
              <table:table-cell office:value-type="float" office:value="6.875106">
                <text:p>6.8751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510338">
                <text:p>1.510338</text:p>
              </table:table-cell>
              <table:table-cell office:value-type="float" office:value="2.38679">
                <text:p>2.386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86108">
                <text:p>0.886108</text:p>
              </table:table-cell>
              <table:table-cell office:value-type="float" office:value="2.717499">
                <text:p>2.7174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66994">
                <text:p>1.66994</text:p>
              </table:table-cell>
              <table:table-cell office:value-type="float" office:value="1.598875">
                <text:p>1.5988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620229">
                <text:p>1.620229</text:p>
              </table:table-cell>
              <table:table-cell office:value-type="float" office:value="2.529396">
                <text:p>2.5293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417692">
                <text:p>4.417692</text:p>
              </table:table-cell>
              <table:table-cell office:value-type="float" office:value="8.063435">
                <text:p>8.0634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779218">
                <text:p>1.779218</text:p>
              </table:table-cell>
              <table:table-cell office:value-type="float" office:value="2.128868">
                <text:p>2.1288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76354">
                <text:p>0.376354</text:p>
              </table:table-cell>
              <table:table-cell office:value-type="float" office:value="3.058636">
                <text:p>3.0586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289951">
                <text:p>4.289951</text:p>
              </table:table-cell>
              <table:table-cell office:value-type="float" office:value="6.169248">
                <text:p>6.1692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428125">
                <text:p>5.428125</text:p>
              </table:table-cell>
              <table:table-cell office:value-type="float" office:value="6.36498">
                <text:p>6.364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553619">
                <text:p>4.553619</text:p>
              </table:table-cell>
              <table:table-cell office:value-type="float" office:value="6.663192">
                <text:p>6.6631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53402">
                <text:p>1.953402</text:p>
              </table:table-cell>
              <table:table-cell office:value-type="float" office:value="2.752355">
                <text:p>2.7523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20559">
                <text:p>1.420559</text:p>
              </table:table-cell>
              <table:table-cell office:value-type="float" office:value="2.466403">
                <text:p>2.4664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76569">
                <text:p>4.176569</text:p>
              </table:table-cell>
              <table:table-cell office:value-type="float" office:value="6.414295">
                <text:p>6.4142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651312">
                <text:p>0.651312</text:p>
              </table:table-cell>
              <table:table-cell office:value-type="float" office:value="2.699383">
                <text:p>2.6993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151928">
                <text:p>3.151928</text:p>
              </table:table-cell>
              <table:table-cell office:value-type="float" office:value="6.128941">
                <text:p>6.1289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987951">
                <text:p>4.987951</text:p>
              </table:table-cell>
              <table:table-cell office:value-type="float" office:value="7.739215">
                <text:p>7.7392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33945">
                <text:p>4.233945</text:p>
              </table:table-cell>
              <table:table-cell office:value-type="float" office:value="8.113092">
                <text:p>8.1130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597533">
                <text:p>4.597533</text:p>
              </table:table-cell>
              <table:table-cell office:value-type="float" office:value="6.703572">
                <text:p>6.7035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981583">
                <text:p>3.981583</text:p>
              </table:table-cell>
              <table:table-cell office:value-type="float" office:value="7.055673">
                <text:p>7.0556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211009">
                <text:p>4.211009</text:p>
              </table:table-cell>
              <table:table-cell office:value-type="float" office:value="7.587704">
                <text:p>7.58770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897248">
                <text:p>1.897248</text:p>
              </table:table-cell>
              <table:table-cell office:value-type="float" office:value="1.819196">
                <text:p>1.8191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407574">
                <text:p>3.407574</text:p>
              </table:table-cell>
              <table:table-cell office:value-type="float" office:value="7.102114">
                <text:p>7.1021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26042">
                <text:p>4.26042</text:p>
              </table:table-cell>
              <table:table-cell office:value-type="float" office:value="7.080297">
                <text:p>7.0802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04037">
                <text:p>4.04037</text:p>
              </table:table-cell>
              <table:table-cell office:value-type="float" office:value="6.418452">
                <text:p>6.4184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352632">
                <text:p>4.352632</text:p>
              </table:table-cell>
              <table:table-cell office:value-type="float" office:value="6.739691">
                <text:p>6.7396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030796">
                <text:p>4.030796</text:p>
              </table:table-cell>
              <table:table-cell office:value-type="float" office:value="6.973853">
                <text:p>6.97385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.00963">
                <text:p>5.00963</text:p>
              </table:table-cell>
              <table:table-cell office:value-type="float" office:value="6.632195">
                <text:p>6.6321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43633">
                <text:p>4.43633</text:p>
              </table:table-cell>
              <table:table-cell office:value-type="float" office:value="8.068491">
                <text:p>8.0684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283864">
                <text:p>3.283864</text:p>
              </table:table-cell>
              <table:table-cell office:value-type="float" office:value="7.52055">
                <text:p>7.520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27527">
                <text:p>1.927527</text:p>
              </table:table-cell>
              <table:table-cell office:value-type="float" office:value="2.391723">
                <text:p>2.3917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959242">
                <text:p>4.959242</text:p>
              </table:table-cell>
              <table:table-cell office:value-type="float" office:value="7.667261">
                <text:p>7.66726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381506">
                <text:p>2.381506</text:p>
              </table:table-cell>
              <table:table-cell office:value-type="float" office:value="1.644569">
                <text:p>1.6445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.364925">
                <text:p>5.364925</text:p>
              </table:table-cell>
              <table:table-cell office:value-type="float" office:value="6.102284">
                <text:p>6.1022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297172">
                <text:p>5.297172</text:p>
              </table:table-cell>
              <table:table-cell office:value-type="float" office:value="7.735017">
                <text:p>7.7350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21752">
                <text:p>4.121752</text:p>
              </table:table-cell>
              <table:table-cell office:value-type="float" office:value="6.869727">
                <text:p>6.8697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672723">
                <text:p>2.672723</text:p>
              </table:table-cell>
              <table:table-cell office:value-type="float" office:value="1.287754">
                <text:p>1.2877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526571">
                <text:p>3.526571</text:p>
              </table:table-cell>
              <table:table-cell office:value-type="float" office:value="6.363912">
                <text:p>6.3639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70612">
                <text:p>2.570612</text:p>
              </table:table-cell>
              <table:table-cell office:value-type="float" office:value="1.574144">
                <text:p>1.5741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073175">
                <text:p>5.073175</text:p>
              </table:table-cell>
              <table:table-cell office:value-type="float" office:value="6.891651">
                <text:p>6.8916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994747">
                <text:p>3.994747</text:p>
              </table:table-cell>
              <table:table-cell office:value-type="float" office:value="7.180512">
                <text:p>7.1805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380515">
                <text:p>4.380515</text:p>
              </table:table-cell>
              <table:table-cell office:value-type="float" office:value="6.504907">
                <text:p>6.5049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47778">
                <text:p>2.547778</text:p>
              </table:table-cell>
              <table:table-cell office:value-type="float" office:value="2.91625">
                <text:p>2.91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39137">
                <text:p>2.39137</text:p>
              </table:table-cell>
              <table:table-cell office:value-type="float" office:value="1.593002">
                <text:p>1.5930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176406">
                <text:p>1.176406</text:p>
              </table:table-cell>
              <table:table-cell office:value-type="float" office:value="1.623482">
                <text:p>1.6234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71189">
                <text:p>4.271189</text:p>
              </table:table-cell>
              <table:table-cell office:value-type="float" office:value="5.809451">
                <text:p>5.8094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187883">
                <text:p>2.187883</text:p>
              </table:table-cell>
              <table:table-cell office:value-type="float" office:value="2.568567">
                <text:p>2.5685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230722">
                <text:p>5.230722</text:p>
              </table:table-cell>
              <table:table-cell office:value-type="float" office:value="6.757933">
                <text:p>6.7579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585324">
                <text:p>1.585324</text:p>
              </table:table-cell>
              <table:table-cell office:value-type="float" office:value="1.876088">
                <text:p>1.8760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341017">
                <text:p>4.341017</text:p>
              </table:table-cell>
              <table:table-cell office:value-type="float" office:value="6.29235">
                <text:p>6.292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68535">
                <text:p>4.268535</text:p>
              </table:table-cell>
              <table:table-cell office:value-type="float" office:value="7.059243">
                <text:p>7.0592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930863">
                <text:p>2.930863</text:p>
              </table:table-cell>
              <table:table-cell office:value-type="float" office:value="2.72635">
                <text:p>2.726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840489">
                <text:p>4.840489</text:p>
              </table:table-cell>
              <table:table-cell office:value-type="float" office:value="7.509717">
                <text:p>7.5097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939524">
                <text:p>3.939524</text:p>
              </table:table-cell>
              <table:table-cell office:value-type="float" office:value="7.078705">
                <text:p>7.0787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445807">
                <text:p>4.445807</text:p>
              </table:table-cell>
              <table:table-cell office:value-type="float" office:value="7.109856">
                <text:p>7.1098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44187">
                <text:p>4.244187</text:p>
              </table:table-cell>
              <table:table-cell office:value-type="float" office:value="6.499827">
                <text:p>6.49982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502042">
                <text:p>4.502042</text:p>
              </table:table-cell>
              <table:table-cell office:value-type="float" office:value="6.079331">
                <text:p>6.0793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61129">
                <text:p>1.61129</text:p>
              </table:table-cell>
              <table:table-cell office:value-type="float" office:value="3.48963">
                <text:p>3.489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72799">
                <text:p>4.972799</text:p>
              </table:table-cell>
              <table:table-cell office:value-type="float" office:value="5.86233">
                <text:p>5.862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310696">
                <text:p>3.310696</text:p>
              </table:table-cell>
              <table:table-cell office:value-type="float" office:value="7.812971">
                <text:p>7.8129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13875">
                <text:p>4.213875</text:p>
              </table:table-cell>
              <table:table-cell office:value-type="float" office:value="7.006645">
                <text:p>7.0066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282831">
                <text:p>1.282831</text:p>
              </table:table-cell>
              <table:table-cell office:value-type="float" office:value="1.584332">
                <text:p>1.5843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85256">
                <text:p>0.785256</text:p>
              </table:table-cell>
              <table:table-cell office:value-type="float" office:value="1.844144">
                <text:p>1.8441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24491">
                <text:p>1.924491</text:p>
              </table:table-cell>
              <table:table-cell office:value-type="float" office:value="2.338826">
                <text:p>2.3388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15848">
                <text:p>2.15848</text:p>
              </table:table-cell>
              <table:table-cell office:value-type="float" office:value="2.127229">
                <text:p>2.1272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699624">
                <text:p>1.699624</text:p>
              </table:table-cell>
              <table:table-cell office:value-type="float" office:value="2.370798">
                <text:p>2.3707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304415">
                <text:p>4.304415</text:p>
              </table:table-cell>
              <table:table-cell office:value-type="float" office:value="8.379422">
                <text:p>8.3794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055377">
                <text:p>3.055377</text:p>
              </table:table-cell>
              <table:table-cell office:value-type="float" office:value="3.748978">
                <text:p>3.7489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572786">
                <text:p>3.572786</text:p>
              </table:table-cell>
              <table:table-cell office:value-type="float" office:value="6.624573">
                <text:p>6.6245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770073">
                <text:p>4.770073</text:p>
              </table:table-cell>
              <table:table-cell office:value-type="float" office:value="6.095227">
                <text:p>6.0952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75367">
                <text:p>5.75367</text:p>
              </table:table-cell>
              <table:table-cell office:value-type="float" office:value="6.920635">
                <text:p>6.9206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10062">
                <text:p>0.610062</text:p>
              </table:table-cell>
              <table:table-cell office:value-type="float" office:value="2.099167">
                <text:p>2.0991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739701">
                <text:p>3.739701</text:p>
              </table:table-cell>
              <table:table-cell office:value-type="float" office:value="6.090989">
                <text:p>6.0909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44044">
                <text:p>1.944044</text:p>
              </table:table-cell>
              <table:table-cell office:value-type="float" office:value="1.18187">
                <text:p>1.181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966957">
                <text:p>4.966957</text:p>
              </table:table-cell>
              <table:table-cell office:value-type="float" office:value="6.673775">
                <text:p>6.6737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553198">
                <text:p>0.553198</text:p>
              </table:table-cell>
              <table:table-cell office:value-type="float" office:value="2.770187">
                <text:p>2.7701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733283">
                <text:p>1.733283</text:p>
              </table:table-cell>
              <table:table-cell office:value-type="float" office:value="1.962766">
                <text:p>1.9627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664787">
                <text:p>3.664787</text:p>
              </table:table-cell>
              <table:table-cell office:value-type="float" office:value="7.363944">
                <text:p>7.3639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713274">
                <text:p>0.713274</text:p>
              </table:table-cell>
              <table:table-cell office:value-type="float" office:value="2.893409">
                <text:p>2.8934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5986">
                <text:p>4.25986</text:p>
              </table:table-cell>
              <table:table-cell office:value-type="float" office:value="6.591746">
                <text:p>6.5917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67946">
                <text:p>1.967946</text:p>
              </table:table-cell>
              <table:table-cell office:value-type="float" office:value="1.389527">
                <text:p>1.3895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089">
                <text:p>0.4089</text:p>
              </table:table-cell>
              <table:table-cell office:value-type="float" office:value="1.592473">
                <text:p>1.5924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913214">
                <text:p>4.913214</text:p>
              </table:table-cell>
              <table:table-cell office:value-type="float" office:value="8.075785">
                <text:p>8.0757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00487">
                <text:p>0.900487</text:p>
              </table:table-cell>
              <table:table-cell office:value-type="float" office:value="2.188208">
                <text:p>2.1882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154806">
                <text:p>4.154806</text:p>
              </table:table-cell>
              <table:table-cell office:value-type="float" office:value="6.706297">
                <text:p>6.7062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551008">
                <text:p>4.551008</text:p>
              </table:table-cell>
              <table:table-cell office:value-type="float" office:value="6.61089">
                <text:p>6.610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587937">
                <text:p>1.587937</text:p>
              </table:table-cell>
              <table:table-cell office:value-type="float" office:value="2.218665">
                <text:p>2.2186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51239">
                <text:p>4.51239</text:p>
              </table:table-cell>
              <table:table-cell office:value-type="float" office:value="7.912197">
                <text:p>7.912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432494">
                <text:p>5.432494</text:p>
              </table:table-cell>
              <table:table-cell office:value-type="float" office:value="7.844697">
                <text:p>7.8446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137855">
                <text:p>3.137855</text:p>
              </table:table-cell>
              <table:table-cell office:value-type="float" office:value="8.146655">
                <text:p>8.1466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009757">
                <text:p>1.009757</text:p>
              </table:table-cell>
              <table:table-cell office:value-type="float" office:value="3.639587">
                <text:p>3.6395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.196521">
                <text:p>5.196521</text:p>
              </table:table-cell>
              <table:table-cell office:value-type="float" office:value="7.283146">
                <text:p>7.2831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467274">
                <text:p>4.467274</text:p>
              </table:table-cell>
              <table:table-cell office:value-type="float" office:value="7.857092">
                <text:p>7.85709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675925">
                <text:p>4.675925</text:p>
              </table:table-cell>
              <table:table-cell office:value-type="float" office:value="7.721605">
                <text:p>7.7216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57476">
                <text:p>1.957476</text:p>
              </table:table-cell>
              <table:table-cell office:value-type="float" office:value="2.602657">
                <text:p>2.6026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4809">
                <text:p>1.14809</text:p>
              </table:table-cell>
              <table:table-cell office:value-type="float" office:value="2.030093">
                <text:p>2.0300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505461">
                <text:p>4.505461</text:p>
              </table:table-cell>
              <table:table-cell office:value-type="float" office:value="7.040893">
                <text:p>7.0408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369206">
                <text:p>3.369206</text:p>
              </table:table-cell>
              <table:table-cell office:value-type="float" office:value="7.335324">
                <text:p>7.3353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307078">
                <text:p>1.307078</text:p>
              </table:table-cell>
              <table:table-cell office:value-type="float" office:value="1.332992">
                <text:p>1.3329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529499">
                <text:p>4.529499</text:p>
              </table:table-cell>
              <table:table-cell office:value-type="float" office:value="6.947362">
                <text:p>6.9473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742901">
                <text:p>1.742901</text:p>
              </table:table-cell>
              <table:table-cell office:value-type="float" office:value="2.937911">
                <text:p>2.9379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249504">
                <text:p>4.249504</text:p>
              </table:table-cell>
              <table:table-cell office:value-type="float" office:value="7.758291">
                <text:p>7.7582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995042">
                <text:p>3.995042</text:p>
              </table:table-cell>
              <table:table-cell office:value-type="float" office:value="5.736248">
                <text:p>5.7362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334215">
                <text:p>5.334215</text:p>
              </table:table-cell>
              <table:table-cell office:value-type="float" office:value="7.391317">
                <text:p>7.3913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16874">
                <text:p>1.916874</text:p>
              </table:table-cell>
              <table:table-cell office:value-type="float" office:value="1.737653">
                <text:p>1.7376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11872">
                <text:p>0.611872</text:p>
              </table:table-cell>
              <table:table-cell office:value-type="float" office:value="2.56635">
                <text:p>2.566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145066">
                <text:p>2.145066</text:p>
              </table:table-cell>
              <table:table-cell office:value-type="float" office:value="2.32456">
                <text:p>2.324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0243">
                <text:p>1.10243</text:p>
              </table:table-cell>
              <table:table-cell office:value-type="float" office:value="2.067358">
                <text:p>2.0673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.032125">
                <text:p>5.032125</text:p>
              </table:table-cell>
              <table:table-cell office:value-type="float" office:value="7.927535">
                <text:p>7.9275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992358">
                <text:p>4.992358</text:p>
              </table:table-cell>
              <table:table-cell office:value-type="float" office:value="6.298534">
                <text:p>6.2985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451356">
                <text:p>2.451356</text:p>
              </table:table-cell>
              <table:table-cell office:value-type="float" office:value="2.427225">
                <text:p>2.4272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291811">
                <text:p>4.291811</text:p>
              </table:table-cell>
              <table:table-cell office:value-type="float" office:value="6.153672">
                <text:p>6.1536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912321">
                <text:p>3.912321</text:p>
              </table:table-cell>
              <table:table-cell office:value-type="float" office:value="6.314769">
                <text:p>6.3147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229459">
                <text:p>4.229459</text:p>
              </table:table-cell>
              <table:table-cell office:value-type="float" office:value="7.005972">
                <text:p>7.0059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630754">
                <text:p>1.630754</text:p>
              </table:table-cell>
              <table:table-cell office:value-type="float" office:value="1.439659">
                <text:p>1.4396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821643">
                <text:p>1.821643</text:p>
              </table:table-cell>
              <table:table-cell office:value-type="float" office:value="2.033642">
                <text:p>2.0336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87988">
                <text:p>1.987988</text:p>
              </table:table-cell>
              <table:table-cell office:value-type="float" office:value="1.902279">
                <text:p>1.9022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621445">
                <text:p>4.621445</text:p>
              </table:table-cell>
              <table:table-cell office:value-type="float" office:value="6.11495">
                <text:p>6.114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641301">
                <text:p>3.641301</text:p>
              </table:table-cell>
              <table:table-cell office:value-type="float" office:value="6.791691">
                <text:p>6.7916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432704">
                <text:p>4.432704</text:p>
              </table:table-cell>
              <table:table-cell office:value-type="float" office:value="6.237552">
                <text:p>6.2375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767434">
                <text:p>3.767434</text:p>
              </table:table-cell>
              <table:table-cell office:value-type="float" office:value="7.228919">
                <text:p>7.2289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93214">
                <text:p>1.993214</text:p>
              </table:table-cell>
              <table:table-cell office:value-type="float" office:value="2.335922">
                <text:p>2.3359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073482">
                <text:p>1.073482</text:p>
              </table:table-cell>
              <table:table-cell office:value-type="float" office:value="2.154813">
                <text:p>2.1548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804857">
                <text:p>1.804857</text:p>
              </table:table-cell>
              <table:table-cell office:value-type="float" office:value="2.702577">
                <text:p>2.70257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116114">
                <text:p>3.116114</text:p>
              </table:table-cell>
              <table:table-cell office:value-type="float" office:value="1.611499">
                <text:p>1.6114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824688">
                <text:p>2.824688</text:p>
              </table:table-cell>
              <table:table-cell office:value-type="float" office:value="1.078843">
                <text:p>1.0788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14064">
                <text:p>4.314064</text:p>
              </table:table-cell>
              <table:table-cell office:value-type="float" office:value="6.92674">
                <text:p>6.9267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862393">
                <text:p>1.862393</text:p>
              </table:table-cell>
              <table:table-cell office:value-type="float" office:value="1.92163">
                <text:p>1.921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503178">
                <text:p>1.503178</text:p>
              </table:table-cell>
              <table:table-cell office:value-type="float" office:value="3.494352">
                <text:p>3.4943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392724">
                <text:p>2.392724</text:p>
              </table:table-cell>
              <table:table-cell office:value-type="float" office:value="2.787545">
                <text:p>2.7875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73814">
                <text:p>1.973814</text:p>
              </table:table-cell>
              <table:table-cell office:value-type="float" office:value="3.274264">
                <text:p>3.2742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550324">
                <text:p>3.550324</text:p>
              </table:table-cell>
              <table:table-cell office:value-type="float" office:value="8.182884">
                <text:p>8.1828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248477">
                <text:p>2.248477</text:p>
              </table:table-cell>
              <table:table-cell office:value-type="float" office:value="3.033704">
                <text:p>3.0337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099426">
                <text:p>2.099426</text:p>
              </table:table-cell>
              <table:table-cell office:value-type="float" office:value="3.64119">
                <text:p>3.641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183311">
                <text:p>2.183311</text:p>
              </table:table-cell>
              <table:table-cell office:value-type="float" office:value="1.596388">
                <text:p>1.5963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876785">
                <text:p>3.876785</text:p>
              </table:table-cell>
              <table:table-cell office:value-type="float" office:value="7.217754">
                <text:p>7.2177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608856">
                <text:p>4.608856</text:p>
              </table:table-cell>
              <table:table-cell office:value-type="float" office:value="6.745431">
                <text:p>6.74543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583127">
                <text:p>4.583127</text:p>
              </table:table-cell>
              <table:table-cell office:value-type="float" office:value="5.633708">
                <text:p>5.6337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84072">
                <text:p>4.484072</text:p>
              </table:table-cell>
              <table:table-cell office:value-type="float" office:value="6.858298">
                <text:p>6.8582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505611">
                <text:p>3.505611</text:p>
              </table:table-cell>
              <table:table-cell office:value-type="float" office:value="7.98673">
                <text:p>7.986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208395">
                <text:p>4.208395</text:p>
              </table:table-cell>
              <table:table-cell office:value-type="float" office:value="8.038885">
                <text:p>8.0388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20528">
                <text:p>1.520528</text:p>
              </table:table-cell>
              <table:table-cell office:value-type="float" office:value="2.303803">
                <text:p>2.3038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004065">
                <text:p>2.004065</text:p>
              </table:table-cell>
              <table:table-cell office:value-type="float" office:value="1.855397">
                <text:p>1.8553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867981">
                <text:p>4.867981</text:p>
              </table:table-cell>
              <table:table-cell office:value-type="float" office:value="6.906351">
                <text:p>6.9063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714742">
                <text:p>3.714742</text:p>
              </table:table-cell>
              <table:table-cell office:value-type="float" office:value="7.634722">
                <text:p>7.6347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915073">
                <text:p>4.915073</text:p>
              </table:table-cell>
              <table:table-cell office:value-type="float" office:value="6.329515">
                <text:p>6.3295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963384">
                <text:p>4.963384</text:p>
              </table:table-cell>
              <table:table-cell office:value-type="float" office:value="7.106701">
                <text:p>7.1067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27706">
                <text:p>2.527706</text:p>
              </table:table-cell>
              <table:table-cell office:value-type="float" office:value="2.172906">
                <text:p>2.1729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802479">
                <text:p>1.802479</text:p>
              </table:table-cell>
              <table:table-cell office:value-type="float" office:value="2.717957">
                <text:p>2.7179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740118">
                <text:p>0.740118</text:p>
              </table:table-cell>
              <table:table-cell office:value-type="float" office:value="2.363374">
                <text:p>2.3633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6554">
                <text:p>0.6554</text:p>
              </table:table-cell>
              <table:table-cell office:value-type="float" office:value="3.091069">
                <text:p>3.0910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925346">
                <text:p>4.925346</text:p>
              </table:table-cell>
              <table:table-cell office:value-type="float" office:value="7.372006">
                <text:p>7.3720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201638">
                <text:p>4.201638</text:p>
              </table:table-cell>
              <table:table-cell office:value-type="float" office:value="6.292718">
                <text:p>6.2927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675872">
                <text:p>2.675872</text:p>
              </table:table-cell>
              <table:table-cell office:value-type="float" office:value="1.6219">
                <text:p>1.62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781637">
                <text:p>1.781637</text:p>
              </table:table-cell>
              <table:table-cell office:value-type="float" office:value="2.930791">
                <text:p>2.9307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969701">
                <text:p>3.969701</text:p>
              </table:table-cell>
              <table:table-cell office:value-type="float" office:value="7.11606">
                <text:p>7.116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182379">
                <text:p>5.182379</text:p>
              </table:table-cell>
              <table:table-cell office:value-type="float" office:value="6.814558">
                <text:p>6.8145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088592">
                <text:p>5.088592</text:p>
              </table:table-cell>
              <table:table-cell office:value-type="float" office:value="5.868596">
                <text:p>5.8685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42751">
                <text:p>1.542751</text:p>
              </table:table-cell>
              <table:table-cell office:value-type="float" office:value="1.793674">
                <text:p>1.7936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049666">
                <text:p>2.049666</text:p>
              </table:table-cell>
              <table:table-cell office:value-type="float" office:value="1.207735">
                <text:p>1.2077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667439">
                <text:p>2.667439</text:p>
              </table:table-cell>
              <table:table-cell office:value-type="float" office:value="2.966656">
                <text:p>2.9666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986626">
                <text:p>3.986626</text:p>
              </table:table-cell>
              <table:table-cell office:value-type="float" office:value="7.046669">
                <text:p>7.0466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405291">
                <text:p>1.405291</text:p>
              </table:table-cell>
              <table:table-cell office:value-type="float" office:value="2.009604">
                <text:p>2.0096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168793">
                <text:p>5.168793</text:p>
              </table:table-cell>
              <table:table-cell office:value-type="float" office:value="7.276591">
                <text:p>7.2765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950815">
                <text:p>4.950815</text:p>
              </table:table-cell>
              <table:table-cell office:value-type="float" office:value="6.327284">
                <text:p>6.3272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64242">
                <text:p>4.64242</text:p>
              </table:table-cell>
              <table:table-cell office:value-type="float" office:value="6.575982">
                <text:p>6.5759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133558">
                <text:p>4.133558</text:p>
              </table:table-cell>
              <table:table-cell office:value-type="float" office:value="7.345765">
                <text:p>7.3457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59425">
                <text:p>1.759425</text:p>
              </table:table-cell>
              <table:table-cell office:value-type="float" office:value="2.643265">
                <text:p>2.6432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18242">
                <text:p>4.418242</text:p>
              </table:table-cell>
              <table:table-cell office:value-type="float" office:value="7.914713">
                <text:p>7.9147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28274">
                <text:p>2.28274</text:p>
              </table:table-cell>
              <table:table-cell office:value-type="float" office:value="1.870196">
                <text:p>1.8701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21388">
                <text:p>0.721388</text:p>
              </table:table-cell>
              <table:table-cell office:value-type="float" office:value="3.091535">
                <text:p>3.091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